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ew editor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COM.MICROSOFT.STDEV.S([.B2:.B13])" office:value-type="float" office:value="0.408248290463863" calcext:value-type="float">
            <text:p>0,4082482905</text:p>
          </table:table-cell>
          <table:table-cell table:formula="of:=AVERAGE([.B2:.B13])" office:value-type="float" office:value="1.16666666666667" calcext:value-type="float">
            <text:p>1,1666666667</text:p>
          </table:table-cell>
          <table:table-cell table:formula="of:=[.D13]-[.C13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" calcext:value-type="float">
            <text:p>1</text:p>
          </table:table-cell>
          <table:table-cell table:formula="of:=COM.MICROSOFT.STDEV.S([.B3:.B14])" office:value-type="float" office:value="0.408248290463863" calcext:value-type="float">
            <text:p>0,4082482905</text:p>
          </table:table-cell>
          <table:table-cell table:formula="of:=AVERAGE([.B3:.B14])" office:value-type="float" office:value="1.16666666666667" calcext:value-type="float">
            <text:p>1,1666666667</text:p>
          </table:table-cell>
          <table:table-cell table:formula="of:=[.D14]-[.C14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COM.MICROSOFT.STDEV.S([.B4:.B15])" office:value-type="float" office:value="0.408248290463863" calcext:value-type="float">
            <text:p>0,4082482905</text:p>
          </table:table-cell>
          <table:table-cell table:formula="of:=AVERAGE([.B4:.B15])" office:value-type="float" office:value="1.16666666666667" calcext:value-type="float">
            <text:p>1,1666666667</text:p>
          </table:table-cell>
          <table:table-cell table:formula="of:=[.D15]-[.C15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/>
          <table:table-cell table:formula="of:=COM.MICROSOFT.STDEV.S([.B5:.B16])" office:value-type="float" office:value="0.408248290463863" calcext:value-type="float">
            <text:p>0,4082482905</text:p>
          </table:table-cell>
          <table:table-cell table:formula="of:=AVERAGE([.B5:.B16])" office:value-type="float" office:value="1.16666666666667" calcext:value-type="float">
            <text:p>1,1666666667</text:p>
          </table:table-cell>
          <table:table-cell table:formula="of:=[.D16]-[.C16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/>
          <table:table-cell table:formula="of:=COM.MICROSOFT.STDEV.S([.B6:.B17])" office:value-type="float" office:value="0.408248290463863" calcext:value-type="float">
            <text:p>0,4082482905</text:p>
          </table:table-cell>
          <table:table-cell table:formula="of:=AVERAGE([.B6:.B17])" office:value-type="float" office:value="1.16666666666667" calcext:value-type="float">
            <text:p>1,1666666667</text:p>
          </table:table-cell>
          <table:table-cell table:formula="of:=[.D17]-[.C17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" calcext:value-type="float">
            <text:p>1</text:p>
          </table:table-cell>
          <table:table-cell table:formula="of:=COM.MICROSOFT.STDEV.S([.B7:.B18])" office:value-type="float" office:value="0.408248290463863" calcext:value-type="float">
            <text:p>0,4082482905</text:p>
          </table:table-cell>
          <table:table-cell table:formula="of:=AVERAGE([.B7:.B18])" office:value-type="float" office:value="1.16666666666667" calcext:value-type="float">
            <text:p>1,1666666667</text:p>
          </table:table-cell>
          <table:table-cell table:formula="of:=[.D18]-[.C18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/>
          <table:table-cell table:formula="of:=COM.MICROSOFT.STDEV.S([.B8:.B19])" office:value-type="float" office:value="0.408248290463863" calcext:value-type="float">
            <text:p>0,4082482905</text:p>
          </table:table-cell>
          <table:table-cell table:formula="of:=AVERAGE([.B8:.B19])" office:value-type="float" office:value="1.16666666666667" calcext:value-type="float">
            <text:p>1,1666666667</text:p>
          </table:table-cell>
          <table:table-cell table:formula="of:=[.D19]-[.C19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" calcext:value-type="float">
            <text:p>1</text:p>
          </table:table-cell>
          <table:table-cell table:formula="of:=COM.MICROSOFT.STDEV.S([.B9:.B20])" office:value-type="float" office:value="0.377964473009227" calcext:value-type="float">
            <text:p>0,377964473</text:p>
          </table:table-cell>
          <table:table-cell table:formula="of:=AVERAGE([.B9:.B20])" office:value-type="float" office:value="1.14285714285714" calcext:value-type="float">
            <text:p>1,1428571429</text:p>
          </table:table-cell>
          <table:table-cell table:formula="of:=[.D20]-[.C20]" office:value-type="float" office:value="0.764892669847916" calcext:value-type="float">
            <text:p>0,7648926698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/>
          <table:table-cell table:formula="of:=COM.MICROSOFT.STDEV.S([.B10:.B21])" office:value-type="float" office:value="0.408248290463863" calcext:value-type="float">
            <text:p>0,4082482905</text:p>
          </table:table-cell>
          <table:table-cell table:formula="of:=AVERAGE([.B10:.B21])" office:value-type="float" office:value="1.16666666666667" calcext:value-type="float">
            <text:p>1,1666666667</text:p>
          </table:table-cell>
          <table:table-cell table:formula="of:=[.D21]-[.C21]" office:value-type="float" office:value="0.758418376202804" calcext:value-type="float">
            <text:p>0,7584183762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COM.MICROSOFT.STDEV.S([.B11:.B22])" office:value-type="float" office:value="0.447213595499958" calcext:value-type="float">
            <text:p>0,4472135955</text:p>
          </table:table-cell>
          <table:table-cell table:formula="of:=AVERAGE([.B11:.B22])" office:value-type="float" office:value="1.2" calcext:value-type="float">
            <text:p>1,2</text:p>
          </table:table-cell>
          <table:table-cell table:formula="of:=[.D22]-[.C22]" office:value-type="float" office:value="0.752786404500042" calcext:value-type="float">
            <text:p>0,7527864045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" calcext:value-type="float">
            <text:p>2</text:p>
          </table:table-cell>
          <table:table-cell table:formula="of:=COM.MICROSOFT.STDEV.S([.B12:.B23])" office:value-type="float" office:value="0.447213595499958" calcext:value-type="float">
            <text:p>0,4472135955</text:p>
          </table:table-cell>
          <table:table-cell table:formula="of:=AVERAGE([.B12:.B23])" office:value-type="float" office:value="1.2" calcext:value-type="float">
            <text:p>1,2</text:p>
          </table:table-cell>
          <table:table-cell table:formula="of:=[.D23]-[.C23]" office:value-type="float" office:value="0.752786404500042" calcext:value-type="float">
            <text:p>0,7527864045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" calcext:value-type="float">
            <text:p>3</text:p>
          </table:table-cell>
          <table:table-cell table:formula="of:=COM.MICROSOFT.STDEV.S([.B13:.B24])" office:value-type="float" office:value="0.894427190999916" calcext:value-type="float">
            <text:p>0,894427191</text:p>
          </table:table-cell>
          <table:table-cell table:formula="of:=AVERAGE([.B13:.B24])" office:value-type="float" office:value="1.6" calcext:value-type="float">
            <text:p>1,6</text:p>
          </table:table-cell>
          <table:table-cell table:formula="of:=[.D24]-[.C24]" office:value-type="float" office:value="0.705572809000084" calcext:value-type="float">
            <text:p>0,705572809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" calcext:value-type="float">
            <text:p>3</text:p>
          </table:table-cell>
          <table:table-cell table:formula="of:=COM.MICROSOFT.STDEV.S([.B14:.B25])" office:value-type="float" office:value="0.983192080250175" calcext:value-type="float">
            <text:p>0,9831920803</text:p>
          </table:table-cell>
          <table:table-cell table:formula="of:=AVERAGE([.B14:.B25])" office:value-type="float" office:value="1.83333333333333" calcext:value-type="float">
            <text:p>1,8333333333</text:p>
          </table:table-cell>
          <table:table-cell table:formula="of:=[.D25]-[.C25]" office:value-type="float" office:value="0.850141253083158" calcext:value-type="float">
            <text:p>0,8501412531</text:p>
          </table:table-cell>
          <table:table-cell table:formula="of:=[.D25]-[.D13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/>
          <table:table-cell table:formula="of:=COM.MICROSOFT.STDEV.S([.B15:.B26])" office:value-type="float" office:value="1" calcext:value-type="float">
            <text:p>1</text:p>
          </table:table-cell>
          <table:table-cell table:formula="of:=AVERAGE([.B15:.B26])" office:value-type="float" office:value="2" calcext:value-type="float">
            <text:p>2</text:p>
          </table:table-cell>
          <table:table-cell table:formula="of:=[.D26]-[.C26]" office:value-type="float" office:value="1" calcext:value-type="float">
            <text:p>1</text:p>
          </table:table-cell>
          <table:table-cell table:formula="of:=[.D26]-[.D14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/>
          <table:table-cell table:formula="of:=COM.MICROSOFT.STDEV.S([.B16:.B27])" office:value-type="float" office:value="1" calcext:value-type="float">
            <text:p>1</text:p>
          </table:table-cell>
          <table:table-cell table:formula="of:=AVERAGE([.B16:.B27])" office:value-type="float" office:value="2" calcext:value-type="float">
            <text:p>2</text:p>
          </table:table-cell>
          <table:table-cell table:formula="of:=[.D27]-[.C27]" office:value-type="float" office:value="1" calcext:value-type="float">
            <text:p>1</text:p>
          </table:table-cell>
          <table:table-cell table:formula="of:=[.D27]-[.D15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/>
          <table:table-cell table:formula="of:=COM.MICROSOFT.STDEV.S([.B17:.B28])" office:value-type="float" office:value="1" calcext:value-type="float">
            <text:p>1</text:p>
          </table:table-cell>
          <table:table-cell table:formula="of:=AVERAGE([.B17:.B28])" office:value-type="float" office:value="2" calcext:value-type="float">
            <text:p>2</text:p>
          </table:table-cell>
          <table:table-cell table:formula="of:=[.D28]-[.C28]" office:value-type="float" office:value="1" calcext:value-type="float">
            <text:p>1</text:p>
          </table:table-cell>
          <table:table-cell table:formula="of:=[.D28]-[.D16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/>
          <table:table-cell table:formula="of:=COM.MICROSOFT.STDEV.S([.B18:.B29])" office:value-type="float" office:value="1" calcext:value-type="float">
            <text:p>1</text:p>
          </table:table-cell>
          <table:table-cell table:formula="of:=AVERAGE([.B18:.B29])" office:value-type="float" office:value="2" calcext:value-type="float">
            <text:p>2</text:p>
          </table:table-cell>
          <table:table-cell table:formula="of:=[.D29]-[.C29]" office:value-type="float" office:value="1" calcext:value-type="float">
            <text:p>1</text:p>
          </table:table-cell>
          <table:table-cell table:formula="of:=[.D29]-[.D17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" calcext:value-type="float">
            <text:p>1</text:p>
          </table:table-cell>
          <table:table-cell table:formula="of:=COM.MICROSOFT.STDEV.S([.B19:.B30])" office:value-type="float" office:value="1" calcext:value-type="float">
            <text:p>1</text:p>
          </table:table-cell>
          <table:table-cell table:formula="of:=AVERAGE([.B19:.B30])" office:value-type="float" office:value="2" calcext:value-type="float">
            <text:p>2</text:p>
          </table:table-cell>
          <table:table-cell table:formula="of:=[.D30]-[.C30]" office:value-type="float" office:value="1" calcext:value-type="float">
            <text:p>1</text:p>
          </table:table-cell>
          <table:table-cell table:formula="of:=[.D30]-[.D18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" calcext:value-type="float">
            <text:p>1</text:p>
          </table:table-cell>
          <table:table-cell table:formula="of:=COM.MICROSOFT.STDEV.S([.B20:.B31])" office:value-type="float" office:value="0.983192080250175" calcext:value-type="float">
            <text:p>0,9831920803</text:p>
          </table:table-cell>
          <table:table-cell table:formula="of:=AVERAGE([.B20:.B31])" office:value-type="float" office:value="1.83333333333333" calcext:value-type="float">
            <text:p>1,8333333333</text:p>
          </table:table-cell>
          <table:table-cell table:formula="of:=[.D31]-[.C31]" office:value-type="float" office:value="0.850141253083158" calcext:value-type="float">
            <text:p>0,8501412531</text:p>
          </table:table-cell>
          <table:table-cell table:formula="of:=[.D31]-[.D19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/>
          <table:table-cell table:formula="of:=COM.MICROSOFT.STDEV.S([.B21:.B32])" office:value-type="float" office:value="1" calcext:value-type="float">
            <text:p>1</text:p>
          </table:table-cell>
          <table:table-cell table:formula="of:=AVERAGE([.B21:.B32])" office:value-type="float" office:value="2" calcext:value-type="float">
            <text:p>2</text:p>
          </table:table-cell>
          <table:table-cell table:formula="of:=[.D32]-[.C32]" office:value-type="float" office:value="1" calcext:value-type="float">
            <text:p>1</text:p>
          </table:table-cell>
          <table:table-cell table:formula="of:=[.D32]-[.D20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" calcext:value-type="float">
            <text:p>1</text:p>
          </table:table-cell>
          <table:table-cell table:formula="of:=COM.MICROSOFT.STDEV.S([.B22:.B33])" office:value-type="float" office:value="0.983192080250175" calcext:value-type="float">
            <text:p>0,9831920803</text:p>
          </table:table-cell>
          <table:table-cell table:formula="of:=AVERAGE([.B22:.B33])" office:value-type="float" office:value="1.83333333333333" calcext:value-type="float">
            <text:p>1,8333333333</text:p>
          </table:table-cell>
          <table:table-cell table:formula="of:=[.D33]-[.C33]" office:value-type="float" office:value="0.850141253083158" calcext:value-type="float">
            <text:p>0,8501412531</text:p>
          </table:table-cell>
          <table:table-cell table:formula="of:=[.D33]-[.D2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formula="of:=COM.MICROSOFT.STDEV.S([.B23:.B34])" office:value-type="float" office:value="0.951189731211342" calcext:value-type="float">
            <text:p>0,9511897312</text:p>
          </table:table-cell>
          <table:table-cell table:formula="of:=AVERAGE([.B23:.B34])" office:value-type="float" office:value="1.71428571428571" calcext:value-type="float">
            <text:p>1,7142857143</text:p>
          </table:table-cell>
          <table:table-cell table:formula="of:=[.D34]-[.C34]" office:value-type="float" office:value="0.763095983074372" calcext:value-type="float">
            <text:p>0,7630959831</text:p>
          </table:table-cell>
          <table:table-cell table:formula="of:=[.D34]-[.D22]" office:value-type="float" office:value="0.514285714285714" calcext:value-type="float">
            <text:p>0,514285714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/>
          <table:table-cell table:formula="of:=COM.MICROSOFT.STDEV.S([.B24:.B35])" office:value-type="float" office:value="1.03279555898864" calcext:value-type="float">
            <text:p>1,032795559</text:p>
          </table:table-cell>
          <table:table-cell table:formula="of:=AVERAGE([.B24:.B35])" office:value-type="float" office:value="1.66666666666667" calcext:value-type="float">
            <text:p>1,6666666667</text:p>
          </table:table-cell>
          <table:table-cell table:formula="of:=[.D35]-[.C35]" office:value-type="float" office:value="0.633871107678022" calcext:value-type="float">
            <text:p>0,6338711077</text:p>
          </table:table-cell>
          <table:table-cell table:formula="of:=[.D35]-[.D23]" office:value-type="float" office:value="0.466666666666667" calcext:value-type="float">
            <text:p>0,4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formula="of:=COM.MICROSOFT.STDEV.S([.B25:.B36])" office:value-type="float" office:value="0.816496580927726" calcext:value-type="float">
            <text:p>0,8164965809</text:p>
          </table:table-cell>
          <table:table-cell table:formula="of:=AVERAGE([.B25:.B36])" office:value-type="float" office:value="1.33333333333333" calcext:value-type="float">
            <text:p>1,3333333333</text:p>
          </table:table-cell>
          <table:table-cell table:formula="of:=[.D36]-[.C36]" office:value-type="float" office:value="0.516836752405607" calcext:value-type="float">
            <text:p>0,5168367524</text:p>
          </table:table-cell>
          <table:table-cell table:formula="of:=[.D36]-[.D24]" office:value-type="float" office:value="-0.266666666666667" calcext:value-type="float">
            <text:p>-0,2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/>
          <table:table-cell table:formula="of:=COM.MICROSOFT.STDEV.S([.B26:.B37])" office:value-type="float" office:value="0" calcext:value-type="float">
            <text:p>0</text:p>
          </table:table-cell>
          <table:table-cell table:formula="of:=AVERAGE([.B26:.B37])" office:value-type="float" office:value="1" calcext:value-type="float">
            <text:p>1</text:p>
          </table:table-cell>
          <table:table-cell table:formula="of:=[.D37]-[.C37]" office:value-type="float" office:value="1" calcext:value-type="float">
            <text:p>1</text:p>
          </table:table-cell>
          <table:table-cell table:formula="of:=[.D37]-[.D25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/>
          <table:table-cell table:formula="of:=COM.MICROSOFT.STDEV.S([.B27:.B38])" office:value-type="float" office:value="0" calcext:value-type="float">
            <text:p>0</text:p>
          </table:table-cell>
          <table:table-cell table:formula="of:=AVERAGE([.B27:.B38])" office:value-type="float" office:value="1" calcext:value-type="float">
            <text:p>1</text:p>
          </table:table-cell>
          <table:table-cell table:formula="of:=[.D38]-[.C38]" office:value-type="float" office:value="1" calcext:value-type="float">
            <text:p>1</text:p>
          </table:table-cell>
          <table:table-cell table:formula="of:=[.D38]-[.D26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/>
          <table:table-cell table:formula="of:=COM.MICROSOFT.STDEV.S([.B28:.B39])" office:value-type="float" office:value="0" calcext:value-type="float">
            <text:p>0</text:p>
          </table:table-cell>
          <table:table-cell table:formula="of:=AVERAGE([.B28:.B39])" office:value-type="float" office:value="1" calcext:value-type="float">
            <text:p>1</text:p>
          </table:table-cell>
          <table:table-cell table:formula="of:=[.D39]-[.C39]" office:value-type="float" office:value="1" calcext:value-type="float">
            <text:p>1</text:p>
          </table:table-cell>
          <table:table-cell table:formula="of:=[.D39]-[.D27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/>
          <table:table-cell table:formula="of:=COM.MICROSOFT.STDEV.S([.B29:.B40])" office:value-type="float" office:value="0" calcext:value-type="float">
            <text:p>0</text:p>
          </table:table-cell>
          <table:table-cell table:formula="of:=AVERAGE([.B29:.B40])" office:value-type="float" office:value="1" calcext:value-type="float">
            <text:p>1</text:p>
          </table:table-cell>
          <table:table-cell table:formula="of:=[.D40]-[.C40]" office:value-type="float" office:value="1" calcext:value-type="float">
            <text:p>1</text:p>
          </table:table-cell>
          <table:table-cell table:formula="of:=[.D40]-[.D28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/>
          <table:table-cell table:formula="of:=COM.MICROSOFT.STDEV.S([.B30:.B41])" office:value-type="float" office:value="0" calcext:value-type="float">
            <text:p>0</text:p>
          </table:table-cell>
          <table:table-cell table:formula="of:=AVERAGE([.B30:.B41])" office:value-type="float" office:value="1" calcext:value-type="float">
            <text:p>1</text:p>
          </table:table-cell>
          <table:table-cell table:formula="of:=[.D41]-[.C41]" office:value-type="float" office:value="1" calcext:value-type="float">
            <text:p>1</text:p>
          </table:table-cell>
          <table:table-cell table:formula="of:=[.D41]-[.D29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COM.MICROSOFT.STDEV.S([.B31:.B42])" office:value-type="float" office:value="0" calcext:value-type="float">
            <text:p>0</text:p>
          </table:table-cell>
          <table:table-cell table:formula="of:=AVERAGE([.B31:.B42])" office:value-type="float" office:value="1" calcext:value-type="float">
            <text:p>1</text:p>
          </table:table-cell>
          <table:table-cell table:formula="of:=[.D42]-[.C42]" office:value-type="float" office:value="1" calcext:value-type="float">
            <text:p>1</text:p>
          </table:table-cell>
          <table:table-cell table:formula="of:=[.D42]-[.D30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3" calcext:value-type="float">
            <text:p>3</text:p>
          </table:table-cell>
          <table:table-cell table:formula="of:=COM.MICROSOFT.STDEV.S([.B32:.B43])" office:value-type="float" office:value="1" calcext:value-type="float">
            <text:p>1</text:p>
          </table:table-cell>
          <table:table-cell table:formula="of:=AVERAGE([.B32:.B43])" office:value-type="float" office:value="1.5" calcext:value-type="float">
            <text:p>1,5</text:p>
          </table:table-cell>
          <table:table-cell table:formula="of:=[.D43]-[.C43]" office:value-type="float" office:value="0.5" calcext:value-type="float">
            <text:p>0,5</text:p>
          </table:table-cell>
          <table:table-cell table:formula="of:=[.D43]-[.D31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" calcext:value-type="float">
            <text:p>2</text:p>
          </table:table-cell>
          <table:table-cell table:formula="of:=COM.MICROSOFT.STDEV.S([.B33:.B44])" office:value-type="float" office:value="0.894427190999916" calcext:value-type="float">
            <text:p>0,894427191</text:p>
          </table:table-cell>
          <table:table-cell table:formula="of:=AVERAGE([.B33:.B44])" office:value-type="float" office:value="1.6" calcext:value-type="float">
            <text:p>1,6</text:p>
          </table:table-cell>
          <table:table-cell table:formula="of:=[.D44]-[.C44]" office:value-type="float" office:value="0.705572809000084" calcext:value-type="float">
            <text:p>0,705572809</text:p>
          </table:table-cell>
          <table:table-cell table:formula="of:=[.D44]-[.D32]" office:value-type="float" office:value="-0.4" calcext:value-type="float">
            <text:p>-0,4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" calcext:value-type="float">
            <text:p>1</text:p>
          </table:table-cell>
          <table:table-cell table:formula="of:=COM.MICROSOFT.STDEV.S([.B34:.B45])" office:value-type="float" office:value="0.894427190999916" calcext:value-type="float">
            <text:p>0,894427191</text:p>
          </table:table-cell>
          <table:table-cell table:formula="of:=AVERAGE([.B34:.B45])" office:value-type="float" office:value="1.6" calcext:value-type="float">
            <text:p>1,6</text:p>
          </table:table-cell>
          <table:table-cell table:formula="of:=[.D45]-[.C45]" office:value-type="float" office:value="0.705572809000084" calcext:value-type="float">
            <text:p>0,705572809</text:p>
          </table:table-cell>
          <table:table-cell table:formula="of:=[.D45]-[.D33]" office:value-type="float" office:value="-0.233333333333333" calcext:value-type="float">
            <text:p>-0,2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COM.MICROSOFT.STDEV.S([.B35:.B46])" office:value-type="float" office:value="0.957427107756338" calcext:value-type="float">
            <text:p>0,9574271078</text:p>
          </table:table-cell>
          <table:table-cell table:formula="of:=AVERAGE([.B35:.B46])" office:value-type="float" office:value="1.75" calcext:value-type="float">
            <text:p>1,75</text:p>
          </table:table-cell>
          <table:table-cell table:formula="of:=[.D46]-[.C46]" office:value-type="float" office:value="0.792572892243662" calcext:value-type="float">
            <text:p>0,7925728922</text:p>
          </table:table-cell>
          <table:table-cell table:formula="of:=[.D46]-[.D34]" office:value-type="float" office:value="0.0357142857142858" calcext:value-type="float">
            <text:p>0,035714285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" calcext:value-type="float">
            <text:p>1</text:p>
          </table:table-cell>
          <table:table-cell table:formula="of:=COM.MICROSOFT.STDEV.S([.B36:.B47])" office:value-type="float" office:value="0.894427190999916" calcext:value-type="float">
            <text:p>0,894427191</text:p>
          </table:table-cell>
          <table:table-cell table:formula="of:=AVERAGE([.B36:.B47])" office:value-type="float" office:value="1.6" calcext:value-type="float">
            <text:p>1,6</text:p>
          </table:table-cell>
          <table:table-cell table:formula="of:=[.D47]-[.C47]" office:value-type="float" office:value="0.705572809000084" calcext:value-type="float">
            <text:p>0,705572809</text:p>
          </table:table-cell>
          <table:table-cell table:formula="of:=[.D47]-[.D35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COM.MICROSOFT.STDEV.S([.B37:.B48])" office:value-type="float" office:value="0.957427107756338" calcext:value-type="float">
            <text:p>0,9574271078</text:p>
          </table:table-cell>
          <table:table-cell table:formula="of:=AVERAGE([.B37:.B48])" office:value-type="float" office:value="1.75" calcext:value-type="float">
            <text:p>1,75</text:p>
          </table:table-cell>
          <table:table-cell table:formula="of:=[.D48]-[.C48]" office:value-type="float" office:value="0.792572892243662" calcext:value-type="float">
            <text:p>0,7925728922</text:p>
          </table:table-cell>
          <table:table-cell table:formula="of:=[.D48]-[.D36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" calcext:value-type="float">
            <text:p>1</text:p>
          </table:table-cell>
          <table:table-cell table:formula="of:=COM.MICROSOFT.STDEV.S([.B38:.B49])" office:value-type="float" office:value="0.894427190999916" calcext:value-type="float">
            <text:p>0,894427191</text:p>
          </table:table-cell>
          <table:table-cell table:formula="of:=AVERAGE([.B38:.B49])" office:value-type="float" office:value="1.6" calcext:value-type="float">
            <text:p>1,6</text:p>
          </table:table-cell>
          <table:table-cell table:formula="of:=[.D49]-[.C49]" office:value-type="float" office:value="0.705572809000084" calcext:value-type="float">
            <text:p>0,705572809</text:p>
          </table:table-cell>
          <table:table-cell table:formula="of:=[.D49]-[.D37]"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COM.MICROSOFT.STDEV.S([.B39:.B50])" office:value-type="float" office:value="0.836660026534076" calcext:value-type="float">
            <text:p>0,8366600265</text:p>
          </table:table-cell>
          <table:table-cell table:formula="of:=AVERAGE([.B39:.B50])" office:value-type="float" office:value="1.5" calcext:value-type="float">
            <text:p>1,5</text:p>
          </table:table-cell>
          <table:table-cell table:formula="of:=[.D50]-[.C50]" office:value-type="float" office:value="0.663339973465924" calcext:value-type="float">
            <text:p>0,6633399735</text:p>
          </table:table-cell>
          <table:table-cell table:formula="of:=[.D50]-[.D38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" calcext:value-type="float">
            <text:p>2</text:p>
          </table:table-cell>
          <table:table-cell table:formula="of:=COM.MICROSOFT.STDEV.S([.B40:.B51])" office:value-type="float" office:value="0.786795792469443" calcext:value-type="float">
            <text:p>0,7867957925</text:p>
          </table:table-cell>
          <table:table-cell table:formula="of:=AVERAGE([.B40:.B51])" office:value-type="float" office:value="1.57142857142857" calcext:value-type="float">
            <text:p>1,5714285714</text:p>
          </table:table-cell>
          <table:table-cell table:formula="of:=[.D51]-[.C51]" office:value-type="float" office:value="0.784632778959128" calcext:value-type="float">
            <text:p>0,784632779</text:p>
          </table:table-cell>
          <table:table-cell table:formula="of:=[.D51]-[.D39]" office:value-type="float" office:value="0.571428571428571" calcext:value-type="float">
            <text:p>0,5714285714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COM.MICROSOFT.STDEV.S([.B41:.B52])" office:value-type="float" office:value="0.786795792469443" calcext:value-type="float">
            <text:p>0,7867957925</text:p>
          </table:table-cell>
          <table:table-cell table:formula="of:=AVERAGE([.B41:.B52])" office:value-type="float" office:value="1.57142857142857" calcext:value-type="float">
            <text:p>1,5714285714</text:p>
          </table:table-cell>
          <table:table-cell table:formula="of:=[.D52]-[.C52]" office:value-type="float" office:value="0.784632778959128" calcext:value-type="float">
            <text:p>0,784632779</text:p>
          </table:table-cell>
          <table:table-cell table:formula="of:=[.D52]-[.D40]" office:value-type="float" office:value="0.571428571428571" calcext:value-type="float">
            <text:p>0,5714285714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" calcext:value-type="float">
            <text:p>2</text:p>
          </table:table-cell>
          <table:table-cell table:formula="of:=COM.MICROSOFT.STDEV.S([.B42:.B53])" office:value-type="float" office:value="0.744023809142845" calcext:value-type="float">
            <text:p>0,7440238091</text:p>
          </table:table-cell>
          <table:table-cell table:formula="of:=AVERAGE([.B42:.B53])" office:value-type="float" office:value="1.625" calcext:value-type="float">
            <text:p>1,625</text:p>
          </table:table-cell>
          <table:table-cell table:formula="of:=[.D53]-[.C53]" office:value-type="float" office:value="0.880976190857155" calcext:value-type="float">
            <text:p>0,8809761909</text:p>
          </table:table-cell>
          <table:table-cell table:formula="of:=[.D53]-[.D41]" office:value-type="float" office:value="0.625" calcext:value-type="float">
            <text:p>0,62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COM.MICROSOFT.STDEV.S([.B43:.B54])" office:value-type="float" office:value="0.744023809142845" calcext:value-type="float">
            <text:p>0,7440238091</text:p>
          </table:table-cell>
          <table:table-cell table:formula="of:=AVERAGE([.B43:.B54])" office:value-type="float" office:value="1.625" calcext:value-type="float">
            <text:p>1,625</text:p>
          </table:table-cell>
          <table:table-cell table:formula="of:=[.D54]-[.C54]" office:value-type="float" office:value="0.880976190857155" calcext:value-type="float">
            <text:p>0,8809761909</text:p>
          </table:table-cell>
          <table:table-cell table:formula="of:=[.D54]-[.D42]" office:value-type="float" office:value="0.625" calcext:value-type="float">
            <text:p>0,62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" calcext:value-type="float">
            <text:p>2</text:p>
          </table:table-cell>
          <table:table-cell table:formula="of:=COM.MICROSOFT.STDEV.S([.B44:.B55])" office:value-type="float" office:value="0.534522483824849" calcext:value-type="float">
            <text:p>0,5345224838</text:p>
          </table:table-cell>
          <table:table-cell table:formula="of:=AVERAGE([.B44:.B55])" office:value-type="float" office:value="1.5" calcext:value-type="float">
            <text:p>1,5</text:p>
          </table:table-cell>
          <table:table-cell table:formula="of:=[.D55]-[.C55]" office:value-type="float" office:value="0.965477516175151" calcext:value-type="float">
            <text:p>0,9654775162</text:p>
          </table:table-cell>
          <table:table-cell table:formula="of:=[.D55]-[.D4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COM.MICROSOFT.STDEV.S([.B45:.B56])" office:value-type="float" office:value="0.534522483824849" calcext:value-type="float">
            <text:p>0,5345224838</text:p>
          </table:table-cell>
          <table:table-cell table:formula="of:=AVERAGE([.B45:.B56])" office:value-type="float" office:value="1.42857142857143" calcext:value-type="float">
            <text:p>1,4285714286</text:p>
          </table:table-cell>
          <table:table-cell table:formula="of:=[.D56]-[.C56]" office:value-type="float" office:value="0.89404894474658" calcext:value-type="float">
            <text:p>0,8940489447</text:p>
          </table:table-cell>
          <table:table-cell table:formula="of:=[.D56]-[.D44]" office:value-type="float" office:value="-0.171428571428571" calcext:value-type="float">
            <text:p>-0,1714285714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/>
          <table:table-cell table:formula="of:=COM.MICROSOFT.STDEV.S([.B46:.B57])" office:value-type="float" office:value="0.547722557505166" calcext:value-type="float">
            <text:p>0,5477225575</text:p>
          </table:table-cell>
          <table:table-cell table:formula="of:=AVERAGE([.B46:.B57])" office:value-type="float" office:value="1.5" calcext:value-type="float">
            <text:p>1,5</text:p>
          </table:table-cell>
          <table:table-cell table:formula="of:=[.D57]-[.C57]" office:value-type="float" office:value="0.952277442494834" calcext:value-type="float">
            <text:p>0,9522774425</text:p>
          </table:table-cell>
          <table:table-cell table:formula="of:=[.D57]-[.D45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COM.MICROSOFT.STDEV.S([.B47:.B58])" office:value-type="float" office:value="0.547722557505166" calcext:value-type="float">
            <text:p>0,5477225575</text:p>
          </table:table-cell>
          <table:table-cell table:formula="of:=AVERAGE([.B47:.B58])" office:value-type="float" office:value="1.5" calcext:value-type="float">
            <text:p>1,5</text:p>
          </table:table-cell>
          <table:table-cell table:formula="of:=[.D58]-[.C58]" office:value-type="float" office:value="0.952277442494834" calcext:value-type="float">
            <text:p>0,9522774425</text:p>
          </table:table-cell>
          <table:table-cell table:formula="of:=[.D58]-[.D46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" calcext:value-type="float">
            <text:p>1</text:p>
          </table:table-cell>
          <table:table-cell table:formula="of:=COM.MICROSOFT.STDEV.S([.B48:.B59])" office:value-type="float" office:value="0.547722557505166" calcext:value-type="float">
            <text:p>0,5477225575</text:p>
          </table:table-cell>
          <table:table-cell table:formula="of:=AVERAGE([.B48:.B59])" office:value-type="float" office:value="1.5" calcext:value-type="float">
            <text:p>1,5</text:p>
          </table:table-cell>
          <table:table-cell table:formula="of:=[.D59]-[.C59]" office:value-type="float" office:value="0.952277442494834" calcext:value-type="float">
            <text:p>0,9522774425</text:p>
          </table:table-cell>
          <table:table-cell table:formula="of:=[.D59]-[.D47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COM.MICROSOFT.STDEV.S([.B49:.B60])" office:value-type="float" office:value="0.547722557505166" calcext:value-type="float">
            <text:p>0,5477225575</text:p>
          </table:table-cell>
          <table:table-cell table:formula="of:=AVERAGE([.B49:.B60])" office:value-type="float" office:value="1.5" calcext:value-type="float">
            <text:p>1,5</text:p>
          </table:table-cell>
          <table:table-cell table:formula="of:=[.D60]-[.C60]" office:value-type="float" office:value="0.952277442494834" calcext:value-type="float">
            <text:p>0,9522774425</text:p>
          </table:table-cell>
          <table:table-cell table:formula="of:=[.D60]-[.D48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" calcext:value-type="float">
            <text:p>1</text:p>
          </table:table-cell>
          <table:table-cell table:formula="of:=COM.MICROSOFT.STDEV.S([.B50:.B61])" office:value-type="float" office:value="0.547722557505166" calcext:value-type="float">
            <text:p>0,5477225575</text:p>
          </table:table-cell>
          <table:table-cell table:formula="of:=AVERAGE([.B50:.B61])" office:value-type="float" office:value="1.5" calcext:value-type="float">
            <text:p>1,5</text:p>
          </table:table-cell>
          <table:table-cell table:formula="of:=[.D61]-[.C61]" office:value-type="float" office:value="0.952277442494834" calcext:value-type="float">
            <text:p>0,9522774425</text:p>
          </table:table-cell>
          <table:table-cell table:formula="of:=[.D61]-[.D49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COM.MICROSOFT.STDEV.S([.B51:.B62])" office:value-type="float" office:value="0.547722557505166" calcext:value-type="float">
            <text:p>0,5477225575</text:p>
          </table:table-cell>
          <table:table-cell table:formula="of:=AVERAGE([.B51:.B62])" office:value-type="float" office:value="1.5" calcext:value-type="float">
            <text:p>1,5</text:p>
          </table:table-cell>
          <table:table-cell table:formula="of:=[.D62]-[.C62]" office:value-type="float" office:value="0.952277442494834" calcext:value-type="float">
            <text:p>0,9522774425</text:p>
          </table:table-cell>
          <table:table-cell table:formula="of:=[.D62]-[.D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/>
          <table:table-cell table:formula="of:=COM.MICROSOFT.STDEV.S([.B52:.B63])" office:value-type="float" office:value="0.547722557505166" calcext:value-type="float">
            <text:p>0,5477225575</text:p>
          </table:table-cell>
          <table:table-cell table:formula="of:=AVERAGE([.B52:.B63])" office:value-type="float" office:value="1.4" calcext:value-type="float">
            <text:p>1,4</text:p>
          </table:table-cell>
          <table:table-cell table:formula="of:=[.D63]-[.C63]" office:value-type="float" office:value="0.852277442494834" calcext:value-type="float">
            <text:p>0,8522774425</text:p>
          </table:table-cell>
          <table:table-cell table:formula="of:=[.D63]-[.D51]" office:value-type="float" office:value="-0.171428571428571" calcext:value-type="float">
            <text:p>-0,1714285714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COM.MICROSOFT.STDEV.S([.B53:.B64])" office:value-type="float" office:value="0.547722557505166" calcext:value-type="float">
            <text:p>0,5477225575</text:p>
          </table:table-cell>
          <table:table-cell table:formula="of:=AVERAGE([.B53:.B64])" office:value-type="float" office:value="1.4" calcext:value-type="float">
            <text:p>1,4</text:p>
          </table:table-cell>
          <table:table-cell table:formula="of:=[.D64]-[.C64]" office:value-type="float" office:value="0.852277442494834" calcext:value-type="float">
            <text:p>0,8522774425</text:p>
          </table:table-cell>
          <table:table-cell table:formula="of:=[.D64]-[.D52]" office:value-type="float" office:value="-0.171428571428571" calcext:value-type="float">
            <text:p>-0,1714285714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/>
          <table:table-cell table:formula="of:=COM.MICROSOFT.STDEV.S([.B54:.B65])" office:value-type="float" office:value="0.5" calcext:value-type="float">
            <text:p>0,5</text:p>
          </table:table-cell>
          <table:table-cell table:formula="of:=AVERAGE([.B54:.B65])" office:value-type="float" office:value="1.25" calcext:value-type="float">
            <text:p>1,25</text:p>
          </table:table-cell>
          <table:table-cell table:formula="of:=[.D65]-[.C65]" office:value-type="float" office:value="0.75" calcext:value-type="float">
            <text:p>0,75</text:p>
          </table:table-cell>
          <table:table-cell table:formula="of:=[.D65]-[.D53]" office:value-type="float" office:value="-0.375" calcext:value-type="float">
            <text:p>-0,37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COM.MICROSOFT.STDEV.S([.B55:.B66])" office:value-type="float" office:value="0.5" calcext:value-type="float">
            <text:p>0,5</text:p>
          </table:table-cell>
          <table:table-cell table:formula="of:=AVERAGE([.B55:.B66])" office:value-type="float" office:value="1.25" calcext:value-type="float">
            <text:p>1,25</text:p>
          </table:table-cell>
          <table:table-cell table:formula="of:=[.D66]-[.C66]" office:value-type="float" office:value="0.75" calcext:value-type="float">
            <text:p>0,75</text:p>
          </table:table-cell>
          <table:table-cell table:formula="of:=[.D66]-[.D54]" office:value-type="float" office:value="-0.375" calcext:value-type="float">
            <text:p>-0,37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COM.MICROSOFT.STDEV.S([.B56:.B67])" office:value-type="float" office:value="0" calcext:value-type="float">
            <text:p>0</text:p>
          </table:table-cell>
          <table:table-cell table:formula="of:=AVERAGE([.B56:.B67])" office:value-type="float" office:value="1" calcext:value-type="float">
            <text:p>1</text:p>
          </table:table-cell>
          <table:table-cell table:formula="of:=[.D67]-[.C67]" office:value-type="float" office:value="1" calcext:value-type="float">
            <text:p>1</text:p>
          </table:table-cell>
          <table:table-cell table:formula="of:=[.D67]-[.D5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COM.MICROSOFT.STDEV.S([.B57:.B68])" office:value-type="float" office:value="0" calcext:value-type="float">
            <text:p>0</text:p>
          </table:table-cell>
          <table:table-cell table:formula="of:=AVERAGE([.B57:.B68])" office:value-type="float" office:value="1" calcext:value-type="float">
            <text:p>1</text:p>
          </table:table-cell>
          <table:table-cell table:formula="of:=[.D68]-[.C68]" office:value-type="float" office:value="1" calcext:value-type="float">
            <text:p>1</text:p>
          </table:table-cell>
          <table:table-cell table:formula="of:=[.D68]-[.D56]" office:value-type="float" office:value="-0.428571428571429" calcext:value-type="float">
            <text:p>-0,4285714286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COM.MICROSOFT.STDEV.S([.B58:.B69])" office:value-type="float" office:value="0" calcext:value-type="float">
            <text:p>0</text:p>
          </table:table-cell>
          <table:table-cell table:formula="of:=AVERAGE([.B58:.B69])" office:value-type="float" office:value="1" calcext:value-type="float">
            <text:p>1</text:p>
          </table:table-cell>
          <table:table-cell table:formula="of:=[.D69]-[.C69]" office:value-type="float" office:value="1" calcext:value-type="float">
            <text:p>1</text:p>
          </table:table-cell>
          <table:table-cell table:formula="of:=[.D69]-[.D57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COM.MICROSOFT.STDEV.S([.B59:.B70])" office:value-type="float" office:value="0" calcext:value-type="float">
            <text:p>0</text:p>
          </table:table-cell>
          <table:table-cell table:formula="of:=AVERAGE([.B59:.B70])" office:value-type="float" office:value="1" calcext:value-type="float">
            <text:p>1</text:p>
          </table:table-cell>
          <table:table-cell table:formula="of:=[.D70]-[.C70]" office:value-type="float" office:value="1" calcext:value-type="float">
            <text:p>1</text:p>
          </table:table-cell>
          <table:table-cell table:formula="of:=[.D70]-[.D58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" calcext:value-type="float">
            <text:p>1</text:p>
          </table:table-cell>
          <table:table-cell table:formula="of:=COM.MICROSOFT.STDEV.S([.B60:.B71])" office:value-type="float" office:value="0" calcext:value-type="float">
            <text:p>0</text:p>
          </table:table-cell>
          <table:table-cell table:formula="of:=AVERAGE([.B60:.B71])" office:value-type="float" office:value="1" calcext:value-type="float">
            <text:p>1</text:p>
          </table:table-cell>
          <table:table-cell table:formula="of:=[.D71]-[.C71]" office:value-type="float" office:value="1" calcext:value-type="float">
            <text:p>1</text:p>
          </table:table-cell>
          <table:table-cell table:formula="of:=[.D71]-[.D59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3" calcext:value-type="float">
            <text:p>3</text:p>
          </table:table-cell>
          <table:table-cell table:formula="of:=COM.MICROSOFT.STDEV.S([.B61:.B72])" office:value-type="float" office:value="1" calcext:value-type="float">
            <text:p>1</text:p>
          </table:table-cell>
          <table:table-cell table:formula="of:=AVERAGE([.B61:.B72])" office:value-type="float" office:value="1.5" calcext:value-type="float">
            <text:p>1,5</text:p>
          </table:table-cell>
          <table:table-cell table:formula="of:=[.D72]-[.C72]" office:value-type="float" office:value="0.5" calcext:value-type="float">
            <text:p>0,5</text:p>
          </table:table-cell>
          <table:table-cell table:formula="of:=[.D72]-[.D6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COM.MICROSOFT.STDEV.S([.B62:.B73])" office:value-type="float" office:value="1" calcext:value-type="float">
            <text:p>1</text:p>
          </table:table-cell>
          <table:table-cell table:formula="of:=AVERAGE([.B62:.B73])" office:value-type="float" office:value="1.5" calcext:value-type="float">
            <text:p>1,5</text:p>
          </table:table-cell>
          <table:table-cell table:formula="of:=[.D73]-[.C73]" office:value-type="float" office:value="0.5" calcext:value-type="float">
            <text:p>0,5</text:p>
          </table:table-cell>
          <table:table-cell table:formula="of:=[.D73]-[.D6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COM.MICROSOFT.STDEV.S([.B63:.B74])" office:value-type="float" office:value="1.15470053837925" calcext:value-type="float">
            <text:p>1,1547005384</text:p>
          </table:table-cell>
          <table:table-cell table:formula="of:=AVERAGE([.B63:.B74])" office:value-type="float" office:value="1.66666666666667" calcext:value-type="float">
            <text:p>1,6666666667</text:p>
          </table:table-cell>
          <table:table-cell table:formula="of:=[.D74]-[.C74]" office:value-type="float" office:value="0.511966128287415" calcext:value-type="float">
            <text:p>0,5119661283</text:p>
          </table:table-cell>
          <table:table-cell table:formula="of:=[.D74]-[.D6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COM.MICROSOFT.STDEV.S([.B64:.B75])" office:value-type="float" office:value="1.15470053837925" calcext:value-type="float">
            <text:p>1,1547005384</text:p>
          </table:table-cell>
          <table:table-cell table:formula="of:=AVERAGE([.B64:.B75])" office:value-type="float" office:value="1.66666666666667" calcext:value-type="float">
            <text:p>1,6666666667</text:p>
          </table:table-cell>
          <table:table-cell table:formula="of:=[.D75]-[.C75]" office:value-type="float" office:value="0.511966128287415" calcext:value-type="float">
            <text:p>0,5119661283</text:p>
          </table:table-cell>
          <table:table-cell table:formula="of:=[.D75]-[.D63]" office:value-type="float" office:value="0.266666666666667" calcext:value-type="float">
            <text:p>0,2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" calcext:value-type="float">
            <text:p>3</text:p>
          </table:table-cell>
          <table:table-cell table:formula="of:=COM.MICROSOFT.STDEV.S([.B65:.B76])" office:value-type="float" office:value="1.15470053837925" calcext:value-type="float">
            <text:p>1,1547005384</text:p>
          </table:table-cell>
          <table:table-cell table:formula="of:=AVERAGE([.B65:.B76])" office:value-type="float" office:value="2" calcext:value-type="float">
            <text:p>2</text:p>
          </table:table-cell>
          <table:table-cell table:formula="of:=[.D76]-[.C76]" office:value-type="float" office:value="0.845299461620749" calcext:value-type="float">
            <text:p>0,8452994616</text:p>
          </table:table-cell>
          <table:table-cell table:formula="of:=[.D76]-[.D64]" office:value-type="float" office:value="0.6" calcext:value-type="float">
            <text:p>0,6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" calcext:value-type="float">
            <text:p>2</text:p>
          </table:table-cell>
          <table:table-cell table:formula="of:=COM.MICROSOFT.STDEV.S([.B66:.B77])" office:value-type="float" office:value="1" calcext:value-type="float">
            <text:p>1</text:p>
          </table:table-cell>
          <table:table-cell table:formula="of:=AVERAGE([.B66:.B77])" office:value-type="float" office:value="2" calcext:value-type="float">
            <text:p>2</text:p>
          </table:table-cell>
          <table:table-cell table:formula="of:=[.D77]-[.C77]" office:value-type="float" office:value="1" calcext:value-type="float">
            <text:p>1</text:p>
          </table:table-cell>
          <table:table-cell table:formula="of:=[.D77]-[.D65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" calcext:value-type="float">
            <text:p>1</text:p>
          </table:table-cell>
          <table:table-cell table:formula="of:=COM.MICROSOFT.STDEV.S([.B67:.B78])" office:value-type="float" office:value="0.983192080250175" calcext:value-type="float">
            <text:p>0,9831920803</text:p>
          </table:table-cell>
          <table:table-cell table:formula="of:=AVERAGE([.B67:.B78])" office:value-type="float" office:value="1.83333333333333" calcext:value-type="float">
            <text:p>1,8333333333</text:p>
          </table:table-cell>
          <table:table-cell table:formula="of:=[.D78]-[.C78]" office:value-type="float" office:value="0.850141253083158" calcext:value-type="float">
            <text:p>0,8501412531</text:p>
          </table:table-cell>
          <table:table-cell table:formula="of:=[.D78]-[.D66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COM.MICROSOFT.STDEV.S([.B68:.B79])" office:value-type="float" office:value="0.899735410842437" calcext:value-type="float">
            <text:p>0,8997354108</text:p>
          </table:table-cell>
          <table:table-cell table:formula="of:=AVERAGE([.B68:.B79])" office:value-type="float" office:value="1.85714285714286" calcext:value-type="float">
            <text:p>1,8571428571</text:p>
          </table:table-cell>
          <table:table-cell table:formula="of:=[.D79]-[.C79]" office:value-type="float" office:value="0.95740744630042" calcext:value-type="float">
            <text:p>0,9574074463</text:p>
          </table:table-cell>
          <table:table-cell table:formula="of:=[.D79]-[.D67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COM.MICROSOFT.STDEV.S([.B69:.B80])" office:value-type="float" office:value="0.899735410842437" calcext:value-type="float">
            <text:p>0,8997354108</text:p>
          </table:table-cell>
          <table:table-cell table:formula="of:=AVERAGE([.B69:.B80])" office:value-type="float" office:value="1.85714285714286" calcext:value-type="float">
            <text:p>1,8571428571</text:p>
          </table:table-cell>
          <table:table-cell table:formula="of:=[.D80]-[.C80]" office:value-type="float" office:value="0.95740744630042" calcext:value-type="float">
            <text:p>0,9574074463</text:p>
          </table:table-cell>
          <table:table-cell table:formula="of:=[.D80]-[.D68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COM.MICROSOFT.STDEV.S([.B70:.B81])" office:value-type="float" office:value="0.899735410842437" calcext:value-type="float">
            <text:p>0,8997354108</text:p>
          </table:table-cell>
          <table:table-cell table:formula="of:=AVERAGE([.B70:.B81])" office:value-type="float" office:value="1.85714285714286" calcext:value-type="float">
            <text:p>1,8571428571</text:p>
          </table:table-cell>
          <table:table-cell table:formula="of:=[.D81]-[.C81]" office:value-type="float" office:value="0.95740744630042" calcext:value-type="float">
            <text:p>0,9574074463</text:p>
          </table:table-cell>
          <table:table-cell table:formula="of:=[.D81]-[.D69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COM.MICROSOFT.STDEV.S([.B71:.B82])" office:value-type="float" office:value="0.899735410842437" calcext:value-type="float">
            <text:p>0,8997354108</text:p>
          </table:table-cell>
          <table:table-cell table:formula="of:=AVERAGE([.B71:.B82])" office:value-type="float" office:value="1.85714285714286" calcext:value-type="float">
            <text:p>1,8571428571</text:p>
          </table:table-cell>
          <table:table-cell table:formula="of:=[.D82]-[.C82]" office:value-type="float" office:value="0.95740744630042" calcext:value-type="float">
            <text:p>0,9574074463</text:p>
          </table:table-cell>
          <table:table-cell table:formula="of:=[.D82]-[.D70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" calcext:value-type="float">
            <text:p>9</text:p>
          </table:table-cell>
          <table:table-cell table:formula="of:=COM.MICROSOFT.STDEV.S([.B72:.B83])" office:value-type="float" office:value="2.76887462097269" calcext:value-type="float">
            <text:p>2,768874621</text:p>
          </table:table-cell>
          <table:table-cell table:formula="of:=AVERAGE([.B72:.B83])" office:value-type="float" office:value="3" calcext:value-type="float">
            <text:p>3</text:p>
          </table:table-cell>
          <table:table-cell table:formula="of:=[.D83]-[.C83]" office:value-type="float" office:value="0.231125379027308" calcext:value-type="float">
            <text:p>0,231125379</text:p>
          </table:table-cell>
          <table:table-cell table:formula="of:=[.D83]-[.D71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" calcext:value-type="float">
            <text:p>3</text:p>
          </table:table-cell>
          <table:table-cell table:formula="of:=COM.MICROSOFT.STDEV.S([.B73:.B84])" office:value-type="float" office:value="2.76887462097269" calcext:value-type="float">
            <text:p>2,768874621</text:p>
          </table:table-cell>
          <table:table-cell table:formula="of:=AVERAGE([.B73:.B84])" office:value-type="float" office:value="3" calcext:value-type="float">
            <text:p>3</text:p>
          </table:table-cell>
          <table:table-cell table:formula="of:=[.D84]-[.C84]" office:value-type="float" office:value="0.231125379027308" calcext:value-type="float">
            <text:p>0,231125379</text:p>
          </table:table-cell>
          <table:table-cell table:formula="of:=[.D84]-[.D72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COM.MICROSOFT.STDEV.S([.B74:.B85])" office:value-type="float" office:value="2.87518115371304" calcext:value-type="float">
            <text:p>2,8751811537</text:p>
          </table:table-cell>
          <table:table-cell table:formula="of:=AVERAGE([.B74:.B85])" office:value-type="float" office:value="3.33333333333333" calcext:value-type="float">
            <text:p>3,3333333333</text:p>
          </table:table-cell>
          <table:table-cell table:formula="of:=[.D85]-[.C85]" office:value-type="float" office:value="0.45815217962029" calcext:value-type="float">
            <text:p>0,4581521796</text:p>
          </table:table-cell>
          <table:table-cell table:formula="of:=[.D85]-[.D73]" office:value-type="float" office:value="1.83333333333333" calcext:value-type="float">
            <text:p>1,8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" calcext:value-type="float">
            <text:p>2</text:p>
          </table:table-cell>
          <table:table-cell table:formula="of:=COM.MICROSOFT.STDEV.S([.B75:.B86])" office:value-type="float" office:value="2.67261241912424" calcext:value-type="float">
            <text:p>2,6726124191</text:p>
          </table:table-cell>
          <table:table-cell table:formula="of:=AVERAGE([.B75:.B86])" office:value-type="float" office:value="3.14285714285714" calcext:value-type="float">
            <text:p>3,1428571429</text:p>
          </table:table-cell>
          <table:table-cell table:formula="of:=[.D86]-[.C86]" office:value-type="float" office:value="0.470244723732899" calcext:value-type="float">
            <text:p>0,4702447237</text:p>
          </table:table-cell>
          <table:table-cell table:formula="of:=[.D86]-[.D74]" office:value-type="float" office:value="1.47619047619048" calcext:value-type="float">
            <text:p>1,4761904762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COM.MICROSOFT.STDEV.S([.B76:.B87])" office:value-type="float" office:value="2.58774584753383" calcext:value-type="float">
            <text:p>2,5877458475</text:p>
          </table:table-cell>
          <table:table-cell table:formula="of:=AVERAGE([.B76:.B87])" office:value-type="float" office:value="2.875" calcext:value-type="float">
            <text:p>2,875</text:p>
          </table:table-cell>
          <table:table-cell table:formula="of:=[.D87]-[.C87]" office:value-type="float" office:value="0.287254152466172" calcext:value-type="float">
            <text:p>0,2872541525</text:p>
          </table:table-cell>
          <table:table-cell table:formula="of:=[.D87]-[.D75]" office:value-type="float" office:value="1.20833333333333" calcext:value-type="float">
            <text:p>1,208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/>
          <table:table-cell table:formula="of:=COM.MICROSOFT.STDEV.S([.B77:.B88])" office:value-type="float" office:value="2.79455252402309" calcext:value-type="float">
            <text:p>2,794552524</text:p>
          </table:table-cell>
          <table:table-cell table:formula="of:=AVERAGE([.B77:.B88])" office:value-type="float" office:value="2.85714285714286" calcext:value-type="float">
            <text:p>2,8571428571</text:p>
          </table:table-cell>
          <table:table-cell table:formula="of:=[.D88]-[.C88]" office:value-type="float" office:value="0.0625903331197697" calcext:value-type="float">
            <text:p>0,0625903331</text:p>
          </table:table-cell>
          <table:table-cell table:formula="of:=[.D88]-[.D76]" office:value-type="float" office:value="0.857142857142857" calcext:value-type="float">
            <text:p>0,8571428571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/>
          <table:table-cell table:formula="of:=COM.MICROSOFT.STDEV.S([.B78:.B89])" office:value-type="float" office:value="3.03315017762062" calcext:value-type="float">
            <text:p>3,0331501776</text:p>
          </table:table-cell>
          <table:table-cell table:formula="of:=AVERAGE([.B78:.B89])" office:value-type="float" office:value="3" calcext:value-type="float">
            <text:p>3</text:p>
          </table:table-cell>
          <table:table-cell table:formula="of:=[.D89]-[.C89]" office:value-type="float" office:value="-0.03315017762062" calcext:value-type="float">
            <text:p>-0,0331501776</text:p>
          </table:table-cell>
          <table:table-cell table:formula="of:=[.D89]-[.D77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COM.MICROSOFT.STDEV.S([.B79:.B90])" office:value-type="float" office:value="3.03315017762062" calcext:value-type="float">
            <text:p>3,0331501776</text:p>
          </table:table-cell>
          <table:table-cell table:formula="of:=AVERAGE([.B79:.B90])" office:value-type="float" office:value="3" calcext:value-type="float">
            <text:p>3</text:p>
          </table:table-cell>
          <table:table-cell table:formula="of:=[.D90]-[.C90]" office:value-type="float" office:value="-0.03315017762062" calcext:value-type="float">
            <text:p>-0,0331501776</text:p>
          </table:table-cell>
          <table:table-cell table:formula="of:=[.D90]-[.D78]" office:value-type="float" office:value="1.16666666666667" calcext:value-type="float">
            <text:p>1,1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" calcext:value-type="float">
            <text:p>2</text:p>
          </table:table-cell>
          <table:table-cell table:formula="of:=COM.MICROSOFT.STDEV.S([.B80:.B91])" office:value-type="float" office:value="3.03315017762062" calcext:value-type="float">
            <text:p>3,0331501776</text:p>
          </table:table-cell>
          <table:table-cell table:formula="of:=AVERAGE([.B80:.B91])" office:value-type="float" office:value="3" calcext:value-type="float">
            <text:p>3</text:p>
          </table:table-cell>
          <table:table-cell table:formula="of:=[.D91]-[.C91]" office:value-type="float" office:value="-0.03315017762062" calcext:value-type="float">
            <text:p>-0,0331501776</text:p>
          </table:table-cell>
          <table:table-cell table:formula="of:=[.D91]-[.D79]" office:value-type="float" office:value="1.14285714285714" calcext:value-type="float">
            <text:p>1,1428571429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" calcext:value-type="float">
            <text:p>2</text:p>
          </table:table-cell>
          <table:table-cell table:formula="of:=COM.MICROSOFT.STDEV.S([.B81:.B92])" office:value-type="float" office:value="2.79455252402309" calcext:value-type="float">
            <text:p>2,794552524</text:p>
          </table:table-cell>
          <table:table-cell table:formula="of:=AVERAGE([.B81:.B92])" office:value-type="float" office:value="2.85714285714286" calcext:value-type="float">
            <text:p>2,8571428571</text:p>
          </table:table-cell>
          <table:table-cell table:formula="of:=[.D92]-[.C92]" office:value-type="float" office:value="0.0625903331197697" calcext:value-type="float">
            <text:p>0,0625903331</text:p>
          </table:table-cell>
          <table:table-cell table:formula="of:=[.D92]-[.D8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/>
          <table:table-cell table:formula="of:=COM.MICROSOFT.STDEV.S([.B82:.B93])" office:value-type="float" office:value="2.79455252402309" calcext:value-type="float">
            <text:p>2,794552524</text:p>
          </table:table-cell>
          <table:table-cell table:formula="of:=AVERAGE([.B82:.B93])" office:value-type="float" office:value="2.85714285714286" calcext:value-type="float">
            <text:p>2,8571428571</text:p>
          </table:table-cell>
          <table:table-cell table:formula="of:=[.D93]-[.C93]" office:value-type="float" office:value="0.0625903331197697" calcext:value-type="float">
            <text:p>0,0625903331</text:p>
          </table:table-cell>
          <table:table-cell table:formula="of:=[.D93]-[.D8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" calcext:value-type="float">
            <text:p>1</text:p>
          </table:table-cell>
          <table:table-cell table:formula="of:=COM.MICROSOFT.STDEV.S([.B83:.B94])" office:value-type="float" office:value="2.66926956300783" calcext:value-type="float">
            <text:p>2,669269563</text:p>
          </table:table-cell>
          <table:table-cell table:formula="of:=AVERAGE([.B83:.B94])" office:value-type="float" office:value="2.625" calcext:value-type="float">
            <text:p>2,625</text:p>
          </table:table-cell>
          <table:table-cell table:formula="of:=[.D94]-[.C94]" office:value-type="float" office:value="-0.0442695630078278" calcext:value-type="float">
            <text:p>-0,044269563</text:p>
          </table:table-cell>
          <table:table-cell table:formula="of:=[.D94]-[.D82]" office:value-type="float" office:value="0.767857142857143" calcext:value-type="float">
            <text:p>0,7678571429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" calcext:value-type="float">
            <text:p>2</text:p>
          </table:table-cell>
          <table:table-cell table:formula="of:=COM.MICROSOFT.STDEV.S([.B84:.B95])" office:value-type="float" office:value="0.707106781186548" calcext:value-type="float">
            <text:p>0,7071067812</text:p>
          </table:table-cell>
          <table:table-cell table:formula="of:=AVERAGE([.B84:.B95])" office:value-type="float" office:value="1.75" calcext:value-type="float">
            <text:p>1,75</text:p>
          </table:table-cell>
          <table:table-cell table:formula="of:=[.D95]-[.C95]" office:value-type="float" office:value="1.04289321881345" calcext:value-type="float">
            <text:p>1,0428932188</text:p>
          </table:table-cell>
          <table:table-cell table:formula="of:=[.D95]-[.D83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COM.MICROSOFT.STDEV.S([.B85:.B96])" office:value-type="float" office:value="0.534522483824849" calcext:value-type="float">
            <text:p>0,5345224838</text:p>
          </table:table-cell>
          <table:table-cell table:formula="of:=AVERAGE([.B85:.B96])" office:value-type="float" office:value="1.5" calcext:value-type="float">
            <text:p>1,5</text:p>
          </table:table-cell>
          <table:table-cell table:formula="of:=[.D96]-[.C96]" office:value-type="float" office:value="0.965477516175151" calcext:value-type="float">
            <text:p>0,9654775162</text:p>
          </table:table-cell>
          <table:table-cell table:formula="of:=[.D96]-[.D84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COM.MICROSOFT.STDEV.S([.B86:.B97])" office:value-type="float" office:value="0.52704627669473" calcext:value-type="float">
            <text:p>0,5270462767</text:p>
          </table:table-cell>
          <table:table-cell table:formula="of:=AVERAGE([.B86:.B97])" office:value-type="float" office:value="1.44444444444444" calcext:value-type="float">
            <text:p>1,4444444444</text:p>
          </table:table-cell>
          <table:table-cell table:formula="of:=[.D97]-[.C97]" office:value-type="float" office:value="0.917398167749714" calcext:value-type="float">
            <text:p>0,9173981677</text:p>
          </table:table-cell>
          <table:table-cell table:formula="of:=[.D97]-[.D85]" office:value-type="float" office:value="-1.88888888888889" calcext:value-type="float">
            <text:p>-1,8888888889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/>
          <table:table-cell table:formula="of:=COM.MICROSOFT.STDEV.S([.B87:.B98])" office:value-type="float" office:value="0.517549169506766" calcext:value-type="float">
            <text:p>0,5175491695</text:p>
          </table:table-cell>
          <table:table-cell table:formula="of:=AVERAGE([.B87:.B98])" office:value-type="float" office:value="1.375" calcext:value-type="float">
            <text:p>1,375</text:p>
          </table:table-cell>
          <table:table-cell table:formula="of:=[.D98]-[.C98]" office:value-type="float" office:value="0.857450830493234" calcext:value-type="float">
            <text:p>0,8574508305</text:p>
          </table:table-cell>
          <table:table-cell table:formula="of:=[.D98]-[.D86]" office:value-type="float" office:value="-1.76785714285714" calcext:value-type="float">
            <text:p>-1,7678571429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COM.MICROSOFT.STDEV.S([.B88:.B99])" office:value-type="float" office:value="0.534522483824849" calcext:value-type="float">
            <text:p>0,5345224838</text:p>
          </table:table-cell>
          <table:table-cell table:formula="of:=AVERAGE([.B88:.B99])" office:value-type="float" office:value="1.5" calcext:value-type="float">
            <text:p>1,5</text:p>
          </table:table-cell>
          <table:table-cell table:formula="of:=[.D99]-[.C99]" office:value-type="float" office:value="0.965477516175151" calcext:value-type="float">
            <text:p>0,9654775162</text:p>
          </table:table-cell>
          <table:table-cell table:formula="of:=[.D99]-[.D87]" office:value-type="float" office:value="-1.375" calcext:value-type="float">
            <text:p>-1,37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" calcext:value-type="float">
            <text:p>1</text:p>
          </table:table-cell>
          <table:table-cell table:formula="of:=COM.MICROSOFT.STDEV.S([.B89:.B100])" office:value-type="float" office:value="0.52704627669473" calcext:value-type="float">
            <text:p>0,5270462767</text:p>
          </table:table-cell>
          <table:table-cell table:formula="of:=AVERAGE([.B89:.B100])" office:value-type="float" office:value="1.44444444444444" calcext:value-type="float">
            <text:p>1,4444444444</text:p>
          </table:table-cell>
          <table:table-cell table:formula="of:=[.D100]-[.C100]" office:value-type="float" office:value="0.917398167749714" calcext:value-type="float">
            <text:p>0,9173981677</text:p>
          </table:table-cell>
          <table:table-cell table:formula="of:=[.D100]-[.D88]" office:value-type="float" office:value="-1.41269841269841" calcext:value-type="float">
            <text:p>-1,412698412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COM.MICROSOFT.STDEV.S([.B90:.B101])" office:value-type="float" office:value="0.52704627669473" calcext:value-type="float">
            <text:p>0,5270462767</text:p>
          </table:table-cell>
          <table:table-cell table:formula="of:=AVERAGE([.B90:.B101])" office:value-type="float" office:value="1.44444444444444" calcext:value-type="float">
            <text:p>1,4444444444</text:p>
          </table:table-cell>
          <table:table-cell table:formula="of:=[.D101]-[.C101]" office:value-type="float" office:value="0.917398167749714" calcext:value-type="float">
            <text:p>0,9173981677</text:p>
          </table:table-cell>
          <table:table-cell table:formula="of:=[.D101]-[.D89]" office:value-type="float" office:value="-1.55555555555556" calcext:value-type="float">
            <text:p>-1,5555555556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/>
          <table:table-cell table:formula="of:=COM.MICROSOFT.STDEV.S([.B91:.B102])" office:value-type="float" office:value="0.534522483824849" calcext:value-type="float">
            <text:p>0,5345224838</text:p>
          </table:table-cell>
          <table:table-cell table:formula="of:=AVERAGE([.B91:.B102])" office:value-type="float" office:value="1.5" calcext:value-type="float">
            <text:p>1,5</text:p>
          </table:table-cell>
          <table:table-cell table:formula="of:=[.D102]-[.C102]" office:value-type="float" office:value="0.965477516175151" calcext:value-type="float">
            <text:p>0,9654775162</text:p>
          </table:table-cell>
          <table:table-cell table:formula="of:=[.D102]-[.D90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/>
          <table:table-cell table:formula="of:=COM.MICROSOFT.STDEV.S([.B92:.B103])" office:value-type="float" office:value="0.534522483824849" calcext:value-type="float">
            <text:p>0,5345224838</text:p>
          </table:table-cell>
          <table:table-cell table:formula="of:=AVERAGE([.B92:.B103])" office:value-type="float" office:value="1.42857142857143" calcext:value-type="float">
            <text:p>1,4285714286</text:p>
          </table:table-cell>
          <table:table-cell table:formula="of:=[.D103]-[.C103]" office:value-type="float" office:value="0.89404894474658" calcext:value-type="float">
            <text:p>0,8940489447</text:p>
          </table:table-cell>
          <table:table-cell table:formula="of:=[.D103]-[.D91]" office:value-type="float" office:value="-1.57142857142857" calcext:value-type="float">
            <text:p>-1,5714285714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COM.MICROSOFT.STDEV.S([.B93:.B104])" office:value-type="float" office:value="0.487950036474267" calcext:value-type="float">
            <text:p>0,4879500365</text:p>
          </table:table-cell>
          <table:table-cell table:formula="of:=AVERAGE([.B93:.B104])" office:value-type="float" office:value="1.28571428571429" calcext:value-type="float">
            <text:p>1,2857142857</text:p>
          </table:table-cell>
          <table:table-cell table:formula="of:=[.D104]-[.C104]" office:value-type="float" office:value="0.797764249240019" calcext:value-type="float">
            <text:p>0,7977642492</text:p>
          </table:table-cell>
          <table:table-cell table:formula="of:=[.D104]-[.D92]" office:value-type="float" office:value="-1.57142857142857" calcext:value-type="float">
            <text:p>-1,571428571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COM.MICROSOFT.STDEV.S([.B94:.B105])" office:value-type="float" office:value="0.462910049886276" calcext:value-type="float">
            <text:p>0,4629100499</text:p>
          </table:table-cell>
          <table:table-cell table:formula="of:=AVERAGE([.B94:.B105])" office:value-type="float" office:value="1.25" calcext:value-type="float">
            <text:p>1,25</text:p>
          </table:table-cell>
          <table:table-cell table:formula="of:=[.D105]-[.C105]" office:value-type="float" office:value="0.787089950113724" calcext:value-type="float">
            <text:p>0,7870899501</text:p>
          </table:table-cell>
          <table:table-cell table:formula="of:=[.D105]-[.D93]" office:value-type="float" office:value="-1.60714285714286" calcext:value-type="float">
            <text:p>-1,6071428571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COM.MICROSOFT.STDEV.S([.B95:.B106])" office:value-type="float" office:value="0.462910049886276" calcext:value-type="float">
            <text:p>0,4629100499</text:p>
          </table:table-cell>
          <table:table-cell table:formula="of:=AVERAGE([.B95:.B106])" office:value-type="float" office:value="1.25" calcext:value-type="float">
            <text:p>1,25</text:p>
          </table:table-cell>
          <table:table-cell table:formula="of:=[.D106]-[.C106]" office:value-type="float" office:value="0.787089950113724" calcext:value-type="float">
            <text:p>0,7870899501</text:p>
          </table:table-cell>
          <table:table-cell table:formula="of:=[.D106]-[.D94]" office:value-type="float" office:value="-1.375" calcext:value-type="float">
            <text:p>-1,375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/>
          <table:table-cell table:formula="of:=COM.MICROSOFT.STDEV.S([.B96:.B107])" office:value-type="float" office:value="0.377964473009227" calcext:value-type="float">
            <text:p>0,377964473</text:p>
          </table:table-cell>
          <table:table-cell table:formula="of:=AVERAGE([.B96:.B107])" office:value-type="float" office:value="1.14285714285714" calcext:value-type="float">
            <text:p>1,1428571429</text:p>
          </table:table-cell>
          <table:table-cell table:formula="of:=[.D107]-[.C107]" office:value-type="float" office:value="0.764892669847916" calcext:value-type="float">
            <text:p>0,7648926698</text:p>
          </table:table-cell>
          <table:table-cell table:formula="of:=[.D107]-[.D95]" office:value-type="float" office:value="-0.607142857142857" calcext:value-type="float">
            <text:p>-0,6071428571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/>
          <table:table-cell table:formula="of:=COM.MICROSOFT.STDEV.S([.B97:.B108])" office:value-type="float" office:value="0.408248290463863" calcext:value-type="float">
            <text:p>0,4082482905</text:p>
          </table:table-cell>
          <table:table-cell table:formula="of:=AVERAGE([.B97:.B108])" office:value-type="float" office:value="1.16666666666667" calcext:value-type="float">
            <text:p>1,1666666667</text:p>
          </table:table-cell>
          <table:table-cell table:formula="of:=[.D108]-[.C108]" office:value-type="float" office:value="0.758418376202804" calcext:value-type="float">
            <text:p>0,7584183762</text:p>
          </table:table-cell>
          <table:table-cell table:formula="of:=[.D108]-[.D96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COM.MICROSOFT.STDEV.S([.B98:.B109])" office:value-type="float" office:value="0.408248290463863" calcext:value-type="float">
            <text:p>0,4082482905</text:p>
          </table:table-cell>
          <table:table-cell table:formula="of:=AVERAGE([.B98:.B109])" office:value-type="float" office:value="1.16666666666667" calcext:value-type="float">
            <text:p>1,1666666667</text:p>
          </table:table-cell>
          <table:table-cell table:formula="of:=[.D109]-[.C109]" office:value-type="float" office:value="0.758418376202804" calcext:value-type="float">
            <text:p>0,7584183762</text:p>
          </table:table-cell>
          <table:table-cell table:formula="of:=[.D109]-[.D97]" office:value-type="float" office:value="-0.277777777777778" calcext:value-type="float">
            <text:p>-0,2777777778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/>
          <table:table-cell table:formula="of:=COM.MICROSOFT.STDEV.S([.B99:.B110])" office:value-type="float" office:value="0.408248290463863" calcext:value-type="float">
            <text:p>0,4082482905</text:p>
          </table:table-cell>
          <table:table-cell table:formula="of:=AVERAGE([.B99:.B110])" office:value-type="float" office:value="1.16666666666667" calcext:value-type="float">
            <text:p>1,1666666667</text:p>
          </table:table-cell>
          <table:table-cell table:formula="of:=[.D110]-[.C110]" office:value-type="float" office:value="0.758418376202804" calcext:value-type="float">
            <text:p>0,7584183762</text:p>
          </table:table-cell>
          <table:table-cell table:formula="of:=[.D110]-[.D98]" office:value-type="float" office:value="-0.208333333333333" calcext:value-type="float">
            <text:p>-0,208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COM.MICROSOFT.STDEV.S([.B100:.B111])" office:value-type="float" office:value="0" calcext:value-type="float">
            <text:p>0</text:p>
          </table:table-cell>
          <table:table-cell table:formula="of:=AVERAGE([.B100:.B111])" office:value-type="float" office:value="1" calcext:value-type="float">
            <text:p>1</text:p>
          </table:table-cell>
          <table:table-cell table:formula="of:=[.D111]-[.C111]" office:value-type="float" office:value="1" calcext:value-type="float">
            <text:p>1</text:p>
          </table:table-cell>
          <table:table-cell table:formula="of:=[.D111]-[.D99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" calcext:value-type="float">
            <text:p>3</text:p>
          </table:table-cell>
          <table:table-cell table:formula="of:=COM.MICROSOFT.STDEV.S([.B101:.B112])" office:value-type="float" office:value="0.894427190999916" calcext:value-type="float">
            <text:p>0,894427191</text:p>
          </table:table-cell>
          <table:table-cell table:formula="of:=AVERAGE([.B101:.B112])" office:value-type="float" office:value="1.4" calcext:value-type="float">
            <text:p>1,4</text:p>
          </table:table-cell>
          <table:table-cell table:formula="of:=[.D112]-[.C112]" office:value-type="float" office:value="0.505572809000084" calcext:value-type="float">
            <text:p>0,505572809</text:p>
          </table:table-cell>
          <table:table-cell table:formula="of:=[.D112]-[.D100]" office:value-type="float" office:value="-0.0444444444444445" calcext:value-type="float">
            <text:p>-0,0444444444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" calcext:value-type="float">
            <text:p>1</text:p>
          </table:table-cell>
          <table:table-cell table:formula="of:=COM.MICROSOFT.STDEV.S([.B102:.B113])" office:value-type="float" office:value="0.816496580927726" calcext:value-type="float">
            <text:p>0,8164965809</text:p>
          </table:table-cell>
          <table:table-cell table:formula="of:=AVERAGE([.B102:.B113])" office:value-type="float" office:value="1.33333333333333" calcext:value-type="float">
            <text:p>1,3333333333</text:p>
          </table:table-cell>
          <table:table-cell table:formula="of:=[.D113]-[.C113]" office:value-type="float" office:value="0.516836752405607" calcext:value-type="float">
            <text:p>0,5168367524</text:p>
          </table:table-cell>
          <table:table-cell table:formula="of:=[.D113]-[.D101]" office:value-type="float" office:value="-0.111111111111111" calcext:value-type="float">
            <text:p>-0,1111111111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COM.MICROSOFT.STDEV.S([.B103:.B114])" office:value-type="float" office:value="0.816496580927726" calcext:value-type="float">
            <text:p>0,8164965809</text:p>
          </table:table-cell>
          <table:table-cell table:formula="of:=AVERAGE([.B103:.B114])" office:value-type="float" office:value="1.33333333333333" calcext:value-type="float">
            <text:p>1,3333333333</text:p>
          </table:table-cell>
          <table:table-cell table:formula="of:=[.D114]-[.C114]" office:value-type="float" office:value="0.516836752405607" calcext:value-type="float">
            <text:p>0,5168367524</text:p>
          </table:table-cell>
          <table:table-cell table:formula="of:=[.D114]-[.D102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" calcext:value-type="float">
            <text:p>2</text:p>
          </table:table-cell>
          <table:table-cell table:formula="of:=COM.MICROSOFT.STDEV.S([.B104:.B115])" office:value-type="float" office:value="0.786795792469443" calcext:value-type="float">
            <text:p>0,7867957925</text:p>
          </table:table-cell>
          <table:table-cell table:formula="of:=AVERAGE([.B104:.B115])" office:value-type="float" office:value="1.42857142857143" calcext:value-type="float">
            <text:p>1,4285714286</text:p>
          </table:table-cell>
          <table:table-cell table:formula="of:=[.D115]-[.C115]" office:value-type="float" office:value="0.641775636101986" calcext:value-type="float">
            <text:p>0,6417756361</text:p>
          </table:table-cell>
          <table:table-cell table:formula="of:=[.D115]-[.D1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COM.MICROSOFT.STDEV.S([.B105:.B116])" office:value-type="float" office:value="0.836660026534076" calcext:value-type="float">
            <text:p>0,8366600265</text:p>
          </table:table-cell>
          <table:table-cell table:formula="of:=AVERAGE([.B105:.B116])" office:value-type="float" office:value="1.5" calcext:value-type="float">
            <text:p>1,5</text:p>
          </table:table-cell>
          <table:table-cell table:formula="of:=[.D116]-[.C116]" office:value-type="float" office:value="0.663339973465924" calcext:value-type="float">
            <text:p>0,6633399735</text:p>
          </table:table-cell>
          <table:table-cell table:formula="of:=[.D116]-[.D104]" office:value-type="float" office:value="0.214285714285714" calcext:value-type="float">
            <text:p>0,214285714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COM.MICROSOFT.STDEV.S([.B106:.B117])" office:value-type="float" office:value="0.894427190999916" calcext:value-type="float">
            <text:p>0,894427191</text:p>
          </table:table-cell>
          <table:table-cell table:formula="of:=AVERAGE([.B106:.B117])" office:value-type="float" office:value="1.6" calcext:value-type="float">
            <text:p>1,6</text:p>
          </table:table-cell>
          <table:table-cell table:formula="of:=[.D117]-[.C117]" office:value-type="float" office:value="0.705572809000084" calcext:value-type="float">
            <text:p>0,705572809</text:p>
          </table:table-cell>
          <table:table-cell table:formula="of:=[.D117]-[.D105]" office:value-type="float" office:value="0.35" calcext:value-type="float">
            <text:p>0,35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COM.MICROSOFT.STDEV.S([.B107:.B118])" office:value-type="float" office:value="0.957427107756338" calcext:value-type="float">
            <text:p>0,9574271078</text:p>
          </table:table-cell>
          <table:table-cell table:formula="of:=AVERAGE([.B107:.B118])" office:value-type="float" office:value="1.75" calcext:value-type="float">
            <text:p>1,75</text:p>
          </table:table-cell>
          <table:table-cell table:formula="of:=[.D118]-[.C118]" office:value-type="float" office:value="0.792572892243662" calcext:value-type="float">
            <text:p>0,7925728922</text:p>
          </table:table-cell>
          <table:table-cell table:formula="of:=[.D118]-[.D106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" calcext:value-type="float">
            <text:p>1</text:p>
          </table:table-cell>
          <table:table-cell table:formula="of:=COM.MICROSOFT.STDEV.S([.B108:.B119])" office:value-type="float" office:value="0.894427190999916" calcext:value-type="float">
            <text:p>0,894427191</text:p>
          </table:table-cell>
          <table:table-cell table:formula="of:=AVERAGE([.B108:.B119])" office:value-type="float" office:value="1.6" calcext:value-type="float">
            <text:p>1,6</text:p>
          </table:table-cell>
          <table:table-cell table:formula="of:=[.D119]-[.C119]" office:value-type="float" office:value="0.705572809000084" calcext:value-type="float">
            <text:p>0,705572809</text:p>
          </table:table-cell>
          <table:table-cell table:formula="of:=[.D119]-[.D107]" office:value-type="float" office:value="0.457142857142857" calcext:value-type="float">
            <text:p>0,4571428571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COM.MICROSOFT.STDEV.S([.B109:.B120])" office:value-type="float" office:value="0.894427190999916" calcext:value-type="float">
            <text:p>0,894427191</text:p>
          </table:table-cell>
          <table:table-cell table:formula="of:=AVERAGE([.B109:.B120])" office:value-type="float" office:value="1.6" calcext:value-type="float">
            <text:p>1,6</text:p>
          </table:table-cell>
          <table:table-cell table:formula="of:=[.D120]-[.C120]" office:value-type="float" office:value="0.705572809000084" calcext:value-type="float">
            <text:p>0,705572809</text:p>
          </table:table-cell>
          <table:table-cell table:formula="of:=[.D120]-[.D108]" office:value-type="float" office:value="0.433333333333333" calcext:value-type="float">
            <text:p>0,4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COM.MICROSOFT.STDEV.S([.B110:.B121])" office:value-type="float" office:value="0.957427107756338" calcext:value-type="float">
            <text:p>0,9574271078</text:p>
          </table:table-cell>
          <table:table-cell table:formula="of:=AVERAGE([.B110:.B121])" office:value-type="float" office:value="1.75" calcext:value-type="float">
            <text:p>1,75</text:p>
          </table:table-cell>
          <table:table-cell table:formula="of:=[.D121]-[.C121]" office:value-type="float" office:value="0.792572892243662" calcext:value-type="float">
            <text:p>0,7925728922</text:p>
          </table:table-cell>
          <table:table-cell table:formula="of:=[.D121]-[.D109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COM.MICROSOFT.STDEV.S([.B111:.B122])" office:value-type="float" office:value="0.957427107756338" calcext:value-type="float">
            <text:p>0,9574271078</text:p>
          </table:table-cell>
          <table:table-cell table:formula="of:=AVERAGE([.B111:.B122])" office:value-type="float" office:value="1.75" calcext:value-type="float">
            <text:p>1,75</text:p>
          </table:table-cell>
          <table:table-cell table:formula="of:=[.D122]-[.C122]" office:value-type="float" office:value="0.792572892243662" calcext:value-type="float">
            <text:p>0,7925728922</text:p>
          </table:table-cell>
          <table:table-cell table:formula="of:=[.D122]-[.D110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COM.MICROSOFT.STDEV.S([.B112:.B123])" office:value-type="float" office:value="0.957427107756338" calcext:value-type="float">
            <text:p>0,9574271078</text:p>
          </table:table-cell>
          <table:table-cell table:formula="of:=AVERAGE([.B112:.B123])" office:value-type="float" office:value="1.75" calcext:value-type="float">
            <text:p>1,75</text:p>
          </table:table-cell>
          <table:table-cell table:formula="of:=[.D123]-[.C123]" office:value-type="float" office:value="0.792572892243662" calcext:value-type="float">
            <text:p>0,7925728922</text:p>
          </table:table-cell>
          <table:table-cell table:formula="of:=[.D123]-[.D111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COM.MICROSOFT.STDEV.S([.B113:.B124])" office:value-type="float" office:value="0.577350269189626" calcext:value-type="float">
            <text:p>0,5773502692</text:p>
          </table:table-cell>
          <table:table-cell table:formula="of:=AVERAGE([.B113:.B124])" office:value-type="float" office:value="1.33333333333333" calcext:value-type="float">
            <text:p>1,3333333333</text:p>
          </table:table-cell>
          <table:table-cell table:formula="of:=[.D124]-[.C124]" office:value-type="float" office:value="0.755983064143708" calcext:value-type="float">
            <text:p>0,7559830641</text:p>
          </table:table-cell>
          <table:table-cell table:formula="of:=[.D124]-[.D112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COM.MICROSOFT.STDEV.S([.B114:.B125])" office:value-type="float" office:value="0.707106781186548" calcext:value-type="float">
            <text:p>0,7071067812</text:p>
          </table:table-cell>
          <table:table-cell table:formula="of:=AVERAGE([.B114:.B125])" office:value-type="float" office:value="1.5" calcext:value-type="float">
            <text:p>1,5</text:p>
          </table:table-cell>
          <table:table-cell table:formula="of:=[.D125]-[.C125]" office:value-type="float" office:value="0.792893218813452" calcext:value-type="float">
            <text:p>0,7928932188</text:p>
          </table:table-cell>
          <table:table-cell table:formula="of:=[.D125]-[.D113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COM.MICROSOFT.STDEV.S([.B115:.B126])" office:value-type="float" office:value="0.707106781186548" calcext:value-type="float">
            <text:p>0,7071067812</text:p>
          </table:table-cell>
          <table:table-cell table:formula="of:=AVERAGE([.B115:.B126])" office:value-type="float" office:value="1.5" calcext:value-type="float">
            <text:p>1,5</text:p>
          </table:table-cell>
          <table:table-cell table:formula="of:=[.D126]-[.C126]" office:value-type="float" office:value="0.792893218813452" calcext:value-type="float">
            <text:p>0,7928932188</text:p>
          </table:table-cell>
          <table:table-cell table:formula="of:=[.D126]-[.D11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COM.MICROSOFT.STDEV.S([.B116:.B127])" office:value-type="string" office:string-value="" calcext:value-type="error">
            <text:p>#DIV/0!</text:p>
          </table:table-cell>
          <table:table-cell table:formula="of:=AVERAGE([.B116:.B127])" office:value-type="float" office:value="1" calcext:value-type="float">
            <text:p>1</text:p>
          </table:table-cell>
          <table:table-cell table:formula="of:=[.D127]-[.C127]" office:value-type="string" office:string-value="" calcext:value-type="error">
            <text:p>#DIV/0!</text:p>
          </table:table-cell>
          <table:table-cell table:formula="of:=[.D127]-[.D115]" office:value-type="float" office:value="-0.428571428571429" calcext:value-type="float">
            <text:p>-0,4285714286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COM.MICROSOFT.STDEV.S([.B117:.B128])" office:value-type="string" office:string-value="" calcext:value-type="error">
            <text:p>#DIV/0!</text:p>
          </table:table-cell>
          <table:table-cell table:formula="of:=AVERAGE([.B117:.B128])" office:value-type="float" office:value="1" calcext:value-type="float">
            <text:p>1</text:p>
          </table:table-cell>
          <table:table-cell table:formula="of:=[.D128]-[.C128]" office:value-type="string" office:string-value="" calcext:value-type="error">
            <text:p>#DIV/0!</text:p>
          </table:table-cell>
          <table:table-cell table:formula="of:=[.D128]-[.D116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COM.MICROSOFT.STDEV.S([.B118:.B129])" office:value-type="string" office:string-value="" calcext:value-type="error">
            <text:p>#DIV/0!</text:p>
          </table:table-cell>
          <table:table-cell table:formula="of:=AVERAGE([.B118:.B129])" office:value-type="float" office:value="1" calcext:value-type="float">
            <text:p>1</text:p>
          </table:table-cell>
          <table:table-cell table:formula="of:=[.D129]-[.C129]" office:value-type="string" office:string-value="" calcext:value-type="error">
            <text:p>#DIV/0!</text:p>
          </table:table-cell>
          <table:table-cell table:formula="of:=[.D129]-[.D117]" office:value-type="float" office:value="-0.6" calcext:value-type="float">
            <text:p>-0,6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" calcext:value-type="float">
            <text:p>1</text:p>
          </table:table-cell>
          <table:table-cell table:formula="of:=COM.MICROSOFT.STDEV.S([.B119:.B130])" office:value-type="float" office:value="0" calcext:value-type="float">
            <text:p>0</text:p>
          </table:table-cell>
          <table:table-cell table:formula="of:=AVERAGE([.B119:.B130])" office:value-type="float" office:value="1" calcext:value-type="float">
            <text:p>1</text:p>
          </table:table-cell>
          <table:table-cell table:formula="of:=[.D130]-[.C130]" office:value-type="float" office:value="1" calcext:value-type="float">
            <text:p>1</text:p>
          </table:table-cell>
          <table:table-cell table:formula="of:=[.D130]-[.D118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COM.MICROSOFT.STDEV.S([.B120:.B131])" office:value-type="string" office:string-value="" calcext:value-type="error">
            <text:p>#DIV/0!</text:p>
          </table:table-cell>
          <table:table-cell table:formula="of:=AVERAGE([.B120:.B131])" office:value-type="float" office:value="1" calcext:value-type="float">
            <text:p>1</text:p>
          </table:table-cell>
          <table:table-cell table:formula="of:=[.D131]-[.C131]" office:value-type="string" office:string-value="" calcext:value-type="error">
            <text:p>#DIV/0!</text:p>
          </table:table-cell>
          <table:table-cell table:formula="of:=[.D131]-[.D119]" office:value-type="float" office:value="-0.6" calcext:value-type="float">
            <text:p>-0,6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COM.MICROSOFT.STDEV.S([.B121:.B132])" office:value-type="string" office:string-value="" calcext:value-type="error">
            <text:p>#DIV/0!</text:p>
          </table:table-cell>
          <table:table-cell table:formula="of:=AVERAGE([.B121:.B132])" office:value-type="float" office:value="1" calcext:value-type="float">
            <text:p>1</text:p>
          </table:table-cell>
          <table:table-cell table:formula="of:=[.D132]-[.C132]" office:value-type="string" office:string-value="" calcext:value-type="error">
            <text:p>#DIV/0!</text:p>
          </table:table-cell>
          <table:table-cell table:formula="of:=[.D132]-[.D120]" office:value-type="float" office:value="-0.6" calcext:value-type="float">
            <text:p>-0,6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COM.MICROSOFT.STDEV.S([.B122:.B133])" office:value-type="string" office:string-value="" calcext:value-type="error">
            <text:p>#DIV/0!</text:p>
          </table:table-cell>
          <table:table-cell table:formula="of:=AVERAGE([.B122:.B133])" office:value-type="float" office:value="1" calcext:value-type="float">
            <text:p>1</text:p>
          </table:table-cell>
          <table:table-cell table:formula="of:=[.D133]-[.C133]" office:value-type="string" office:string-value="" calcext:value-type="error">
            <text:p>#DIV/0!</text:p>
          </table:table-cell>
          <table:table-cell table:formula="of:=[.D133]-[.D121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COM.MICROSOFT.STDEV.S([.B123:.B134])" office:value-type="float" office:value="0" calcext:value-type="float">
            <text:p>0</text:p>
          </table:table-cell>
          <table:table-cell table:formula="of:=AVERAGE([.B123:.B134])" office:value-type="float" office:value="1" calcext:value-type="float">
            <text:p>1</text:p>
          </table:table-cell>
          <table:table-cell table:formula="of:=[.D134]-[.C134]" office:value-type="float" office:value="1" calcext:value-type="float">
            <text:p>1</text:p>
          </table:table-cell>
          <table:table-cell table:formula="of:=[.D134]-[.D122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COM.MICROSOFT.STDEV.S([.B124:.B135])" office:value-type="float" office:value="0" calcext:value-type="float">
            <text:p>0</text:p>
          </table:table-cell>
          <table:table-cell table:formula="of:=AVERAGE([.B124:.B135])" office:value-type="float" office:value="1" calcext:value-type="float">
            <text:p>1</text:p>
          </table:table-cell>
          <table:table-cell table:formula="of:=[.D135]-[.C135]" office:value-type="float" office:value="1" calcext:value-type="float">
            <text:p>1</text:p>
          </table:table-cell>
          <table:table-cell table:formula="of:=[.D135]-[.D123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COM.MICROSOFT.STDEV.S([.B125:.B136])" office:value-type="float" office:value="0" calcext:value-type="float">
            <text:p>0</text:p>
          </table:table-cell>
          <table:table-cell table:formula="of:=AVERAGE([.B125:.B136])" office:value-type="float" office:value="1" calcext:value-type="float">
            <text:p>1</text:p>
          </table:table-cell>
          <table:table-cell table:formula="of:=[.D136]-[.C136]" office:value-type="float" office:value="1" calcext:value-type="float">
            <text:p>1</text:p>
          </table:table-cell>
          <table:table-cell table:formula="of:=[.D136]-[.D124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COM.MICROSOFT.STDEV.S([.B126:.B137])" office:value-type="float" office:value="0" calcext:value-type="float">
            <text:p>0</text:p>
          </table:table-cell>
          <table:table-cell table:formula="of:=AVERAGE([.B126:.B137])" office:value-type="float" office:value="1" calcext:value-type="float">
            <text:p>1</text:p>
          </table:table-cell>
          <table:table-cell table:formula="of:=[.D137]-[.C137]" office:value-type="float" office:value="1" calcext:value-type="float">
            <text:p>1</text:p>
          </table:table-cell>
          <table:table-cell table:formula="of:=[.D137]-[.D12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COM.MICROSOFT.STDEV.S([.B127:.B138])" office:value-type="float" office:value="0" calcext:value-type="float">
            <text:p>0</text:p>
          </table:table-cell>
          <table:table-cell table:formula="of:=AVERAGE([.B127:.B138])" office:value-type="float" office:value="1" calcext:value-type="float">
            <text:p>1</text:p>
          </table:table-cell>
          <table:table-cell table:formula="of:=[.D138]-[.C138]" office:value-type="float" office:value="1" calcext:value-type="float">
            <text:p>1</text:p>
          </table:table-cell>
          <table:table-cell table:formula="of:=[.D138]-[.D126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  <table:table-cell table:formula="of:=COM.MICROSOFT.STDEV.S([.B128:.B139])" office:value-type="float" office:value="0" calcext:value-type="float">
            <text:p>0</text:p>
          </table:table-cell>
          <table:table-cell table:formula="of:=AVERAGE([.B128:.B139])" office:value-type="float" office:value="1" calcext:value-type="float">
            <text:p>1</text:p>
          </table:table-cell>
          <table:table-cell table:formula="of:=[.D139]-[.C139]" office:value-type="float" office:value="1" calcext:value-type="float">
            <text:p>1</text:p>
          </table:table-cell>
          <table:table-cell table:formula="of:=[.D139]-[.D1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/>
          <table:table-cell table:formula="of:=COM.MICROSOFT.STDEV.S([.B129:.B140])" office:value-type="float" office:value="0" calcext:value-type="float">
            <text:p>0</text:p>
          </table:table-cell>
          <table:table-cell table:formula="of:=AVERAGE([.B129:.B140])" office:value-type="float" office:value="1" calcext:value-type="float">
            <text:p>1</text:p>
          </table:table-cell>
          <table:table-cell table:formula="of:=[.D140]-[.C140]" office:value-type="float" office:value="1" calcext:value-type="float">
            <text:p>1</text:p>
          </table:table-cell>
          <table:table-cell table:formula="of:=[.D140]-[.D1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/>
          <table:table-cell table:formula="of:=COM.MICROSOFT.STDEV.S([.B130:.B141])" office:value-type="float" office:value="0" calcext:value-type="float">
            <text:p>0</text:p>
          </table:table-cell>
          <table:table-cell table:formula="of:=AVERAGE([.B130:.B141])" office:value-type="float" office:value="1" calcext:value-type="float">
            <text:p>1</text:p>
          </table:table-cell>
          <table:table-cell table:formula="of:=[.D141]-[.C141]" office:value-type="float" office:value="1" calcext:value-type="float">
            <text:p>1</text:p>
          </table:table-cell>
          <table:table-cell table:formula="of:=[.D141]-[.D1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COM.MICROSOFT.STDEV.S([.B131:.B142])" office:value-type="float" office:value="0" calcext:value-type="float">
            <text:p>0</text:p>
          </table:table-cell>
          <table:table-cell table:formula="of:=AVERAGE([.B131:.B142])" office:value-type="float" office:value="1" calcext:value-type="float">
            <text:p>1</text:p>
          </table:table-cell>
          <table:table-cell table:formula="of:=[.D142]-[.C142]" office:value-type="float" office:value="1" calcext:value-type="float">
            <text:p>1</text:p>
          </table:table-cell>
          <table:table-cell table:formula="of:=[.D142]-[.D1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" calcext:value-type="float">
            <text:p>1</text:p>
          </table:table-cell>
          <table:table-cell table:formula="of:=COM.MICROSOFT.STDEV.S([.B132:.B143])" office:value-type="float" office:value="0" calcext:value-type="float">
            <text:p>0</text:p>
          </table:table-cell>
          <table:table-cell table:formula="of:=AVERAGE([.B132:.B143])" office:value-type="float" office:value="1" calcext:value-type="float">
            <text:p>1</text:p>
          </table:table-cell>
          <table:table-cell table:formula="of:=[.D143]-[.C143]" office:value-type="float" office:value="1" calcext:value-type="float">
            <text:p>1</text:p>
          </table:table-cell>
          <table:table-cell table:formula="of:=[.D143]-[.D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/>
          <table:table-cell table:formula="of:=COM.MICROSOFT.STDEV.S([.B133:.B144])" office:value-type="float" office:value="0" calcext:value-type="float">
            <text:p>0</text:p>
          </table:table-cell>
          <table:table-cell table:formula="of:=AVERAGE([.B133:.B144])" office:value-type="float" office:value="1" calcext:value-type="float">
            <text:p>1</text:p>
          </table:table-cell>
          <table:table-cell table:formula="of:=[.D144]-[.C144]" office:value-type="float" office:value="1" calcext:value-type="float">
            <text:p>1</text:p>
          </table:table-cell>
          <table:table-cell table:formula="of:=[.D144]-[.D1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/>
          <table:table-cell table:formula="of:=COM.MICROSOFT.STDEV.S([.B134:.B145])" office:value-type="float" office:value="0" calcext:value-type="float">
            <text:p>0</text:p>
          </table:table-cell>
          <table:table-cell table:formula="of:=AVERAGE([.B134:.B145])" office:value-type="float" office:value="1" calcext:value-type="float">
            <text:p>1</text:p>
          </table:table-cell>
          <table:table-cell table:formula="of:=[.D145]-[.C145]" office:value-type="float" office:value="1" calcext:value-type="float">
            <text:p>1</text:p>
          </table:table-cell>
          <table:table-cell table:formula="of:=[.D145]-[.D1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COM.MICROSOFT.STDEV.S([.B135:.B146])" office:value-type="float" office:value="0" calcext:value-type="float">
            <text:p>0</text:p>
          </table:table-cell>
          <table:table-cell table:formula="of:=AVERAGE([.B135:.B146])" office:value-type="float" office:value="1" calcext:value-type="float">
            <text:p>1</text:p>
          </table:table-cell>
          <table:table-cell table:formula="of:=[.D146]-[.C146]" office:value-type="float" office:value="1" calcext:value-type="float">
            <text:p>1</text:p>
          </table:table-cell>
          <table:table-cell table:formula="of:=[.D146]-[.D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" calcext:value-type="float">
            <text:p>1</text:p>
          </table:table-cell>
          <table:table-cell table:formula="of:=COM.MICROSOFT.STDEV.S([.B136:.B147])" office:value-type="float" office:value="0" calcext:value-type="float">
            <text:p>0</text:p>
          </table:table-cell>
          <table:table-cell table:formula="of:=AVERAGE([.B136:.B147])" office:value-type="float" office:value="1" calcext:value-type="float">
            <text:p>1</text:p>
          </table:table-cell>
          <table:table-cell table:formula="of:=[.D147]-[.C147]" office:value-type="float" office:value="1" calcext:value-type="float">
            <text:p>1</text:p>
          </table:table-cell>
          <table:table-cell table:formula="of:=[.D147]-[.D1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/>
          <table:table-cell table:formula="of:=COM.MICROSOFT.STDEV.S([.B137:.B148])" office:value-type="float" office:value="0" calcext:value-type="float">
            <text:p>0</text:p>
          </table:table-cell>
          <table:table-cell table:formula="of:=AVERAGE([.B137:.B148])" office:value-type="float" office:value="1" calcext:value-type="float">
            <text:p>1</text:p>
          </table:table-cell>
          <table:table-cell table:formula="of:=[.D148]-[.C148]" office:value-type="float" office:value="1" calcext:value-type="float">
            <text:p>1</text:p>
          </table:table-cell>
          <table:table-cell table:formula="of:=[.D148]-[.D1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" calcext:value-type="float">
            <text:p>2</text:p>
          </table:table-cell>
          <table:table-cell table:formula="of:=COM.MICROSOFT.STDEV.S([.B138:.B149])" office:value-type="float" office:value="0.5" calcext:value-type="float">
            <text:p>0,5</text:p>
          </table:table-cell>
          <table:table-cell table:formula="of:=AVERAGE([.B138:.B149])" office:value-type="float" office:value="1.25" calcext:value-type="float">
            <text:p>1,25</text:p>
          </table:table-cell>
          <table:table-cell table:formula="of:=[.D149]-[.C149]" office:value-type="float" office:value="0.75" calcext:value-type="float">
            <text:p>0,75</text:p>
          </table:table-cell>
          <table:table-cell table:formula="of:=[.D149]-[.D137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COM.MICROSOFT.STDEV.S([.B139:.B150])" office:value-type="float" office:value="0.577350269189626" calcext:value-type="float">
            <text:p>0,5773502692</text:p>
          </table:table-cell>
          <table:table-cell table:formula="of:=AVERAGE([.B139:.B150])" office:value-type="float" office:value="1.33333333333333" calcext:value-type="float">
            <text:p>1,3333333333</text:p>
          </table:table-cell>
          <table:table-cell table:formula="of:=[.D150]-[.C150]" office:value-type="float" office:value="0.755983064143708" calcext:value-type="float">
            <text:p>0,7559830641</text:p>
          </table:table-cell>
          <table:table-cell table:formula="of:=[.D150]-[.D138]" office:value-type="float" office:value="0.333333333333333" calcext:value-type="float">
            <text:p>0,3333333333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0.577350269189626" calcext:value-type="float">
            <text:p>0,5773502692</text:p>
          </table:table-cell>
          <table:table-cell table:formula="of:=AVERAGE([.B140:.B151])" office:value-type="float" office:value="1.33333333333333" calcext:value-type="float">
            <text:p>1,3333333333</text:p>
          </table:table-cell>
          <table:table-cell table:formula="of:=[.D151]-[.C151]" office:value-type="float" office:value="0.755983064143708" calcext:value-type="float">
            <text:p>0,7559830641</text:p>
          </table:table-cell>
          <table:table-cell table:formula="of:=[.D151]-[.D139]" office:value-type="float" office:value="0.333333333333333" calcext:value-type="float">
            <text:p>0,3333333333</text:p>
          </table:table-cell>
        </table:table-row>
      </table:table>
      <table:table table:name="Ark2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&gt;5 editor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COM.MICROSOFT.STDEV.S([.B2:.B13])" office:value-type="float" office:value="1.60208197875972" calcext:value-type="float">
            <text:p>1,6020819788</text:p>
          </table:table-cell>
          <table:table-cell table:formula="of:=AVERAGE([.B2:.B13])" office:value-type="float" office:value="2.83333333333333" calcext:value-type="float">
            <text:p>2,8333333333</text:p>
          </table:table-cell>
          <table:table-cell table:formula="of:=[.D13]-[.C13]" office:value-type="float" office:value="1.23125135457361" calcext:value-type="float">
            <text:p>1,2312513546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" calcext:value-type="float">
            <text:p>1</text:p>
          </table:table-cell>
          <table:table-cell table:formula="of:=COM.MICROSOFT.STDEV.S([.B3:.B14])" office:value-type="float" office:value="1.61834718742537" calcext:value-type="float">
            <text:p>1,6183471874</text:p>
          </table:table-cell>
          <table:table-cell table:formula="of:=AVERAGE([.B3:.B14])" office:value-type="float" office:value="2.57142857142857" calcext:value-type="float">
            <text:p>2,5714285714</text:p>
          </table:table-cell>
          <table:table-cell table:formula="of:=[.D14]-[.C14]" office:value-type="float" office:value="0.953081384003198" calcext:value-type="float">
            <text:p>0,953081384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COM.MICROSOFT.STDEV.S([.B4:.B15])" office:value-type="float" office:value="1.61834718742537" calcext:value-type="float">
            <text:p>1,6183471874</text:p>
          </table:table-cell>
          <table:table-cell table:formula="of:=AVERAGE([.B4:.B15])" office:value-type="float" office:value="2.57142857142857" calcext:value-type="float">
            <text:p>2,5714285714</text:p>
          </table:table-cell>
          <table:table-cell table:formula="of:=[.D15]-[.C15]" office:value-type="float" office:value="0.953081384003198" calcext:value-type="float">
            <text:p>0,953081384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" calcext:value-type="float">
            <text:p>2</text:p>
          </table:table-cell>
          <table:table-cell table:formula="of:=COM.MICROSOFT.STDEV.S([.B5:.B16])" office:value-type="float" office:value="1.51185789203691" calcext:value-type="float">
            <text:p>1,511857892</text:p>
          </table:table-cell>
          <table:table-cell table:formula="of:=AVERAGE([.B5:.B16])" office:value-type="float" office:value="2.5" calcext:value-type="float">
            <text:p>2,5</text:p>
          </table:table-cell>
          <table:table-cell table:formula="of:=[.D16]-[.C16]" office:value-type="float" office:value="0.988142107963091" calcext:value-type="float">
            <text:p>0,988142108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" calcext:value-type="float">
            <text:p>1</text:p>
          </table:table-cell>
          <table:table-cell table:formula="of:=COM.MICROSOFT.STDEV.S([.B6:.B17])" office:value-type="float" office:value="1.5" calcext:value-type="float">
            <text:p>1,5</text:p>
          </table:table-cell>
          <table:table-cell table:formula="of:=AVERAGE([.B6:.B17])" office:value-type="float" office:value="2.33333333333333" calcext:value-type="float">
            <text:p>2,3333333333</text:p>
          </table:table-cell>
          <table:table-cell table:formula="of:=[.D17]-[.C17]" office:value-type="float" office:value="0.833333333333333" calcext:value-type="float">
            <text:p>0,8333333333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/>
          <table:table-cell table:formula="of:=COM.MICROSOFT.STDEV.S([.B7:.B18])" office:value-type="float" office:value="1.51185789203691" calcext:value-type="float">
            <text:p>1,511857892</text:p>
          </table:table-cell>
          <table:table-cell table:formula="of:=AVERAGE([.B7:.B18])" office:value-type="float" office:value="2.5" calcext:value-type="float">
            <text:p>2,5</text:p>
          </table:table-cell>
          <table:table-cell table:formula="of:=[.D18]-[.C18]" office:value-type="float" office:value="0.988142107963091" calcext:value-type="float">
            <text:p>0,988142108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" calcext:value-type="float">
            <text:p>1</text:p>
          </table:table-cell>
          <table:table-cell table:formula="of:=COM.MICROSOFT.STDEV.S([.B8:.B19])" office:value-type="float" office:value="1.51185789203691" calcext:value-type="float">
            <text:p>1,511857892</text:p>
          </table:table-cell>
          <table:table-cell table:formula="of:=AVERAGE([.B8:.B19])" office:value-type="float" office:value="2.5" calcext:value-type="float">
            <text:p>2,5</text:p>
          </table:table-cell>
          <table:table-cell table:formula="of:=[.D19]-[.C19]" office:value-type="float" office:value="0.988142107963091" calcext:value-type="float">
            <text:p>0,988142108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" calcext:value-type="float">
            <text:p>2</text:p>
          </table:table-cell>
          <table:table-cell table:formula="of:=COM.MICROSOFT.STDEV.S([.B9:.B20])" office:value-type="float" office:value="1.42400062421959" calcext:value-type="float">
            <text:p>1,4240006242</text:p>
          </table:table-cell>
          <table:table-cell table:formula="of:=AVERAGE([.B9:.B20])" office:value-type="float" office:value="2.44444444444444" calcext:value-type="float">
            <text:p>2,4444444444</text:p>
          </table:table-cell>
          <table:table-cell table:formula="of:=[.D20]-[.C20]" office:value-type="float" office:value="1.02044382022486" calcext:value-type="float">
            <text:p>1,0204438202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" calcext:value-type="float">
            <text:p>3</text:p>
          </table:table-cell>
          <table:table-cell table:formula="of:=COM.MICROSOFT.STDEV.S([.B10:.B21])" office:value-type="float" office:value="1.42400062421959" calcext:value-type="float">
            <text:p>1,4240006242</text:p>
          </table:table-cell>
          <table:table-cell table:formula="of:=AVERAGE([.B10:.B21])" office:value-type="float" office:value="2.44444444444444" calcext:value-type="float">
            <text:p>2,4444444444</text:p>
          </table:table-cell>
          <table:table-cell table:formula="of:=[.D21]-[.C21]" office:value-type="float" office:value="1.02044382022486" calcext:value-type="float">
            <text:p>1,0204438202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COM.MICROSOFT.STDEV.S([.B11:.B22])" office:value-type="float" office:value="1.50594061730772" calcext:value-type="float">
            <text:p>1,5059406173</text:p>
          </table:table-cell>
          <table:table-cell table:formula="of:=AVERAGE([.B11:.B22])" office:value-type="float" office:value="2.375" calcext:value-type="float">
            <text:p>2,375</text:p>
          </table:table-cell>
          <table:table-cell table:formula="of:=[.D22]-[.C22]" office:value-type="float" office:value="0.869059382692284" calcext:value-type="float">
            <text:p>0,8690593827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5" calcext:value-type="float">
            <text:p>5</text:p>
          </table:table-cell>
          <table:table-cell table:formula="of:=COM.MICROSOFT.STDEV.S([.B12:.B23])" office:value-type="float" office:value="1.50594061730772" calcext:value-type="float">
            <text:p>1,5059406173</text:p>
          </table:table-cell>
          <table:table-cell table:formula="of:=AVERAGE([.B12:.B23])" office:value-type="float" office:value="2.375" calcext:value-type="float">
            <text:p>2,375</text:p>
          </table:table-cell>
          <table:table-cell table:formula="of:=[.D23]-[.C23]" office:value-type="float" office:value="0.869059382692284" calcext:value-type="float">
            <text:p>0,8690593827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" calcext:value-type="float">
            <text:p>6</text:p>
          </table:table-cell>
          <table:table-cell table:formula="of:=COM.MICROSOFT.STDEV.S([.B13:.B24])" office:value-type="float" office:value="1.92260983338497" calcext:value-type="float">
            <text:p>1,9226098334</text:p>
          </table:table-cell>
          <table:table-cell table:formula="of:=AVERAGE([.B13:.B24])" office:value-type="float" office:value="2.625" calcext:value-type="float">
            <text:p>2,625</text:p>
          </table:table-cell>
          <table:table-cell table:formula="of:=[.D24]-[.C24]" office:value-type="float" office:value="0.702390166615033" calcext:value-type="float">
            <text:p>0,7023901666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" calcext:value-type="float">
            <text:p>4</text:p>
          </table:table-cell>
          <table:table-cell table:formula="of:=COM.MICROSOFT.STDEV.S([.B14:.B25])" office:value-type="float" office:value="1.85592145427667" calcext:value-type="float">
            <text:p>1,8559214543</text:p>
          </table:table-cell>
          <table:table-cell table:formula="of:=AVERAGE([.B14:.B25])" office:value-type="float" office:value="2.77777777777778" calcext:value-type="float">
            <text:p>2,7777777778</text:p>
          </table:table-cell>
          <table:table-cell table:formula="of:=[.D25]-[.C25]" office:value-type="float" office:value="0.921856323501104" calcext:value-type="float">
            <text:p>0,9218563235</text:p>
          </table:table-cell>
          <table:table-cell table:formula="of:=[.D25]-[.D13]" office:value-type="float" office:value="-0.0555555555555558" calcext:value-type="float">
            <text:p>-0,0555555556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2" calcext:value-type="float">
            <text:p>2</text:p>
          </table:table-cell>
          <table:table-cell table:formula="of:=COM.MICROSOFT.STDEV.S([.B15:.B26])" office:value-type="float" office:value="1.76383420737639" calcext:value-type="float">
            <text:p>1,7638342074</text:p>
          </table:table-cell>
          <table:table-cell table:formula="of:=AVERAGE([.B15:.B26])" office:value-type="float" office:value="2.88888888888889" calcext:value-type="float">
            <text:p>2,8888888889</text:p>
          </table:table-cell>
          <table:table-cell table:formula="of:=[.D26]-[.C26]" office:value-type="float" office:value="1.1250546815125" calcext:value-type="float">
            <text:p>1,1250546815</text:p>
          </table:table-cell>
          <table:table-cell table:formula="of:=[.D26]-[.D14]" office:value-type="float" office:value="0.317460317460317" calcext:value-type="float">
            <text:p>0,317460317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4" calcext:value-type="float">
            <text:p>4</text:p>
          </table:table-cell>
          <table:table-cell table:formula="of:=COM.MICROSOFT.STDEV.S([.B16:.B27])" office:value-type="float" office:value="1.6996731711976" calcext:value-type="float">
            <text:p>1,6996731712</text:p>
          </table:table-cell>
          <table:table-cell table:formula="of:=AVERAGE([.B16:.B27])" office:value-type="float" office:value="3" calcext:value-type="float">
            <text:p>3</text:p>
          </table:table-cell>
          <table:table-cell table:formula="of:=[.D27]-[.C27]" office:value-type="float" office:value="1.30032682880241" calcext:value-type="float">
            <text:p>1,3003268288</text:p>
          </table:table-cell>
          <table:table-cell table:formula="of:=[.D27]-[.D15]" office:value-type="float" office:value="0.428571428571428" calcext:value-type="float">
            <text:p>0,4285714286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" calcext:value-type="float">
            <text:p>1</text:p>
          </table:table-cell>
          <table:table-cell table:formula="of:=COM.MICROSOFT.STDEV.S([.B17:.B28])" office:value-type="float" office:value="1.79195734076208" calcext:value-type="float">
            <text:p>1,7919573408</text:p>
          </table:table-cell>
          <table:table-cell table:formula="of:=AVERAGE([.B17:.B28])" office:value-type="float" office:value="2.9" calcext:value-type="float">
            <text:p>2,9</text:p>
          </table:table-cell>
          <table:table-cell table:formula="of:=[.D28]-[.C28]" office:value-type="float" office:value="1.10804265923792" calcext:value-type="float">
            <text:p>1,1080426592</text:p>
          </table:table-cell>
          <table:table-cell table:formula="of:=[.D28]-[.D16]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" calcext:value-type="float">
            <text:p>2</text:p>
          </table:table-cell>
          <table:table-cell table:formula="of:=COM.MICROSOFT.STDEV.S([.B18:.B29])" office:value-type="float" office:value="1.6996731711976" calcext:value-type="float">
            <text:p>1,6996731712</text:p>
          </table:table-cell>
          <table:table-cell table:formula="of:=AVERAGE([.B18:.B29])" office:value-type="float" office:value="3" calcext:value-type="float">
            <text:p>3</text:p>
          </table:table-cell>
          <table:table-cell table:formula="of:=[.D29]-[.C29]" office:value-type="float" office:value="1.30032682880241" calcext:value-type="float">
            <text:p>1,3003268288</text:p>
          </table:table-cell>
          <table:table-cell table:formula="of:=[.D29]-[.D17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" calcext:value-type="float">
            <text:p>5</text:p>
          </table:table-cell>
          <table:table-cell table:formula="of:=COM.MICROSOFT.STDEV.S([.B19:.B30])" office:value-type="float" office:value="1.72152152575458" calcext:value-type="float">
            <text:p>1,7215215258</text:p>
          </table:table-cell>
          <table:table-cell table:formula="of:=AVERAGE([.B19:.B30])" office:value-type="float" office:value="3.18181818181818" calcext:value-type="float">
            <text:p>3,1818181818</text:p>
          </table:table-cell>
          <table:table-cell table:formula="of:=[.D30]-[.C30]" office:value-type="float" office:value="1.46029665606361" calcext:value-type="float">
            <text:p>1,4602966561</text:p>
          </table:table-cell>
          <table:table-cell table:formula="of:=[.D30]-[.D18]" office:value-type="float" office:value="0.681818181818182" calcext:value-type="float">
            <text:p>0,6818181818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" calcext:value-type="float">
            <text:p>5</text:p>
          </table:table-cell>
          <table:table-cell table:formula="of:=COM.MICROSOFT.STDEV.S([.B20:.B31])" office:value-type="float" office:value="1.6348477827392" calcext:value-type="float">
            <text:p>1,6348477827</text:p>
          </table:table-cell>
          <table:table-cell table:formula="of:=AVERAGE([.B20:.B31])" office:value-type="float" office:value="3.54545454545455" calcext:value-type="float">
            <text:p>3,5454545455</text:p>
          </table:table-cell>
          <table:table-cell table:formula="of:=[.D31]-[.C31]" office:value-type="float" office:value="1.91060676271535" calcext:value-type="float">
            <text:p>1,9106067627</text:p>
          </table:table-cell>
          <table:table-cell table:formula="of:=[.D31]-[.D19]" office:value-type="float" office:value="1.04545454545455" calcext:value-type="float">
            <text:p>1,045454545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3" calcext:value-type="float">
            <text:p>3</text:p>
          </table:table-cell>
          <table:table-cell table:formula="of:=COM.MICROSOFT.STDEV.S([.B21:.B32])" office:value-type="float" office:value="1.56669890360128" calcext:value-type="float">
            <text:p>1,5666989036</text:p>
          </table:table-cell>
          <table:table-cell table:formula="of:=AVERAGE([.B21:.B32])" office:value-type="float" office:value="3.63636363636364" calcext:value-type="float">
            <text:p>3,6363636364</text:p>
          </table:table-cell>
          <table:table-cell table:formula="of:=[.D32]-[.C32]" office:value-type="float" office:value="2.06966473276236" calcext:value-type="float">
            <text:p>2,0696647328</text:p>
          </table:table-cell>
          <table:table-cell table:formula="of:=[.D32]-[.D20]" office:value-type="float" office:value="1.19191919191919" calcext:value-type="float">
            <text:p>1,1919191919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" calcext:value-type="float">
            <text:p>7</text:p>
          </table:table-cell>
          <table:table-cell table:formula="of:=COM.MICROSOFT.STDEV.S([.B22:.B33])" office:value-type="float" office:value="1.84390889145858" calcext:value-type="float">
            <text:p>1,8439088915</text:p>
          </table:table-cell>
          <table:table-cell table:formula="of:=AVERAGE([.B22:.B33])" office:value-type="float" office:value="4" calcext:value-type="float">
            <text:p>4</text:p>
          </table:table-cell>
          <table:table-cell table:formula="of:=[.D33]-[.C33]" office:value-type="float" office:value="2.15609110854142" calcext:value-type="float">
            <text:p>2,1560911085</text:p>
          </table:table-cell>
          <table:table-cell table:formula="of:=[.D33]-[.D21]" office:value-type="float" office:value="1.55555555555556" calcext:value-type="float">
            <text:p>1,5555555556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" calcext:value-type="float">
            <text:p>5</text:p>
          </table:table-cell>
          <table:table-cell table:formula="of:=COM.MICROSOFT.STDEV.S([.B23:.B34])" office:value-type="float" office:value="1.78164037455442" calcext:value-type="float">
            <text:p>1,7816403746</text:p>
          </table:table-cell>
          <table:table-cell table:formula="of:=AVERAGE([.B23:.B34])" office:value-type="float" office:value="4.08333333333333" calcext:value-type="float">
            <text:p>4,0833333333</text:p>
          </table:table-cell>
          <table:table-cell table:formula="of:=[.D34]-[.C34]" office:value-type="float" office:value="2.30169295877891" calcext:value-type="float">
            <text:p>2,3016929588</text:p>
          </table:table-cell>
          <table:table-cell table:formula="of:=[.D34]-[.D22]" office:value-type="float" office:value="1.70833333333333" calcext:value-type="float">
            <text:p>1,708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" calcext:value-type="float">
            <text:p>5</text:p>
          </table:table-cell>
          <table:table-cell table:formula="of:=COM.MICROSOFT.STDEV.S([.B24:.B35])" office:value-type="float" office:value="1.78164037455442" calcext:value-type="float">
            <text:p>1,7816403746</text:p>
          </table:table-cell>
          <table:table-cell table:formula="of:=AVERAGE([.B24:.B35])" office:value-type="float" office:value="4.08333333333333" calcext:value-type="float">
            <text:p>4,0833333333</text:p>
          </table:table-cell>
          <table:table-cell table:formula="of:=[.D35]-[.C35]" office:value-type="float" office:value="2.30169295877891" calcext:value-type="float">
            <text:p>2,3016929588</text:p>
          </table:table-cell>
          <table:table-cell table:formula="of:=[.D35]-[.D23]" office:value-type="float" office:value="1.70833333333333" calcext:value-type="float">
            <text:p>1,708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" calcext:value-type="float">
            <text:p>6</text:p>
          </table:table-cell>
          <table:table-cell table:formula="of:=COM.MICROSOFT.STDEV.S([.B25:.B36])" office:value-type="float" office:value="1.78164037455442" calcext:value-type="float">
            <text:p>1,7816403746</text:p>
          </table:table-cell>
          <table:table-cell table:formula="of:=AVERAGE([.B25:.B36])" office:value-type="float" office:value="4.08333333333333" calcext:value-type="float">
            <text:p>4,0833333333</text:p>
          </table:table-cell>
          <table:table-cell table:formula="of:=[.D36]-[.C36]" office:value-type="float" office:value="2.30169295877891" calcext:value-type="float">
            <text:p>2,3016929588</text:p>
          </table:table-cell>
          <table:table-cell table:formula="of:=[.D36]-[.D24]" office:value-type="float" office:value="1.45833333333333" calcext:value-type="float">
            <text:p>1,458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" calcext:value-type="float">
            <text:p>6</text:p>
          </table:table-cell>
          <table:table-cell table:formula="of:=COM.MICROSOFT.STDEV.S([.B26:.B37])" office:value-type="float" office:value="1.86474468152418" calcext:value-type="float">
            <text:p>1,8647446815</text:p>
          </table:table-cell>
          <table:table-cell table:formula="of:=AVERAGE([.B26:.B37])" office:value-type="float" office:value="4.25" calcext:value-type="float">
            <text:p>4,25</text:p>
          </table:table-cell>
          <table:table-cell table:formula="of:=[.D37]-[.C37]" office:value-type="float" office:value="2.38525531847582" calcext:value-type="float">
            <text:p>2,3852553185</text:p>
          </table:table-cell>
          <table:table-cell table:formula="of:=[.D37]-[.D25]" office:value-type="float" office:value="1.47222222222222" calcext:value-type="float">
            <text:p>1,4722222222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" calcext:value-type="float">
            <text:p>2</text:p>
          </table:table-cell>
          <table:table-cell table:formula="of:=COM.MICROSOFT.STDEV.S([.B27:.B38])" office:value-type="float" office:value="1.86474468152418" calcext:value-type="float">
            <text:p>1,8647446815</text:p>
          </table:table-cell>
          <table:table-cell table:formula="of:=AVERAGE([.B27:.B38])" office:value-type="float" office:value="4.25" calcext:value-type="float">
            <text:p>4,25</text:p>
          </table:table-cell>
          <table:table-cell table:formula="of:=[.D38]-[.C38]" office:value-type="float" office:value="2.38525531847582" calcext:value-type="float">
            <text:p>2,3852553185</text:p>
          </table:table-cell>
          <table:table-cell table:formula="of:=[.D38]-[.D26]" office:value-type="float" office:value="1.36111111111111" calcext:value-type="float">
            <text:p>1,3611111111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4" calcext:value-type="float">
            <text:p>4</text:p>
          </table:table-cell>
          <table:table-cell table:formula="of:=COM.MICROSOFT.STDEV.S([.B28:.B39])" office:value-type="float" office:value="1.86474468152418" calcext:value-type="float">
            <text:p>1,8647446815</text:p>
          </table:table-cell>
          <table:table-cell table:formula="of:=AVERAGE([.B28:.B39])" office:value-type="float" office:value="4.25" calcext:value-type="float">
            <text:p>4,25</text:p>
          </table:table-cell>
          <table:table-cell table:formula="of:=[.D39]-[.C39]" office:value-type="float" office:value="2.38525531847582" calcext:value-type="float">
            <text:p>2,3852553185</text:p>
          </table:table-cell>
          <table:table-cell table:formula="of:=[.D39]-[.D27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4" calcext:value-type="float">
            <text:p>4</text:p>
          </table:table-cell>
          <table:table-cell table:formula="of:=COM.MICROSOFT.STDEV.S([.B29:.B40])" office:value-type="float" office:value="1.56669890360128" calcext:value-type="float">
            <text:p>1,5666989036</text:p>
          </table:table-cell>
          <table:table-cell table:formula="of:=AVERAGE([.B29:.B40])" office:value-type="float" office:value="4.5" calcext:value-type="float">
            <text:p>4,5</text:p>
          </table:table-cell>
          <table:table-cell table:formula="of:=[.D40]-[.C40]" office:value-type="float" office:value="2.93330109639872" calcext:value-type="float">
            <text:p>2,9333010964</text:p>
          </table:table-cell>
          <table:table-cell table:formula="of:=[.D40]-[.D28]" office:value-type="float" office:value="1.6" calcext:value-type="float">
            <text:p>1,6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3" calcext:value-type="float">
            <text:p>3</text:p>
          </table:table-cell>
          <table:table-cell table:formula="of:=COM.MICROSOFT.STDEV.S([.B30:.B41])" office:value-type="float" office:value="1.44337567297406" calcext:value-type="float">
            <text:p>1,443375673</text:p>
          </table:table-cell>
          <table:table-cell table:formula="of:=AVERAGE([.B30:.B41])" office:value-type="float" office:value="4.58333333333333" calcext:value-type="float">
            <text:p>4,5833333333</text:p>
          </table:table-cell>
          <table:table-cell table:formula="of:=[.D41]-[.C41]" office:value-type="float" office:value="3.13995766035927" calcext:value-type="float">
            <text:p>3,1399576604</text:p>
          </table:table-cell>
          <table:table-cell table:formula="of:=[.D41]-[.D29]" office:value-type="float" office:value="1.58333333333333" calcext:value-type="float">
            <text:p>1,5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" calcext:value-type="float">
            <text:p>2</text:p>
          </table:table-cell>
          <table:table-cell table:formula="of:=COM.MICROSOFT.STDEV.S([.B31:.B42])" office:value-type="float" office:value="1.6143297699233" calcext:value-type="float">
            <text:p>1,6143297699</text:p>
          </table:table-cell>
          <table:table-cell table:formula="of:=AVERAGE([.B31:.B42])" office:value-type="float" office:value="4.33333333333333" calcext:value-type="float">
            <text:p>4,3333333333</text:p>
          </table:table-cell>
          <table:table-cell table:formula="of:=[.D42]-[.C42]" office:value-type="float" office:value="2.71900356341004" calcext:value-type="float">
            <text:p>2,7190035634</text:p>
          </table:table-cell>
          <table:table-cell table:formula="of:=[.D42]-[.D30]" office:value-type="float" office:value="1.15151515151515" calcext:value-type="float">
            <text:p>1,151515151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" calcext:value-type="float">
            <text:p>6</text:p>
          </table:table-cell>
          <table:table-cell table:formula="of:=COM.MICROSOFT.STDEV.S([.B32:.B43])" office:value-type="float" office:value="1.67648622440092" calcext:value-type="float">
            <text:p>1,6764862244</text:p>
          </table:table-cell>
          <table:table-cell table:formula="of:=AVERAGE([.B32:.B43])" office:value-type="float" office:value="4.41666666666667" calcext:value-type="float">
            <text:p>4,4166666667</text:p>
          </table:table-cell>
          <table:table-cell table:formula="of:=[.D43]-[.C43]" office:value-type="float" office:value="2.74018044226574" calcext:value-type="float">
            <text:p>2,7401804423</text:p>
          </table:table-cell>
          <table:table-cell table:formula="of:=[.D43]-[.D31]" office:value-type="float" office:value="0.871212121212121" calcext:value-type="float">
            <text:p>0,8712121212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5" calcext:value-type="float">
            <text:p>5</text:p>
          </table:table-cell>
          <table:table-cell table:formula="of:=COM.MICROSOFT.STDEV.S([.B33:.B44])" office:value-type="float" office:value="1.62135371797393" calcext:value-type="float">
            <text:p>1,621353718</text:p>
          </table:table-cell>
          <table:table-cell table:formula="of:=AVERAGE([.B33:.B44])" office:value-type="float" office:value="4.58333333333333" calcext:value-type="float">
            <text:p>4,5833333333</text:p>
          </table:table-cell>
          <table:table-cell table:formula="of:=[.D44]-[.C44]" office:value-type="float" office:value="2.96197961535941" calcext:value-type="float">
            <text:p>2,9619796154</text:p>
          </table:table-cell>
          <table:table-cell table:formula="of:=[.D44]-[.D32]" office:value-type="float" office:value="0.946969696969697" calcext:value-type="float">
            <text:p>0,94696969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" calcext:value-type="float">
            <text:p>3</text:p>
          </table:table-cell>
          <table:table-cell table:formula="of:=COM.MICROSOFT.STDEV.S([.B34:.B45])" office:value-type="float" office:value="1.48477117918737" calcext:value-type="float">
            <text:p>1,4847711792</text:p>
          </table:table-cell>
          <table:table-cell table:formula="of:=AVERAGE([.B34:.B45])" office:value-type="float" office:value="4.25" calcext:value-type="float">
            <text:p>4,25</text:p>
          </table:table-cell>
          <table:table-cell table:formula="of:=[.D45]-[.C45]" office:value-type="float" office:value="2.76522882081263" calcext:value-type="float">
            <text:p>2,7652288208</text:p>
          </table:table-cell>
          <table:table-cell table:formula="of:=[.D45]-[.D33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" calcext:value-type="float">
            <text:p>1</text:p>
          </table:table-cell>
          <table:table-cell table:formula="of:=COM.MICROSOFT.STDEV.S([.B35:.B46])" office:value-type="float" office:value="1.72986249234563" calcext:value-type="float">
            <text:p>1,7298624923</text:p>
          </table:table-cell>
          <table:table-cell table:formula="of:=AVERAGE([.B35:.B46])" office:value-type="float" office:value="3.91666666666667" calcext:value-type="float">
            <text:p>3,9166666667</text:p>
          </table:table-cell>
          <table:table-cell table:formula="of:=[.D46]-[.C46]" office:value-type="float" office:value="2.18680417432103" calcext:value-type="float">
            <text:p>2,1868041743</text:p>
          </table:table-cell>
          <table:table-cell table:formula="of:=[.D46]-[.D34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" calcext:value-type="float">
            <text:p>2</text:p>
          </table:table-cell>
          <table:table-cell table:formula="of:=COM.MICROSOFT.STDEV.S([.B36:.B47])" office:value-type="float" office:value="1.77525072919719" calcext:value-type="float">
            <text:p>1,7752507292</text:p>
          </table:table-cell>
          <table:table-cell table:formula="of:=AVERAGE([.B36:.B47])" office:value-type="float" office:value="3.66666666666667" calcext:value-type="float">
            <text:p>3,6666666667</text:p>
          </table:table-cell>
          <table:table-cell table:formula="of:=[.D47]-[.C47]" office:value-type="float" office:value="1.89141593746948" calcext:value-type="float">
            <text:p>1,8914159375</text:p>
          </table:table-cell>
          <table:table-cell table:formula="of:=[.D47]-[.D35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COM.MICROSOFT.STDEV.S([.B37:.B48])" office:value-type="float" office:value="1.69491217257039" calcext:value-type="float">
            <text:p>1,6949121726</text:p>
          </table:table-cell>
          <table:table-cell table:formula="of:=AVERAGE([.B37:.B48])" office:value-type="float" office:value="3.45454545454545" calcext:value-type="float">
            <text:p>3,4545454545</text:p>
          </table:table-cell>
          <table:table-cell table:formula="of:=[.D48]-[.C48]" office:value-type="float" office:value="1.75963328197507" calcext:value-type="float">
            <text:p>1,759633282</text:p>
          </table:table-cell>
          <table:table-cell table:formula="of:=[.D48]-[.D36]" office:value-type="float" office:value="-0.628787878787878" calcext:value-type="float">
            <text:p>-0,6287878788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" calcext:value-type="float">
            <text:p>3</text:p>
          </table:table-cell>
          <table:table-cell table:formula="of:=COM.MICROSOFT.STDEV.S([.B38:.B49])" office:value-type="float" office:value="1.4709304414677" calcext:value-type="float">
            <text:p>1,4709304415</text:p>
          </table:table-cell>
          <table:table-cell table:formula="of:=AVERAGE([.B38:.B49])" office:value-type="float" office:value="3.18181818181818" calcext:value-type="float">
            <text:p>3,1818181818</text:p>
          </table:table-cell>
          <table:table-cell table:formula="of:=[.D49]-[.C49]" office:value-type="float" office:value="1.71088774035048" calcext:value-type="float">
            <text:p>1,7108877404</text:p>
          </table:table-cell>
          <table:table-cell table:formula="of:=[.D49]-[.D37]" office:value-type="float" office:value="-1.06818181818182" calcext:value-type="float">
            <text:p>-1,0681818182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" calcext:value-type="float">
            <text:p>3</text:p>
          </table:table-cell>
          <table:table-cell table:formula="of:=COM.MICROSOFT.STDEV.S([.B39:.B50])" office:value-type="float" office:value="1.42062726222673" calcext:value-type="float">
            <text:p>1,4206272622</text:p>
          </table:table-cell>
          <table:table-cell table:formula="of:=AVERAGE([.B39:.B50])" office:value-type="float" office:value="3.27272727272727" calcext:value-type="float">
            <text:p>3,2727272727</text:p>
          </table:table-cell>
          <table:table-cell table:formula="of:=[.D50]-[.C50]" office:value-type="float" office:value="1.85210001050054" calcext:value-type="float">
            <text:p>1,8521000105</text:p>
          </table:table-cell>
          <table:table-cell table:formula="of:=[.D50]-[.D38]" office:value-type="float" office:value="-0.977272727272727" calcext:value-type="float">
            <text:p>-0,977272727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3" calcext:value-type="float">
            <text:p>3</text:p>
          </table:table-cell>
          <table:table-cell table:formula="of:=COM.MICROSOFT.STDEV.S([.B40:.B51])" office:value-type="float" office:value="1.40129809949074" calcext:value-type="float">
            <text:p>1,4012980995</text:p>
          </table:table-cell>
          <table:table-cell table:formula="of:=AVERAGE([.B40:.B51])" office:value-type="float" office:value="3.18181818181818" calcext:value-type="float">
            <text:p>3,1818181818</text:p>
          </table:table-cell>
          <table:table-cell table:formula="of:=[.D51]-[.C51]" office:value-type="float" office:value="1.78052008232744" calcext:value-type="float">
            <text:p>1,7805200823</text:p>
          </table:table-cell>
          <table:table-cell table:formula="of:=[.D51]-[.D39]" office:value-type="float" office:value="-1.06818181818182" calcext:value-type="float">
            <text:p>-1,0681818182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" calcext:value-type="float">
            <text:p>2</text:p>
          </table:table-cell>
          <table:table-cell table:formula="of:=COM.MICROSOFT.STDEV.S([.B41:.B52])" office:value-type="float" office:value="1.4142135623731" calcext:value-type="float">
            <text:p>1,4142135624</text:p>
          </table:table-cell>
          <table:table-cell table:formula="of:=AVERAGE([.B41:.B52])" office:value-type="float" office:value="3" calcext:value-type="float">
            <text:p>3</text:p>
          </table:table-cell>
          <table:table-cell table:formula="of:=[.D52]-[.C52]" office:value-type="float" office:value="1.5857864376269" calcext:value-type="float">
            <text:p>1,5857864376</text:p>
          </table:table-cell>
          <table:table-cell table:formula="of:=[.D52]-[.D40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" calcext:value-type="float">
            <text:p>3</text:p>
          </table:table-cell>
          <table:table-cell table:formula="of:=COM.MICROSOFT.STDEV.S([.B42:.B53])" office:value-type="float" office:value="1.4142135623731" calcext:value-type="float">
            <text:p>1,4142135624</text:p>
          </table:table-cell>
          <table:table-cell table:formula="of:=AVERAGE([.B42:.B53])" office:value-type="float" office:value="3" calcext:value-type="float">
            <text:p>3</text:p>
          </table:table-cell>
          <table:table-cell table:formula="of:=[.D53]-[.C53]" office:value-type="float" office:value="1.5857864376269" calcext:value-type="float">
            <text:p>1,5857864376</text:p>
          </table:table-cell>
          <table:table-cell table:formula="of:=[.D53]-[.D41]" office:value-type="float" office:value="-1.58333333333333" calcext:value-type="float">
            <text:p>-1,58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" calcext:value-type="float">
            <text:p>2</text:p>
          </table:table-cell>
          <table:table-cell table:formula="of:=COM.MICROSOFT.STDEV.S([.B43:.B54])" office:value-type="float" office:value="1.4142135623731" calcext:value-type="float">
            <text:p>1,4142135624</text:p>
          </table:table-cell>
          <table:table-cell table:formula="of:=AVERAGE([.B43:.B54])" office:value-type="float" office:value="3" calcext:value-type="float">
            <text:p>3</text:p>
          </table:table-cell>
          <table:table-cell table:formula="of:=[.D54]-[.C54]" office:value-type="float" office:value="1.5857864376269" calcext:value-type="float">
            <text:p>1,5857864376</text:p>
          </table:table-cell>
          <table:table-cell table:formula="of:=[.D54]-[.D42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" calcext:value-type="float">
            <text:p>3</text:p>
          </table:table-cell>
          <table:table-cell table:formula="of:=COM.MICROSOFT.STDEV.S([.B44:.B55])" office:value-type="float" office:value="1.00904995821903" calcext:value-type="float">
            <text:p>1,0090499582</text:p>
          </table:table-cell>
          <table:table-cell table:formula="of:=AVERAGE([.B44:.B55])" office:value-type="float" office:value="2.72727272727273" calcext:value-type="float">
            <text:p>2,7272727273</text:p>
          </table:table-cell>
          <table:table-cell table:formula="of:=[.D55]-[.C55]" office:value-type="float" office:value="1.7182227690537" calcext:value-type="float">
            <text:p>1,7182227691</text:p>
          </table:table-cell>
          <table:table-cell table:formula="of:=[.D55]-[.D43]" office:value-type="float" office:value="-1.68939393939394" calcext:value-type="float">
            <text:p>-1,6893939394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" calcext:value-type="float">
            <text:p>1</text:p>
          </table:table-cell>
          <table:table-cell table:formula="of:=COM.MICROSOFT.STDEV.S([.B45:.B56])" office:value-type="float" office:value="0.809039834955891" calcext:value-type="float">
            <text:p>0,809039835</text:p>
          </table:table-cell>
          <table:table-cell table:formula="of:=AVERAGE([.B45:.B56])" office:value-type="float" office:value="2.36363636363636" calcext:value-type="float">
            <text:p>2,3636363636</text:p>
          </table:table-cell>
          <table:table-cell table:formula="of:=[.D56]-[.C56]" office:value-type="float" office:value="1.55459652868047" calcext:value-type="float">
            <text:p>1,5545965287</text:p>
          </table:table-cell>
          <table:table-cell table:formula="of:=[.D56]-[.D44]" office:value-type="float" office:value="-2.21969696969697" calcext:value-type="float">
            <text:p>-2,219696969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" calcext:value-type="float">
            <text:p>2</text:p>
          </table:table-cell>
          <table:table-cell table:formula="of:=COM.MICROSOFT.STDEV.S([.B46:.B57])" office:value-type="float" office:value="0.786245393106896" calcext:value-type="float">
            <text:p>0,7862453931</text:p>
          </table:table-cell>
          <table:table-cell table:formula="of:=AVERAGE([.B46:.B57])" office:value-type="float" office:value="2.27272727272727" calcext:value-type="float">
            <text:p>2,2727272727</text:p>
          </table:table-cell>
          <table:table-cell table:formula="of:=[.D57]-[.C57]" office:value-type="float" office:value="1.48648187962038" calcext:value-type="float">
            <text:p>1,4864818796</text:p>
          </table:table-cell>
          <table:table-cell table:formula="of:=[.D57]-[.D45]" office:value-type="float" office:value="-1.97727272727273" calcext:value-type="float">
            <text:p>-1,977272727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" calcext:value-type="float">
            <text:p>2</text:p>
          </table:table-cell>
          <table:table-cell table:formula="of:=COM.MICROSOFT.STDEV.S([.B47:.B58])" office:value-type="float" office:value="0.674199862463242" calcext:value-type="float">
            <text:p>0,6741998625</text:p>
          </table:table-cell>
          <table:table-cell table:formula="of:=AVERAGE([.B47:.B58])" office:value-type="float" office:value="2.36363636363636" calcext:value-type="float">
            <text:p>2,3636363636</text:p>
          </table:table-cell>
          <table:table-cell table:formula="of:=[.D58]-[.C58]" office:value-type="float" office:value="1.68943650117312" calcext:value-type="float">
            <text:p>1,6894365012</text:p>
          </table:table-cell>
          <table:table-cell table:formula="of:=[.D58]-[.D46]" office:value-type="float" office:value="-1.5530303030303" calcext:value-type="float">
            <text:p>-1,55303030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4" calcext:value-type="float">
            <text:p>4</text:p>
          </table:table-cell>
          <table:table-cell table:formula="of:=COM.MICROSOFT.STDEV.S([.B48:.B59])" office:value-type="float" office:value="0.820199532264724" calcext:value-type="float">
            <text:p>0,8201995323</text:p>
          </table:table-cell>
          <table:table-cell table:formula="of:=AVERAGE([.B48:.B59])" office:value-type="float" office:value="2.54545454545455" calcext:value-type="float">
            <text:p>2,5454545455</text:p>
          </table:table-cell>
          <table:table-cell table:formula="of:=[.D59]-[.C59]" office:value-type="float" office:value="1.72525501318982" calcext:value-type="float">
            <text:p>1,7252550132</text:p>
          </table:table-cell>
          <table:table-cell table:formula="of:=[.D59]-[.D47]" office:value-type="float" office:value="-1.12121212121212" calcext:value-type="float">
            <text:p>-1,1212121212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" calcext:value-type="float">
            <text:p>1</text:p>
          </table:table-cell>
          <table:table-cell table:formula="of:=COM.MICROSOFT.STDEV.S([.B49:.B60])" office:value-type="float" office:value="0.90033663737852" calcext:value-type="float">
            <text:p>0,9003366374</text:p>
          </table:table-cell>
          <table:table-cell table:formula="of:=AVERAGE([.B49:.B60])" office:value-type="float" office:value="2.41666666666667" calcext:value-type="float">
            <text:p>2,4166666667</text:p>
          </table:table-cell>
          <table:table-cell table:formula="of:=[.D60]-[.C60]" office:value-type="float" office:value="1.51633002928815" calcext:value-type="float">
            <text:p>1,5163300293</text:p>
          </table:table-cell>
          <table:table-cell table:formula="of:=[.D60]-[.D48]" office:value-type="float" office:value="-1.03787878787879" calcext:value-type="float">
            <text:p>-1,0378787879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4" calcext:value-type="float">
            <text:p>4</text:p>
          </table:table-cell>
          <table:table-cell table:formula="of:=COM.MICROSOFT.STDEV.S([.B50:.B61])" office:value-type="float" office:value="1" calcext:value-type="float">
            <text:p>1</text:p>
          </table:table-cell>
          <table:table-cell table:formula="of:=AVERAGE([.B50:.B61])" office:value-type="float" office:value="2.5" calcext:value-type="float">
            <text:p>2,5</text:p>
          </table:table-cell>
          <table:table-cell table:formula="of:=[.D61]-[.C61]" office:value-type="float" office:value="1.5" calcext:value-type="float">
            <text:p>1,5</text:p>
          </table:table-cell>
          <table:table-cell table:formula="of:=[.D61]-[.D49]" office:value-type="float" office:value="-0.681818181818182" calcext:value-type="float">
            <text:p>-0,6818181818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" calcext:value-type="float">
            <text:p>3</text:p>
          </table:table-cell>
          <table:table-cell table:formula="of:=COM.MICROSOFT.STDEV.S([.B51:.B62])" office:value-type="float" office:value="1" calcext:value-type="float">
            <text:p>1</text:p>
          </table:table-cell>
          <table:table-cell table:formula="of:=AVERAGE([.B51:.B62])" office:value-type="float" office:value="2.5" calcext:value-type="float">
            <text:p>2,5</text:p>
          </table:table-cell>
          <table:table-cell table:formula="of:=[.D62]-[.C62]" office:value-type="float" office:value="1.5" calcext:value-type="float">
            <text:p>1,5</text:p>
          </table:table-cell>
          <table:table-cell table:formula="of:=[.D62]-[.D50]" office:value-type="float" office:value="-0.772727272727273" calcext:value-type="float">
            <text:p>-0,772727272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4" calcext:value-type="float">
            <text:p>4</text:p>
          </table:table-cell>
          <table:table-cell table:formula="of:=COM.MICROSOFT.STDEV.S([.B52:.B63])" office:value-type="float" office:value="1.08362466945083" calcext:value-type="float">
            <text:p>1,0836246695</text:p>
          </table:table-cell>
          <table:table-cell table:formula="of:=AVERAGE([.B52:.B63])" office:value-type="float" office:value="2.58333333333333" calcext:value-type="float">
            <text:p>2,5833333333</text:p>
          </table:table-cell>
          <table:table-cell table:formula="of:=[.D63]-[.C63]" office:value-type="float" office:value="1.4997086638825" calcext:value-type="float">
            <text:p>1,4997086639</text:p>
          </table:table-cell>
          <table:table-cell table:formula="of:=[.D63]-[.D51]" office:value-type="float" office:value="-0.598484848484848" calcext:value-type="float">
            <text:p>-0,5984848485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" calcext:value-type="float">
            <text:p>2</text:p>
          </table:table-cell>
          <table:table-cell table:formula="of:=COM.MICROSOFT.STDEV.S([.B53:.B64])" office:value-type="float" office:value="1.08362466945083" calcext:value-type="float">
            <text:p>1,0836246695</text:p>
          </table:table-cell>
          <table:table-cell table:formula="of:=AVERAGE([.B53:.B64])" office:value-type="float" office:value="2.58333333333333" calcext:value-type="float">
            <text:p>2,5833333333</text:p>
          </table:table-cell>
          <table:table-cell table:formula="of:=[.D64]-[.C64]" office:value-type="float" office:value="1.4997086638825" calcext:value-type="float">
            <text:p>1,4997086639</text:p>
          </table:table-cell>
          <table:table-cell table:formula="of:=[.D64]-[.D52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" calcext:value-type="float">
            <text:p>5</text:p>
          </table:table-cell>
          <table:table-cell table:formula="of:=COM.MICROSOFT.STDEV.S([.B54:.B65])" office:value-type="float" office:value="1.28805702866407" calcext:value-type="float">
            <text:p>1,2880570287</text:p>
          </table:table-cell>
          <table:table-cell table:formula="of:=AVERAGE([.B54:.B65])" office:value-type="float" office:value="2.75" calcext:value-type="float">
            <text:p>2,75</text:p>
          </table:table-cell>
          <table:table-cell table:formula="of:=[.D65]-[.C65]" office:value-type="float" office:value="1.46194297133593" calcext:value-type="float">
            <text:p>1,4619429713</text:p>
          </table:table-cell>
          <table:table-cell table:formula="of:=[.D65]-[.D53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" calcext:value-type="float">
            <text:p>1</text:p>
          </table:table-cell>
          <table:table-cell table:formula="of:=COM.MICROSOFT.STDEV.S([.B55:.B66])" office:value-type="float" office:value="1.37068883368468" calcext:value-type="float">
            <text:p>1,3706888337</text:p>
          </table:table-cell>
          <table:table-cell table:formula="of:=AVERAGE([.B55:.B66])" office:value-type="float" office:value="2.66666666666667" calcext:value-type="float">
            <text:p>2,6666666667</text:p>
          </table:table-cell>
          <table:table-cell table:formula="of:=[.D66]-[.C66]" office:value-type="float" office:value="1.29597783298198" calcext:value-type="float">
            <text:p>1,295977833</text:p>
          </table:table-cell>
          <table:table-cell table:formula="of:=[.D66]-[.D54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" calcext:value-type="float">
            <text:p>1</text:p>
          </table:table-cell>
          <table:table-cell table:formula="of:=COM.MICROSOFT.STDEV.S([.B56:.B67])" office:value-type="float" office:value="1.44599761096244" calcext:value-type="float">
            <text:p>1,445997611</text:p>
          </table:table-cell>
          <table:table-cell table:formula="of:=AVERAGE([.B56:.B67])" office:value-type="float" office:value="2.5" calcext:value-type="float">
            <text:p>2,5</text:p>
          </table:table-cell>
          <table:table-cell table:formula="of:=[.D67]-[.C67]" office:value-type="float" office:value="1.05400238903756" calcext:value-type="float">
            <text:p>1,054002389</text:p>
          </table:table-cell>
          <table:table-cell table:formula="of:=[.D67]-[.D55]" office:value-type="float" office:value="-0.227272727272727" calcext:value-type="float">
            <text:p>-0,227272727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" calcext:value-type="float">
            <text:p>2</text:p>
          </table:table-cell>
          <table:table-cell table:formula="of:=COM.MICROSOFT.STDEV.S([.B57:.B68])" office:value-type="float" office:value="1.37895436890245" calcext:value-type="float">
            <text:p>1,3789543689</text:p>
          </table:table-cell>
          <table:table-cell table:formula="of:=AVERAGE([.B57:.B68])" office:value-type="float" office:value="2.58333333333333" calcext:value-type="float">
            <text:p>2,5833333333</text:p>
          </table:table-cell>
          <table:table-cell table:formula="of:=[.D68]-[.C68]" office:value-type="float" office:value="1.20437896443088" calcext:value-type="float">
            <text:p>1,2043789644</text:p>
          </table:table-cell>
          <table:table-cell table:formula="of:=[.D68]-[.D56]" office:value-type="float" office:value="0.21969696969697" calcext:value-type="float">
            <text:p>0,219696969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" calcext:value-type="float">
            <text:p>3</text:p>
          </table:table-cell>
          <table:table-cell table:formula="of:=COM.MICROSOFT.STDEV.S([.B58:.B69])" office:value-type="float" office:value="1.37068883368468" calcext:value-type="float">
            <text:p>1,3706888337</text:p>
          </table:table-cell>
          <table:table-cell table:formula="of:=AVERAGE([.B58:.B69])" office:value-type="float" office:value="2.66666666666667" calcext:value-type="float">
            <text:p>2,6666666667</text:p>
          </table:table-cell>
          <table:table-cell table:formula="of:=[.D69]-[.C69]" office:value-type="float" office:value="1.29597783298198" calcext:value-type="float">
            <text:p>1,295977833</text:p>
          </table:table-cell>
          <table:table-cell table:formula="of:=[.D69]-[.D57]" office:value-type="float" office:value="0.393939393939394" calcext:value-type="float">
            <text:p>0,3939393939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" calcext:value-type="float">
            <text:p>2</text:p>
          </table:table-cell>
          <table:table-cell table:formula="of:=COM.MICROSOFT.STDEV.S([.B59:.B70])" office:value-type="float" office:value="1.37068883368468" calcext:value-type="float">
            <text:p>1,3706888337</text:p>
          </table:table-cell>
          <table:table-cell table:formula="of:=AVERAGE([.B59:.B70])" office:value-type="float" office:value="2.66666666666667" calcext:value-type="float">
            <text:p>2,6666666667</text:p>
          </table:table-cell>
          <table:table-cell table:formula="of:=[.D70]-[.C70]" office:value-type="float" office:value="1.29597783298198" calcext:value-type="float">
            <text:p>1,295977833</text:p>
          </table:table-cell>
          <table:table-cell table:formula="of:=[.D70]-[.D58]" office:value-type="float" office:value="0.303030303030303" calcext:value-type="float">
            <text:p>0,30303030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" calcext:value-type="float">
            <text:p>4</text:p>
          </table:table-cell>
          <table:table-cell table:formula="of:=COM.MICROSOFT.STDEV.S([.B60:.B71])" office:value-type="float" office:value="1.37068883368468" calcext:value-type="float">
            <text:p>1,3706888337</text:p>
          </table:table-cell>
          <table:table-cell table:formula="of:=AVERAGE([.B60:.B71])" office:value-type="float" office:value="2.66666666666667" calcext:value-type="float">
            <text:p>2,6666666667</text:p>
          </table:table-cell>
          <table:table-cell table:formula="of:=[.D71]-[.C71]" office:value-type="float" office:value="1.29597783298198" calcext:value-type="float">
            <text:p>1,295977833</text:p>
          </table:table-cell>
          <table:table-cell table:formula="of:=[.D71]-[.D59]" office:value-type="float" office:value="0.121212121212121" calcext:value-type="float">
            <text:p>0,1212121212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" calcext:value-type="float">
            <text:p>10</text:p>
          </table:table-cell>
          <table:table-cell table:formula="of:=COM.MICROSOFT.STDEV.S([.B61:.B72])" office:value-type="float" office:value="2.42930342928074" calcext:value-type="float">
            <text:p>2,4293034293</text:p>
          </table:table-cell>
          <table:table-cell table:formula="of:=AVERAGE([.B61:.B72])" office:value-type="float" office:value="3.41666666666667" calcext:value-type="float">
            <text:p>3,4166666667</text:p>
          </table:table-cell>
          <table:table-cell table:formula="of:=[.D72]-[.C72]" office:value-type="float" office:value="0.987363237385929" calcext:value-type="float">
            <text:p>0,9873632374</text:p>
          </table:table-cell>
          <table:table-cell table:formula="of:=[.D72]-[.D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" calcext:value-type="float">
            <text:p>5</text:p>
          </table:table-cell>
          <table:table-cell table:formula="of:=COM.MICROSOFT.STDEV.S([.B62:.B73])" office:value-type="float" office:value="2.46797672009059" calcext:value-type="float">
            <text:p>2,4679767201</text:p>
          </table:table-cell>
          <table:table-cell table:formula="of:=AVERAGE([.B62:.B73])" office:value-type="float" office:value="3.5" calcext:value-type="float">
            <text:p>3,5</text:p>
          </table:table-cell>
          <table:table-cell table:formula="of:=[.D73]-[.C73]" office:value-type="float" office:value="1.03202327990941" calcext:value-type="float">
            <text:p>1,0320232799</text:p>
          </table:table-cell>
          <table:table-cell table:formula="of:=[.D73]-[.D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" calcext:value-type="float">
            <text:p>4</text:p>
          </table:table-cell>
          <table:table-cell table:formula="of:=COM.MICROSOFT.STDEV.S([.B63:.B74])" office:value-type="float" office:value="2.46644143115812" calcext:value-type="float">
            <text:p>2,4664414312</text:p>
          </table:table-cell>
          <table:table-cell table:formula="of:=AVERAGE([.B63:.B74])" office:value-type="float" office:value="3.58333333333333" calcext:value-type="float">
            <text:p>3,5833333333</text:p>
          </table:table-cell>
          <table:table-cell table:formula="of:=[.D74]-[.C74]" office:value-type="float" office:value="1.11689190217521" calcext:value-type="float">
            <text:p>1,1168919022</text:p>
          </table:table-cell>
          <table:table-cell table:formula="of:=[.D74]-[.D62]" office:value-type="float" office:value="1.08333333333333" calcext:value-type="float">
            <text:p>1,08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" calcext:value-type="float">
            <text:p>3</text:p>
          </table:table-cell>
          <table:table-cell table:formula="of:=COM.MICROSOFT.STDEV.S([.B64:.B75])" office:value-type="float" office:value="2.46797672009059" calcext:value-type="float">
            <text:p>2,4679767201</text:p>
          </table:table-cell>
          <table:table-cell table:formula="of:=AVERAGE([.B64:.B75])" office:value-type="float" office:value="3.5" calcext:value-type="float">
            <text:p>3,5</text:p>
          </table:table-cell>
          <table:table-cell table:formula="of:=[.D75]-[.C75]" office:value-type="float" office:value="1.03202327990941" calcext:value-type="float">
            <text:p>1,0320232799</text:p>
          </table:table-cell>
          <table:table-cell table:formula="of:=[.D75]-[.D63]" office:value-type="float" office:value="0.916666666666666" calcext:value-type="float">
            <text:p>0,91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" calcext:value-type="float">
            <text:p>5</text:p>
          </table:table-cell>
          <table:table-cell table:formula="of:=COM.MICROSOFT.STDEV.S([.B65:.B76])" office:value-type="float" office:value="2.45412454303511" calcext:value-type="float">
            <text:p>2,454124543</text:p>
          </table:table-cell>
          <table:table-cell table:formula="of:=AVERAGE([.B65:.B76])" office:value-type="float" office:value="3.75" calcext:value-type="float">
            <text:p>3,75</text:p>
          </table:table-cell>
          <table:table-cell table:formula="of:=[.D76]-[.C76]" office:value-type="float" office:value="1.29587545696489" calcext:value-type="float">
            <text:p>1,295875457</text:p>
          </table:table-cell>
          <table:table-cell table:formula="of:=[.D76]-[.D64]" office:value-type="float" office:value="1.16666666666667" calcext:value-type="float">
            <text:p>1,1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5" calcext:value-type="float">
            <text:p>5</text:p>
          </table:table-cell>
          <table:table-cell table:formula="of:=COM.MICROSOFT.STDEV.S([.B66:.B77])" office:value-type="float" office:value="2.45412454303511" calcext:value-type="float">
            <text:p>2,454124543</text:p>
          </table:table-cell>
          <table:table-cell table:formula="of:=AVERAGE([.B66:.B77])" office:value-type="float" office:value="3.75" calcext:value-type="float">
            <text:p>3,75</text:p>
          </table:table-cell>
          <table:table-cell table:formula="of:=[.D77]-[.C77]" office:value-type="float" office:value="1.29587545696489" calcext:value-type="float">
            <text:p>1,295875457</text:p>
          </table:table-cell>
          <table:table-cell table:formula="of:=[.D77]-[.D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" calcext:value-type="float">
            <text:p>6</text:p>
          </table:table-cell>
          <table:table-cell table:formula="of:=COM.MICROSOFT.STDEV.S([.B67:.B78])" office:value-type="float" office:value="2.36771210371122" calcext:value-type="float">
            <text:p>2,3677121037</text:p>
          </table:table-cell>
          <table:table-cell table:formula="of:=AVERAGE([.B67:.B78])" office:value-type="float" office:value="4.16666666666667" calcext:value-type="float">
            <text:p>4,1666666667</text:p>
          </table:table-cell>
          <table:table-cell table:formula="of:=[.D78]-[.C78]" office:value-type="float" office:value="1.79895456295545" calcext:value-type="float">
            <text:p>1,798954563</text:p>
          </table:table-cell>
          <table:table-cell table:formula="of:=[.D78]-[.D66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" calcext:value-type="float">
            <text:p>5</text:p>
          </table:table-cell>
          <table:table-cell table:formula="of:=COM.MICROSOFT.STDEV.S([.B68:.B79])" office:value-type="float" office:value="2.15322168769582" calcext:value-type="float">
            <text:p>2,1532216877</text:p>
          </table:table-cell>
          <table:table-cell table:formula="of:=AVERAGE([.B68:.B79])" office:value-type="float" office:value="4.5" calcext:value-type="float">
            <text:p>4,5</text:p>
          </table:table-cell>
          <table:table-cell table:formula="of:=[.D79]-[.C79]" office:value-type="float" office:value="2.34677831230418" calcext:value-type="float">
            <text:p>2,3467783123</text:p>
          </table:table-cell>
          <table:table-cell table:formula="of:=[.D79]-[.D67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" calcext:value-type="float">
            <text:p>2</text:p>
          </table:table-cell>
          <table:table-cell table:formula="of:=COM.MICROSOFT.STDEV.S([.B69:.B80])" office:value-type="float" office:value="2.15322168769582" calcext:value-type="float">
            <text:p>2,1532216877</text:p>
          </table:table-cell>
          <table:table-cell table:formula="of:=AVERAGE([.B69:.B80])" office:value-type="float" office:value="4.5" calcext:value-type="float">
            <text:p>4,5</text:p>
          </table:table-cell>
          <table:table-cell table:formula="of:=[.D80]-[.C80]" office:value-type="float" office:value="2.34677831230418" calcext:value-type="float">
            <text:p>2,3467783123</text:p>
          </table:table-cell>
          <table:table-cell table:formula="of:=[.D80]-[.D68]" office:value-type="float" office:value="1.91666666666667" calcext:value-type="float">
            <text:p>1,91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" calcext:value-type="float">
            <text:p>2</text:p>
          </table:table-cell>
          <table:table-cell table:formula="of:=COM.MICROSOFT.STDEV.S([.B70:.B81])" office:value-type="float" office:value="2.23437334445796" calcext:value-type="float">
            <text:p>2,2343733445</text:p>
          </table:table-cell>
          <table:table-cell table:formula="of:=AVERAGE([.B70:.B81])" office:value-type="float" office:value="4.41666666666667" calcext:value-type="float">
            <text:p>4,4166666667</text:p>
          </table:table-cell>
          <table:table-cell table:formula="of:=[.D81]-[.C81]" office:value-type="float" office:value="2.18229332220871" calcext:value-type="float">
            <text:p>2,1822933222</text:p>
          </table:table-cell>
          <table:table-cell table:formula="of:=[.D81]-[.D69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" calcext:value-type="float">
            <text:p>3</text:p>
          </table:table-cell>
          <table:table-cell table:formula="of:=COM.MICROSOFT.STDEV.S([.B71:.B82])" office:value-type="float" office:value="2.15322168769582" calcext:value-type="float">
            <text:p>2,1532216877</text:p>
          </table:table-cell>
          <table:table-cell table:formula="of:=AVERAGE([.B71:.B82])" office:value-type="float" office:value="4.5" calcext:value-type="float">
            <text:p>4,5</text:p>
          </table:table-cell>
          <table:table-cell table:formula="of:=[.D82]-[.C82]" office:value-type="float" office:value="2.34677831230418" calcext:value-type="float">
            <text:p>2,3467783123</text:p>
          </table:table-cell>
          <table:table-cell table:formula="of:=[.D82]-[.D70]" office:value-type="float" office:value="1.83333333333333" calcext:value-type="float">
            <text:p>1,8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" calcext:value-type="float">
            <text:p>15</text:p>
          </table:table-cell>
          <table:table-cell table:formula="of:=COM.MICROSOFT.STDEV.S([.B72:.B83])" office:value-type="float" office:value="3.70401093001856" calcext:value-type="float">
            <text:p>3,70401093</text:p>
          </table:table-cell>
          <table:table-cell table:formula="of:=AVERAGE([.B72:.B83])" office:value-type="float" office:value="5.41666666666667" calcext:value-type="float">
            <text:p>5,4166666667</text:p>
          </table:table-cell>
          <table:table-cell table:formula="of:=[.D83]-[.C83]" office:value-type="float" office:value="1.71265573664811" calcext:value-type="float">
            <text:p>1,7126557366</text:p>
          </table:table-cell>
          <table:table-cell table:formula="of:=[.D83]-[.D71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5" calcext:value-type="float">
            <text:p>15</text:p>
          </table:table-cell>
          <table:table-cell table:formula="of:=COM.MICROSOFT.STDEV.S([.B73:.B84])" office:value-type="float" office:value="4.46874668891592" calcext:value-type="float">
            <text:p>4,4687466889</text:p>
          </table:table-cell>
          <table:table-cell table:formula="of:=AVERAGE([.B73:.B84])" office:value-type="float" office:value="5.83333333333333" calcext:value-type="float">
            <text:p>5,8333333333</text:p>
          </table:table-cell>
          <table:table-cell table:formula="of:=[.D84]-[.C84]" office:value-type="float" office:value="1.36458664441742" calcext:value-type="float">
            <text:p>1,3645866444</text:p>
          </table:table-cell>
          <table:table-cell table:formula="of:=[.D84]-[.D72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" calcext:value-type="float">
            <text:p>6</text:p>
          </table:table-cell>
          <table:table-cell table:formula="of:=COM.MICROSOFT.STDEV.S([.B74:.B85])" office:value-type="float" office:value="4.46111142558838" calcext:value-type="float">
            <text:p>4,4611114256</text:p>
          </table:table-cell>
          <table:table-cell table:formula="of:=AVERAGE([.B74:.B85])" office:value-type="float" office:value="5.91666666666667" calcext:value-type="float">
            <text:p>5,9166666667</text:p>
          </table:table-cell>
          <table:table-cell table:formula="of:=[.D85]-[.C85]" office:value-type="float" office:value="1.45555524107829" calcext:value-type="float">
            <text:p>1,4555552411</text:p>
          </table:table-cell>
          <table:table-cell table:formula="of:=[.D85]-[.D73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4" calcext:value-type="float">
            <text:p>4</text:p>
          </table:table-cell>
          <table:table-cell table:formula="of:=COM.MICROSOFT.STDEV.S([.B75:.B86])" office:value-type="float" office:value="4.46111142558838" calcext:value-type="float">
            <text:p>4,4611114256</text:p>
          </table:table-cell>
          <table:table-cell table:formula="of:=AVERAGE([.B75:.B86])" office:value-type="float" office:value="5.91666666666667" calcext:value-type="float">
            <text:p>5,9166666667</text:p>
          </table:table-cell>
          <table:table-cell table:formula="of:=[.D86]-[.C86]" office:value-type="float" office:value="1.45555524107829" calcext:value-type="float">
            <text:p>1,4555552411</text:p>
          </table:table-cell>
          <table:table-cell table:formula="of:=[.D86]-[.D74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76:.B87])" office:value-type="float" office:value="4.50252454437811" calcext:value-type="float">
            <text:p>4,5025245444</text:p>
          </table:table-cell>
          <table:table-cell table:formula="of:=AVERAGE([.B76:.B87])" office:value-type="float" office:value="6.5" calcext:value-type="float">
            <text:p>6,5</text:p>
          </table:table-cell>
          <table:table-cell table:formula="of:=[.D87]-[.C87]" office:value-type="float" office:value="1.99747545562189" calcext:value-type="float">
            <text:p>1,9974754556</text:p>
          </table:table-cell>
          <table:table-cell table:formula="of:=[.D87]-[.D75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" calcext:value-type="float">
            <text:p>5</text:p>
          </table:table-cell>
          <table:table-cell table:formula="of:=COM.MICROSOFT.STDEV.S([.B77:.B88])" office:value-type="float" office:value="4.50252454437811" calcext:value-type="float">
            <text:p>4,5025245444</text:p>
          </table:table-cell>
          <table:table-cell table:formula="of:=AVERAGE([.B77:.B88])" office:value-type="float" office:value="6.5" calcext:value-type="float">
            <text:p>6,5</text:p>
          </table:table-cell>
          <table:table-cell table:formula="of:=[.D88]-[.C88]" office:value-type="float" office:value="1.99747545562189" calcext:value-type="float">
            <text:p>1,9974754556</text:p>
          </table:table-cell>
          <table:table-cell table:formula="of:=[.D88]-[.D76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" calcext:value-type="float">
            <text:p>5</text:p>
          </table:table-cell>
          <table:table-cell table:formula="of:=COM.MICROSOFT.STDEV.S([.B78:.B89])" office:value-type="float" office:value="4.50252454437811" calcext:value-type="float">
            <text:p>4,5025245444</text:p>
          </table:table-cell>
          <table:table-cell table:formula="of:=AVERAGE([.B78:.B89])" office:value-type="float" office:value="6.5" calcext:value-type="float">
            <text:p>6,5</text:p>
          </table:table-cell>
          <table:table-cell table:formula="of:=[.D89]-[.C89]" office:value-type="float" office:value="1.99747545562189" calcext:value-type="float">
            <text:p>1,9974754556</text:p>
          </table:table-cell>
          <table:table-cell table:formula="of:=[.D89]-[.D77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" calcext:value-type="float">
            <text:p>7</text:p>
          </table:table-cell>
          <table:table-cell table:formula="of:=COM.MICROSOFT.STDEV.S([.B79:.B90])" office:value-type="float" office:value="4.5016831868926" calcext:value-type="float">
            <text:p>4,5016831869</text:p>
          </table:table-cell>
          <table:table-cell table:formula="of:=AVERAGE([.B79:.B90])" office:value-type="float" office:value="6.58333333333333" calcext:value-type="float">
            <text:p>6,5833333333</text:p>
          </table:table-cell>
          <table:table-cell table:formula="of:=[.D90]-[.C90]" office:value-type="float" office:value="2.08165014644073" calcext:value-type="float">
            <text:p>2,0816501464</text:p>
          </table:table-cell>
          <table:table-cell table:formula="of:=[.D90]-[.D78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" calcext:value-type="float">
            <text:p>7</text:p>
          </table:table-cell>
          <table:table-cell table:formula="of:=COM.MICROSOFT.STDEV.S([.B80:.B91])" office:value-type="float" office:value="4.47467621987639" calcext:value-type="float">
            <text:p>4,4746762199</text:p>
          </table:table-cell>
          <table:table-cell table:formula="of:=AVERAGE([.B80:.B91])" office:value-type="float" office:value="6.75" calcext:value-type="float">
            <text:p>6,75</text:p>
          </table:table-cell>
          <table:table-cell table:formula="of:=[.D91]-[.C91]" office:value-type="float" office:value="2.27532378012361" calcext:value-type="float">
            <text:p>2,2753237801</text:p>
          </table:table-cell>
          <table:table-cell table:formula="of:=[.D91]-[.D79]" office:value-type="float" office:value="2.25" calcext:value-type="float">
            <text:p>2,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" calcext:value-type="float">
            <text:p>3</text:p>
          </table:table-cell>
          <table:table-cell table:formula="of:=COM.MICROSOFT.STDEV.S([.B81:.B92])" office:value-type="float" office:value="4.38661877103815" calcext:value-type="float">
            <text:p>4,386618771</text:p>
          </table:table-cell>
          <table:table-cell table:formula="of:=AVERAGE([.B81:.B92])" office:value-type="float" office:value="6.83333333333333" calcext:value-type="float">
            <text:p>6,8333333333</text:p>
          </table:table-cell>
          <table:table-cell table:formula="of:=[.D92]-[.C92]" office:value-type="float" office:value="2.44671456229518" calcext:value-type="float">
            <text:p>2,4467145623</text:p>
          </table:table-cell>
          <table:table-cell table:formula="of:=[.D92]-[.D80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" calcext:value-type="float">
            <text:p>5</text:p>
          </table:table-cell>
          <table:table-cell table:formula="of:=COM.MICROSOFT.STDEV.S([.B82:.B93])" office:value-type="float" office:value="4.16606056197706" calcext:value-type="float">
            <text:p>4,166060562</text:p>
          </table:table-cell>
          <table:table-cell table:formula="of:=AVERAGE([.B82:.B93])" office:value-type="float" office:value="7.08333333333333" calcext:value-type="float">
            <text:p>7,0833333333</text:p>
          </table:table-cell>
          <table:table-cell table:formula="of:=[.D93]-[.C93]" office:value-type="float" office:value="2.91727277135627" calcext:value-type="float">
            <text:p>2,9172727714</text:p>
          </table:table-cell>
          <table:table-cell table:formula="of:=[.D93]-[.D81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" calcext:value-type="float">
            <text:p>4</text:p>
          </table:table-cell>
          <table:table-cell table:formula="of:=COM.MICROSOFT.STDEV.S([.B83:.B94])" office:value-type="float" office:value="4.08619256728922" calcext:value-type="float">
            <text:p>4,0861925673</text:p>
          </table:table-cell>
          <table:table-cell table:formula="of:=AVERAGE([.B83:.B94])" office:value-type="float" office:value="7.16666666666667" calcext:value-type="float">
            <text:p>7,1666666667</text:p>
          </table:table-cell>
          <table:table-cell table:formula="of:=[.D94]-[.C94]" office:value-type="float" office:value="3.08047409937744" calcext:value-type="float">
            <text:p>3,0804740994</text:p>
          </table:table-cell>
          <table:table-cell table:formula="of:=[.D94]-[.D82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6" calcext:value-type="float">
            <text:p>6</text:p>
          </table:table-cell>
          <table:table-cell table:formula="of:=COM.MICROSOFT.STDEV.S([.B84:.B95])" office:value-type="float" office:value="3.26018218490744" calcext:value-type="float">
            <text:p>3,2601821849</text:p>
          </table:table-cell>
          <table:table-cell table:formula="of:=AVERAGE([.B84:.B95])" office:value-type="float" office:value="6.41666666666667" calcext:value-type="float">
            <text:p>6,4166666667</text:p>
          </table:table-cell>
          <table:table-cell table:formula="of:=[.D95]-[.C95]" office:value-type="float" office:value="3.15648448175922" calcext:value-type="float">
            <text:p>3,1564844818</text:p>
          </table:table-cell>
          <table:table-cell table:formula="of:=[.D95]-[.D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" calcext:value-type="float">
            <text:p>4</text:p>
          </table:table-cell>
          <table:table-cell table:formula="of:=COM.MICROSOFT.STDEV.S([.B85:.B96])" office:value-type="float" office:value="1.88293774338254" calcext:value-type="float">
            <text:p>1,8829377434</text:p>
          </table:table-cell>
          <table:table-cell table:formula="of:=AVERAGE([.B85:.B96])" office:value-type="float" office:value="5.5" calcext:value-type="float">
            <text:p>5,5</text:p>
          </table:table-cell>
          <table:table-cell table:formula="of:=[.D96]-[.C96]" office:value-type="float" office:value="3.61706225661746" calcext:value-type="float">
            <text:p>3,6170622566</text:p>
          </table:table-cell>
          <table:table-cell table:formula="of:=[.D96]-[.D84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" calcext:value-type="float">
            <text:p>6</text:p>
          </table:table-cell>
          <table:table-cell table:formula="of:=COM.MICROSOFT.STDEV.S([.B86:.B97])" office:value-type="float" office:value="1.88293774338254" calcext:value-type="float">
            <text:p>1,8829377434</text:p>
          </table:table-cell>
          <table:table-cell table:formula="of:=AVERAGE([.B86:.B97])" office:value-type="float" office:value="5.5" calcext:value-type="float">
            <text:p>5,5</text:p>
          </table:table-cell>
          <table:table-cell table:formula="of:=[.D97]-[.C97]" office:value-type="float" office:value="3.61706225661746" calcext:value-type="float">
            <text:p>3,6170622566</text:p>
          </table:table-cell>
          <table:table-cell table:formula="of:=[.D97]-[.D85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" calcext:value-type="float">
            <text:p>5</text:p>
          </table:table-cell>
          <table:table-cell table:formula="of:=COM.MICROSOFT.STDEV.S([.B87:.B98])" office:value-type="float" office:value="1.83195540504146" calcext:value-type="float">
            <text:p>1,831955405</text:p>
          </table:table-cell>
          <table:table-cell table:formula="of:=AVERAGE([.B87:.B98])" office:value-type="float" office:value="5.58333333333333" calcext:value-type="float">
            <text:p>5,5833333333</text:p>
          </table:table-cell>
          <table:table-cell table:formula="of:=[.D98]-[.C98]" office:value-type="float" office:value="3.75137792829188" calcext:value-type="float">
            <text:p>3,7513779283</text:p>
          </table:table-cell>
          <table:table-cell table:formula="of:=[.D98]-[.D86]" office:value-type="float" office:value="-0.333333333333334" calcext:value-type="float">
            <text:p>-0,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" calcext:value-type="float">
            <text:p>7</text:p>
          </table:table-cell>
          <table:table-cell table:formula="of:=COM.MICROSOFT.STDEV.S([.B88:.B99])" office:value-type="float" office:value="1.30267789455786" calcext:value-type="float">
            <text:p>1,3026778946</text:p>
          </table:table-cell>
          <table:table-cell table:formula="of:=AVERAGE([.B88:.B99])" office:value-type="float" office:value="5.33333333333333" calcext:value-type="float">
            <text:p>5,3333333333</text:p>
          </table:table-cell>
          <table:table-cell table:formula="of:=[.D99]-[.C99]" office:value-type="float" office:value="4.03065543877547" calcext:value-type="float">
            <text:p>4,0306554388</text:p>
          </table:table-cell>
          <table:table-cell table:formula="of:=[.D99]-[.D87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" calcext:value-type="float">
            <text:p>5</text:p>
          </table:table-cell>
          <table:table-cell table:formula="of:=COM.MICROSOFT.STDEV.S([.B89:.B100])" office:value-type="float" office:value="1.30267789455786" calcext:value-type="float">
            <text:p>1,3026778946</text:p>
          </table:table-cell>
          <table:table-cell table:formula="of:=AVERAGE([.B89:.B100])" office:value-type="float" office:value="5.33333333333333" calcext:value-type="float">
            <text:p>5,3333333333</text:p>
          </table:table-cell>
          <table:table-cell table:formula="of:=[.D100]-[.C100]" office:value-type="float" office:value="4.03065543877547" calcext:value-type="float">
            <text:p>4,0306554388</text:p>
          </table:table-cell>
          <table:table-cell table:formula="of:=[.D100]-[.D88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" calcext:value-type="float">
            <text:p>5</text:p>
          </table:table-cell>
          <table:table-cell table:formula="of:=COM.MICROSOFT.STDEV.S([.B90:.B101])" office:value-type="float" office:value="1.30267789455786" calcext:value-type="float">
            <text:p>1,3026778946</text:p>
          </table:table-cell>
          <table:table-cell table:formula="of:=AVERAGE([.B90:.B101])" office:value-type="float" office:value="5.33333333333333" calcext:value-type="float">
            <text:p>5,3333333333</text:p>
          </table:table-cell>
          <table:table-cell table:formula="of:=[.D101]-[.C101]" office:value-type="float" office:value="4.03065543877547" calcext:value-type="float">
            <text:p>4,0306554388</text:p>
          </table:table-cell>
          <table:table-cell table:formula="of:=[.D101]-[.D89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" calcext:value-type="float">
            <text:p>5</text:p>
          </table:table-cell>
          <table:table-cell table:formula="of:=COM.MICROSOFT.STDEV.S([.B91:.B102])" office:value-type="float" office:value="1.19341628287971" calcext:value-type="float">
            <text:p>1,1934162829</text:p>
          </table:table-cell>
          <table:table-cell table:formula="of:=AVERAGE([.B91:.B102])" office:value-type="float" office:value="5.16666666666667" calcext:value-type="float">
            <text:p>5,1666666667</text:p>
          </table:table-cell>
          <table:table-cell table:formula="of:=[.D102]-[.C102]" office:value-type="float" office:value="3.97325038378696" calcext:value-type="float">
            <text:p>3,9732503838</text:p>
          </table:table-cell>
          <table:table-cell table:formula="of:=[.D102]-[.D90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" calcext:value-type="float">
            <text:p>4</text:p>
          </table:table-cell>
          <table:table-cell table:formula="of:=COM.MICROSOFT.STDEV.S([.B92:.B103])" office:value-type="float" office:value="1.08362466945083" calcext:value-type="float">
            <text:p>1,0836246695</text:p>
          </table:table-cell>
          <table:table-cell table:formula="of:=AVERAGE([.B92:.B103])" office:value-type="float" office:value="4.91666666666667" calcext:value-type="float">
            <text:p>4,9166666667</text:p>
          </table:table-cell>
          <table:table-cell table:formula="of:=[.D103]-[.C103]" office:value-type="float" office:value="3.83304199721583" calcext:value-type="float">
            <text:p>3,8330419972</text:p>
          </table:table-cell>
          <table:table-cell table:formula="of:=[.D103]-[.D91]" office:value-type="float" office:value="-1.83333333333333" calcext:value-type="float">
            <text:p>-1,8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7" calcext:value-type="float">
            <text:p>7</text:p>
          </table:table-cell>
          <table:table-cell table:formula="of:=COM.MICROSOFT.STDEV.S([.B93:.B104])" office:value-type="float" office:value="1.05528970602217" calcext:value-type="float">
            <text:p>1,055289706</text:p>
          </table:table-cell>
          <table:table-cell table:formula="of:=AVERAGE([.B93:.B104])" office:value-type="float" office:value="5.25" calcext:value-type="float">
            <text:p>5,25</text:p>
          </table:table-cell>
          <table:table-cell table:formula="of:=[.D104]-[.C104]" office:value-type="float" office:value="4.19471029397783" calcext:value-type="float">
            <text:p>4,194710294</text:p>
          </table:table-cell>
          <table:table-cell table:formula="of:=[.D104]-[.D92]" office:value-type="float" office:value="-1.58333333333333" calcext:value-type="float">
            <text:p>-1,58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" calcext:value-type="float">
            <text:p>3</text:p>
          </table:table-cell>
          <table:table-cell table:formula="of:=COM.MICROSOFT.STDEV.S([.B94:.B105])" office:value-type="float" office:value="1.24011240937215" calcext:value-type="float">
            <text:p>1,2401124094</text:p>
          </table:table-cell>
          <table:table-cell table:formula="of:=AVERAGE([.B94:.B105])" office:value-type="float" office:value="5.08333333333333" calcext:value-type="float">
            <text:p>5,0833333333</text:p>
          </table:table-cell>
          <table:table-cell table:formula="of:=[.D105]-[.C105]" office:value-type="float" office:value="3.84322092396119" calcext:value-type="float">
            <text:p>3,843220924</text:p>
          </table:table-cell>
          <table:table-cell table:formula="of:=[.D105]-[.D93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" calcext:value-type="float">
            <text:p>6</text:p>
          </table:table-cell>
          <table:table-cell table:formula="of:=COM.MICROSOFT.STDEV.S([.B95:.B106])" office:value-type="float" office:value="1.21543108701099" calcext:value-type="float">
            <text:p>1,215431087</text:p>
          </table:table-cell>
          <table:table-cell table:formula="of:=AVERAGE([.B95:.B106])" office:value-type="float" office:value="5.25" calcext:value-type="float">
            <text:p>5,25</text:p>
          </table:table-cell>
          <table:table-cell table:formula="of:=[.D106]-[.C106]" office:value-type="float" office:value="4.03456891298901" calcext:value-type="float">
            <text:p>4,034568913</text:p>
          </table:table-cell>
          <table:table-cell table:formula="of:=[.D106]-[.D94]" office:value-type="float" office:value="-1.91666666666667" calcext:value-type="float">
            <text:p>-1,9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" calcext:value-type="float">
            <text:p>4</text:p>
          </table:table-cell>
          <table:table-cell table:formula="of:=COM.MICROSOFT.STDEV.S([.B96:.B107])" office:value-type="float" office:value="1.24011240937215" calcext:value-type="float">
            <text:p>1,2401124094</text:p>
          </table:table-cell>
          <table:table-cell table:formula="of:=AVERAGE([.B96:.B107])" office:value-type="float" office:value="5.08333333333333" calcext:value-type="float">
            <text:p>5,0833333333</text:p>
          </table:table-cell>
          <table:table-cell table:formula="of:=[.D107]-[.C107]" office:value-type="float" office:value="3.84322092396119" calcext:value-type="float">
            <text:p>3,843220924</text:p>
          </table:table-cell>
          <table:table-cell table:formula="of:=[.D107]-[.D95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COM.MICROSOFT.STDEV.S([.B97:.B108])" office:value-type="float" office:value="1.50504203102489" calcext:value-type="float">
            <text:p>1,505042031</text:p>
          </table:table-cell>
          <table:table-cell table:formula="of:=AVERAGE([.B97:.B108])" office:value-type="float" office:value="4.91666666666667" calcext:value-type="float">
            <text:p>4,9166666667</text:p>
          </table:table-cell>
          <table:table-cell table:formula="of:=[.D108]-[.C108]" office:value-type="float" office:value="3.41162463564178" calcext:value-type="float">
            <text:p>3,4116246356</text:p>
          </table:table-cell>
          <table:table-cell table:formula="of:=[.D108]-[.D96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COM.MICROSOFT.STDEV.S([.B98:.B109])" office:value-type="float" office:value="1.83402190925746" calcext:value-type="float">
            <text:p>1,8340219093</text:p>
          </table:table-cell>
          <table:table-cell table:formula="of:=AVERAGE([.B98:.B109])" office:value-type="float" office:value="4.5" calcext:value-type="float">
            <text:p>4,5</text:p>
          </table:table-cell>
          <table:table-cell table:formula="of:=[.D109]-[.C109]" office:value-type="float" office:value="2.66597809074254" calcext:value-type="float">
            <text:p>2,6659780907</text:p>
          </table:table-cell>
          <table:table-cell table:formula="of:=[.D109]-[.D97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" calcext:value-type="float">
            <text:p>4</text:p>
          </table:table-cell>
          <table:table-cell table:formula="of:=COM.MICROSOFT.STDEV.S([.B99:.B110])" office:value-type="float" office:value="1.83195540504146" calcext:value-type="float">
            <text:p>1,831955405</text:p>
          </table:table-cell>
          <table:table-cell table:formula="of:=AVERAGE([.B99:.B110])" office:value-type="float" office:value="4.41666666666667" calcext:value-type="float">
            <text:p>4,4166666667</text:p>
          </table:table-cell>
          <table:table-cell table:formula="of:=[.D110]-[.C110]" office:value-type="float" office:value="2.58471126162521" calcext:value-type="float">
            <text:p>2,5847112616</text:p>
          </table:table-cell>
          <table:table-cell table:formula="of:=[.D110]-[.D98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" calcext:value-type="float">
            <text:p>3</text:p>
          </table:table-cell>
          <table:table-cell table:formula="of:=COM.MICROSOFT.STDEV.S([.B100:.B111])" office:value-type="float" office:value="1.67648622440092" calcext:value-type="float">
            <text:p>1,6764862244</text:p>
          </table:table-cell>
          <table:table-cell table:formula="of:=AVERAGE([.B100:.B111])" office:value-type="float" office:value="4.08333333333333" calcext:value-type="float">
            <text:p>4,0833333333</text:p>
          </table:table-cell>
          <table:table-cell table:formula="of:=[.D111]-[.C111]" office:value-type="float" office:value="2.40684710893241" calcext:value-type="float">
            <text:p>2,4068471089</text:p>
          </table:table-cell>
          <table:table-cell table:formula="of:=[.D111]-[.D99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8" calcext:value-type="float">
            <text:p>8</text:p>
          </table:table-cell>
          <table:table-cell table:formula="of:=COM.MICROSOFT.STDEV.S([.B101:.B112])" office:value-type="float" office:value="2.01509455376319" calcext:value-type="float">
            <text:p>2,0150945538</text:p>
          </table:table-cell>
          <table:table-cell table:formula="of:=AVERAGE([.B101:.B112])" office:value-type="float" office:value="4.33333333333333" calcext:value-type="float">
            <text:p>4,3333333333</text:p>
          </table:table-cell>
          <table:table-cell table:formula="of:=[.D112]-[.C112]" office:value-type="float" office:value="2.31823877957015" calcext:value-type="float">
            <text:p>2,3182387796</text:p>
          </table:table-cell>
          <table:table-cell table:formula="of:=[.D112]-[.D100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" calcext:value-type="float">
            <text:p>4</text:p>
          </table:table-cell>
          <table:table-cell table:formula="of:=COM.MICROSOFT.STDEV.S([.B102:.B113])" office:value-type="float" office:value="2.00567377026456" calcext:value-type="float">
            <text:p>2,0056737703</text:p>
          </table:table-cell>
          <table:table-cell table:formula="of:=AVERAGE([.B102:.B113])" office:value-type="float" office:value="4.25" calcext:value-type="float">
            <text:p>4,25</text:p>
          </table:table-cell>
          <table:table-cell table:formula="of:=[.D113]-[.C113]" office:value-type="float" office:value="2.24432622973544" calcext:value-type="float">
            <text:p>2,2443262297</text:p>
          </table:table-cell>
          <table:table-cell table:formula="of:=[.D113]-[.D101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" calcext:value-type="float">
            <text:p>3</text:p>
          </table:table-cell>
          <table:table-cell table:formula="of:=COM.MICROSOFT.STDEV.S([.B103:.B114])" office:value-type="float" office:value="2.02072594216369" calcext:value-type="float">
            <text:p>2,0207259422</text:p>
          </table:table-cell>
          <table:table-cell table:formula="of:=AVERAGE([.B103:.B114])" office:value-type="float" office:value="4.08333333333333" calcext:value-type="float">
            <text:p>4,0833333333</text:p>
          </table:table-cell>
          <table:table-cell table:formula="of:=[.D114]-[.C114]" office:value-type="float" office:value="2.06260739116964" calcext:value-type="float">
            <text:p>2,0626073912</text:p>
          </table:table-cell>
          <table:table-cell table:formula="of:=[.D114]-[.D102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" calcext:value-type="float">
            <text:p>7</text:p>
          </table:table-cell>
          <table:table-cell table:formula="of:=COM.MICROSOFT.STDEV.S([.B104:.B115])" office:value-type="float" office:value="2.18812220588311" calcext:value-type="float">
            <text:p>2,1881222059</text:p>
          </table:table-cell>
          <table:table-cell table:formula="of:=AVERAGE([.B104:.B115])" office:value-type="float" office:value="4.33333333333333" calcext:value-type="float">
            <text:p>4,3333333333</text:p>
          </table:table-cell>
          <table:table-cell table:formula="of:=[.D115]-[.C115]" office:value-type="float" office:value="2.14521112745022" calcext:value-type="float">
            <text:p>2,1452111275</text:p>
          </table:table-cell>
          <table:table-cell table:formula="of:=[.D115]-[.D103]" office:value-type="float" office:value="-0.583333333333334" calcext:value-type="float">
            <text:p>-0,58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5" calcext:value-type="float">
            <text:p>5</text:p>
          </table:table-cell>
          <table:table-cell table:formula="of:=COM.MICROSOFT.STDEV.S([.B105:.B116])" office:value-type="float" office:value="2.03752672412294" calcext:value-type="float">
            <text:p>2,0375267241</text:p>
          </table:table-cell>
          <table:table-cell table:formula="of:=AVERAGE([.B105:.B116])" office:value-type="float" office:value="4.16666666666667" calcext:value-type="float">
            <text:p>4,1666666667</text:p>
          </table:table-cell>
          <table:table-cell table:formula="of:=[.D116]-[.C116]" office:value-type="float" office:value="2.12913994254373" calcext:value-type="float">
            <text:p>2,1291399425</text:p>
          </table:table-cell>
          <table:table-cell table:formula="of:=[.D116]-[.D104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" calcext:value-type="float">
            <text:p>3</text:p>
          </table:table-cell>
          <table:table-cell table:formula="of:=COM.MICROSOFT.STDEV.S([.B106:.B117])" office:value-type="float" office:value="2.03752672412294" calcext:value-type="float">
            <text:p>2,0375267241</text:p>
          </table:table-cell>
          <table:table-cell table:formula="of:=AVERAGE([.B106:.B117])" office:value-type="float" office:value="4.16666666666667" calcext:value-type="float">
            <text:p>4,1666666667</text:p>
          </table:table-cell>
          <table:table-cell table:formula="of:=[.D117]-[.C117]" office:value-type="float" office:value="2.12913994254373" calcext:value-type="float">
            <text:p>2,1291399425</text:p>
          </table:table-cell>
          <table:table-cell table:formula="of:=[.D117]-[.D105]" office:value-type="float" office:value="-0.916666666666666" calcext:value-type="float">
            <text:p>-0,91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" calcext:value-type="float">
            <text:p>1</text:p>
          </table:table-cell>
          <table:table-cell table:formula="of:=COM.MICROSOFT.STDEV.S([.B107:.B118])" office:value-type="float" office:value="2.13733053554704" calcext:value-type="float">
            <text:p>2,1373305355</text:p>
          </table:table-cell>
          <table:table-cell table:formula="of:=AVERAGE([.B107:.B118])" office:value-type="float" office:value="3.75" calcext:value-type="float">
            <text:p>3,75</text:p>
          </table:table-cell>
          <table:table-cell table:formula="of:=[.D118]-[.C118]" office:value-type="float" office:value="1.61266946445296" calcext:value-type="float">
            <text:p>1,6126694645</text:p>
          </table:table-cell>
          <table:table-cell table:formula="of:=[.D118]-[.D106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" calcext:value-type="float">
            <text:p>3</text:p>
          </table:table-cell>
          <table:table-cell table:formula="of:=COM.MICROSOFT.STDEV.S([.B108:.B119])" office:value-type="float" office:value="2.14617347995464" calcext:value-type="float">
            <text:p>2,14617348</text:p>
          </table:table-cell>
          <table:table-cell table:formula="of:=AVERAGE([.B108:.B119])" office:value-type="float" office:value="3.66666666666667" calcext:value-type="float">
            <text:p>3,6666666667</text:p>
          </table:table-cell>
          <table:table-cell table:formula="of:=[.D119]-[.C119]" office:value-type="float" office:value="1.52049318671203" calcext:value-type="float">
            <text:p>1,5204931867</text:p>
          </table:table-cell>
          <table:table-cell table:formula="of:=[.D119]-[.D107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COM.MICROSOFT.STDEV.S([.B109:.B120])" office:value-type="float" office:value="2.18257562609784" calcext:value-type="float">
            <text:p>2,1825756261</text:p>
          </table:table-cell>
          <table:table-cell table:formula="of:=AVERAGE([.B109:.B120])" office:value-type="float" office:value="3.81818181818182" calcext:value-type="float">
            <text:p>3,8181818182</text:p>
          </table:table-cell>
          <table:table-cell table:formula="of:=[.D120]-[.C120]" office:value-type="float" office:value="1.63560619208398" calcext:value-type="float">
            <text:p>1,6356061921</text:p>
          </table:table-cell>
          <table:table-cell table:formula="of:=[.D120]-[.D108]" office:value-type="float" office:value="-1.09848484848485" calcext:value-type="float">
            <text:p>-1,098484848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" calcext:value-type="float">
            <text:p>1</text:p>
          </table:table-cell>
          <table:table-cell table:formula="of:=COM.MICROSOFT.STDEV.S([.B110:.B121])" office:value-type="float" office:value="2.18257562609784" calcext:value-type="float">
            <text:p>2,1825756261</text:p>
          </table:table-cell>
          <table:table-cell table:formula="of:=AVERAGE([.B110:.B121])" office:value-type="float" office:value="3.81818181818182" calcext:value-type="float">
            <text:p>3,8181818182</text:p>
          </table:table-cell>
          <table:table-cell table:formula="of:=[.D121]-[.C121]" office:value-type="float" office:value="1.63560619208398" calcext:value-type="float">
            <text:p>1,6356061921</text:p>
          </table:table-cell>
          <table:table-cell table:formula="of:=[.D121]-[.D109]" office:value-type="float" office:value="-0.681818181818182" calcext:value-type="float">
            <text:p>-0,6818181818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" calcext:value-type="float">
            <text:p>4</text:p>
          </table:table-cell>
          <table:table-cell table:formula="of:=COM.MICROSOFT.STDEV.S([.B111:.B122])" office:value-type="float" office:value="2.18257562609784" calcext:value-type="float">
            <text:p>2,1825756261</text:p>
          </table:table-cell>
          <table:table-cell table:formula="of:=AVERAGE([.B111:.B122])" office:value-type="float" office:value="3.81818181818182" calcext:value-type="float">
            <text:p>3,8181818182</text:p>
          </table:table-cell>
          <table:table-cell table:formula="of:=[.D122]-[.C122]" office:value-type="float" office:value="1.63560619208398" calcext:value-type="float">
            <text:p>1,6356061921</text:p>
          </table:table-cell>
          <table:table-cell table:formula="of:=[.D122]-[.D110]" office:value-type="float" office:value="-0.598484848484849" calcext:value-type="float">
            <text:p>-0,5984848485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" calcext:value-type="float">
            <text:p>2</text:p>
          </table:table-cell>
          <table:table-cell table:formula="of:=COM.MICROSOFT.STDEV.S([.B112:.B123])" office:value-type="float" office:value="2.2401298663653" calcext:value-type="float">
            <text:p>2,2401298664</text:p>
          </table:table-cell>
          <table:table-cell table:formula="of:=AVERAGE([.B112:.B123])" office:value-type="float" office:value="3.72727272727273" calcext:value-type="float">
            <text:p>3,7272727273</text:p>
          </table:table-cell>
          <table:table-cell table:formula="of:=[.D123]-[.C123]" office:value-type="float" office:value="1.48714286090743" calcext:value-type="float">
            <text:p>1,4871428609</text:p>
          </table:table-cell>
          <table:table-cell table:formula="of:=[.D123]-[.D111]" office:value-type="float" office:value="-0.356060606060606" calcext:value-type="float">
            <text:p>-0,3560606061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" calcext:value-type="float">
            <text:p>2</text:p>
          </table:table-cell>
          <table:table-cell table:formula="of:=COM.MICROSOFT.STDEV.S([.B113:.B124])" office:value-type="float" office:value="1.77866139656663" calcext:value-type="float">
            <text:p>1,7786613966</text:p>
          </table:table-cell>
          <table:table-cell table:formula="of:=AVERAGE([.B113:.B124])" office:value-type="float" office:value="3.18181818181818" calcext:value-type="float">
            <text:p>3,1818181818</text:p>
          </table:table-cell>
          <table:table-cell table:formula="of:=[.D124]-[.C124]" office:value-type="float" office:value="1.40315678525155" calcext:value-type="float">
            <text:p>1,4031567853</text:p>
          </table:table-cell>
          <table:table-cell table:formula="of:=[.D124]-[.D112]" office:value-type="float" office:value="-1.15151515151515" calcext:value-type="float">
            <text:p>-1,151515151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" calcext:value-type="float">
            <text:p>2</text:p>
          </table:table-cell>
          <table:table-cell table:formula="of:=COM.MICROSOFT.STDEV.S([.B114:.B125])" office:value-type="float" office:value="1.78885438199983" calcext:value-type="float">
            <text:p>1,788854382</text:p>
          </table:table-cell>
          <table:table-cell table:formula="of:=AVERAGE([.B114:.B125])" office:value-type="float" office:value="3" calcext:value-type="float">
            <text:p>3</text:p>
          </table:table-cell>
          <table:table-cell table:formula="of:=[.D125]-[.C125]" office:value-type="float" office:value="1.21114561800017" calcext:value-type="float">
            <text:p>1,211145618</text:p>
          </table:table-cell>
          <table:table-cell table:formula="of:=[.D125]-[.D113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" calcext:value-type="float">
            <text:p>1</text:p>
          </table:table-cell>
          <table:table-cell table:formula="of:=COM.MICROSOFT.STDEV.S([.B115:.B126])" office:value-type="float" office:value="1.88775961489708" calcext:value-type="float">
            <text:p>1,8877596149</text:p>
          </table:table-cell>
          <table:table-cell table:formula="of:=AVERAGE([.B115:.B126])" office:value-type="float" office:value="2.81818181818182" calcext:value-type="float">
            <text:p>2,8181818182</text:p>
          </table:table-cell>
          <table:table-cell table:formula="of:=[.D126]-[.C126]" office:value-type="float" office:value="0.930422203284741" calcext:value-type="float">
            <text:p>0,9304222033</text:p>
          </table:table-cell>
          <table:table-cell table:formula="of:=[.D126]-[.D114]" office:value-type="float" office:value="-1.26515151515151" calcext:value-type="float">
            <text:p>-1,2651515152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" calcext:value-type="float">
            <text:p>1</text:p>
          </table:table-cell>
          <table:table-cell table:formula="of:=COM.MICROSOFT.STDEV.S([.B116:.B127])" office:value-type="float" office:value="1.34839972492648" calcext:value-type="float">
            <text:p>1,3483997249</text:p>
          </table:table-cell>
          <table:table-cell table:formula="of:=AVERAGE([.B116:.B127])" office:value-type="float" office:value="2.27272727272727" calcext:value-type="float">
            <text:p>2,2727272727</text:p>
          </table:table-cell>
          <table:table-cell table:formula="of:=[.D127]-[.C127]" office:value-type="float" office:value="0.924327547800789" calcext:value-type="float">
            <text:p>0,9243275478</text:p>
          </table:table-cell>
          <table:table-cell table:formula="of:=[.D127]-[.D115]" office:value-type="float" office:value="-2.06060606060606" calcext:value-type="float">
            <text:p>-2,0606060606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" calcext:value-type="float">
            <text:p>2</text:p>
          </table:table-cell>
          <table:table-cell table:formula="of:=COM.MICROSOFT.STDEV.S([.B117:.B128])" office:value-type="float" office:value="1" calcext:value-type="float">
            <text:p>1</text:p>
          </table:table-cell>
          <table:table-cell table:formula="of:=AVERAGE([.B117:.B128])" office:value-type="float" office:value="2" calcext:value-type="float">
            <text:p>2</text:p>
          </table:table-cell>
          <table:table-cell table:formula="of:=[.D128]-[.C128]" office:value-type="float" office:value="1" calcext:value-type="float">
            <text:p>1</text:p>
          </table:table-cell>
          <table:table-cell table:formula="of:=[.D128]-[.D116]" office:value-type="float" office:value="-2.16666666666667" calcext:value-type="float">
            <text:p>-2,1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" calcext:value-type="float">
            <text:p>1</text:p>
          </table:table-cell>
          <table:table-cell table:formula="of:=COM.MICROSOFT.STDEV.S([.B118:.B129])" office:value-type="float" office:value="0.981649817214043" calcext:value-type="float">
            <text:p>0,9816498172</text:p>
          </table:table-cell>
          <table:table-cell table:formula="of:=AVERAGE([.B118:.B129])" office:value-type="float" office:value="1.81818181818182" calcext:value-type="float">
            <text:p>1,8181818182</text:p>
          </table:table-cell>
          <table:table-cell table:formula="of:=[.D129]-[.C129]" office:value-type="float" office:value="0.836532000967775" calcext:value-type="float">
            <text:p>0,836532001</text:p>
          </table:table-cell>
          <table:table-cell table:formula="of:=[.D129]-[.D117]" office:value-type="float" office:value="-2.34848484848485" calcext:value-type="float">
            <text:p>-2,348484848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" calcext:value-type="float">
            <text:p>1</text:p>
          </table:table-cell>
          <table:table-cell table:formula="of:=COM.MICROSOFT.STDEV.S([.B119:.B130])" office:value-type="float" office:value="0.981649817214043" calcext:value-type="float">
            <text:p>0,9816498172</text:p>
          </table:table-cell>
          <table:table-cell table:formula="of:=AVERAGE([.B119:.B130])" office:value-type="float" office:value="1.81818181818182" calcext:value-type="float">
            <text:p>1,8181818182</text:p>
          </table:table-cell>
          <table:table-cell table:formula="of:=[.D130]-[.C130]" office:value-type="float" office:value="0.836532000967775" calcext:value-type="float">
            <text:p>0,836532001</text:p>
          </table:table-cell>
          <table:table-cell table:formula="of:=[.D130]-[.D118]" office:value-type="float" office:value="-1.93181818181818" calcext:value-type="float">
            <text:p>-1,9318181818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COM.MICROSOFT.STDEV.S([.B120:.B131])" office:value-type="float" office:value="0.948683298050514" calcext:value-type="float">
            <text:p>0,9486832981</text:p>
          </table:table-cell>
          <table:table-cell table:formula="of:=AVERAGE([.B120:.B131])" office:value-type="float" office:value="1.7" calcext:value-type="float">
            <text:p>1,7</text:p>
          </table:table-cell>
          <table:table-cell table:formula="of:=[.D131]-[.C131]" office:value-type="float" office:value="0.751316701949486" calcext:value-type="float">
            <text:p>0,7513167019</text:p>
          </table:table-cell>
          <table:table-cell table:formula="of:=[.D131]-[.D119]" office:value-type="float" office:value="-1.96666666666667" calcext:value-type="float">
            <text:p>-1,9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COM.MICROSOFT.STDEV.S([.B121:.B132])" office:value-type="float" office:value="0.948683298050514" calcext:value-type="float">
            <text:p>0,9486832981</text:p>
          </table:table-cell>
          <table:table-cell table:formula="of:=AVERAGE([.B121:.B132])" office:value-type="float" office:value="1.7" calcext:value-type="float">
            <text:p>1,7</text:p>
          </table:table-cell>
          <table:table-cell table:formula="of:=[.D132]-[.C132]" office:value-type="float" office:value="0.751316701949486" calcext:value-type="float">
            <text:p>0,7513167019</text:p>
          </table:table-cell>
          <table:table-cell table:formula="of:=[.D132]-[.D120]" office:value-type="float" office:value="-2.11818181818182" calcext:value-type="float">
            <text:p>-2,1181818182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COM.MICROSOFT.STDEV.S([.B122:.B133])" office:value-type="float" office:value="0.97182531580755" calcext:value-type="float">
            <text:p>0,9718253158</text:p>
          </table:table-cell>
          <table:table-cell table:formula="of:=AVERAGE([.B122:.B133])" office:value-type="float" office:value="1.77777777777778" calcext:value-type="float">
            <text:p>1,7777777778</text:p>
          </table:table-cell>
          <table:table-cell table:formula="of:=[.D133]-[.C133]" office:value-type="float" office:value="0.805952461970228" calcext:value-type="float">
            <text:p>0,805952462</text:p>
          </table:table-cell>
          <table:table-cell table:formula="of:=[.D133]-[.D121]" office:value-type="float" office:value="-2.04040404040404" calcext:value-type="float">
            <text:p>-2,0404040404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COM.MICROSOFT.STDEV.S([.B123:.B134])" office:value-type="float" office:value="0.52704627669473" calcext:value-type="float">
            <text:p>0,5270462767</text:p>
          </table:table-cell>
          <table:table-cell table:formula="of:=AVERAGE([.B123:.B134])" office:value-type="float" office:value="1.44444444444444" calcext:value-type="float">
            <text:p>1,4444444444</text:p>
          </table:table-cell>
          <table:table-cell table:formula="of:=[.D134]-[.C134]" office:value-type="float" office:value="0.917398167749714" calcext:value-type="float">
            <text:p>0,9173981677</text:p>
          </table:table-cell>
          <table:table-cell table:formula="of:=[.D134]-[.D122]" office:value-type="float" office:value="-2.37373737373737" calcext:value-type="float">
            <text:p>-2,373737373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COM.MICROSOFT.STDEV.S([.B124:.B135])" office:value-type="float" office:value="0.517549169506766" calcext:value-type="float">
            <text:p>0,5175491695</text:p>
          </table:table-cell>
          <table:table-cell table:formula="of:=AVERAGE([.B124:.B135])" office:value-type="float" office:value="1.375" calcext:value-type="float">
            <text:p>1,375</text:p>
          </table:table-cell>
          <table:table-cell table:formula="of:=[.D135]-[.C135]" office:value-type="float" office:value="0.857450830493234" calcext:value-type="float">
            <text:p>0,8574508305</text:p>
          </table:table-cell>
          <table:table-cell table:formula="of:=[.D135]-[.D123]" office:value-type="float" office:value="-2.35227272727273" calcext:value-type="float">
            <text:p>-2,352272727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COM.MICROSOFT.STDEV.S([.B125:.B136])" office:value-type="float" office:value="0.462910049886276" calcext:value-type="float">
            <text:p>0,4629100499</text:p>
          </table:table-cell>
          <table:table-cell table:formula="of:=AVERAGE([.B125:.B136])" office:value-type="float" office:value="1.25" calcext:value-type="float">
            <text:p>1,25</text:p>
          </table:table-cell>
          <table:table-cell table:formula="of:=[.D136]-[.C136]" office:value-type="float" office:value="0.787089950113724" calcext:value-type="float">
            <text:p>0,7870899501</text:p>
          </table:table-cell>
          <table:table-cell table:formula="of:=[.D136]-[.D124]" office:value-type="float" office:value="-1.93181818181818" calcext:value-type="float">
            <text:p>-1,9318181818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" calcext:value-type="float">
            <text:p>2</text:p>
          </table:table-cell>
          <table:table-cell table:formula="of:=COM.MICROSOFT.STDEV.S([.B126:.B137])" office:value-type="float" office:value="0.462910049886276" calcext:value-type="float">
            <text:p>0,4629100499</text:p>
          </table:table-cell>
          <table:table-cell table:formula="of:=AVERAGE([.B126:.B137])" office:value-type="float" office:value="1.25" calcext:value-type="float">
            <text:p>1,25</text:p>
          </table:table-cell>
          <table:table-cell table:formula="of:=[.D137]-[.C137]" office:value-type="float" office:value="0.787089950113724" calcext:value-type="float">
            <text:p>0,7870899501</text:p>
          </table:table-cell>
          <table:table-cell table:formula="of:=[.D137]-[.D125]" office:value-type="float" office:value="-1.75" calcext:value-type="float">
            <text:p>-1,75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" calcext:value-type="float">
            <text:p>2</text:p>
          </table:table-cell>
          <table:table-cell table:formula="of:=COM.MICROSOFT.STDEV.S([.B127:.B138])" office:value-type="float" office:value="0.517549169506766" calcext:value-type="float">
            <text:p>0,5175491695</text:p>
          </table:table-cell>
          <table:table-cell table:formula="of:=AVERAGE([.B127:.B138])" office:value-type="float" office:value="1.375" calcext:value-type="float">
            <text:p>1,375</text:p>
          </table:table-cell>
          <table:table-cell table:formula="of:=[.D138]-[.C138]" office:value-type="float" office:value="0.857450830493234" calcext:value-type="float">
            <text:p>0,8574508305</text:p>
          </table:table-cell>
          <table:table-cell table:formula="of:=[.D138]-[.D126]" office:value-type="float" office:value="-1.44318181818182" calcext:value-type="float">
            <text:p>-1,4431818182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" calcext:value-type="float">
            <text:p>2</text:p>
          </table:table-cell>
          <table:table-cell table:formula="of:=COM.MICROSOFT.STDEV.S([.B128:.B139])" office:value-type="float" office:value="0.534522483824849" calcext:value-type="float">
            <text:p>0,5345224838</text:p>
          </table:table-cell>
          <table:table-cell table:formula="of:=AVERAGE([.B128:.B139])" office:value-type="float" office:value="1.5" calcext:value-type="float">
            <text:p>1,5</text:p>
          </table:table-cell>
          <table:table-cell table:formula="of:=[.D139]-[.C139]" office:value-type="float" office:value="0.965477516175151" calcext:value-type="float">
            <text:p>0,9654775162</text:p>
          </table:table-cell>
          <table:table-cell table:formula="of:=[.D139]-[.D127]" office:value-type="float" office:value="-0.772727272727273" calcext:value-type="float">
            <text:p>-0,772727272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" calcext:value-type="float">
            <text:p>1</text:p>
          </table:table-cell>
          <table:table-cell table:formula="of:=COM.MICROSOFT.STDEV.S([.B129:.B140])" office:value-type="float" office:value="0.517549169506766" calcext:value-type="float">
            <text:p>0,5175491695</text:p>
          </table:table-cell>
          <table:table-cell table:formula="of:=AVERAGE([.B129:.B140])" office:value-type="float" office:value="1.375" calcext:value-type="float">
            <text:p>1,375</text:p>
          </table:table-cell>
          <table:table-cell table:formula="of:=[.D140]-[.C140]" office:value-type="float" office:value="0.857450830493234" calcext:value-type="float">
            <text:p>0,8574508305</text:p>
          </table:table-cell>
          <table:table-cell table:formula="of:=[.D140]-[.D128]" office:value-type="float" office:value="-0.625" calcext:value-type="float">
            <text:p>-0,62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" calcext:value-type="float">
            <text:p>1</text:p>
          </table:table-cell>
          <table:table-cell table:formula="of:=COM.MICROSOFT.STDEV.S([.B130:.B141])" office:value-type="float" office:value="0.517549169506766" calcext:value-type="float">
            <text:p>0,5175491695</text:p>
          </table:table-cell>
          <table:table-cell table:formula="of:=AVERAGE([.B130:.B141])" office:value-type="float" office:value="1.375" calcext:value-type="float">
            <text:p>1,375</text:p>
          </table:table-cell>
          <table:table-cell table:formula="of:=[.D141]-[.C141]" office:value-type="float" office:value="0.857450830493234" calcext:value-type="float">
            <text:p>0,8574508305</text:p>
          </table:table-cell>
          <table:table-cell table:formula="of:=[.D141]-[.D129]" office:value-type="float" office:value="-0.443181818181818" calcext:value-type="float">
            <text:p>-0,4431818182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COM.MICROSOFT.STDEV.S([.B131:.B142])" office:value-type="float" office:value="0.534522483824849" calcext:value-type="float">
            <text:p>0,5345224838</text:p>
          </table:table-cell>
          <table:table-cell table:formula="of:=AVERAGE([.B131:.B142])" office:value-type="float" office:value="1.42857142857143" calcext:value-type="float">
            <text:p>1,4285714286</text:p>
          </table:table-cell>
          <table:table-cell table:formula="of:=[.D142]-[.C142]" office:value-type="float" office:value="0.89404894474658" calcext:value-type="float">
            <text:p>0,8940489447</text:p>
          </table:table-cell>
          <table:table-cell table:formula="of:=[.D142]-[.D130]" office:value-type="float" office:value="-0.38961038961039" calcext:value-type="float">
            <text:p>-0,3896103896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" calcext:value-type="float">
            <text:p>2</text:p>
          </table:table-cell>
          <table:table-cell table:formula="of:=COM.MICROSOFT.STDEV.S([.B132:.B143])" office:value-type="float" office:value="0.534522483824849" calcext:value-type="float">
            <text:p>0,5345224838</text:p>
          </table:table-cell>
          <table:table-cell table:formula="of:=AVERAGE([.B132:.B143])" office:value-type="float" office:value="1.5" calcext:value-type="float">
            <text:p>1,5</text:p>
          </table:table-cell>
          <table:table-cell table:formula="of:=[.D143]-[.C143]" office:value-type="float" office:value="0.965477516175151" calcext:value-type="float">
            <text:p>0,9654775162</text:p>
          </table:table-cell>
          <table:table-cell table:formula="of:=[.D143]-[.D131]" office:value-type="float" office:value="-0.2" calcext:value-type="float">
            <text:p>-0,2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" calcext:value-type="float">
            <text:p>1</text:p>
          </table:table-cell>
          <table:table-cell table:formula="of:=COM.MICROSOFT.STDEV.S([.B133:.B144])" office:value-type="float" office:value="0.52704627669473" calcext:value-type="float">
            <text:p>0,5270462767</text:p>
          </table:table-cell>
          <table:table-cell table:formula="of:=AVERAGE([.B133:.B144])" office:value-type="float" office:value="1.44444444444444" calcext:value-type="float">
            <text:p>1,4444444444</text:p>
          </table:table-cell>
          <table:table-cell table:formula="of:=[.D144]-[.C144]" office:value-type="float" office:value="0.917398167749714" calcext:value-type="float">
            <text:p>0,9173981677</text:p>
          </table:table-cell>
          <table:table-cell table:formula="of:=[.D144]-[.D132]" office:value-type="float" office:value="-0.255555555555556" calcext:value-type="float">
            <text:p>-0,2555555556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" calcext:value-type="float">
            <text:p>1</text:p>
          </table:table-cell>
          <table:table-cell table:formula="of:=COM.MICROSOFT.STDEV.S([.B134:.B145])" office:value-type="float" office:value="0.516397779494322" calcext:value-type="float">
            <text:p>0,5163977795</text:p>
          </table:table-cell>
          <table:table-cell table:formula="of:=AVERAGE([.B134:.B145])" office:value-type="float" office:value="1.4" calcext:value-type="float">
            <text:p>1,4</text:p>
          </table:table-cell>
          <table:table-cell table:formula="of:=[.D145]-[.C145]" office:value-type="float" office:value="0.883602220505678" calcext:value-type="float">
            <text:p>0,8836022205</text:p>
          </table:table-cell>
          <table:table-cell table:formula="of:=[.D145]-[.D133]" office:value-type="float" office:value="-0.377777777777778" calcext:value-type="float">
            <text:p>-0,3777777778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COM.MICROSOFT.STDEV.S([.B135:.B146])" office:value-type="float" office:value="0.52704627669473" calcext:value-type="float">
            <text:p>0,5270462767</text:p>
          </table:table-cell>
          <table:table-cell table:formula="of:=AVERAGE([.B135:.B146])" office:value-type="float" office:value="1.44444444444444" calcext:value-type="float">
            <text:p>1,4444444444</text:p>
          </table:table-cell>
          <table:table-cell table:formula="of:=[.D146]-[.C146]" office:value-type="float" office:value="0.917398167749714" calcext:value-type="float">
            <text:p>0,9173981677</text:p>
          </table:table-cell>
          <table:table-cell table:formula="of:=[.D146]-[.D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" calcext:value-type="float">
            <text:p>2</text:p>
          </table:table-cell>
          <table:table-cell table:formula="of:=COM.MICROSOFT.STDEV.S([.B136:.B147])" office:value-type="float" office:value="0.52704627669473" calcext:value-type="float">
            <text:p>0,5270462767</text:p>
          </table:table-cell>
          <table:table-cell table:formula="of:=AVERAGE([.B136:.B147])" office:value-type="float" office:value="1.5" calcext:value-type="float">
            <text:p>1,5</text:p>
          </table:table-cell>
          <table:table-cell table:formula="of:=[.D147]-[.C147]" office:value-type="float" office:value="0.97295372330527" calcext:value-type="float">
            <text:p>0,9729537233</text:p>
          </table:table-cell>
          <table:table-cell table:formula="of:=[.D147]-[.D135]" office:value-type="float" office:value="0.125" calcext:value-type="float">
            <text:p>0,125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" calcext:value-type="float">
            <text:p>3</text:p>
          </table:table-cell>
          <table:table-cell table:formula="of:=COM.MICROSOFT.STDEV.S([.B137:.B148])" office:value-type="float" office:value="0.674948557710553" calcext:value-type="float">
            <text:p>0,6749485577</text:p>
          </table:table-cell>
          <table:table-cell table:formula="of:=AVERAGE([.B137:.B148])" office:value-type="float" office:value="1.7" calcext:value-type="float">
            <text:p>1,7</text:p>
          </table:table-cell>
          <table:table-cell table:formula="of:=[.D148]-[.C148]" office:value-type="float" office:value="1.02505144228945" calcext:value-type="float">
            <text:p>1,0250514423</text:p>
          </table:table-cell>
          <table:table-cell table:formula="of:=[.D148]-[.D136]" office:value-type="float" office:value="0.45" calcext:value-type="float">
            <text:p>0,45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" calcext:value-type="float">
            <text:p>3</text:p>
          </table:table-cell>
          <table:table-cell table:formula="of:=COM.MICROSOFT.STDEV.S([.B138:.B149])" office:value-type="float" office:value="0.788810637746616" calcext:value-type="float">
            <text:p>0,7888106377</text:p>
          </table:table-cell>
          <table:table-cell table:formula="of:=AVERAGE([.B138:.B149])" office:value-type="float" office:value="1.8" calcext:value-type="float">
            <text:p>1,8</text:p>
          </table:table-cell>
          <table:table-cell table:formula="of:=[.D149]-[.C149]" office:value-type="float" office:value="1.01118936225338" calcext:value-type="float">
            <text:p>1,0111893623</text:p>
          </table:table-cell>
          <table:table-cell table:formula="of:=[.D149]-[.D137]" office:value-type="float" office:value="0.55" calcext:value-type="float">
            <text:p>0,5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" calcext:value-type="float">
            <text:p>2</text:p>
          </table:table-cell>
          <table:table-cell table:formula="of:=COM.MICROSOFT.STDEV.S([.B139:.B150])" office:value-type="float" office:value="0.788810637746616" calcext:value-type="float">
            <text:p>0,7888106377</text:p>
          </table:table-cell>
          <table:table-cell table:formula="of:=AVERAGE([.B139:.B150])" office:value-type="float" office:value="1.8" calcext:value-type="float">
            <text:p>1,8</text:p>
          </table:table-cell>
          <table:table-cell table:formula="of:=[.D150]-[.C150]" office:value-type="float" office:value="1.01118936225338" calcext:value-type="float">
            <text:p>1,0111893623</text:p>
          </table:table-cell>
          <table:table-cell table:formula="of:=[.D150]-[.D138]" office:value-type="float" office:value="0.425" calcext:value-type="float">
            <text:p>0,425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0.833333333333333" calcext:value-type="float">
            <text:p>0,8333333333</text:p>
          </table:table-cell>
          <table:table-cell table:formula="of:=AVERAGE([.B140:.B151])" office:value-type="float" office:value="1.77777777777778" calcext:value-type="float">
            <text:p>1,7777777778</text:p>
          </table:table-cell>
          <table:table-cell table:formula="of:=[.D151]-[.C151]" office:value-type="float" office:value="0.944444444444444" calcext:value-type="float">
            <text:p>0,9444444444</text:p>
          </table:table-cell>
          <table:table-cell table:formula="of:=[.D151]-[.D139]" office:value-type="float" office:value="0.277777777777778" calcext:value-type="float">
            <text:p>0,2777777778</text:p>
          </table:table-cell>
        </table:table-row>
      </table:table>
      <table:table table:name="Ark3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&gt;100 editor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COM.MICROSOFT.STDEV.S([.B2:.B13])" office:value-type="float" office:value="0" calcext:value-type="float">
            <text:p>0</text:p>
          </table:table-cell>
          <table:table-cell table:formula="of:=AVERAGE([.B2:.B13])" office:value-type="float" office:value="1" calcext:value-type="float">
            <text:p>1</text:p>
          </table:table-cell>
          <table:table-cell table:formula="of:=[.D13]-[.C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/>
          <table:table-cell table:formula="of:=COM.MICROSOFT.STDEV.S([.B3:.B14])" office:value-type="float" office:value="0" calcext:value-type="float">
            <text:p>0</text:p>
          </table:table-cell>
          <table:table-cell table:formula="of:=AVERAGE([.B3:.B14])" office:value-type="float" office:value="1" calcext:value-type="float">
            <text:p>1</text:p>
          </table:table-cell>
          <table:table-cell table:formula="of:=[.D14]-[.C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COM.MICROSOFT.STDEV.S([.B4:.B15])" office:value-type="float" office:value="0" calcext:value-type="float">
            <text:p>0</text:p>
          </table:table-cell>
          <table:table-cell table:formula="of:=AVERAGE([.B4:.B15])" office:value-type="float" office:value="1" calcext:value-type="float">
            <text:p>1</text:p>
          </table:table-cell>
          <table:table-cell table:formula="of:=[.D15]-[.C1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" calcext:value-type="float">
            <text:p>1</text:p>
          </table:table-cell>
          <table:table-cell table:formula="of:=COM.MICROSOFT.STDEV.S([.B5:.B16])" office:value-type="float" office:value="0" calcext:value-type="float">
            <text:p>0</text:p>
          </table:table-cell>
          <table:table-cell table:formula="of:=AVERAGE([.B5:.B16])" office:value-type="float" office:value="1" calcext:value-type="float">
            <text:p>1</text:p>
          </table:table-cell>
          <table:table-cell table:formula="of:=[.D16]-[.C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/>
          <table:table-cell table:formula="of:=COM.MICROSOFT.STDEV.S([.B6:.B17])" office:value-type="float" office:value="0" calcext:value-type="float">
            <text:p>0</text:p>
          </table:table-cell>
          <table:table-cell table:formula="of:=AVERAGE([.B6:.B17])" office:value-type="float" office:value="1" calcext:value-type="float">
            <text:p>1</text:p>
          </table:table-cell>
          <table:table-cell table:formula="of:=[.D17]-[.C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/>
          <table:table-cell table:formula="of:=COM.MICROSOFT.STDEV.S([.B7:.B18])" office:value-type="float" office:value="0" calcext:value-type="float">
            <text:p>0</text:p>
          </table:table-cell>
          <table:table-cell table:formula="of:=AVERAGE([.B7:.B18])" office:value-type="float" office:value="1" calcext:value-type="float">
            <text:p>1</text:p>
          </table:table-cell>
          <table:table-cell table:formula="of:=[.D18]-[.C1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/>
          <table:table-cell table:formula="of:=COM.MICROSOFT.STDEV.S([.B8:.B19])" office:value-type="float" office:value="0" calcext:value-type="float">
            <text:p>0</text:p>
          </table:table-cell>
          <table:table-cell table:formula="of:=AVERAGE([.B8:.B19])" office:value-type="float" office:value="1" calcext:value-type="float">
            <text:p>1</text:p>
          </table:table-cell>
          <table:table-cell table:formula="of:=[.D19]-[.C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/>
          <table:table-cell table:formula="of:=COM.MICROSOFT.STDEV.S([.B9:.B20])" office:value-type="float" office:value="0" calcext:value-type="float">
            <text:p>0</text:p>
          </table:table-cell>
          <table:table-cell table:formula="of:=AVERAGE([.B9:.B20])" office:value-type="float" office:value="1" calcext:value-type="float">
            <text:p>1</text:p>
          </table:table-cell>
          <table:table-cell table:formula="of:=[.D20]-[.C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/>
          <table:table-cell table:formula="of:=COM.MICROSOFT.STDEV.S([.B10:.B21])" office:value-type="float" office:value="0" calcext:value-type="float">
            <text:p>0</text:p>
          </table:table-cell>
          <table:table-cell table:formula="of:=AVERAGE([.B10:.B21])" office:value-type="float" office:value="1" calcext:value-type="float">
            <text:p>1</text:p>
          </table:table-cell>
          <table:table-cell table:formula="of:=[.D21]-[.C2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COM.MICROSOFT.STDEV.S([.B11:.B22])" office:value-type="float" office:value="0" calcext:value-type="float">
            <text:p>0</text:p>
          </table:table-cell>
          <table:table-cell table:formula="of:=AVERAGE([.B11:.B22])" office:value-type="float" office:value="1" calcext:value-type="float">
            <text:p>1</text:p>
          </table:table-cell>
          <table:table-cell table:formula="of:=[.D22]-[.C2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" calcext:value-type="float">
            <text:p>2</text:p>
          </table:table-cell>
          <table:table-cell table:formula="of:=COM.MICROSOFT.STDEV.S([.B12:.B23])" office:value-type="float" office:value="0.577350269189626" calcext:value-type="float">
            <text:p>0,5773502692</text:p>
          </table:table-cell>
          <table:table-cell table:formula="of:=AVERAGE([.B12:.B23])" office:value-type="float" office:value="1.33333333333333" calcext:value-type="float">
            <text:p>1,3333333333</text:p>
          </table:table-cell>
          <table:table-cell table:formula="of:=[.D23]-[.C23]" office:value-type="float" office:value="0.755983064143708" calcext:value-type="float">
            <text:p>0,7559830641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" calcext:value-type="float">
            <text:p>1</text:p>
          </table:table-cell>
          <table:table-cell table:formula="of:=COM.MICROSOFT.STDEV.S([.B13:.B24])" office:value-type="float" office:value="0.577350269189626" calcext:value-type="float">
            <text:p>0,5773502692</text:p>
          </table:table-cell>
          <table:table-cell table:formula="of:=AVERAGE([.B13:.B24])" office:value-type="float" office:value="1.33333333333333" calcext:value-type="float">
            <text:p>1,3333333333</text:p>
          </table:table-cell>
          <table:table-cell table:formula="of:=[.D24]-[.C24]" office:value-type="float" office:value="0.755983064143708" calcext:value-type="float">
            <text:p>0,7559830641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/>
          <table:table-cell table:formula="of:=COM.MICROSOFT.STDEV.S([.B14:.B25])" office:value-type="float" office:value="0.577350269189626" calcext:value-type="float">
            <text:p>0,5773502692</text:p>
          </table:table-cell>
          <table:table-cell table:formula="of:=AVERAGE([.B14:.B25])" office:value-type="float" office:value="1.33333333333333" calcext:value-type="float">
            <text:p>1,3333333333</text:p>
          </table:table-cell>
          <table:table-cell table:formula="of:=[.D25]-[.C25]" office:value-type="float" office:value="0.755983064143708" calcext:value-type="float">
            <text:p>0,7559830641</text:p>
          </table:table-cell>
          <table:table-cell table:formula="of:=[.D25]-[.D13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/>
          <table:table-cell table:formula="of:=COM.MICROSOFT.STDEV.S([.B15:.B26])" office:value-type="float" office:value="0.577350269189626" calcext:value-type="float">
            <text:p>0,5773502692</text:p>
          </table:table-cell>
          <table:table-cell table:formula="of:=AVERAGE([.B15:.B26])" office:value-type="float" office:value="1.33333333333333" calcext:value-type="float">
            <text:p>1,3333333333</text:p>
          </table:table-cell>
          <table:table-cell table:formula="of:=[.D26]-[.C26]" office:value-type="float" office:value="0.755983064143708" calcext:value-type="float">
            <text:p>0,7559830641</text:p>
          </table:table-cell>
          <table:table-cell table:formula="of:=[.D26]-[.D14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" calcext:value-type="float">
            <text:p>1</text:p>
          </table:table-cell>
          <table:table-cell table:formula="of:=COM.MICROSOFT.STDEV.S([.B16:.B27])" office:value-type="float" office:value="0.5" calcext:value-type="float">
            <text:p>0,5</text:p>
          </table:table-cell>
          <table:table-cell table:formula="of:=AVERAGE([.B16:.B27])" office:value-type="float" office:value="1.25" calcext:value-type="float">
            <text:p>1,25</text:p>
          </table:table-cell>
          <table:table-cell table:formula="of:=[.D27]-[.C27]" office:value-type="float" office:value="0.75" calcext:value-type="float">
            <text:p>0,75</text:p>
          </table:table-cell>
          <table:table-cell table:formula="of:=[.D27]-[.D1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/>
          <table:table-cell table:formula="of:=COM.MICROSOFT.STDEV.S([.B17:.B28])" office:value-type="float" office:value="0.577350269189626" calcext:value-type="float">
            <text:p>0,5773502692</text:p>
          </table:table-cell>
          <table:table-cell table:formula="of:=AVERAGE([.B17:.B28])" office:value-type="float" office:value="1.33333333333333" calcext:value-type="float">
            <text:p>1,3333333333</text:p>
          </table:table-cell>
          <table:table-cell table:formula="of:=[.D28]-[.C28]" office:value-type="float" office:value="0.755983064143708" calcext:value-type="float">
            <text:p>0,7559830641</text:p>
          </table:table-cell>
          <table:table-cell table:formula="of:=[.D28]-[.D16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/>
          <table:table-cell table:formula="of:=COM.MICROSOFT.STDEV.S([.B18:.B29])" office:value-type="float" office:value="0.577350269189626" calcext:value-type="float">
            <text:p>0,5773502692</text:p>
          </table:table-cell>
          <table:table-cell table:formula="of:=AVERAGE([.B18:.B29])" office:value-type="float" office:value="1.33333333333333" calcext:value-type="float">
            <text:p>1,3333333333</text:p>
          </table:table-cell>
          <table:table-cell table:formula="of:=[.D29]-[.C29]" office:value-type="float" office:value="0.755983064143708" calcext:value-type="float">
            <text:p>0,7559830641</text:p>
          </table:table-cell>
          <table:table-cell table:formula="of:=[.D29]-[.D17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2" calcext:value-type="float">
            <text:p>2</text:p>
          </table:table-cell>
          <table:table-cell table:formula="of:=COM.MICROSOFT.STDEV.S([.B19:.B30])" office:value-type="float" office:value="0.577350269189626" calcext:value-type="float">
            <text:p>0,5773502692</text:p>
          </table:table-cell>
          <table:table-cell table:formula="of:=AVERAGE([.B19:.B30])" office:value-type="float" office:value="1.5" calcext:value-type="float">
            <text:p>1,5</text:p>
          </table:table-cell>
          <table:table-cell table:formula="of:=[.D30]-[.C30]" office:value-type="float" office:value="0.922649730810374" calcext:value-type="float">
            <text:p>0,9226497308</text:p>
          </table:table-cell>
          <table:table-cell table:formula="of:=[.D30]-[.D18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/>
          <table:table-cell table:formula="of:=COM.MICROSOFT.STDEV.S([.B20:.B31])" office:value-type="float" office:value="0.577350269189626" calcext:value-type="float">
            <text:p>0,5773502692</text:p>
          </table:table-cell>
          <table:table-cell table:formula="of:=AVERAGE([.B20:.B31])" office:value-type="float" office:value="1.5" calcext:value-type="float">
            <text:p>1,5</text:p>
          </table:table-cell>
          <table:table-cell table:formula="of:=[.D31]-[.C31]" office:value-type="float" office:value="0.922649730810374" calcext:value-type="float">
            <text:p>0,9226497308</text:p>
          </table:table-cell>
          <table:table-cell table:formula="of:=[.D31]-[.D19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" calcext:value-type="float">
            <text:p>1</text:p>
          </table:table-cell>
          <table:table-cell table:formula="of:=COM.MICROSOFT.STDEV.S([.B21:.B32])" office:value-type="float" office:value="0.547722557505166" calcext:value-type="float">
            <text:p>0,5477225575</text:p>
          </table:table-cell>
          <table:table-cell table:formula="of:=AVERAGE([.B21:.B32])" office:value-type="float" office:value="1.4" calcext:value-type="float">
            <text:p>1,4</text:p>
          </table:table-cell>
          <table:table-cell table:formula="of:=[.D32]-[.C32]" office:value-type="float" office:value="0.852277442494834" calcext:value-type="float">
            <text:p>0,8522774425</text:p>
          </table:table-cell>
          <table:table-cell table:formula="of:=[.D32]-[.D20]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4" calcext:value-type="float">
            <text:p>4</text:p>
          </table:table-cell>
          <table:table-cell table:formula="of:=COM.MICROSOFT.STDEV.S([.B22:.B33])" office:value-type="float" office:value="1.16904519445001" calcext:value-type="float">
            <text:p>1,1690451945</text:p>
          </table:table-cell>
          <table:table-cell table:formula="of:=AVERAGE([.B22:.B33])" office:value-type="float" office:value="1.83333333333333" calcext:value-type="float">
            <text:p>1,8333333333</text:p>
          </table:table-cell>
          <table:table-cell table:formula="of:=[.D33]-[.C33]" office:value-type="float" office:value="0.664288138883321" calcext:value-type="float">
            <text:p>0,6642881389</text:p>
          </table:table-cell>
          <table:table-cell table:formula="of:=[.D33]-[.D21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formula="of:=COM.MICROSOFT.STDEV.S([.B23:.B34])" office:value-type="float" office:value="1.11269728052837" calcext:value-type="float">
            <text:p>1,1126972805</text:p>
          </table:table-cell>
          <table:table-cell table:formula="of:=AVERAGE([.B23:.B34])" office:value-type="float" office:value="1.71428571428571" calcext:value-type="float">
            <text:p>1,7142857143</text:p>
          </table:table-cell>
          <table:table-cell table:formula="of:=[.D34]-[.C34]" office:value-type="float" office:value="0.601588433757341" calcext:value-type="float">
            <text:p>0,6015884338</text:p>
          </table:table-cell>
          <table:table-cell table:formula="of:=[.D34]-[.D22]" office:value-type="float" office:value="0.714285714285714" calcext:value-type="float">
            <text:p>0,714285714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" calcext:value-type="float">
            <text:p>2</text:p>
          </table:table-cell>
          <table:table-cell table:formula="of:=COM.MICROSOFT.STDEV.S([.B24:.B35])" office:value-type="float" office:value="1.11269728052837" calcext:value-type="float">
            <text:p>1,1126972805</text:p>
          </table:table-cell>
          <table:table-cell table:formula="of:=AVERAGE([.B24:.B35])" office:value-type="float" office:value="1.71428571428571" calcext:value-type="float">
            <text:p>1,7142857143</text:p>
          </table:table-cell>
          <table:table-cell table:formula="of:=[.D35]-[.C35]" office:value-type="float" office:value="0.601588433757341" calcext:value-type="float">
            <text:p>0,6015884338</text:p>
          </table:table-cell>
          <table:table-cell table:formula="of:=[.D35]-[.D23]" office:value-type="float" office:value="0.380952380952381" calcext:value-type="float">
            <text:p>0,380952381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formula="of:=COM.MICROSOFT.STDEV.S([.B25:.B36])" office:value-type="float" office:value="1.11269728052837" calcext:value-type="float">
            <text:p>1,1126972805</text:p>
          </table:table-cell>
          <table:table-cell table:formula="of:=AVERAGE([.B25:.B36])" office:value-type="float" office:value="1.71428571428571" calcext:value-type="float">
            <text:p>1,7142857143</text:p>
          </table:table-cell>
          <table:table-cell table:formula="of:=[.D36]-[.C36]" office:value-type="float" office:value="0.60158843375734" calcext:value-type="float">
            <text:p>0,6015884338</text:p>
          </table:table-cell>
          <table:table-cell table:formula="of:=[.D36]-[.D24]" office:value-type="float" office:value="0.380952380952381" calcext:value-type="float">
            <text:p>0,380952381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" calcext:value-type="float">
            <text:p>1</text:p>
          </table:table-cell>
          <table:table-cell table:formula="of:=COM.MICROSOFT.STDEV.S([.B26:.B37])" office:value-type="float" office:value="1.06066017177982" calcext:value-type="float">
            <text:p>1,0606601718</text:p>
          </table:table-cell>
          <table:table-cell table:formula="of:=AVERAGE([.B26:.B37])" office:value-type="float" office:value="1.625" calcext:value-type="float">
            <text:p>1,625</text:p>
          </table:table-cell>
          <table:table-cell table:formula="of:=[.D37]-[.C37]" office:value-type="float" office:value="0.564339828220179" calcext:value-type="float">
            <text:p>0,5643398282</text:p>
          </table:table-cell>
          <table:table-cell table:formula="of:=[.D37]-[.D25]" office:value-type="float" office:value="0.291666666666667" calcext:value-type="float">
            <text:p>0,291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/>
          <table:table-cell table:formula="of:=COM.MICROSOFT.STDEV.S([.B27:.B38])" office:value-type="float" office:value="1.06066017177982" calcext:value-type="float">
            <text:p>1,0606601718</text:p>
          </table:table-cell>
          <table:table-cell table:formula="of:=AVERAGE([.B27:.B38])" office:value-type="float" office:value="1.625" calcext:value-type="float">
            <text:p>1,625</text:p>
          </table:table-cell>
          <table:table-cell table:formula="of:=[.D38]-[.C38]" office:value-type="float" office:value="0.564339828220179" calcext:value-type="float">
            <text:p>0,5643398282</text:p>
          </table:table-cell>
          <table:table-cell table:formula="of:=[.D38]-[.D26]" office:value-type="float" office:value="0.291666666666667" calcext:value-type="float">
            <text:p>0,291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/>
          <table:table-cell table:formula="of:=COM.MICROSOFT.STDEV.S([.B28:.B39])" office:value-type="float" office:value="1.11269728052837" calcext:value-type="float">
            <text:p>1,1126972805</text:p>
          </table:table-cell>
          <table:table-cell table:formula="of:=AVERAGE([.B28:.B39])" office:value-type="float" office:value="1.71428571428571" calcext:value-type="float">
            <text:p>1,7142857143</text:p>
          </table:table-cell>
          <table:table-cell table:formula="of:=[.D39]-[.C39]" office:value-type="float" office:value="0.601588433757341" calcext:value-type="float">
            <text:p>0,6015884338</text:p>
          </table:table-cell>
          <table:table-cell table:formula="of:=[.D39]-[.D27]" office:value-type="float" office:value="0.464285714285714" calcext:value-type="float">
            <text:p>0,464285714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" calcext:value-type="float">
            <text:p>1</text:p>
          </table:table-cell>
          <table:table-cell table:formula="of:=COM.MICROSOFT.STDEV.S([.B29:.B40])" office:value-type="float" office:value="1.06066017177982" calcext:value-type="float">
            <text:p>1,0606601718</text:p>
          </table:table-cell>
          <table:table-cell table:formula="of:=AVERAGE([.B29:.B40])" office:value-type="float" office:value="1.625" calcext:value-type="float">
            <text:p>1,625</text:p>
          </table:table-cell>
          <table:table-cell table:formula="of:=[.D40]-[.C40]" office:value-type="float" office:value="0.564339828220179" calcext:value-type="float">
            <text:p>0,5643398282</text:p>
          </table:table-cell>
          <table:table-cell table:formula="of:=[.D40]-[.D28]" office:value-type="float" office:value="0.291666666666667" calcext:value-type="float">
            <text:p>0,291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/>
          <table:table-cell table:formula="of:=COM.MICROSOFT.STDEV.S([.B30:.B41])" office:value-type="float" office:value="1.06066017177982" calcext:value-type="float">
            <text:p>1,0606601718</text:p>
          </table:table-cell>
          <table:table-cell table:formula="of:=AVERAGE([.B30:.B41])" office:value-type="float" office:value="1.625" calcext:value-type="float">
            <text:p>1,625</text:p>
          </table:table-cell>
          <table:table-cell table:formula="of:=[.D41]-[.C41]" office:value-type="float" office:value="0.564339828220179" calcext:value-type="float">
            <text:p>0,5643398282</text:p>
          </table:table-cell>
          <table:table-cell table:formula="of:=[.D41]-[.D29]" office:value-type="float" office:value="0.291666666666667" calcext:value-type="float">
            <text:p>0,291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COM.MICROSOFT.STDEV.S([.B31:.B42])" office:value-type="float" office:value="1.13389341902768" calcext:value-type="float">
            <text:p>1,133893419</text:p>
          </table:table-cell>
          <table:table-cell table:formula="of:=AVERAGE([.B31:.B42])" office:value-type="float" office:value="1.57142857142857" calcext:value-type="float">
            <text:p>1,5714285714</text:p>
          </table:table-cell>
          <table:table-cell table:formula="of:=[.D42]-[.C42]" office:value-type="float" office:value="0.437535152400889" calcext:value-type="float">
            <text:p>0,4375351524</text:p>
          </table:table-cell>
          <table:table-cell table:formula="of:=[.D42]-[.D30]" office:value-type="float" office:value="0.0714285714285714" calcext:value-type="float">
            <text:p>0,0714285714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" calcext:value-type="float">
            <text:p>1</text:p>
          </table:table-cell>
          <table:table-cell table:formula="of:=COM.MICROSOFT.STDEV.S([.B32:.B43])" office:value-type="float" office:value="1.0690449676497" calcext:value-type="float">
            <text:p>1,0690449676</text:p>
          </table:table-cell>
          <table:table-cell table:formula="of:=AVERAGE([.B32:.B43])" office:value-type="float" office:value="1.5" calcext:value-type="float">
            <text:p>1,5</text:p>
          </table:table-cell>
          <table:table-cell table:formula="of:=[.D43]-[.C43]" office:value-type="float" office:value="0.430955032350302" calcext:value-type="float">
            <text:p>0,4309550324</text:p>
          </table:table-cell>
          <table:table-cell table:formula="of:=[.D43]-[.D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" calcext:value-type="float">
            <text:p>1</text:p>
          </table:table-cell>
          <table:table-cell table:formula="of:=COM.MICROSOFT.STDEV.S([.B33:.B44])" office:value-type="float" office:value="1.0690449676497" calcext:value-type="float">
            <text:p>1,0690449676</text:p>
          </table:table-cell>
          <table:table-cell table:formula="of:=AVERAGE([.B33:.B44])" office:value-type="float" office:value="1.5" calcext:value-type="float">
            <text:p>1,5</text:p>
          </table:table-cell>
          <table:table-cell table:formula="of:=[.D44]-[.C44]" office:value-type="float" office:value="0.430955032350302" calcext:value-type="float">
            <text:p>0,4309550324</text:p>
          </table:table-cell>
          <table:table-cell table:formula="of:=[.D44]-[.D32]" office:value-type="float" office:value="0.1" calcext:value-type="float">
            <text:p>0,1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/>
          <table:table-cell table:formula="of:=COM.MICROSOFT.STDEV.S([.B34:.B45])" office:value-type="float" office:value="0.377964473009227" calcext:value-type="float">
            <text:p>0,377964473</text:p>
          </table:table-cell>
          <table:table-cell table:formula="of:=AVERAGE([.B34:.B45])" office:value-type="float" office:value="1.14285714285714" calcext:value-type="float">
            <text:p>1,1428571429</text:p>
          </table:table-cell>
          <table:table-cell table:formula="of:=[.D45]-[.C45]" office:value-type="float" office:value="0.764892669847916" calcext:value-type="float">
            <text:p>0,7648926698</text:p>
          </table:table-cell>
          <table:table-cell table:formula="of:=[.D45]-[.D33]" office:value-type="float" office:value="-0.69047619047619" calcext:value-type="float">
            <text:p>-0,690476190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COM.MICROSOFT.STDEV.S([.B35:.B46])" office:value-type="float" office:value="0.408248290463863" calcext:value-type="float">
            <text:p>0,4082482905</text:p>
          </table:table-cell>
          <table:table-cell table:formula="of:=AVERAGE([.B35:.B46])" office:value-type="float" office:value="1.16666666666667" calcext:value-type="float">
            <text:p>1,1666666667</text:p>
          </table:table-cell>
          <table:table-cell table:formula="of:=[.D46]-[.C46]" office:value-type="float" office:value="0.758418376202804" calcext:value-type="float">
            <text:p>0,7584183762</text:p>
          </table:table-cell>
          <table:table-cell table:formula="of:=[.D46]-[.D34]" office:value-type="float" office:value="-0.547619047619047" calcext:value-type="float">
            <text:p>-0,5476190476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/>
          <table:table-cell table:formula="of:=COM.MICROSOFT.STDEV.S([.B36:.B47])" office:value-type="float" office:value="0" calcext:value-type="float">
            <text:p>0</text:p>
          </table:table-cell>
          <table:table-cell table:formula="of:=AVERAGE([.B36:.B47])" office:value-type="float" office:value="1" calcext:value-type="float">
            <text:p>1</text:p>
          </table:table-cell>
          <table:table-cell table:formula="of:=[.D47]-[.C47]" office:value-type="float" office:value="1" calcext:value-type="float">
            <text:p>1</text:p>
          </table:table-cell>
          <table:table-cell table:formula="of:=[.D47]-[.D35]" office:value-type="float" office:value="-0.714285714285714" calcext:value-type="float">
            <text:p>-0,714285714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COM.MICROSOFT.STDEV.S([.B37:.B48])" office:value-type="float" office:value="0" calcext:value-type="float">
            <text:p>0</text:p>
          </table:table-cell>
          <table:table-cell table:formula="of:=AVERAGE([.B37:.B48])" office:value-type="float" office:value="1" calcext:value-type="float">
            <text:p>1</text:p>
          </table:table-cell>
          <table:table-cell table:formula="of:=[.D48]-[.C48]" office:value-type="float" office:value="1" calcext:value-type="float">
            <text:p>1</text:p>
          </table:table-cell>
          <table:table-cell table:formula="of:=[.D48]-[.D36]" office:value-type="float" office:value="-0.714285714285714" calcext:value-type="float">
            <text:p>-0,714285714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/>
          <table:table-cell table:formula="of:=COM.MICROSOFT.STDEV.S([.B38:.B49])" office:value-type="float" office:value="0" calcext:value-type="float">
            <text:p>0</text:p>
          </table:table-cell>
          <table:table-cell table:formula="of:=AVERAGE([.B38:.B49])" office:value-type="float" office:value="1" calcext:value-type="float">
            <text:p>1</text:p>
          </table:table-cell>
          <table:table-cell table:formula="of:=[.D49]-[.C49]" office:value-type="float" office:value="1" calcext:value-type="float">
            <text:p>1</text:p>
          </table:table-cell>
          <table:table-cell table:formula="of:=[.D49]-[.D37]" office:value-type="float" office:value="-0.625" calcext:value-type="float">
            <text:p>-0,625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COM.MICROSOFT.STDEV.S([.B39:.B50])" office:value-type="float" office:value="0" calcext:value-type="float">
            <text:p>0</text:p>
          </table:table-cell>
          <table:table-cell table:formula="of:=AVERAGE([.B39:.B50])" office:value-type="float" office:value="1" calcext:value-type="float">
            <text:p>1</text:p>
          </table:table-cell>
          <table:table-cell table:formula="of:=[.D50]-[.C50]" office:value-type="float" office:value="1" calcext:value-type="float">
            <text:p>1</text:p>
          </table:table-cell>
          <table:table-cell table:formula="of:=[.D50]-[.D38]" office:value-type="float" office:value="-0.625" calcext:value-type="float">
            <text:p>-0,62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/>
          <table:table-cell table:formula="of:=COM.MICROSOFT.STDEV.S([.B40:.B51])" office:value-type="float" office:value="0" calcext:value-type="float">
            <text:p>0</text:p>
          </table:table-cell>
          <table:table-cell table:formula="of:=AVERAGE([.B40:.B51])" office:value-type="float" office:value="1" calcext:value-type="float">
            <text:p>1</text:p>
          </table:table-cell>
          <table:table-cell table:formula="of:=[.D51]-[.C51]" office:value-type="float" office:value="1" calcext:value-type="float">
            <text:p>1</text:p>
          </table:table-cell>
          <table:table-cell table:formula="of:=[.D51]-[.D39]" office:value-type="float" office:value="-0.714285714285714" calcext:value-type="float">
            <text:p>-0,714285714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COM.MICROSOFT.STDEV.S([.B41:.B52])" office:value-type="float" office:value="0" calcext:value-type="float">
            <text:p>0</text:p>
          </table:table-cell>
          <table:table-cell table:formula="of:=AVERAGE([.B41:.B52])" office:value-type="float" office:value="1" calcext:value-type="float">
            <text:p>1</text:p>
          </table:table-cell>
          <table:table-cell table:formula="of:=[.D52]-[.C52]" office:value-type="float" office:value="1" calcext:value-type="float">
            <text:p>1</text:p>
          </table:table-cell>
          <table:table-cell table:formula="of:=[.D52]-[.D40]" office:value-type="float" office:value="-0.625" calcext:value-type="float">
            <text:p>-0,625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/>
          <table:table-cell table:formula="of:=COM.MICROSOFT.STDEV.S([.B42:.B53])" office:value-type="float" office:value="0" calcext:value-type="float">
            <text:p>0</text:p>
          </table:table-cell>
          <table:table-cell table:formula="of:=AVERAGE([.B42:.B53])" office:value-type="float" office:value="1" calcext:value-type="float">
            <text:p>1</text:p>
          </table:table-cell>
          <table:table-cell table:formula="of:=[.D53]-[.C53]" office:value-type="float" office:value="1" calcext:value-type="float">
            <text:p>1</text:p>
          </table:table-cell>
          <table:table-cell table:formula="of:=[.D53]-[.D41]" office:value-type="float" office:value="-0.625" calcext:value-type="float">
            <text:p>-0,62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COM.MICROSOFT.STDEV.S([.B43:.B54])" office:value-type="float" office:value="0" calcext:value-type="float">
            <text:p>0</text:p>
          </table:table-cell>
          <table:table-cell table:formula="of:=AVERAGE([.B43:.B54])" office:value-type="float" office:value="1" calcext:value-type="float">
            <text:p>1</text:p>
          </table:table-cell>
          <table:table-cell table:formula="of:=[.D54]-[.C54]" office:value-type="float" office:value="1" calcext:value-type="float">
            <text:p>1</text:p>
          </table:table-cell>
          <table:table-cell table:formula="of:=[.D54]-[.D42]" office:value-type="float" office:value="-0.571428571428571" calcext:value-type="float">
            <text:p>-0,5714285714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/>
          <table:table-cell table:formula="of:=COM.MICROSOFT.STDEV.S([.B44:.B55])" office:value-type="float" office:value="0" calcext:value-type="float">
            <text:p>0</text:p>
          </table:table-cell>
          <table:table-cell table:formula="of:=AVERAGE([.B44:.B55])" office:value-type="float" office:value="1" calcext:value-type="float">
            <text:p>1</text:p>
          </table:table-cell>
          <table:table-cell table:formula="of:=[.D55]-[.C55]" office:value-type="float" office:value="1" calcext:value-type="float">
            <text:p>1</text:p>
          </table:table-cell>
          <table:table-cell table:formula="of:=[.D55]-[.D43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COM.MICROSOFT.STDEV.S([.B45:.B56])" office:value-type="string" office:string-value="" calcext:value-type="error">
            <text:p>#DIV/0!</text:p>
          </table:table-cell>
          <table:table-cell table:formula="of:=AVERAGE([.B45:.B56])" office:value-type="float" office:value="1" calcext:value-type="float">
            <text:p>1</text:p>
          </table:table-cell>
          <table:table-cell table:formula="of:=[.D56]-[.C56]" office:value-type="string" office:string-value="" calcext:value-type="error">
            <text:p>#DIV/0!</text:p>
          </table:table-cell>
          <table:table-cell table:formula="of:=[.D56]-[.D44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" calcext:value-type="float">
            <text:p>1</text:p>
          </table:table-cell>
          <table:table-cell table:formula="of:=COM.MICROSOFT.STDEV.S([.B46:.B57])" office:value-type="float" office:value="0" calcext:value-type="float">
            <text:p>0</text:p>
          </table:table-cell>
          <table:table-cell table:formula="of:=AVERAGE([.B46:.B57])" office:value-type="float" office:value="1" calcext:value-type="float">
            <text:p>1</text:p>
          </table:table-cell>
          <table:table-cell table:formula="of:=[.D57]-[.C57]" office:value-type="float" office:value="1" calcext:value-type="float">
            <text:p>1</text:p>
          </table:table-cell>
          <table:table-cell table:formula="of:=[.D57]-[.D45]" office:value-type="float" office:value="-0.142857142857143" calcext:value-type="float">
            <text:p>-0,1428571429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COM.MICROSOFT.STDEV.S([.B47:.B58])" office:value-type="float" office:value="0" calcext:value-type="float">
            <text:p>0</text:p>
          </table:table-cell>
          <table:table-cell table:formula="of:=AVERAGE([.B47:.B58])" office:value-type="float" office:value="1" calcext:value-type="float">
            <text:p>1</text:p>
          </table:table-cell>
          <table:table-cell table:formula="of:=[.D58]-[.C58]" office:value-type="float" office:value="1" calcext:value-type="float">
            <text:p>1</text:p>
          </table:table-cell>
          <table:table-cell table:formula="of:=[.D58]-[.D46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/>
          <table:table-cell table:formula="of:=COM.MICROSOFT.STDEV.S([.B48:.B59])" office:value-type="float" office:value="0" calcext:value-type="float">
            <text:p>0</text:p>
          </table:table-cell>
          <table:table-cell table:formula="of:=AVERAGE([.B48:.B59])" office:value-type="float" office:value="1" calcext:value-type="float">
            <text:p>1</text:p>
          </table:table-cell>
          <table:table-cell table:formula="of:=[.D59]-[.C59]" office:value-type="float" office:value="1" calcext:value-type="float">
            <text:p>1</text:p>
          </table:table-cell>
          <table:table-cell table:formula="of:=[.D59]-[.D4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COM.MICROSOFT.STDEV.S([.B49:.B60])" office:value-type="float" office:value="0" calcext:value-type="float">
            <text:p>0</text:p>
          </table:table-cell>
          <table:table-cell table:formula="of:=AVERAGE([.B49:.B60])" office:value-type="float" office:value="1" calcext:value-type="float">
            <text:p>1</text:p>
          </table:table-cell>
          <table:table-cell table:formula="of:=[.D60]-[.C60]" office:value-type="float" office:value="1" calcext:value-type="float">
            <text:p>1</text:p>
          </table:table-cell>
          <table:table-cell table:formula="of:=[.D60]-[.D4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/>
          <table:table-cell table:formula="of:=COM.MICROSOFT.STDEV.S([.B50:.B61])" office:value-type="float" office:value="0" calcext:value-type="float">
            <text:p>0</text:p>
          </table:table-cell>
          <table:table-cell table:formula="of:=AVERAGE([.B50:.B61])" office:value-type="float" office:value="1" calcext:value-type="float">
            <text:p>1</text:p>
          </table:table-cell>
          <table:table-cell table:formula="of:=[.D61]-[.C61]" office:value-type="float" office:value="1" calcext:value-type="float">
            <text:p>1</text:p>
          </table:table-cell>
          <table:table-cell table:formula="of:=[.D61]-[.D4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COM.MICROSOFT.STDEV.S([.B51:.B62])" office:value-type="float" office:value="0" calcext:value-type="float">
            <text:p>0</text:p>
          </table:table-cell>
          <table:table-cell table:formula="of:=AVERAGE([.B51:.B62])" office:value-type="float" office:value="1" calcext:value-type="float">
            <text:p>1</text:p>
          </table:table-cell>
          <table:table-cell table:formula="of:=[.D62]-[.C62]" office:value-type="float" office:value="1" calcext:value-type="float">
            <text:p>1</text:p>
          </table:table-cell>
          <table:table-cell table:formula="of:=[.D62]-[.D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" calcext:value-type="float">
            <text:p>2</text:p>
          </table:table-cell>
          <table:table-cell table:formula="of:=COM.MICROSOFT.STDEV.S([.B52:.B63])" office:value-type="float" office:value="0.577350269189626" calcext:value-type="float">
            <text:p>0,5773502692</text:p>
          </table:table-cell>
          <table:table-cell table:formula="of:=AVERAGE([.B52:.B63])" office:value-type="float" office:value="1.33333333333333" calcext:value-type="float">
            <text:p>1,3333333333</text:p>
          </table:table-cell>
          <table:table-cell table:formula="of:=[.D63]-[.C63]" office:value-type="float" office:value="0.755983064143708" calcext:value-type="float">
            <text:p>0,7559830641</text:p>
          </table:table-cell>
          <table:table-cell table:formula="of:=[.D63]-[.D5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COM.MICROSOFT.STDEV.S([.B53:.B64])" office:value-type="float" office:value="0.577350269189626" calcext:value-type="float">
            <text:p>0,5773502692</text:p>
          </table:table-cell>
          <table:table-cell table:formula="of:=AVERAGE([.B53:.B64])" office:value-type="float" office:value="1.33333333333333" calcext:value-type="float">
            <text:p>1,3333333333</text:p>
          </table:table-cell>
          <table:table-cell table:formula="of:=[.D64]-[.C64]" office:value-type="float" office:value="0.755983064143708" calcext:value-type="float">
            <text:p>0,7559830641</text:p>
          </table:table-cell>
          <table:table-cell table:formula="of:=[.D64]-[.D52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" calcext:value-type="float">
            <text:p>1</text:p>
          </table:table-cell>
          <table:table-cell table:formula="of:=COM.MICROSOFT.STDEV.S([.B54:.B65])" office:value-type="float" office:value="0.5" calcext:value-type="float">
            <text:p>0,5</text:p>
          </table:table-cell>
          <table:table-cell table:formula="of:=AVERAGE([.B54:.B65])" office:value-type="float" office:value="1.25" calcext:value-type="float">
            <text:p>1,25</text:p>
          </table:table-cell>
          <table:table-cell table:formula="of:=[.D65]-[.C65]" office:value-type="float" office:value="0.75" calcext:value-type="float">
            <text:p>0,75</text:p>
          </table:table-cell>
          <table:table-cell table:formula="of:=[.D65]-[.D53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COM.MICROSOFT.STDEV.S([.B55:.B66])" office:value-type="float" office:value="0.5" calcext:value-type="float">
            <text:p>0,5</text:p>
          </table:table-cell>
          <table:table-cell table:formula="of:=AVERAGE([.B55:.B66])" office:value-type="float" office:value="1.25" calcext:value-type="float">
            <text:p>1,25</text:p>
          </table:table-cell>
          <table:table-cell table:formula="of:=[.D66]-[.C66]" office:value-type="float" office:value="0.75" calcext:value-type="float">
            <text:p>0,75</text:p>
          </table:table-cell>
          <table:table-cell table:formula="of:=[.D66]-[.D54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COM.MICROSOFT.STDEV.S([.B56:.B67])" office:value-type="float" office:value="0.5" calcext:value-type="float">
            <text:p>0,5</text:p>
          </table:table-cell>
          <table:table-cell table:formula="of:=AVERAGE([.B56:.B67])" office:value-type="float" office:value="1.25" calcext:value-type="float">
            <text:p>1,25</text:p>
          </table:table-cell>
          <table:table-cell table:formula="of:=[.D67]-[.C67]" office:value-type="float" office:value="0.75" calcext:value-type="float">
            <text:p>0,75</text:p>
          </table:table-cell>
          <table:table-cell table:formula="of:=[.D67]-[.D5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COM.MICROSOFT.STDEV.S([.B57:.B68])" office:value-type="float" office:value="0.5" calcext:value-type="float">
            <text:p>0,5</text:p>
          </table:table-cell>
          <table:table-cell table:formula="of:=AVERAGE([.B57:.B68])" office:value-type="float" office:value="1.25" calcext:value-type="float">
            <text:p>1,25</text:p>
          </table:table-cell>
          <table:table-cell table:formula="of:=[.D68]-[.C68]" office:value-type="float" office:value="0.75" calcext:value-type="float">
            <text:p>0,75</text:p>
          </table:table-cell>
          <table:table-cell table:formula="of:=[.D68]-[.D5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COM.MICROSOFT.STDEV.S([.B58:.B69])" office:value-type="float" office:value="0.577350269189626" calcext:value-type="float">
            <text:p>0,5773502692</text:p>
          </table:table-cell>
          <table:table-cell table:formula="of:=AVERAGE([.B58:.B69])" office:value-type="float" office:value="1.33333333333333" calcext:value-type="float">
            <text:p>1,3333333333</text:p>
          </table:table-cell>
          <table:table-cell table:formula="of:=[.D69]-[.C69]" office:value-type="float" office:value="0.755983064143708" calcext:value-type="float">
            <text:p>0,7559830641</text:p>
          </table:table-cell>
          <table:table-cell table:formula="of:=[.D69]-[.D57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COM.MICROSOFT.STDEV.S([.B59:.B70])" office:value-type="float" office:value="0.577350269189626" calcext:value-type="float">
            <text:p>0,5773502692</text:p>
          </table:table-cell>
          <table:table-cell table:formula="of:=AVERAGE([.B59:.B70])" office:value-type="float" office:value="1.33333333333333" calcext:value-type="float">
            <text:p>1,3333333333</text:p>
          </table:table-cell>
          <table:table-cell table:formula="of:=[.D70]-[.C70]" office:value-type="float" office:value="0.755983064143708" calcext:value-type="float">
            <text:p>0,7559830641</text:p>
          </table:table-cell>
          <table:table-cell table:formula="of:=[.D70]-[.D58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/>
          <table:table-cell table:formula="of:=COM.MICROSOFT.STDEV.S([.B60:.B71])" office:value-type="float" office:value="0.577350269189626" calcext:value-type="float">
            <text:p>0,5773502692</text:p>
          </table:table-cell>
          <table:table-cell table:formula="of:=AVERAGE([.B60:.B71])" office:value-type="float" office:value="1.33333333333333" calcext:value-type="float">
            <text:p>1,3333333333</text:p>
          </table:table-cell>
          <table:table-cell table:formula="of:=[.D71]-[.C71]" office:value-type="float" office:value="0.755983064143708" calcext:value-type="float">
            <text:p>0,7559830641</text:p>
          </table:table-cell>
          <table:table-cell table:formula="of:=[.D71]-[.D59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" calcext:value-type="float">
            <text:p>2</text:p>
          </table:table-cell>
          <table:table-cell table:formula="of:=COM.MICROSOFT.STDEV.S([.B61:.B72])" office:value-type="float" office:value="0.577350269189626" calcext:value-type="float">
            <text:p>0,5773502692</text:p>
          </table:table-cell>
          <table:table-cell table:formula="of:=AVERAGE([.B61:.B72])" office:value-type="float" office:value="1.5" calcext:value-type="float">
            <text:p>1,5</text:p>
          </table:table-cell>
          <table:table-cell table:formula="of:=[.D72]-[.C72]" office:value-type="float" office:value="0.922649730810374" calcext:value-type="float">
            <text:p>0,9226497308</text:p>
          </table:table-cell>
          <table:table-cell table:formula="of:=[.D72]-[.D60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COM.MICROSOFT.STDEV.S([.B62:.B73])" office:value-type="float" office:value="0.547722557505166" calcext:value-type="float">
            <text:p>0,5477225575</text:p>
          </table:table-cell>
          <table:table-cell table:formula="of:=AVERAGE([.B62:.B73])" office:value-type="float" office:value="1.4" calcext:value-type="float">
            <text:p>1,4</text:p>
          </table:table-cell>
          <table:table-cell table:formula="of:=[.D73]-[.C73]" office:value-type="float" office:value="0.852277442494834" calcext:value-type="float">
            <text:p>0,8522774425</text:p>
          </table:table-cell>
          <table:table-cell table:formula="of:=[.D73]-[.D61]" office:value-type="float" office:value="0.4" calcext:value-type="float">
            <text:p>0,4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COM.MICROSOFT.STDEV.S([.B63:.B74])" office:value-type="float" office:value="0.577350269189626" calcext:value-type="float">
            <text:p>0,5773502692</text:p>
          </table:table-cell>
          <table:table-cell table:formula="of:=AVERAGE([.B63:.B74])" office:value-type="float" office:value="1.5" calcext:value-type="float">
            <text:p>1,5</text:p>
          </table:table-cell>
          <table:table-cell table:formula="of:=[.D74]-[.C74]" office:value-type="float" office:value="0.922649730810374" calcext:value-type="float">
            <text:p>0,9226497308</text:p>
          </table:table-cell>
          <table:table-cell table:formula="of:=[.D74]-[.D62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COM.MICROSOFT.STDEV.S([.B64:.B75])" office:value-type="float" office:value="0.577350269189626" calcext:value-type="float">
            <text:p>0,5773502692</text:p>
          </table:table-cell>
          <table:table-cell table:formula="of:=AVERAGE([.B64:.B75])" office:value-type="float" office:value="1.33333333333333" calcext:value-type="float">
            <text:p>1,3333333333</text:p>
          </table:table-cell>
          <table:table-cell table:formula="of:=[.D75]-[.C75]" office:value-type="float" office:value="0.755983064143708" calcext:value-type="float">
            <text:p>0,7559830641</text:p>
          </table:table-cell>
          <table:table-cell table:formula="of:=[.D75]-[.D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/>
          <table:table-cell table:formula="of:=COM.MICROSOFT.STDEV.S([.B65:.B76])" office:value-type="float" office:value="0.577350269189626" calcext:value-type="float">
            <text:p>0,5773502692</text:p>
          </table:table-cell>
          <table:table-cell table:formula="of:=AVERAGE([.B65:.B76])" office:value-type="float" office:value="1.33333333333333" calcext:value-type="float">
            <text:p>1,3333333333</text:p>
          </table:table-cell>
          <table:table-cell table:formula="of:=[.D76]-[.C76]" office:value-type="float" office:value="0.755983064143708" calcext:value-type="float">
            <text:p>0,7559830641</text:p>
          </table:table-cell>
          <table:table-cell table:formula="of:=[.D76]-[.D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/>
          <table:table-cell table:formula="of:=COM.MICROSOFT.STDEV.S([.B66:.B77])" office:value-type="float" office:value="0.707106781186548" calcext:value-type="float">
            <text:p>0,7071067812</text:p>
          </table:table-cell>
          <table:table-cell table:formula="of:=AVERAGE([.B66:.B77])" office:value-type="float" office:value="1.5" calcext:value-type="float">
            <text:p>1,5</text:p>
          </table:table-cell>
          <table:table-cell table:formula="of:=[.D77]-[.C77]" office:value-type="float" office:value="0.792893218813452" calcext:value-type="float">
            <text:p>0,7928932188</text:p>
          </table:table-cell>
          <table:table-cell table:formula="of:=[.D77]-[.D6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/>
          <table:table-cell table:formula="of:=COM.MICROSOFT.STDEV.S([.B67:.B78])" office:value-type="float" office:value="0.707106781186548" calcext:value-type="float">
            <text:p>0,7071067812</text:p>
          </table:table-cell>
          <table:table-cell table:formula="of:=AVERAGE([.B67:.B78])" office:value-type="float" office:value="1.5" calcext:value-type="float">
            <text:p>1,5</text:p>
          </table:table-cell>
          <table:table-cell table:formula="of:=[.D78]-[.C78]" office:value-type="float" office:value="0.792893218813452" calcext:value-type="float">
            <text:p>0,7928932188</text:p>
          </table:table-cell>
          <table:table-cell table:formula="of:=[.D78]-[.D6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COM.MICROSOFT.STDEV.S([.B68:.B79])" office:value-type="float" office:value="0.577350269189626" calcext:value-type="float">
            <text:p>0,5773502692</text:p>
          </table:table-cell>
          <table:table-cell table:formula="of:=AVERAGE([.B68:.B79])" office:value-type="float" office:value="1.66666666666667" calcext:value-type="float">
            <text:p>1,6666666667</text:p>
          </table:table-cell>
          <table:table-cell table:formula="of:=[.D79]-[.C79]" office:value-type="float" office:value="1.08931639747704" calcext:value-type="float">
            <text:p>1,0893163975</text:p>
          </table:table-cell>
          <table:table-cell table:formula="of:=[.D79]-[.D67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COM.MICROSOFT.STDEV.S([.B69:.B80])" office:value-type="float" office:value="0.577350269189626" calcext:value-type="float">
            <text:p>0,5773502692</text:p>
          </table:table-cell>
          <table:table-cell table:formula="of:=AVERAGE([.B69:.B80])" office:value-type="float" office:value="1.66666666666667" calcext:value-type="float">
            <text:p>1,6666666667</text:p>
          </table:table-cell>
          <table:table-cell table:formula="of:=[.D80]-[.C80]" office:value-type="float" office:value="1.08931639747704" calcext:value-type="float">
            <text:p>1,0893163975</text:p>
          </table:table-cell>
          <table:table-cell table:formula="of:=[.D80]-[.D68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COM.MICROSOFT.STDEV.S([.B70:.B81])" office:value-type="float" office:value="0.577350269189626" calcext:value-type="float">
            <text:p>0,5773502692</text:p>
          </table:table-cell>
          <table:table-cell table:formula="of:=AVERAGE([.B70:.B81])" office:value-type="float" office:value="1.66666666666667" calcext:value-type="float">
            <text:p>1,6666666667</text:p>
          </table:table-cell>
          <table:table-cell table:formula="of:=[.D81]-[.C81]" office:value-type="float" office:value="1.08931639747704" calcext:value-type="float">
            <text:p>1,0893163975</text:p>
          </table:table-cell>
          <table:table-cell table:formula="of:=[.D81]-[.D69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COM.MICROSOFT.STDEV.S([.B71:.B82])" office:value-type="float" office:value="0.577350269189626" calcext:value-type="float">
            <text:p>0,5773502692</text:p>
          </table:table-cell>
          <table:table-cell table:formula="of:=AVERAGE([.B71:.B82])" office:value-type="float" office:value="1.66666666666667" calcext:value-type="float">
            <text:p>1,6666666667</text:p>
          </table:table-cell>
          <table:table-cell table:formula="of:=[.D82]-[.C82]" office:value-type="float" office:value="1.08931639747704" calcext:value-type="float">
            <text:p>1,0893163975</text:p>
          </table:table-cell>
          <table:table-cell table:formula="of:=[.D82]-[.D70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" calcext:value-type="float">
            <text:p>1</text:p>
          </table:table-cell>
          <table:table-cell table:formula="of:=COM.MICROSOFT.STDEV.S([.B72:.B83])" office:value-type="float" office:value="0.577350269189626" calcext:value-type="float">
            <text:p>0,5773502692</text:p>
          </table:table-cell>
          <table:table-cell table:formula="of:=AVERAGE([.B72:.B83])" office:value-type="float" office:value="1.5" calcext:value-type="float">
            <text:p>1,5</text:p>
          </table:table-cell>
          <table:table-cell table:formula="of:=[.D83]-[.C83]" office:value-type="float" office:value="0.922649730810374" calcext:value-type="float">
            <text:p>0,9226497308</text:p>
          </table:table-cell>
          <table:table-cell table:formula="of:=[.D83]-[.D7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" calcext:value-type="float">
            <text:p>1</text:p>
          </table:table-cell>
          <table:table-cell table:formula="of:=COM.MICROSOFT.STDEV.S([.B73:.B84])" office:value-type="float" office:value="0.5" calcext:value-type="float">
            <text:p>0,5</text:p>
          </table:table-cell>
          <table:table-cell table:formula="of:=AVERAGE([.B73:.B84])" office:value-type="float" office:value="1.25" calcext:value-type="float">
            <text:p>1,25</text:p>
          </table:table-cell>
          <table:table-cell table:formula="of:=[.D84]-[.C84]" office:value-type="float" office:value="0.75" calcext:value-type="float">
            <text:p>0,75</text:p>
          </table:table-cell>
          <table:table-cell table:formula="of:=[.D84]-[.D72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COM.MICROSOFT.STDEV.S([.B74:.B85])" office:value-type="float" office:value="0.577350269189626" calcext:value-type="float">
            <text:p>0,5773502692</text:p>
          </table:table-cell>
          <table:table-cell table:formula="of:=AVERAGE([.B74:.B85])" office:value-type="float" office:value="1.33333333333333" calcext:value-type="float">
            <text:p>1,3333333333</text:p>
          </table:table-cell>
          <table:table-cell table:formula="of:=[.D85]-[.C85]" office:value-type="float" office:value="0.755983064143708" calcext:value-type="float">
            <text:p>0,7559830641</text:p>
          </table:table-cell>
          <table:table-cell table:formula="of:=[.D85]-[.D73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" calcext:value-type="float">
            <text:p>1</text:p>
          </table:table-cell>
          <table:table-cell table:formula="of:=COM.MICROSOFT.STDEV.S([.B75:.B86])" office:value-type="float" office:value="0.5" calcext:value-type="float">
            <text:p>0,5</text:p>
          </table:table-cell>
          <table:table-cell table:formula="of:=AVERAGE([.B75:.B86])" office:value-type="float" office:value="1.25" calcext:value-type="float">
            <text:p>1,25</text:p>
          </table:table-cell>
          <table:table-cell table:formula="of:=[.D86]-[.C86]" office:value-type="float" office:value="0.75" calcext:value-type="float">
            <text:p>0,75</text:p>
          </table:table-cell>
          <table:table-cell table:formula="of:=[.D86]-[.D74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COM.MICROSOFT.STDEV.S([.B76:.B87])" office:value-type="float" office:value="0.447213595499958" calcext:value-type="float">
            <text:p>0,4472135955</text:p>
          </table:table-cell>
          <table:table-cell table:formula="of:=AVERAGE([.B76:.B87])" office:value-type="float" office:value="1.2" calcext:value-type="float">
            <text:p>1,2</text:p>
          </table:table-cell>
          <table:table-cell table:formula="of:=[.D87]-[.C87]" office:value-type="float" office:value="0.752786404500042" calcext:value-type="float">
            <text:p>0,7527864045</text:p>
          </table:table-cell>
          <table:table-cell table:formula="of:=[.D87]-[.D75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" calcext:value-type="float">
            <text:p>1</text:p>
          </table:table-cell>
          <table:table-cell table:formula="of:=COM.MICROSOFT.STDEV.S([.B77:.B88])" office:value-type="float" office:value="0.408248290463863" calcext:value-type="float">
            <text:p>0,4082482905</text:p>
          </table:table-cell>
          <table:table-cell table:formula="of:=AVERAGE([.B77:.B88])" office:value-type="float" office:value="1.16666666666667" calcext:value-type="float">
            <text:p>1,1666666667</text:p>
          </table:table-cell>
          <table:table-cell table:formula="of:=[.D88]-[.C88]" office:value-type="float" office:value="0.758418376202804" calcext:value-type="float">
            <text:p>0,7584183762</text:p>
          </table:table-cell>
          <table:table-cell table:formula="of:=[.D88]-[.D76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" calcext:value-type="float">
            <text:p>1</text:p>
          </table:table-cell>
          <table:table-cell table:formula="of:=COM.MICROSOFT.STDEV.S([.B78:.B89])" office:value-type="float" office:value="0.377964473009227" calcext:value-type="float">
            <text:p>0,377964473</text:p>
          </table:table-cell>
          <table:table-cell table:formula="of:=AVERAGE([.B78:.B89])" office:value-type="float" office:value="1.14285714285714" calcext:value-type="float">
            <text:p>1,1428571429</text:p>
          </table:table-cell>
          <table:table-cell table:formula="of:=[.D89]-[.C89]" office:value-type="float" office:value="0.764892669847916" calcext:value-type="float">
            <text:p>0,7648926698</text:p>
          </table:table-cell>
          <table:table-cell table:formula="of:=[.D89]-[.D77]" office:value-type="float" office:value="-0.357142857142857" calcext:value-type="float">
            <text:p>-0,3571428571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COM.MICROSOFT.STDEV.S([.B79:.B90])" office:value-type="float" office:value="0.353553390593274" calcext:value-type="float">
            <text:p>0,3535533906</text:p>
          </table:table-cell>
          <table:table-cell table:formula="of:=AVERAGE([.B79:.B90])" office:value-type="float" office:value="1.125" calcext:value-type="float">
            <text:p>1,125</text:p>
          </table:table-cell>
          <table:table-cell table:formula="of:=[.D90]-[.C90]" office:value-type="float" office:value="0.771446609406726" calcext:value-type="float">
            <text:p>0,7714466094</text:p>
          </table:table-cell>
          <table:table-cell table:formula="of:=[.D90]-[.D78]" office:value-type="float" office:value="-0.375" calcext:value-type="float">
            <text:p>-0,37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" calcext:value-type="float">
            <text:p>1</text:p>
          </table:table-cell>
          <table:table-cell table:formula="of:=COM.MICROSOFT.STDEV.S([.B80:.B91])" office:value-type="float" office:value="0" calcext:value-type="float">
            <text:p>0</text:p>
          </table:table-cell>
          <table:table-cell table:formula="of:=AVERAGE([.B80:.B91])" office:value-type="float" office:value="1" calcext:value-type="float">
            <text:p>1</text:p>
          </table:table-cell>
          <table:table-cell table:formula="of:=[.D91]-[.C91]" office:value-type="float" office:value="1" calcext:value-type="float">
            <text:p>1</text:p>
          </table:table-cell>
          <table:table-cell table:formula="of:=[.D91]-[.D79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" calcext:value-type="float">
            <text:p>1</text:p>
          </table:table-cell>
          <table:table-cell table:formula="of:=COM.MICROSOFT.STDEV.S([.B81:.B92])" office:value-type="float" office:value="0" calcext:value-type="float">
            <text:p>0</text:p>
          </table:table-cell>
          <table:table-cell table:formula="of:=AVERAGE([.B81:.B92])" office:value-type="float" office:value="1" calcext:value-type="float">
            <text:p>1</text:p>
          </table:table-cell>
          <table:table-cell table:formula="of:=[.D92]-[.C92]" office:value-type="float" office:value="1" calcext:value-type="float">
            <text:p>1</text:p>
          </table:table-cell>
          <table:table-cell table:formula="of:=[.D92]-[.D80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" calcext:value-type="float">
            <text:p>2</text:p>
          </table:table-cell>
          <table:table-cell table:formula="of:=COM.MICROSOFT.STDEV.S([.B82:.B93])" office:value-type="float" office:value="0.316227766016838" calcext:value-type="float">
            <text:p>0,316227766</text:p>
          </table:table-cell>
          <table:table-cell table:formula="of:=AVERAGE([.B82:.B93])" office:value-type="float" office:value="1.1" calcext:value-type="float">
            <text:p>1,1</text:p>
          </table:table-cell>
          <table:table-cell table:formula="of:=[.D93]-[.C93]" office:value-type="float" office:value="0.783772233983162" calcext:value-type="float">
            <text:p>0,783772234</text:p>
          </table:table-cell>
          <table:table-cell table:formula="of:=[.D93]-[.D81]" office:value-type="float" office:value="-0.566666666666667" calcext:value-type="float">
            <text:p>-0,5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/>
          <table:table-cell table:formula="of:=COM.MICROSOFT.STDEV.S([.B83:.B94])" office:value-type="float" office:value="0.316227766016838" calcext:value-type="float">
            <text:p>0,316227766</text:p>
          </table:table-cell>
          <table:table-cell table:formula="of:=AVERAGE([.B83:.B94])" office:value-type="float" office:value="1.1" calcext:value-type="float">
            <text:p>1,1</text:p>
          </table:table-cell>
          <table:table-cell table:formula="of:=[.D94]-[.C94]" office:value-type="float" office:value="0.783772233983162" calcext:value-type="float">
            <text:p>0,783772234</text:p>
          </table:table-cell>
          <table:table-cell table:formula="of:=[.D94]-[.D82]" office:value-type="float" office:value="-0.566666666666667" calcext:value-type="float">
            <text:p>-0,5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" calcext:value-type="float">
            <text:p>1</text:p>
          </table:table-cell>
          <table:table-cell table:formula="of:=COM.MICROSOFT.STDEV.S([.B84:.B95])" office:value-type="float" office:value="0.316227766016838" calcext:value-type="float">
            <text:p>0,316227766</text:p>
          </table:table-cell>
          <table:table-cell table:formula="of:=AVERAGE([.B84:.B95])" office:value-type="float" office:value="1.1" calcext:value-type="float">
            <text:p>1,1</text:p>
          </table:table-cell>
          <table:table-cell table:formula="of:=[.D95]-[.C95]" office:value-type="float" office:value="0.783772233983162" calcext:value-type="float">
            <text:p>0,783772234</text:p>
          </table:table-cell>
          <table:table-cell table:formula="of:=[.D95]-[.D83]" office:value-type="float" office:value="-0.4" calcext:value-type="float">
            <text:p>-0,4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COM.MICROSOFT.STDEV.S([.B85:.B96])" office:value-type="float" office:value="0.316227766016838" calcext:value-type="float">
            <text:p>0,316227766</text:p>
          </table:table-cell>
          <table:table-cell table:formula="of:=AVERAGE([.B85:.B96])" office:value-type="float" office:value="1.1" calcext:value-type="float">
            <text:p>1,1</text:p>
          </table:table-cell>
          <table:table-cell table:formula="of:=[.D96]-[.C96]" office:value-type="float" office:value="0.783772233983162" calcext:value-type="float">
            <text:p>0,783772234</text:p>
          </table:table-cell>
          <table:table-cell table:formula="of:=[.D96]-[.D84]" office:value-type="float" office:value="-0.15" calcext:value-type="float">
            <text:p>-0,1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COM.MICROSOFT.STDEV.S([.B86:.B97])" office:value-type="float" office:value="0.301511344577764" calcext:value-type="float">
            <text:p>0,3015113446</text:p>
          </table:table-cell>
          <table:table-cell table:formula="of:=AVERAGE([.B86:.B97])" office:value-type="float" office:value="1.09090909090909" calcext:value-type="float">
            <text:p>1,0909090909</text:p>
          </table:table-cell>
          <table:table-cell table:formula="of:=[.D97]-[.C97]" office:value-type="float" office:value="0.789397746331327" calcext:value-type="float">
            <text:p>0,7893977463</text:p>
          </table:table-cell>
          <table:table-cell table:formula="of:=[.D97]-[.D85]" office:value-type="float" office:value="-0.242424242424242" calcext:value-type="float">
            <text:p>-0,2424242424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" calcext:value-type="float">
            <text:p>1</text:p>
          </table:table-cell>
          <table:table-cell table:formula="of:=COM.MICROSOFT.STDEV.S([.B87:.B98])" office:value-type="float" office:value="0.301511344577764" calcext:value-type="float">
            <text:p>0,3015113446</text:p>
          </table:table-cell>
          <table:table-cell table:formula="of:=AVERAGE([.B87:.B98])" office:value-type="float" office:value="1.09090909090909" calcext:value-type="float">
            <text:p>1,0909090909</text:p>
          </table:table-cell>
          <table:table-cell table:formula="of:=[.D98]-[.C98]" office:value-type="float" office:value="0.789397746331327" calcext:value-type="float">
            <text:p>0,7893977463</text:p>
          </table:table-cell>
          <table:table-cell table:formula="of:=[.D98]-[.D86]" office:value-type="float" office:value="-0.159090909090909" calcext:value-type="float">
            <text:p>-0,1590909091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" calcext:value-type="float">
            <text:p>1</text:p>
          </table:table-cell>
          <table:table-cell table:formula="of:=COM.MICROSOFT.STDEV.S([.B88:.B99])" office:value-type="float" office:value="0.301511344577764" calcext:value-type="float">
            <text:p>0,3015113446</text:p>
          </table:table-cell>
          <table:table-cell table:formula="of:=AVERAGE([.B88:.B99])" office:value-type="float" office:value="1.09090909090909" calcext:value-type="float">
            <text:p>1,0909090909</text:p>
          </table:table-cell>
          <table:table-cell table:formula="of:=[.D99]-[.C99]" office:value-type="float" office:value="0.789397746331327" calcext:value-type="float">
            <text:p>0,7893977463</text:p>
          </table:table-cell>
          <table:table-cell table:formula="of:=[.D99]-[.D87]" office:value-type="float" office:value="-0.109090909090909" calcext:value-type="float">
            <text:p>-0,1090909091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/>
          <table:table-cell table:formula="of:=COM.MICROSOFT.STDEV.S([.B89:.B100])" office:value-type="float" office:value="0.316227766016838" calcext:value-type="float">
            <text:p>0,316227766</text:p>
          </table:table-cell>
          <table:table-cell table:formula="of:=AVERAGE([.B89:.B100])" office:value-type="float" office:value="1.1" calcext:value-type="float">
            <text:p>1,1</text:p>
          </table:table-cell>
          <table:table-cell table:formula="of:=[.D100]-[.C100]" office:value-type="float" office:value="0.783772233983162" calcext:value-type="float">
            <text:p>0,783772234</text:p>
          </table:table-cell>
          <table:table-cell table:formula="of:=[.D100]-[.D88]" office:value-type="float" office:value="-0.0666666666666667" calcext:value-type="float">
            <text:p>-0,0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COM.MICROSOFT.STDEV.S([.B90:.B101])" office:value-type="float" office:value="0.333333333333333" calcext:value-type="float">
            <text:p>0,3333333333</text:p>
          </table:table-cell>
          <table:table-cell table:formula="of:=AVERAGE([.B90:.B101])" office:value-type="float" office:value="1.11111111111111" calcext:value-type="float">
            <text:p>1,1111111111</text:p>
          </table:table-cell>
          <table:table-cell table:formula="of:=[.D101]-[.C101]" office:value-type="float" office:value="0.777777777777778" calcext:value-type="float">
            <text:p>0,7777777778</text:p>
          </table:table-cell>
          <table:table-cell table:formula="of:=[.D101]-[.D89]" office:value-type="float" office:value="-0.0317460317460316" calcext:value-type="float">
            <text:p>-0,031746031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" calcext:value-type="float">
            <text:p>1</text:p>
          </table:table-cell>
          <table:table-cell table:formula="of:=COM.MICROSOFT.STDEV.S([.B91:.B102])" office:value-type="float" office:value="0.333333333333333" calcext:value-type="float">
            <text:p>0,3333333333</text:p>
          </table:table-cell>
          <table:table-cell table:formula="of:=AVERAGE([.B91:.B102])" office:value-type="float" office:value="1.11111111111111" calcext:value-type="float">
            <text:p>1,1111111111</text:p>
          </table:table-cell>
          <table:table-cell table:formula="of:=[.D102]-[.C102]" office:value-type="float" office:value="0.777777777777778" calcext:value-type="float">
            <text:p>0,7777777778</text:p>
          </table:table-cell>
          <table:table-cell table:formula="of:=[.D102]-[.D90]" office:value-type="float" office:value="-0.0138888888888888" calcext:value-type="float">
            <text:p>-0,0138888889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" calcext:value-type="float">
            <text:p>1</text:p>
          </table:table-cell>
          <table:table-cell table:formula="of:=COM.MICROSOFT.STDEV.S([.B92:.B103])" office:value-type="float" office:value="0.333333333333333" calcext:value-type="float">
            <text:p>0,3333333333</text:p>
          </table:table-cell>
          <table:table-cell table:formula="of:=AVERAGE([.B92:.B103])" office:value-type="float" office:value="1.11111111111111" calcext:value-type="float">
            <text:p>1,1111111111</text:p>
          </table:table-cell>
          <table:table-cell table:formula="of:=[.D103]-[.C103]" office:value-type="float" office:value="0.777777777777778" calcext:value-type="float">
            <text:p>0,7777777778</text:p>
          </table:table-cell>
          <table:table-cell table:formula="of:=[.D103]-[.D91]" office:value-type="float" office:value="0.111111111111111" calcext:value-type="float">
            <text:p>0,1111111111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COM.MICROSOFT.STDEV.S([.B93:.B104])" office:value-type="float" office:value="0.333333333333333" calcext:value-type="float">
            <text:p>0,3333333333</text:p>
          </table:table-cell>
          <table:table-cell table:formula="of:=AVERAGE([.B93:.B104])" office:value-type="float" office:value="1.11111111111111" calcext:value-type="float">
            <text:p>1,1111111111</text:p>
          </table:table-cell>
          <table:table-cell table:formula="of:=[.D104]-[.C104]" office:value-type="float" office:value="0.777777777777778" calcext:value-type="float">
            <text:p>0,7777777778</text:p>
          </table:table-cell>
          <table:table-cell table:formula="of:=[.D104]-[.D92]" office:value-type="float" office:value="0.111111111111111" calcext:value-type="float">
            <text:p>0,1111111111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COM.MICROSOFT.STDEV.S([.B94:.B105])" office:value-type="float" office:value="0" calcext:value-type="float">
            <text:p>0</text:p>
          </table:table-cell>
          <table:table-cell table:formula="of:=AVERAGE([.B94:.B105])" office:value-type="float" office:value="1" calcext:value-type="float">
            <text:p>1</text:p>
          </table:table-cell>
          <table:table-cell table:formula="of:=[.D105]-[.C105]" office:value-type="float" office:value="1" calcext:value-type="float">
            <text:p>1</text:p>
          </table:table-cell>
          <table:table-cell table:formula="of:=[.D105]-[.D93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COM.MICROSOFT.STDEV.S([.B95:.B106])" office:value-type="float" office:value="0" calcext:value-type="float">
            <text:p>0</text:p>
          </table:table-cell>
          <table:table-cell table:formula="of:=AVERAGE([.B95:.B106])" office:value-type="float" office:value="1" calcext:value-type="float">
            <text:p>1</text:p>
          </table:table-cell>
          <table:table-cell table:formula="of:=[.D106]-[.C106]" office:value-type="float" office:value="1" calcext:value-type="float">
            <text:p>1</text:p>
          </table:table-cell>
          <table:table-cell table:formula="of:=[.D106]-[.D94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" calcext:value-type="float">
            <text:p>1</text:p>
          </table:table-cell>
          <table:table-cell table:formula="of:=COM.MICROSOFT.STDEV.S([.B96:.B107])" office:value-type="float" office:value="0" calcext:value-type="float">
            <text:p>0</text:p>
          </table:table-cell>
          <table:table-cell table:formula="of:=AVERAGE([.B96:.B107])" office:value-type="float" office:value="1" calcext:value-type="float">
            <text:p>1</text:p>
          </table:table-cell>
          <table:table-cell table:formula="of:=[.D107]-[.C107]" office:value-type="float" office:value="1" calcext:value-type="float">
            <text:p>1</text:p>
          </table:table-cell>
          <table:table-cell table:formula="of:=[.D107]-[.D95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COM.MICROSOFT.STDEV.S([.B97:.B108])" office:value-type="float" office:value="0.316227766016838" calcext:value-type="float">
            <text:p>0,316227766</text:p>
          </table:table-cell>
          <table:table-cell table:formula="of:=AVERAGE([.B97:.B108])" office:value-type="float" office:value="1.1" calcext:value-type="float">
            <text:p>1,1</text:p>
          </table:table-cell>
          <table:table-cell table:formula="of:=[.D108]-[.C108]" office:value-type="float" office:value="0.783772233983162" calcext:value-type="float">
            <text:p>0,783772234</text:p>
          </table:table-cell>
          <table:table-cell table:formula="of:=[.D108]-[.D9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/>
          <table:table-cell table:formula="of:=COM.MICROSOFT.STDEV.S([.B98:.B109])" office:value-type="float" office:value="0.333333333333333" calcext:value-type="float">
            <text:p>0,3333333333</text:p>
          </table:table-cell>
          <table:table-cell table:formula="of:=AVERAGE([.B98:.B109])" office:value-type="float" office:value="1.11111111111111" calcext:value-type="float">
            <text:p>1,1111111111</text:p>
          </table:table-cell>
          <table:table-cell table:formula="of:=[.D109]-[.C109]" office:value-type="float" office:value="0.777777777777778" calcext:value-type="float">
            <text:p>0,7777777778</text:p>
          </table:table-cell>
          <table:table-cell table:formula="of:=[.D109]-[.D97]" office:value-type="float" office:value="0.0202020202020203" calcext:value-type="float">
            <text:p>0,0202020202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" calcext:value-type="float">
            <text:p>1</text:p>
          </table:table-cell>
          <table:table-cell table:formula="of:=COM.MICROSOFT.STDEV.S([.B99:.B110])" office:value-type="float" office:value="0.333333333333333" calcext:value-type="float">
            <text:p>0,3333333333</text:p>
          </table:table-cell>
          <table:table-cell table:formula="of:=AVERAGE([.B99:.B110])" office:value-type="float" office:value="1.11111111111111" calcext:value-type="float">
            <text:p>1,1111111111</text:p>
          </table:table-cell>
          <table:table-cell table:formula="of:=[.D110]-[.C110]" office:value-type="float" office:value="0.777777777777778" calcext:value-type="float">
            <text:p>0,7777777778</text:p>
          </table:table-cell>
          <table:table-cell table:formula="of:=[.D110]-[.D98]" office:value-type="float" office:value="0.0202020202020203" calcext:value-type="float">
            <text:p>0,0202020202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COM.MICROSOFT.STDEV.S([.B100:.B111])" office:value-type="float" office:value="0.353553390593274" calcext:value-type="float">
            <text:p>0,3535533906</text:p>
          </table:table-cell>
          <table:table-cell table:formula="of:=AVERAGE([.B100:.B111])" office:value-type="float" office:value="1.125" calcext:value-type="float">
            <text:p>1,125</text:p>
          </table:table-cell>
          <table:table-cell table:formula="of:=[.D111]-[.C111]" office:value-type="float" office:value="0.771446609406726" calcext:value-type="float">
            <text:p>0,7714466094</text:p>
          </table:table-cell>
          <table:table-cell table:formula="of:=[.D111]-[.D99]" office:value-type="float" office:value="0.0340909090909092" calcext:value-type="float">
            <text:p>0,0340909091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" calcext:value-type="float">
            <text:p>1</text:p>
          </table:table-cell>
          <table:table-cell table:formula="of:=COM.MICROSOFT.STDEV.S([.B101:.B112])" office:value-type="float" office:value="0.333333333333333" calcext:value-type="float">
            <text:p>0,3333333333</text:p>
          </table:table-cell>
          <table:table-cell table:formula="of:=AVERAGE([.B101:.B112])" office:value-type="float" office:value="1.11111111111111" calcext:value-type="float">
            <text:p>1,1111111111</text:p>
          </table:table-cell>
          <table:table-cell table:formula="of:=[.D112]-[.C112]" office:value-type="float" office:value="0.777777777777778" calcext:value-type="float">
            <text:p>0,7777777778</text:p>
          </table:table-cell>
          <table:table-cell table:formula="of:=[.D112]-[.D100]" office:value-type="float" office:value="0.0111111111111111" calcext:value-type="float">
            <text:p>0,0111111111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/>
          <table:table-cell table:formula="of:=COM.MICROSOFT.STDEV.S([.B102:.B113])" office:value-type="float" office:value="0.333333333333333" calcext:value-type="float">
            <text:p>0,3333333333</text:p>
          </table:table-cell>
          <table:table-cell table:formula="of:=AVERAGE([.B102:.B113])" office:value-type="float" office:value="1.11111111111111" calcext:value-type="float">
            <text:p>1,1111111111</text:p>
          </table:table-cell>
          <table:table-cell table:formula="of:=[.D113]-[.C113]" office:value-type="float" office:value="0.777777777777778" calcext:value-type="float">
            <text:p>0,7777777778</text:p>
          </table:table-cell>
          <table:table-cell table:formula="of:=[.D113]-[.D10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COM.MICROSOFT.STDEV.S([.B103:.B114])" office:value-type="float" office:value="0.353553390593274" calcext:value-type="float">
            <text:p>0,3535533906</text:p>
          </table:table-cell>
          <table:table-cell table:formula="of:=AVERAGE([.B103:.B114])" office:value-type="float" office:value="1.125" calcext:value-type="float">
            <text:p>1,125</text:p>
          </table:table-cell>
          <table:table-cell table:formula="of:=[.D114]-[.C114]" office:value-type="float" office:value="0.771446609406726" calcext:value-type="float">
            <text:p>0,7714466094</text:p>
          </table:table-cell>
          <table:table-cell table:formula="of:=[.D114]-[.D102]" office:value-type="float" office:value="0.0138888888888888" calcext:value-type="float">
            <text:p>0,0138888889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/>
          <table:table-cell table:formula="of:=COM.MICROSOFT.STDEV.S([.B104:.B115])" office:value-type="float" office:value="0.377964473009227" calcext:value-type="float">
            <text:p>0,377964473</text:p>
          </table:table-cell>
          <table:table-cell table:formula="of:=AVERAGE([.B104:.B115])" office:value-type="float" office:value="1.14285714285714" calcext:value-type="float">
            <text:p>1,1428571429</text:p>
          </table:table-cell>
          <table:table-cell table:formula="of:=[.D115]-[.C115]" office:value-type="float" office:value="0.764892669847916" calcext:value-type="float">
            <text:p>0,7648926698</text:p>
          </table:table-cell>
          <table:table-cell table:formula="of:=[.D115]-[.D103]" office:value-type="float" office:value="0.0317460317460316" calcext:value-type="float">
            <text:p>0,031746031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COM.MICROSOFT.STDEV.S([.B105:.B116])" office:value-type="float" office:value="0.408248290463863" calcext:value-type="float">
            <text:p>0,4082482905</text:p>
          </table:table-cell>
          <table:table-cell table:formula="of:=AVERAGE([.B105:.B116])" office:value-type="float" office:value="1.16666666666667" calcext:value-type="float">
            <text:p>1,1666666667</text:p>
          </table:table-cell>
          <table:table-cell table:formula="of:=[.D116]-[.C116]" office:value-type="float" office:value="0.758418376202804" calcext:value-type="float">
            <text:p>0,7584183762</text:p>
          </table:table-cell>
          <table:table-cell table:formula="of:=[.D116]-[.D104]" office:value-type="float" office:value="0.0555555555555556" calcext:value-type="float">
            <text:p>0,0555555556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COM.MICROSOFT.STDEV.S([.B106:.B117])" office:value-type="float" office:value="0.447213595499958" calcext:value-type="float">
            <text:p>0,4472135955</text:p>
          </table:table-cell>
          <table:table-cell table:formula="of:=AVERAGE([.B106:.B117])" office:value-type="float" office:value="1.2" calcext:value-type="float">
            <text:p>1,2</text:p>
          </table:table-cell>
          <table:table-cell table:formula="of:=[.D117]-[.C117]" office:value-type="float" office:value="0.752786404500042" calcext:value-type="float">
            <text:p>0,7527864045</text:p>
          </table:table-cell>
          <table:table-cell table:formula="of:=[.D117]-[.D105]" office:value-type="float" office:value="0.2" calcext:value-type="float">
            <text:p>0,2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COM.MICROSOFT.STDEV.S([.B107:.B118])" office:value-type="float" office:value="0.5" calcext:value-type="float">
            <text:p>0,5</text:p>
          </table:table-cell>
          <table:table-cell table:formula="of:=AVERAGE([.B107:.B118])" office:value-type="float" office:value="1.25" calcext:value-type="float">
            <text:p>1,25</text:p>
          </table:table-cell>
          <table:table-cell table:formula="of:=[.D118]-[.C118]" office:value-type="float" office:value="0.75" calcext:value-type="float">
            <text:p>0,75</text:p>
          </table:table-cell>
          <table:table-cell table:formula="of:=[.D118]-[.D10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/>
          <table:table-cell table:formula="of:=COM.MICROSOFT.STDEV.S([.B108:.B119])" office:value-type="float" office:value="0.577350269189626" calcext:value-type="float">
            <text:p>0,5773502692</text:p>
          </table:table-cell>
          <table:table-cell table:formula="of:=AVERAGE([.B108:.B119])" office:value-type="float" office:value="1.33333333333333" calcext:value-type="float">
            <text:p>1,3333333333</text:p>
          </table:table-cell>
          <table:table-cell table:formula="of:=[.D119]-[.C119]" office:value-type="float" office:value="0.755983064143708" calcext:value-type="float">
            <text:p>0,7559830641</text:p>
          </table:table-cell>
          <table:table-cell table:formula="of:=[.D119]-[.D107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COM.MICROSOFT.STDEV.S([.B109:.B120])" office:value-type="float" office:value="0" calcext:value-type="float">
            <text:p>0</text:p>
          </table:table-cell>
          <table:table-cell table:formula="of:=AVERAGE([.B109:.B120])" office:value-type="float" office:value="1" calcext:value-type="float">
            <text:p>1</text:p>
          </table:table-cell>
          <table:table-cell table:formula="of:=[.D120]-[.C120]" office:value-type="float" office:value="1" calcext:value-type="float">
            <text:p>1</text:p>
          </table:table-cell>
          <table:table-cell table:formula="of:=[.D120]-[.D108]" office:value-type="float" office:value="-0.1" calcext:value-type="float">
            <text:p>-0,1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COM.MICROSOFT.STDEV.S([.B110:.B121])" office:value-type="float" office:value="0" calcext:value-type="float">
            <text:p>0</text:p>
          </table:table-cell>
          <table:table-cell table:formula="of:=AVERAGE([.B110:.B121])" office:value-type="float" office:value="1" calcext:value-type="float">
            <text:p>1</text:p>
          </table:table-cell>
          <table:table-cell table:formula="of:=[.D121]-[.C121]" office:value-type="float" office:value="1" calcext:value-type="float">
            <text:p>1</text:p>
          </table:table-cell>
          <table:table-cell table:formula="of:=[.D121]-[.D109]" office:value-type="float" office:value="-0.111111111111111" calcext:value-type="float">
            <text:p>-0,1111111111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COM.MICROSOFT.STDEV.S([.B111:.B122])" office:value-type="string" office:string-value="" calcext:value-type="error">
            <text:p>#DIV/0!</text:p>
          </table:table-cell>
          <table:table-cell table:formula="of:=AVERAGE([.B111:.B122])" office:value-type="float" office:value="1" calcext:value-type="float">
            <text:p>1</text:p>
          </table:table-cell>
          <table:table-cell table:formula="of:=[.D122]-[.C122]" office:value-type="string" office:string-value="" calcext:value-type="error">
            <text:p>#DIV/0!</text:p>
          </table:table-cell>
          <table:table-cell table:formula="of:=[.D122]-[.D110]" office:value-type="float" office:value="-0.111111111111111" calcext:value-type="float">
            <text:p>-0,1111111111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COM.MICROSOFT.STDEV.S([.B112:.B123])" office:value-type="string" office:string-value="" calcext:value-type="error">
            <text:p>#DIV/0!</text:p>
          </table:table-cell>
          <table:table-cell table:formula="of:=AVERAGE([.B112:.B123])" office:value-type="float" office:value="1" calcext:value-type="float">
            <text:p>1</text:p>
          </table:table-cell>
          <table:table-cell table:formula="of:=[.D123]-[.C123]" office:value-type="string" office:string-value="" calcext:value-type="error">
            <text:p>#DIV/0!</text:p>
          </table:table-cell>
          <table:table-cell table:formula="of:=[.D123]-[.D111]" office:value-type="float" office:value="-0.125" calcext:value-type="float">
            <text:p>-0,125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COM.MICROSOFT.STDEV.S([.B113:.B124])" office:value-type="string" office:string-value="" calcext:value-type="error">
            <text:p>#DIV/0!</text:p>
          </table:table-cell>
          <table:table-cell table:formula="of:=AVERAGE([.B113:.B124])" office:value-type="string" office:string-value="" calcext:value-type="error">
            <text:p>#DIV/0!</text:p>
          </table:table-cell>
          <table:table-cell table:formula="of:=[.D124]-[.C124]" office:value-type="string" office:string-value="" calcext:value-type="error">
            <text:p>#DIV/0!</text:p>
          </table:table-cell>
          <table:table-cell table:formula="of:=[.D124]-[.D112]" office:value-type="float" office:value="-1.11111111111111" calcext:value-type="float">
            <text:p>-1,1111111111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COM.MICROSOFT.STDEV.S([.B114:.B125])" office:value-type="string" office:string-value="" calcext:value-type="error">
            <text:p>#DIV/0!</text:p>
          </table:table-cell>
          <table:table-cell table:formula="of:=AVERAGE([.B114:.B125])" office:value-type="string" office:string-value="" calcext:value-type="error">
            <text:p>#DIV/0!</text:p>
          </table:table-cell>
          <table:table-cell table:formula="of:=[.D125]-[.C125]" office:value-type="string" office:string-value="" calcext:value-type="error">
            <text:p>#DIV/0!</text:p>
          </table:table-cell>
          <table:table-cell table:formula="of:=[.D125]-[.D113]" office:value-type="float" office:value="-1.11111111111111" calcext:value-type="float">
            <text:p>-1,1111111111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COM.MICROSOFT.STDEV.S([.B115:.B126])" office:value-type="string" office:string-value="" calcext:value-type="error">
            <text:p>#DIV/0!</text:p>
          </table:table-cell>
          <table:table-cell table:formula="of:=AVERAGE([.B115:.B126])" office:value-type="string" office:string-value="" calcext:value-type="error">
            <text:p>#DIV/0!</text:p>
          </table:table-cell>
          <table:table-cell table:formula="of:=[.D126]-[.C126]" office:value-type="string" office:string-value="" calcext:value-type="error">
            <text:p>#DIV/0!</text:p>
          </table:table-cell>
          <table:table-cell table:formula="of:=[.D126]-[.D114]" office:value-type="float" office:value="-1.125" calcext:value-type="float">
            <text:p>-1,12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COM.MICROSOFT.STDEV.S([.B116:.B127])" office:value-type="string" office:string-value="" calcext:value-type="error">
            <text:p>#DIV/0!</text:p>
          </table:table-cell>
          <table:table-cell table:formula="of:=AVERAGE([.B116:.B127])" office:value-type="string" office:string-value="" calcext:value-type="error">
            <text:p>#DIV/0!</text:p>
          </table:table-cell>
          <table:table-cell table:formula="of:=[.D127]-[.C127]" office:value-type="string" office:string-value="" calcext:value-type="error">
            <text:p>#DIV/0!</text:p>
          </table:table-cell>
          <table:table-cell table:formula="of:=[.D127]-[.D115]" office:value-type="float" office:value="-1.14285714285714" calcext:value-type="float">
            <text:p>-1,1428571429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COM.MICROSOFT.STDEV.S([.B117:.B128])" office:value-type="string" office:string-value="" calcext:value-type="error">
            <text:p>#DIV/0!</text:p>
          </table:table-cell>
          <table:table-cell table:formula="of:=AVERAGE([.B117:.B128])" office:value-type="string" office:string-value="" calcext:value-type="error">
            <text:p>#DIV/0!</text:p>
          </table:table-cell>
          <table:table-cell table:formula="of:=[.D128]-[.C128]" office:value-type="string" office:string-value="" calcext:value-type="error">
            <text:p>#DIV/0!</text:p>
          </table:table-cell>
          <table:table-cell table:formula="of:=[.D128]-[.D116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COM.MICROSOFT.STDEV.S([.B118:.B129])" office:value-type="string" office:string-value="" calcext:value-type="error">
            <text:p>#DIV/0!</text:p>
          </table:table-cell>
          <table:table-cell table:formula="of:=AVERAGE([.B118:.B129])" office:value-type="string" office:string-value="" calcext:value-type="error">
            <text:p>#DIV/0!</text:p>
          </table:table-cell>
          <table:table-cell table:formula="of:=[.D129]-[.C129]" office:value-type="string" office:string-value="" calcext:value-type="error">
            <text:p>#DIV/0!</text:p>
          </table:table-cell>
          <table:table-cell table:formula="of:=[.D129]-[.D117]" office:value-type="float" office:value="-1.2" calcext:value-type="float">
            <text:p>-1,2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COM.MICROSOFT.STDEV.S([.B119:.B130])" office:value-type="string" office:string-value="" calcext:value-type="error">
            <text:p>#DIV/0!</text:p>
          </table:table-cell>
          <table:table-cell table:formula="of:=AVERAGE([.B119:.B130])" office:value-type="string" office:string-value="" calcext:value-type="error">
            <text:p>#DIV/0!</text:p>
          </table:table-cell>
          <table:table-cell table:formula="of:=[.D130]-[.C130]" office:value-type="string" office:string-value="" calcext:value-type="error">
            <text:p>#DIV/0!</text:p>
          </table:table-cell>
          <table:table-cell table:formula="of:=[.D130]-[.D118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COM.MICROSOFT.STDEV.S([.B120:.B131])" office:value-type="string" office:string-value="" calcext:value-type="error">
            <text:p>#DIV/0!</text:p>
          </table:table-cell>
          <table:table-cell table:formula="of:=AVERAGE([.B120:.B131])" office:value-type="string" office:string-value="" calcext:value-type="error">
            <text:p>#DIV/0!</text:p>
          </table:table-cell>
          <table:table-cell table:formula="of:=[.D131]-[.C131]" office:value-type="string" office:string-value="" calcext:value-type="error">
            <text:p>#DIV/0!</text:p>
          </table:table-cell>
          <table:table-cell table:formula="of:=[.D131]-[.D119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COM.MICROSOFT.STDEV.S([.B121:.B132])" office:value-type="string" office:string-value="" calcext:value-type="error">
            <text:p>#DIV/0!</text:p>
          </table:table-cell>
          <table:table-cell table:formula="of:=AVERAGE([.B121:.B132])" office:value-type="string" office:string-value="" calcext:value-type="error">
            <text:p>#DIV/0!</text:p>
          </table:table-cell>
          <table:table-cell table:formula="of:=[.D132]-[.C132]" office:value-type="string" office:string-value="" calcext:value-type="error">
            <text:p>#DIV/0!</text:p>
          </table:table-cell>
          <table:table-cell table:formula="of:=[.D132]-[.D120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COM.MICROSOFT.STDEV.S([.B122:.B133])" office:value-type="string" office:string-value="" calcext:value-type="error">
            <text:p>#DIV/0!</text:p>
          </table:table-cell>
          <table:table-cell table:formula="of:=AVERAGE([.B122:.B133])" office:value-type="string" office:string-value="" calcext:value-type="error">
            <text:p>#DIV/0!</text:p>
          </table:table-cell>
          <table:table-cell table:formula="of:=[.D133]-[.C133]" office:value-type="string" office:string-value="" calcext:value-type="error">
            <text:p>#DIV/0!</text:p>
          </table:table-cell>
          <table:table-cell table:formula="of:=[.D133]-[.D121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/>
          <table:table-cell table:formula="of:=COM.MICROSOFT.STDEV.S([.B123:.B134])" office:value-type="string" office:string-value="" calcext:value-type="error">
            <text:p>#DIV/0!</text:p>
          </table:table-cell>
          <table:table-cell table:formula="of:=AVERAGE([.B123:.B134])" office:value-type="string" office:string-value="" calcext:value-type="error">
            <text:p>#DIV/0!</text:p>
          </table:table-cell>
          <table:table-cell table:formula="of:=[.D134]-[.C134]" office:value-type="string" office:string-value="" calcext:value-type="error">
            <text:p>#DIV/0!</text:p>
          </table:table-cell>
          <table:table-cell table:formula="of:=[.D134]-[.D122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COM.MICROSOFT.STDEV.S([.B124:.B135])" office:value-type="string" office:string-value="" calcext:value-type="error">
            <text:p>#DIV/0!</text:p>
          </table:table-cell>
          <table:table-cell table:formula="of:=AVERAGE([.B124:.B135])" office:value-type="string" office:string-value="" calcext:value-type="error">
            <text:p>#DIV/0!</text:p>
          </table:table-cell>
          <table:table-cell table:formula="of:=[.D135]-[.C135]" office:value-type="string" office:string-value="" calcext:value-type="error">
            <text:p>#DIV/0!</text:p>
          </table:table-cell>
          <table:table-cell table:formula="of:=[.D135]-[.D123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COM.MICROSOFT.STDEV.S([.B125:.B136])" office:value-type="string" office:string-value="" calcext:value-type="error">
            <text:p>#DIV/0!</text:p>
          </table:table-cell>
          <table:table-cell table:formula="of:=AVERAGE([.B125:.B136])" office:value-type="float" office:value="1" calcext:value-type="float">
            <text:p>1</text:p>
          </table:table-cell>
          <table:table-cell table:formula="of:=[.D136]-[.C136]" office:value-type="string" office:string-value="" calcext:value-type="error">
            <text:p>#DIV/0!</text:p>
          </table:table-cell>
          <table:table-cell table:formula="of:=[.D136]-[.D1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COM.MICROSOFT.STDEV.S([.B126:.B137])" office:value-type="float" office:value="0" calcext:value-type="float">
            <text:p>0</text:p>
          </table:table-cell>
          <table:table-cell table:formula="of:=AVERAGE([.B126:.B137])" office:value-type="float" office:value="1" calcext:value-type="float">
            <text:p>1</text:p>
          </table:table-cell>
          <table:table-cell table:formula="of:=[.D137]-[.C137]" office:value-type="float" office:value="1" calcext:value-type="float">
            <text:p>1</text:p>
          </table:table-cell>
          <table:table-cell table:formula="of:=[.D137]-[.D12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COM.MICROSOFT.STDEV.S([.B127:.B138])" office:value-type="float" office:value="0" calcext:value-type="float">
            <text:p>0</text:p>
          </table:table-cell>
          <table:table-cell table:formula="of:=AVERAGE([.B127:.B138])" office:value-type="float" office:value="1" calcext:value-type="float">
            <text:p>1</text:p>
          </table:table-cell>
          <table:table-cell table:formula="of:=[.D138]-[.C138]" office:value-type="float" office:value="1" calcext:value-type="float">
            <text:p>1</text:p>
          </table:table-cell>
          <table:table-cell table:formula="of:=[.D138]-[.D12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  <table:table-cell table:formula="of:=COM.MICROSOFT.STDEV.S([.B128:.B139])" office:value-type="float" office:value="0" calcext:value-type="float">
            <text:p>0</text:p>
          </table:table-cell>
          <table:table-cell table:formula="of:=AVERAGE([.B128:.B139])" office:value-type="float" office:value="1" calcext:value-type="float">
            <text:p>1</text:p>
          </table:table-cell>
          <table:table-cell table:formula="of:=[.D139]-[.C139]" office:value-type="float" office:value="1" calcext:value-type="float">
            <text:p>1</text:p>
          </table:table-cell>
          <table:table-cell table:formula="of:=[.D139]-[.D12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/>
          <table:table-cell table:formula="of:=COM.MICROSOFT.STDEV.S([.B129:.B140])" office:value-type="float" office:value="0" calcext:value-type="float">
            <text:p>0</text:p>
          </table:table-cell>
          <table:table-cell table:formula="of:=AVERAGE([.B129:.B140])" office:value-type="float" office:value="1" calcext:value-type="float">
            <text:p>1</text:p>
          </table:table-cell>
          <table:table-cell table:formula="of:=[.D140]-[.C140]" office:value-type="float" office:value="1" calcext:value-type="float">
            <text:p>1</text:p>
          </table:table-cell>
          <table:table-cell table:formula="of:=[.D140]-[.D12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/>
          <table:table-cell table:formula="of:=COM.MICROSOFT.STDEV.S([.B130:.B141])" office:value-type="float" office:value="0" calcext:value-type="float">
            <text:p>0</text:p>
          </table:table-cell>
          <table:table-cell table:formula="of:=AVERAGE([.B130:.B141])" office:value-type="float" office:value="1" calcext:value-type="float">
            <text:p>1</text:p>
          </table:table-cell>
          <table:table-cell table:formula="of:=[.D141]-[.C141]" office:value-type="float" office:value="1" calcext:value-type="float">
            <text:p>1</text:p>
          </table:table-cell>
          <table:table-cell table:formula="of:=[.D141]-[.D12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COM.MICROSOFT.STDEV.S([.B131:.B142])" office:value-type="float" office:value="0" calcext:value-type="float">
            <text:p>0</text:p>
          </table:table-cell>
          <table:table-cell table:formula="of:=AVERAGE([.B131:.B142])" office:value-type="float" office:value="1" calcext:value-type="float">
            <text:p>1</text:p>
          </table:table-cell>
          <table:table-cell table:formula="of:=[.D142]-[.C142]" office:value-type="float" office:value="1" calcext:value-type="float">
            <text:p>1</text:p>
          </table:table-cell>
          <table:table-cell table:formula="of:=[.D142]-[.D13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/>
          <table:table-cell table:formula="of:=COM.MICROSOFT.STDEV.S([.B132:.B143])" office:value-type="float" office:value="0" calcext:value-type="float">
            <text:p>0</text:p>
          </table:table-cell>
          <table:table-cell table:formula="of:=AVERAGE([.B132:.B143])" office:value-type="float" office:value="1" calcext:value-type="float">
            <text:p>1</text:p>
          </table:table-cell>
          <table:table-cell table:formula="of:=[.D143]-[.C143]" office:value-type="float" office:value="1" calcext:value-type="float">
            <text:p>1</text:p>
          </table:table-cell>
          <table:table-cell table:formula="of:=[.D143]-[.D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/>
          <table:table-cell table:formula="of:=COM.MICROSOFT.STDEV.S([.B133:.B144])" office:value-type="float" office:value="0" calcext:value-type="float">
            <text:p>0</text:p>
          </table:table-cell>
          <table:table-cell table:formula="of:=AVERAGE([.B133:.B144])" office:value-type="float" office:value="1" calcext:value-type="float">
            <text:p>1</text:p>
          </table:table-cell>
          <table:table-cell table:formula="of:=[.D144]-[.C144]" office:value-type="float" office:value="1" calcext:value-type="float">
            <text:p>1</text:p>
          </table:table-cell>
          <table:table-cell table:formula="of:=[.D144]-[.D13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/>
          <table:table-cell table:formula="of:=COM.MICROSOFT.STDEV.S([.B134:.B145])" office:value-type="float" office:value="0" calcext:value-type="float">
            <text:p>0</text:p>
          </table:table-cell>
          <table:table-cell table:formula="of:=AVERAGE([.B134:.B145])" office:value-type="float" office:value="1" calcext:value-type="float">
            <text:p>1</text:p>
          </table:table-cell>
          <table:table-cell table:formula="of:=[.D145]-[.C145]" office:value-type="float" office:value="1" calcext:value-type="float">
            <text:p>1</text:p>
          </table:table-cell>
          <table:table-cell table:formula="of:=[.D145]-[.D13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COM.MICROSOFT.STDEV.S([.B135:.B146])" office:value-type="float" office:value="0" calcext:value-type="float">
            <text:p>0</text:p>
          </table:table-cell>
          <table:table-cell table:formula="of:=AVERAGE([.B135:.B146])" office:value-type="float" office:value="1" calcext:value-type="float">
            <text:p>1</text:p>
          </table:table-cell>
          <table:table-cell table:formula="of:=[.D146]-[.C146]" office:value-type="float" office:value="1" calcext:value-type="float">
            <text:p>1</text:p>
          </table:table-cell>
          <table:table-cell table:formula="of:=[.D146]-[.D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" calcext:value-type="float">
            <text:p>1</text:p>
          </table:table-cell>
          <table:table-cell table:formula="of:=COM.MICROSOFT.STDEV.S([.B136:.B147])" office:value-type="float" office:value="0" calcext:value-type="float">
            <text:p>0</text:p>
          </table:table-cell>
          <table:table-cell table:formula="of:=AVERAGE([.B136:.B147])" office:value-type="float" office:value="1" calcext:value-type="float">
            <text:p>1</text:p>
          </table:table-cell>
          <table:table-cell table:formula="of:=[.D147]-[.C147]" office:value-type="float" office:value="1" calcext:value-type="float">
            <text:p>1</text:p>
          </table:table-cell>
          <table:table-cell table:formula="of:=[.D147]-[.D13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/>
          <table:table-cell table:formula="of:=COM.MICROSOFT.STDEV.S([.B137:.B148])" office:value-type="float" office:value="0" calcext:value-type="float">
            <text:p>0</text:p>
          </table:table-cell>
          <table:table-cell table:formula="of:=AVERAGE([.B137:.B148])" office:value-type="float" office:value="1" calcext:value-type="float">
            <text:p>1</text:p>
          </table:table-cell>
          <table:table-cell table:formula="of:=[.D148]-[.C148]" office:value-type="float" office:value="1" calcext:value-type="float">
            <text:p>1</text:p>
          </table:table-cell>
          <table:table-cell table:formula="of:=[.D148]-[.D13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/>
          <table:table-cell table:formula="of:=COM.MICROSOFT.STDEV.S([.B138:.B149])" office:value-type="float" office:value="0" calcext:value-type="float">
            <text:p>0</text:p>
          </table:table-cell>
          <table:table-cell table:formula="of:=AVERAGE([.B138:.B149])" office:value-type="float" office:value="1" calcext:value-type="float">
            <text:p>1</text:p>
          </table:table-cell>
          <table:table-cell table:formula="of:=[.D149]-[.C149]" office:value-type="float" office:value="1" calcext:value-type="float">
            <text:p>1</text:p>
          </table:table-cell>
          <table:table-cell table:formula="of:=[.D149]-[.D1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COM.MICROSOFT.STDEV.S([.B139:.B150])" office:value-type="string" office:string-value="" calcext:value-type="error">
            <text:p>#DIV/0!</text:p>
          </table:table-cell>
          <table:table-cell table:formula="of:=AVERAGE([.B139:.B150])" office:value-type="float" office:value="1" calcext:value-type="float">
            <text:p>1</text:p>
          </table:table-cell>
          <table:table-cell table:formula="of:=[.D150]-[.C150]" office:value-type="string" office:string-value="" calcext:value-type="error">
            <text:p>#DIV/0!</text:p>
          </table:table-cell>
          <table:table-cell table:formula="of:=[.D150]-[.D138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string" office:string-value="" calcext:value-type="error">
            <text:p>#DIV/0!</text:p>
          </table:table-cell>
          <table:table-cell table:formula="of:=AVERAGE([.B140:.B151])" office:value-type="float" office:value="1" calcext:value-type="float">
            <text:p>1</text:p>
          </table:table-cell>
          <table:table-cell table:formula="of:=[.D151]-[.C151]" office:value-type="string" office:string-value="" calcext:value-type="error">
            <text:p>#DIV/0!</text:p>
          </table:table-cell>
          <table:table-cell table:formula="of:=[.D151]-[.D139]" office:value-type="float" office:value="0" calcext:value-type="float">
            <text:p>0</text:p>
          </table:table-cell>
        </table:table-row>
      </table:table>
      <table:table table:name="Ark4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um article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6" calcext:value-type="float">
            <text:p>2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44" calcext:value-type="float">
            <text:p>34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22" calcext:value-type="float">
            <text:p>62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73" calcext:value-type="float">
            <text:p>67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673" calcext:value-type="float">
            <text:p>673</text:p>
          </table:table-cell>
          <table:table-cell table:formula="of:=COM.MICROSOFT.STDEV.S([.B2:.B13])" office:value-type="float" office:value="286.561260571987" calcext:value-type="float">
            <text:p>286,561260572</text:p>
          </table:table-cell>
          <table:table-cell table:formula="of:=AVERAGE([.B2:.B13])" office:value-type="float" office:value="215.083333333333" calcext:value-type="float">
            <text:p>215,0833333333</text:p>
          </table:table-cell>
          <table:table-cell table:formula="of:=[.D13]-[.C13]" office:value-type="float" office:value="-71.4779272386533" calcext:value-type="float">
            <text:p>-71,4779272387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6" calcext:value-type="float">
            <text:p>676</text:p>
          </table:table-cell>
          <table:table-cell table:formula="of:=COM.MICROSOFT.STDEV.S([.B3:.B14])" office:value-type="float" office:value="306.287842436233" calcext:value-type="float">
            <text:p>306,2878424362</text:p>
          </table:table-cell>
          <table:table-cell table:formula="of:=AVERAGE([.B3:.B14])" office:value-type="float" office:value="271.333333333333" calcext:value-type="float">
            <text:p>271,3333333333</text:p>
          </table:table-cell>
          <table:table-cell table:formula="of:=[.D14]-[.C14]" office:value-type="float" office:value="-34.9545091028992" calcext:value-type="float">
            <text:p>-34,9545091029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676" calcext:value-type="float">
            <text:p>676</text:p>
          </table:table-cell>
          <table:table-cell table:formula="of:=COM.MICROSOFT.STDEV.S([.B4:.B15])" office:value-type="float" office:value="314.012292270493" calcext:value-type="float">
            <text:p>314,0122922705</text:p>
          </table:table-cell>
          <table:table-cell table:formula="of:=AVERAGE([.B4:.B15])" office:value-type="float" office:value="327.583333333333" calcext:value-type="float">
            <text:p>327,5833333333</text:p>
          </table:table-cell>
          <table:table-cell table:formula="of:=[.D15]-[.C15]" office:value-type="float" office:value="13.57104106284" calcext:value-type="float">
            <text:p>13,5710410628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31" calcext:value-type="float">
            <text:p>731</text:p>
          </table:table-cell>
          <table:table-cell table:formula="of:=COM.MICROSOFT.STDEV.S([.B5:.B16])" office:value-type="float" office:value="315.809877597074" calcext:value-type="float">
            <text:p>315,8098775971</text:p>
          </table:table-cell>
          <table:table-cell table:formula="of:=AVERAGE([.B5:.B16])" office:value-type="float" office:value="388.333333333333" calcext:value-type="float">
            <text:p>388,3333333333</text:p>
          </table:table-cell>
          <table:table-cell table:formula="of:=[.D16]-[.C16]" office:value-type="float" office:value="72.5234557362594" calcext:value-type="float">
            <text:p>72,5234557363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34" calcext:value-type="float">
            <text:p>734</text:p>
          </table:table-cell>
          <table:table-cell table:formula="of:=COM.MICROSOFT.STDEV.S([.B6:.B17])" office:value-type="float" office:value="305.308922042557" calcext:value-type="float">
            <text:p>305,3089220426</text:p>
          </table:table-cell>
          <table:table-cell table:formula="of:=AVERAGE([.B6:.B17])" office:value-type="float" office:value="449.083333333333" calcext:value-type="float">
            <text:p>449,0833333333</text:p>
          </table:table-cell>
          <table:table-cell table:formula="of:=[.D17]-[.C17]" office:value-type="float" office:value="143.774411290777" calcext:value-type="float">
            <text:p>143,7744112908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734" calcext:value-type="float">
            <text:p>734</text:p>
          </table:table-cell>
          <table:table-cell table:formula="of:=COM.MICROSOFT.STDEV.S([.B7:.B18])" office:value-type="float" office:value="281.561272194881" calcext:value-type="float">
            <text:p>281,5612721949</text:p>
          </table:table-cell>
          <table:table-cell table:formula="of:=AVERAGE([.B7:.B18])" office:value-type="float" office:value="509.25" calcext:value-type="float">
            <text:p>509,25</text:p>
          </table:table-cell>
          <table:table-cell table:formula="of:=[.D18]-[.C18]" office:value-type="float" office:value="227.688727805119" calcext:value-type="float">
            <text:p>227,6887278051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734" calcext:value-type="float">
            <text:p>734</text:p>
          </table:table-cell>
          <table:table-cell table:formula="of:=COM.MICROSOFT.STDEV.S([.B8:.B19])" office:value-type="float" office:value="240.510993259742" calcext:value-type="float">
            <text:p>240,5109932597</text:p>
          </table:table-cell>
          <table:table-cell table:formula="of:=AVERAGE([.B8:.B19])" office:value-type="float" office:value="569.083333333333" calcext:value-type="float">
            <text:p>569,0833333333</text:p>
          </table:table-cell>
          <table:table-cell table:formula="of:=[.D19]-[.C19]" office:value-type="float" office:value="328.572340073591" calcext:value-type="float">
            <text:p>328,5723400736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37" calcext:value-type="float">
            <text:p>737</text:p>
          </table:table-cell>
          <table:table-cell table:formula="of:=COM.MICROSOFT.STDEV.S([.B9:.B20])" office:value-type="float" office:value="169.29685242917" calcext:value-type="float">
            <text:p>169,2968524292</text:p>
          </table:table-cell>
          <table:table-cell table:formula="of:=AVERAGE([.B9:.B20])" office:value-type="float" office:value="629.166666666667" calcext:value-type="float">
            <text:p>629,1666666667</text:p>
          </table:table-cell>
          <table:table-cell table:formula="of:=[.D20]-[.C20]" office:value-type="float" office:value="459.869814237496" calcext:value-type="float">
            <text:p>459,8698142375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42" calcext:value-type="float">
            <text:p>742</text:p>
          </table:table-cell>
          <table:table-cell table:formula="of:=COM.MICROSOFT.STDEV.S([.B10:.B21])" office:value-type="float" office:value="110.471715837132" calcext:value-type="float">
            <text:p>110,4717158371</text:p>
          </table:table-cell>
          <table:table-cell table:formula="of:=AVERAGE([.B10:.B21])" office:value-type="float" office:value="673" calcext:value-type="float">
            <text:p>673</text:p>
          </table:table-cell>
          <table:table-cell table:formula="of:=[.D21]-[.C21]" office:value-type="float" office:value="562.528284162868" calcext:value-type="float">
            <text:p>562,5282841629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42" calcext:value-type="float">
            <text:p>742</text:p>
          </table:table-cell>
          <table:table-cell table:formula="of:=COM.MICROSOFT.STDEV.S([.B11:.B22])" office:value-type="float" office:value="39.9586907905773" calcext:value-type="float">
            <text:p>39,9586907906</text:p>
          </table:table-cell>
          <table:table-cell table:formula="of:=AVERAGE([.B11:.B22])" office:value-type="float" office:value="706.166666666667" calcext:value-type="float">
            <text:p>706,1666666667</text:p>
          </table:table-cell>
          <table:table-cell table:formula="of:=[.D22]-[.C22]" office:value-type="float" office:value="666.207975876089" calcext:value-type="float">
            <text:p>666,2079758761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00" calcext:value-type="float">
            <text:p>900</text:p>
          </table:table-cell>
          <table:table-cell table:formula="of:=COM.MICROSOFT.STDEV.S([.B12:.B23])" office:value-type="float" office:value="61.504372842814" calcext:value-type="float">
            <text:p>61,5043728428</text:p>
          </table:table-cell>
          <table:table-cell table:formula="of:=AVERAGE([.B12:.B23])" office:value-type="float" office:value="729.333333333333" calcext:value-type="float">
            <text:p>729,3333333333</text:p>
          </table:table-cell>
          <table:table-cell table:formula="of:=[.D23]-[.C23]" office:value-type="float" office:value="667.828960490519" calcext:value-type="float">
            <text:p>667,8289604905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3:.B24])" office:value-type="float" office:value="96.6657392849977" calcext:value-type="float">
            <text:p>96,665739285</text:p>
          </table:table-cell>
          <table:table-cell table:formula="of:=AVERAGE([.B13:.B24])" office:value-type="float" office:value="756.583333333333" calcext:value-type="float">
            <text:p>756,5833333333</text:p>
          </table:table-cell>
          <table:table-cell table:formula="of:=[.D24]-[.C24]" office:value-type="float" office:value="659.917594048336" calcext:value-type="float">
            <text:p>659,9175940483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4:.B25])" office:value-type="float" office:value="115.263203411176" calcext:value-type="float">
            <text:p>115,2632034112</text:p>
          </table:table-cell>
          <table:table-cell table:formula="of:=AVERAGE([.B14:.B25])" office:value-type="float" office:value="783.833333333333" calcext:value-type="float">
            <text:p>783,8333333333</text:p>
          </table:table-cell>
          <table:table-cell table:formula="of:=[.D25]-[.C25]" office:value-type="float" office:value="668.570129922158" calcext:value-type="float">
            <text:p>668,5701299222</text:p>
          </table:table-cell>
          <table:table-cell table:formula="of:=[.D25]-[.D13]" office:value-type="float" office:value="568.75" calcext:value-type="float">
            <text:p>568,7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5:.B26])" office:value-type="float" office:value="125.224767615047" calcext:value-type="float">
            <text:p>125,224767615</text:p>
          </table:table-cell>
          <table:table-cell table:formula="of:=AVERAGE([.B15:.B26])" office:value-type="float" office:value="810.833333333333" calcext:value-type="float">
            <text:p>810,8333333333</text:p>
          </table:table-cell>
          <table:table-cell table:formula="of:=[.D26]-[.C26]" office:value-type="float" office:value="685.608565718287" calcext:value-type="float">
            <text:p>685,6085657183</text:p>
          </table:table-cell>
          <table:table-cell table:formula="of:=[.D26]-[.D14]" office:value-type="float" office:value="539.5" calcext:value-type="float">
            <text:p>539,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6:.B27])" office:value-type="float" office:value="128.399117338607" calcext:value-type="float">
            <text:p>128,3991173386</text:p>
          </table:table-cell>
          <table:table-cell table:formula="of:=AVERAGE([.B16:.B27])" office:value-type="float" office:value="837.833333333333" calcext:value-type="float">
            <text:p>837,8333333333</text:p>
          </table:table-cell>
          <table:table-cell table:formula="of:=[.D27]-[.C27]" office:value-type="float" office:value="709.434215994727" calcext:value-type="float">
            <text:p>709,4342159947</text:p>
          </table:table-cell>
          <table:table-cell table:formula="of:=[.D27]-[.D15]" office:value-type="float" office:value="510.25" calcext:value-type="float">
            <text:p>510,2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7:.B28])" office:value-type="float" office:value="131.496370499514" calcext:value-type="float">
            <text:p>131,4963704995</text:p>
          </table:table-cell>
          <table:table-cell table:formula="of:=AVERAGE([.B17:.B28])" office:value-type="float" office:value="860.25" calcext:value-type="float">
            <text:p>860,25</text:p>
          </table:table-cell>
          <table:table-cell table:formula="of:=[.D28]-[.C28]" office:value-type="float" office:value="728.753629500486" calcext:value-type="float">
            <text:p>728,7536295005</text:p>
          </table:table-cell>
          <table:table-cell table:formula="of:=[.D28]-[.D16]" office:value-type="float" office:value="471.916666666667" calcext:value-type="float">
            <text:p>471,9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8:.B29])" office:value-type="float" office:value="130.697053130397" calcext:value-type="float">
            <text:p>130,6970531304</text:p>
          </table:table-cell>
          <table:table-cell table:formula="of:=AVERAGE([.B18:.B29])" office:value-type="float" office:value="882.416666666667" calcext:value-type="float">
            <text:p>882,4166666667</text:p>
          </table:table-cell>
          <table:table-cell table:formula="of:=[.D29]-[.C29]" office:value-type="float" office:value="751.71961353627" calcext:value-type="float">
            <text:p>751,7196135363</text:p>
          </table:table-cell>
          <table:table-cell table:formula="of:=[.D29]-[.D17]" office:value-type="float" office:value="433.333333333333" calcext:value-type="float">
            <text:p>433,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9:.B30])" office:value-type="float" office:value="135.529572977691" calcext:value-type="float">
            <text:p>135,5295729777</text:p>
          </table:table-cell>
          <table:table-cell table:formula="of:=AVERAGE([.B19:.B30])" office:value-type="float" office:value="912.916666666667" calcext:value-type="float">
            <text:p>912,9166666667</text:p>
          </table:table-cell>
          <table:table-cell table:formula="of:=[.D30]-[.C30]" office:value-type="float" office:value="777.387093688976" calcext:value-type="float">
            <text:p>777,387093689</text:p>
          </table:table-cell>
          <table:table-cell table:formula="of:=[.D30]-[.D18]" office:value-type="float" office:value="403.666666666667" calcext:value-type="float">
            <text:p>403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20:.B31])" office:value-type="float" office:value="145.963958814247" calcext:value-type="float">
            <text:p>145,9639588142</text:p>
          </table:table-cell>
          <table:table-cell table:formula="of:=AVERAGE([.B20:.B31])" office:value-type="float" office:value="951.75" calcext:value-type="float">
            <text:p>951,75</text:p>
          </table:table-cell>
          <table:table-cell table:formula="of:=[.D31]-[.C31]" office:value-type="float" office:value="805.786041185753" calcext:value-type="float">
            <text:p>805,7860411858</text:p>
          </table:table-cell>
          <table:table-cell table:formula="of:=[.D31]-[.D19]" office:value-type="float" office:value="382.666666666667" calcext:value-type="float">
            <text:p>382,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21:.B32])" office:value-type="float" office:value="145.22918147368" calcext:value-type="float">
            <text:p>145,2291814737</text:p>
          </table:table-cell>
          <table:table-cell table:formula="of:=AVERAGE([.B21:.B32])" office:value-type="float" office:value="990.333333333333" calcext:value-type="float">
            <text:p>990,3333333333</text:p>
          </table:table-cell>
          <table:table-cell table:formula="of:=[.D32]-[.C32]" office:value-type="float" office:value="845.104151859653" calcext:value-type="float">
            <text:p>845,1041518597</text:p>
          </table:table-cell>
          <table:table-cell table:formula="of:=[.D32]-[.D20]" office:value-type="float" office:value="361.166666666667" calcext:value-type="float">
            <text:p>361,1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700" calcext:value-type="float">
            <text:p>1700</text:p>
          </table:table-cell>
          <table:table-cell table:formula="of:=COM.MICROSOFT.STDEV.S([.B22:.B33])" office:value-type="float" office:value="233.059427978567" calcext:value-type="float">
            <text:p>233,0594279786</text:p>
          </table:table-cell>
          <table:table-cell table:formula="of:=AVERAGE([.B22:.B33])" office:value-type="float" office:value="1070.16666666667" calcext:value-type="float">
            <text:p>1070,1666666667</text:p>
          </table:table-cell>
          <table:table-cell table:formula="of:=[.D33]-[.C33]" office:value-type="float" office:value="837.107238688099" calcext:value-type="float">
            <text:p>837,1072386881</text:p>
          </table:table-cell>
          <table:table-cell table:formula="of:=[.D33]-[.D21]" office:value-type="float" office:value="397.166666666667" calcext:value-type="float">
            <text:p>397,1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23:.B34])" office:value-type="float" office:value="290.636709604442" calcext:value-type="float">
            <text:p>290,6367096044</text:p>
          </table:table-cell>
          <table:table-cell table:formula="of:=AVERAGE([.B23:.B34])" office:value-type="float" office:value="1158.33333333333" calcext:value-type="float">
            <text:p>1158,3333333333</text:p>
          </table:table-cell>
          <table:table-cell table:formula="of:=[.D34]-[.C34]" office:value-type="float" office:value="867.696623728891" calcext:value-type="float">
            <text:p>867,6966237289</text:p>
          </table:table-cell>
          <table:table-cell table:formula="of:=[.D34]-[.D22]" office:value-type="float" office:value="452.166666666667" calcext:value-type="float">
            <text:p>452,1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24:.B35])" office:value-type="float" office:value="384.845502255204" calcext:value-type="float">
            <text:p>384,8455022552</text:p>
          </table:table-cell>
          <table:table-cell table:formula="of:=AVERAGE([.B24:.B35])" office:value-type="float" office:value="1258.33333333333" calcext:value-type="float">
            <text:p>1258,3333333333</text:p>
          </table:table-cell>
          <table:table-cell table:formula="of:=[.D35]-[.C35]" office:value-type="float" office:value="873.487831078129" calcext:value-type="float">
            <text:p>873,4878310781</text:p>
          </table:table-cell>
          <table:table-cell table:formula="of:=[.D35]-[.D23]"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200" calcext:value-type="float">
            <text:p>2200</text:p>
          </table:table-cell>
          <table:table-cell table:formula="of:=COM.MICROSOFT.STDEV.S([.B25:.B36])" office:value-type="float" office:value="460.154782918122" calcext:value-type="float">
            <text:p>460,1547829181</text:p>
          </table:table-cell>
          <table:table-cell table:formula="of:=AVERAGE([.B25:.B36])" office:value-type="float" office:value="1358.33333333333" calcext:value-type="float">
            <text:p>1358,3333333333</text:p>
          </table:table-cell>
          <table:table-cell table:formula="of:=[.D36]-[.C36]" office:value-type="float" office:value="898.178550415211" calcext:value-type="float">
            <text:p>898,1785504152</text:p>
          </table:table-cell>
          <table:table-cell table:formula="of:=[.D36]-[.D24]" office:value-type="float" office:value="601.75" calcext:value-type="float">
            <text:p>601,75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26:.B37])" office:value-type="float" office:value="517.570080161893" calcext:value-type="float">
            <text:p>517,5700801619</text:p>
          </table:table-cell>
          <table:table-cell table:formula="of:=AVERAGE([.B26:.B37])" office:value-type="float" office:value="1466.66666666667" calcext:value-type="float">
            <text:p>1466,6666666667</text:p>
          </table:table-cell>
          <table:table-cell table:formula="of:=[.D37]-[.C37]" office:value-type="float" office:value="949.096586504774" calcext:value-type="float">
            <text:p>949,0965865048</text:p>
          </table:table-cell>
          <table:table-cell table:formula="of:=[.D37]-[.D25]" office:value-type="float" office:value="682.833333333333" calcext:value-type="float">
            <text:p>682,8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27:.B38])" office:value-type="float" office:value="558.949230632123" calcext:value-type="float">
            <text:p>558,9492306321</text:p>
          </table:table-cell>
          <table:table-cell table:formula="of:=AVERAGE([.B27:.B38])" office:value-type="float" office:value="1583.33333333333" calcext:value-type="float">
            <text:p>1583,3333333333</text:p>
          </table:table-cell>
          <table:table-cell table:formula="of:=[.D38]-[.C38]" office:value-type="float" office:value="1024.38410270121" calcext:value-type="float">
            <text:p>1024,3841027012</text:p>
          </table:table-cell>
          <table:table-cell table:formula="of:=[.D38]-[.D26]" office:value-type="float" office:value="772.5" calcext:value-type="float">
            <text:p>772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500" calcext:value-type="float">
            <text:p>2500</text:p>
          </table:table-cell>
          <table:table-cell table:formula="of:=COM.MICROSOFT.STDEV.S([.B28:.B39])" office:value-type="float" office:value="583.809329604567" calcext:value-type="float">
            <text:p>583,8093296046</text:p>
          </table:table-cell>
          <table:table-cell table:formula="of:=AVERAGE([.B28:.B39])" office:value-type="float" office:value="1708.33333333333" calcext:value-type="float">
            <text:p>1708,3333333333</text:p>
          </table:table-cell>
          <table:table-cell table:formula="of:=[.D39]-[.C39]" office:value-type="float" office:value="1124.52400372877" calcext:value-type="float">
            <text:p>1124,5240037288</text:p>
          </table:table-cell>
          <table:table-cell table:formula="of:=[.D39]-[.D27]" office:value-type="float" office:value="870.5" calcext:value-type="float">
            <text:p>870,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29:.B40])" office:value-type="float" office:value="590.005136084476" calcext:value-type="float">
            <text:p>590,0051360845</text:p>
          </table:table-cell>
          <table:table-cell table:formula="of:=AVERAGE([.B29:.B40])" office:value-type="float" office:value="1841.66666666667" calcext:value-type="float">
            <text:p>1841,6666666667</text:p>
          </table:table-cell>
          <table:table-cell table:formula="of:=[.D40]-[.C40]" office:value-type="float" office:value="1251.66153058219" calcext:value-type="float">
            <text:p>1251,6615305822</text:p>
          </table:table-cell>
          <table:table-cell table:formula="of:=[.D40]-[.D28]" office:value-type="float" office:value="981.416666666667" calcext:value-type="float">
            <text:p>981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30:.B41])" office:value-type="float" office:value="562.664117472324" calcext:value-type="float">
            <text:p>562,6641174723</text:p>
          </table:table-cell>
          <table:table-cell table:formula="of:=AVERAGE([.B30:.B41])" office:value-type="float" office:value="1975" calcext:value-type="float">
            <text:p>1975</text:p>
          </table:table-cell>
          <table:table-cell table:formula="of:=[.D41]-[.C41]" office:value-type="float" office:value="1412.33588252768" calcext:value-type="float">
            <text:p>1412,3358825277</text:p>
          </table:table-cell>
          <table:table-cell table:formula="of:=[.D41]-[.D29]" office:value-type="float" office:value="1092.58333333333" calcext:value-type="float">
            <text:p>1092,5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31:.B42])" office:value-type="float" office:value="515.222811465627" calcext:value-type="float">
            <text:p>515,2228114656</text:p>
          </table:table-cell>
          <table:table-cell table:formula="of:=AVERAGE([.B31:.B42])" office:value-type="float" office:value="2100" calcext:value-type="float">
            <text:p>2100</text:p>
          </table:table-cell>
          <table:table-cell table:formula="of:=[.D42]-[.C42]" office:value-type="float" office:value="1584.77718853437" calcext:value-type="float">
            <text:p>1584,7771885344</text:p>
          </table:table-cell>
          <table:table-cell table:formula="of:=[.D42]-[.D30]" office:value-type="float" office:value="1187.08333333333" calcext:value-type="float">
            <text:p>1187,08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32:.B43])" office:value-type="float" office:value="446.874668891592" calcext:value-type="float">
            <text:p>446,8746688916</text:p>
          </table:table-cell>
          <table:table-cell table:formula="of:=AVERAGE([.B32:.B43])" office:value-type="float" office:value="2216.66666666667" calcext:value-type="float">
            <text:p>2216,6666666667</text:p>
          </table:table-cell>
          <table:table-cell table:formula="of:=[.D43]-[.C43]" office:value-type="float" office:value="1769.79199777508" calcext:value-type="float">
            <text:p>1769,7919977751</text:p>
          </table:table-cell>
          <table:table-cell table:formula="of:=[.D43]-[.D31]" office:value-type="float" office:value="1264.91666666667" calcext:value-type="float">
            <text:p>1264,91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3:.B44])" office:value-type="float" office:value="331.548250522066" calcext:value-type="float">
            <text:p>331,5482505221</text:p>
          </table:table-cell>
          <table:table-cell table:formula="of:=AVERAGE([.B33:.B44])" office:value-type="float" office:value="2341.66666666667" calcext:value-type="float">
            <text:p>2341,6666666667</text:p>
          </table:table-cell>
          <table:table-cell table:formula="of:=[.D44]-[.C44]" office:value-type="float" office:value="2010.1184161446" calcext:value-type="float">
            <text:p>2010,1184161446</text:p>
          </table:table-cell>
          <table:table-cell table:formula="of:=[.D44]-[.D32]" office:value-type="float" office:value="1351.33333333333" calcext:value-type="float">
            <text:p>1351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4:.B45])" office:value-type="float" office:value="276.750626179796" calcext:value-type="float">
            <text:p>276,7506261798</text:p>
          </table:table-cell>
          <table:table-cell table:formula="of:=AVERAGE([.B34:.B45])" office:value-type="float" office:value="2425" calcext:value-type="float">
            <text:p>2425</text:p>
          </table:table-cell>
          <table:table-cell table:formula="of:=[.D45]-[.C45]" office:value-type="float" office:value="2148.2493738202" calcext:value-type="float">
            <text:p>2148,2493738202</text:p>
          </table:table-cell>
          <table:table-cell table:formula="of:=[.D45]-[.D33]" office:value-type="float" office:value="1354.83333333333" calcext:value-type="float">
            <text:p>1354,8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5:.B46])" office:value-type="float" office:value="204.494943258218" calcext:value-type="float">
            <text:p>204,4949432582</text:p>
          </table:table-cell>
          <table:table-cell table:formula="of:=AVERAGE([.B35:.B46])" office:value-type="float" office:value="2500" calcext:value-type="float">
            <text:p>2500</text:p>
          </table:table-cell>
          <table:table-cell table:formula="of:=[.D46]-[.C46]" office:value-type="float" office:value="2295.50505674178" calcext:value-type="float">
            <text:p>2295,5050567418</text:p>
          </table:table-cell>
          <table:table-cell table:formula="of:=[.D46]-[.D34]" office:value-type="float" office:value="1341.66666666667" calcext:value-type="float">
            <text:p>1341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6:.B47])" office:value-type="float" office:value="167.874411932904" calcext:value-type="float">
            <text:p>167,8744119329</text:p>
          </table:table-cell>
          <table:table-cell table:formula="of:=AVERAGE([.B36:.B47])" office:value-type="float" office:value="2550" calcext:value-type="float">
            <text:p>2550</text:p>
          </table:table-cell>
          <table:table-cell table:formula="of:=[.D47]-[.C47]" office:value-type="float" office:value="2382.1255880671" calcext:value-type="float">
            <text:p>2382,1255880671</text:p>
          </table:table-cell>
          <table:table-cell table:formula="of:=[.D47]-[.D35]" office:value-type="float" office:value="1291.66666666667" calcext:value-type="float">
            <text:p>1291,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7:.B48])" office:value-type="float" office:value="131.137217055151" calcext:value-type="float">
            <text:p>131,1372170552</text:p>
          </table:table-cell>
          <table:table-cell table:formula="of:=AVERAGE([.B37:.B48])" office:value-type="float" office:value="2591.66666666667" calcext:value-type="float">
            <text:p>2591,6666666667</text:p>
          </table:table-cell>
          <table:table-cell table:formula="of:=[.D48]-[.C48]" office:value-type="float" office:value="2460.52944961152" calcext:value-type="float">
            <text:p>2460,5294496115</text:p>
          </table:table-cell>
          <table:table-cell table:formula="of:=[.D48]-[.D36]" office:value-type="float" office:value="1233.33333333333" calcext:value-type="float">
            <text:p>1233,333333333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8:.B49])" office:value-type="float" office:value="96.5307299163423" calcext:value-type="float">
            <text:p>96,5307299163</text:p>
          </table:table-cell>
          <table:table-cell table:formula="of:=AVERAGE([.B38:.B49])" office:value-type="float" office:value="2625" calcext:value-type="float">
            <text:p>2625</text:p>
          </table:table-cell>
          <table:table-cell table:formula="of:=[.D49]-[.C49]" office:value-type="float" office:value="2528.46927008366" calcext:value-type="float">
            <text:p>2528,4692700837</text:p>
          </table:table-cell>
          <table:table-cell table:formula="of:=[.D49]-[.D37]" office:value-type="float" office:value="1158.33333333333" calcext:value-type="float">
            <text:p>1158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39:.B50])" office:value-type="float" office:value="67.4199862463242" calcext:value-type="float">
            <text:p>67,4199862463</text:p>
          </table:table-cell>
          <table:table-cell table:formula="of:=AVERAGE([.B39:.B50])" office:value-type="float" office:value="2650" calcext:value-type="float">
            <text:p>2650</text:p>
          </table:table-cell>
          <table:table-cell table:formula="of:=[.D50]-[.C50]" office:value-type="float" office:value="2582.58001375368" calcext:value-type="float">
            <text:p>2582,5800137537</text:p>
          </table:table-cell>
          <table:table-cell table:formula="of:=[.D50]-[.D38]" office:value-type="float" office:value="1066.66666666667" calcext:value-type="float">
            <text:p>1066,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0:.B51])" office:value-type="float" office:value="49.2365963917331" calcext:value-type="float">
            <text:p>49,2365963917</text:p>
          </table:table-cell>
          <table:table-cell table:formula="of:=AVERAGE([.B40:.B51])" office:value-type="float" office:value="2666.66666666667" calcext:value-type="float">
            <text:p>2666,6666666667</text:p>
          </table:table-cell>
          <table:table-cell table:formula="of:=[.D51]-[.C51]" office:value-type="float" office:value="2617.43007027493" calcext:value-type="float">
            <text:p>2617,4300702749</text:p>
          </table:table-cell>
          <table:table-cell table:formula="of:=[.D51]-[.D39]" office:value-type="float" office:value="958.333333333333" calcext:value-type="float">
            <text:p>958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1:.B52])" office:value-type="float" office:value="45.2267016866645" calcext:value-type="float">
            <text:p>45,2267016867</text:p>
          </table:table-cell>
          <table:table-cell table:formula="of:=AVERAGE([.B41:.B52])" office:value-type="float" office:value="2675" calcext:value-type="float">
            <text:p>2675</text:p>
          </table:table-cell>
          <table:table-cell table:formula="of:=[.D52]-[.C52]" office:value-type="float" office:value="2629.77329831334" calcext:value-type="float">
            <text:p>2629,7732983133</text:p>
          </table:table-cell>
          <table:table-cell table:formula="of:=[.D52]-[.D40]" office:value-type="float" office:value="833.333333333333" calcext:value-type="float">
            <text:p>833,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2:.B53])" office:value-type="float" office:value="38.9249472080761" calcext:value-type="float">
            <text:p>38,9249472081</text:p>
          </table:table-cell>
          <table:table-cell table:formula="of:=AVERAGE([.B42:.B53])" office:value-type="float" office:value="2683.33333333333" calcext:value-type="float">
            <text:p>2683,3333333333</text:p>
          </table:table-cell>
          <table:table-cell table:formula="of:=[.D53]-[.C53]" office:value-type="float" office:value="2644.40838612526" calcext:value-type="float">
            <text:p>2644,4083861253</text:p>
          </table:table-cell>
          <table:table-cell table:formula="of:=[.D53]-[.D41]" office:value-type="float" office:value="708.333333333334" calcext:value-type="float">
            <text:p>708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3:.B54])" office:value-type="float" office:value="28.8675134594813" calcext:value-type="float">
            <text:p>28,8675134595</text:p>
          </table:table-cell>
          <table:table-cell table:formula="of:=AVERAGE([.B43:.B54])" office:value-type="float" office:value="2691.66666666667" calcext:value-type="float">
            <text:p>2691,6666666667</text:p>
          </table:table-cell>
          <table:table-cell table:formula="of:=[.D54]-[.C54]" office:value-type="float" office:value="2662.79915320719" calcext:value-type="float">
            <text:p>2662,7991532072</text:p>
          </table:table-cell>
          <table:table-cell table:formula="of:=[.D54]-[.D42]" office:value-type="float" office:value="591.666666666667" calcext:value-type="float">
            <text:p>591,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4:.B55])" office:value-type="float" office:value="0" calcext:value-type="float">
            <text:p>0</text:p>
          </table:table-cell>
          <table:table-cell table:formula="of:=AVERAGE([.B44:.B55])" office:value-type="float" office:value="2700" calcext:value-type="float">
            <text:p>2700</text:p>
          </table:table-cell>
          <table:table-cell table:formula="of:=[.D55]-[.C55]" office:value-type="float" office:value="2700" calcext:value-type="float">
            <text:p>2700</text:p>
          </table:table-cell>
          <table:table-cell table:formula="of:=[.D55]-[.D43]" office:value-type="float" office:value="483.333333333334" calcext:value-type="float">
            <text:p>483,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5:.B56])" office:value-type="float" office:value="0" calcext:value-type="float">
            <text:p>0</text:p>
          </table:table-cell>
          <table:table-cell table:formula="of:=AVERAGE([.B45:.B56])" office:value-type="float" office:value="2700" calcext:value-type="float">
            <text:p>2700</text:p>
          </table:table-cell>
          <table:table-cell table:formula="of:=[.D56]-[.C56]" office:value-type="float" office:value="2700" calcext:value-type="float">
            <text:p>2700</text:p>
          </table:table-cell>
          <table:table-cell table:formula="of:=[.D56]-[.D44]" office:value-type="float" office:value="358.333333333333" calcext:value-type="float">
            <text:p>358,33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6:.B57])" office:value-type="float" office:value="0" calcext:value-type="float">
            <text:p>0</text:p>
          </table:table-cell>
          <table:table-cell table:formula="of:=AVERAGE([.B46:.B57])" office:value-type="float" office:value="2700" calcext:value-type="float">
            <text:p>2700</text:p>
          </table:table-cell>
          <table:table-cell table:formula="of:=[.D57]-[.C57]" office:value-type="float" office:value="2700" calcext:value-type="float">
            <text:p>2700</text:p>
          </table:table-cell>
          <table:table-cell table:formula="of:=[.D57]-[.D45]"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7:.B58])" office:value-type="float" office:value="0" calcext:value-type="float">
            <text:p>0</text:p>
          </table:table-cell>
          <table:table-cell table:formula="of:=AVERAGE([.B47:.B58])" office:value-type="float" office:value="2700" calcext:value-type="float">
            <text:p>2700</text:p>
          </table:table-cell>
          <table:table-cell table:formula="of:=[.D58]-[.C58]" office:value-type="float" office:value="2700" calcext:value-type="float">
            <text:p>2700</text:p>
          </table:table-cell>
          <table:table-cell table:formula="of:=[.D58]-[.D46]"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8:.B59])" office:value-type="float" office:value="0" calcext:value-type="float">
            <text:p>0</text:p>
          </table:table-cell>
          <table:table-cell table:formula="of:=AVERAGE([.B48:.B59])" office:value-type="float" office:value="2700" calcext:value-type="float">
            <text:p>2700</text:p>
          </table:table-cell>
          <table:table-cell table:formula="of:=[.D59]-[.C59]" office:value-type="float" office:value="2700" calcext:value-type="float">
            <text:p>2700</text:p>
          </table:table-cell>
          <table:table-cell table:formula="of:=[.D59]-[.D47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49:.B60])" office:value-type="float" office:value="0" calcext:value-type="float">
            <text:p>0</text:p>
          </table:table-cell>
          <table:table-cell table:formula="of:=AVERAGE([.B49:.B60])" office:value-type="float" office:value="2700" calcext:value-type="float">
            <text:p>2700</text:p>
          </table:table-cell>
          <table:table-cell table:formula="of:=[.D60]-[.C60]" office:value-type="float" office:value="2700" calcext:value-type="float">
            <text:p>2700</text:p>
          </table:table-cell>
          <table:table-cell table:formula="of:=[.D60]-[.D48]" office:value-type="float" office:value="108.333333333333" calcext:value-type="float">
            <text:p>108,33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0:.B61])" office:value-type="float" office:value="28.8675134594813" calcext:value-type="float">
            <text:p>28,8675134595</text:p>
          </table:table-cell>
          <table:table-cell table:formula="of:=AVERAGE([.B50:.B61])" office:value-type="float" office:value="2708.33333333333" calcext:value-type="float">
            <text:p>2708,3333333333</text:p>
          </table:table-cell>
          <table:table-cell table:formula="of:=[.D61]-[.C61]" office:value-type="float" office:value="2679.46581987385" calcext:value-type="float">
            <text:p>2679,4658198739</text:p>
          </table:table-cell>
          <table:table-cell table:formula="of:=[.D61]-[.D49]" office:value-type="float" office:value="83.3333333333335" calcext:value-type="float">
            <text:p>8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1:.B62])" office:value-type="float" office:value="38.9249472080761" calcext:value-type="float">
            <text:p>38,9249472081</text:p>
          </table:table-cell>
          <table:table-cell table:formula="of:=AVERAGE([.B51:.B62])" office:value-type="float" office:value="2716.66666666667" calcext:value-type="float">
            <text:p>2716,6666666667</text:p>
          </table:table-cell>
          <table:table-cell table:formula="of:=[.D62]-[.C62]" office:value-type="float" office:value="2677.74171945859" calcext:value-type="float">
            <text:p>2677,7417194586</text:p>
          </table:table-cell>
          <table:table-cell table:formula="of:=[.D62]-[.D50]" office:value-type="float" office:value="66.6666666666665" calcext:value-type="float">
            <text:p>66,66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2:.B63])" office:value-type="float" office:value="45.2267016866645" calcext:value-type="float">
            <text:p>45,2267016867</text:p>
          </table:table-cell>
          <table:table-cell table:formula="of:=AVERAGE([.B52:.B63])" office:value-type="float" office:value="2725" calcext:value-type="float">
            <text:p>2725</text:p>
          </table:table-cell>
          <table:table-cell table:formula="of:=[.D63]-[.C63]" office:value-type="float" office:value="2679.77329831334" calcext:value-type="float">
            <text:p>2679,7732983133</text:p>
          </table:table-cell>
          <table:table-cell table:formula="of:=[.D63]-[.D51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3:.B64])" office:value-type="float" office:value="49.2365963917331" calcext:value-type="float">
            <text:p>49,2365963917</text:p>
          </table:table-cell>
          <table:table-cell table:formula="of:=AVERAGE([.B53:.B64])" office:value-type="float" office:value="2733.33333333333" calcext:value-type="float">
            <text:p>2733,3333333333</text:p>
          </table:table-cell>
          <table:table-cell table:formula="of:=[.D64]-[.C64]" office:value-type="float" office:value="2684.0967369416" calcext:value-type="float">
            <text:p>2684,0967369416</text:p>
          </table:table-cell>
          <table:table-cell table:formula="of:=[.D64]-[.D52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4:.B65])" office:value-type="float" office:value="51.4928650544437" calcext:value-type="float">
            <text:p>51,4928650544</text:p>
          </table:table-cell>
          <table:table-cell table:formula="of:=AVERAGE([.B54:.B65])" office:value-type="float" office:value="2741.66666666667" calcext:value-type="float">
            <text:p>2741,6666666667</text:p>
          </table:table-cell>
          <table:table-cell table:formula="of:=[.D65]-[.C65]" office:value-type="float" office:value="2690.17380161222" calcext:value-type="float">
            <text:p>2690,1738016122</text:p>
          </table:table-cell>
          <table:table-cell table:formula="of:=[.D65]-[.D53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5:.B66])" office:value-type="float" office:value="52.2232967867094" calcext:value-type="float">
            <text:p>52,2232967867</text:p>
          </table:table-cell>
          <table:table-cell table:formula="of:=AVERAGE([.B55:.B66])" office:value-type="float" office:value="2750" calcext:value-type="float">
            <text:p>2750</text:p>
          </table:table-cell>
          <table:table-cell table:formula="of:=[.D66]-[.C66]" office:value-type="float" office:value="2697.77670321329" calcext:value-type="float">
            <text:p>2697,7767032133</text:p>
          </table:table-cell>
          <table:table-cell table:formula="of:=[.D66]-[.D54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6:.B67])" office:value-type="float" office:value="51.4928650544437" calcext:value-type="float">
            <text:p>51,4928650544</text:p>
          </table:table-cell>
          <table:table-cell table:formula="of:=AVERAGE([.B56:.B67])" office:value-type="float" office:value="2758.33333333333" calcext:value-type="float">
            <text:p>2758,3333333333</text:p>
          </table:table-cell>
          <table:table-cell table:formula="of:=[.D67]-[.C67]" office:value-type="float" office:value="2706.84046827889" calcext:value-type="float">
            <text:p>2706,8404682789</text:p>
          </table:table-cell>
          <table:table-cell table:formula="of:=[.D67]-[.D55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7:.B68])" office:value-type="float" office:value="49.2365963917331" calcext:value-type="float">
            <text:p>49,2365963917</text:p>
          </table:table-cell>
          <table:table-cell table:formula="of:=AVERAGE([.B57:.B68])" office:value-type="float" office:value="2766.66666666667" calcext:value-type="float">
            <text:p>2766,6666666667</text:p>
          </table:table-cell>
          <table:table-cell table:formula="of:=[.D68]-[.C68]" office:value-type="float" office:value="2717.43007027493" calcext:value-type="float">
            <text:p>2717,4300702749</text:p>
          </table:table-cell>
          <table:table-cell table:formula="of:=[.D68]-[.D56]" office:value-type="float" office:value="66.6666666666665" calcext:value-type="float">
            <text:p>66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8:.B69])" office:value-type="float" office:value="45.2267016866645" calcext:value-type="float">
            <text:p>45,2267016867</text:p>
          </table:table-cell>
          <table:table-cell table:formula="of:=AVERAGE([.B58:.B69])" office:value-type="float" office:value="2775" calcext:value-type="float">
            <text:p>2775</text:p>
          </table:table-cell>
          <table:table-cell table:formula="of:=[.D69]-[.C69]" office:value-type="float" office:value="2729.77329831334" calcext:value-type="float">
            <text:p>2729,7732983133</text:p>
          </table:table-cell>
          <table:table-cell table:formula="of:=[.D69]-[.D57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59:.B70])" office:value-type="float" office:value="38.9249472080761" calcext:value-type="float">
            <text:p>38,9249472081</text:p>
          </table:table-cell>
          <table:table-cell table:formula="of:=AVERAGE([.B59:.B70])" office:value-type="float" office:value="2783.33333333333" calcext:value-type="float">
            <text:p>2783,3333333333</text:p>
          </table:table-cell>
          <table:table-cell table:formula="of:=[.D70]-[.C70]" office:value-type="float" office:value="2744.40838612526" calcext:value-type="float">
            <text:p>2744,4083861253</text:p>
          </table:table-cell>
          <table:table-cell table:formula="of:=[.D70]-[.D58]" office:value-type="float" office:value="83.3333333333335" calcext:value-type="float">
            <text:p>83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60:.B71])" office:value-type="float" office:value="42.6401432711221" calcext:value-type="float">
            <text:p>42,6401432711</text:p>
          </table:table-cell>
          <table:table-cell table:formula="of:=AVERAGE([.B60:.B71])" office:value-type="float" office:value="2800" calcext:value-type="float">
            <text:p>2800</text:p>
          </table:table-cell>
          <table:table-cell table:formula="of:=[.D71]-[.C71]" office:value-type="float" office:value="2757.35985672888" calcext:value-type="float">
            <text:p>2757,3598567289</text:p>
          </table:table-cell>
          <table:table-cell table:formula="of:=[.D71]-[.D59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61:.B72])" office:value-type="float" office:value="38.9249472080761" calcext:value-type="float">
            <text:p>38,9249472081</text:p>
          </table:table-cell>
          <table:table-cell table:formula="of:=AVERAGE([.B61:.B72])" office:value-type="float" office:value="2816.66666666667" calcext:value-type="float">
            <text:p>2816,6666666667</text:p>
          </table:table-cell>
          <table:table-cell table:formula="of:=[.D72]-[.C72]" office:value-type="float" office:value="2777.74171945859" calcext:value-type="float">
            <text:p>2777,7417194586</text:p>
          </table:table-cell>
          <table:table-cell table:formula="of:=[.D72]-[.D60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62:.B73])" office:value-type="float" office:value="45.2267016866645" calcext:value-type="float">
            <text:p>45,2267016867</text:p>
          </table:table-cell>
          <table:table-cell table:formula="of:=AVERAGE([.B62:.B73])" office:value-type="float" office:value="2825" calcext:value-type="float">
            <text:p>2825</text:p>
          </table:table-cell>
          <table:table-cell table:formula="of:=[.D73]-[.C73]" office:value-type="float" office:value="2779.77329831334" calcext:value-type="float">
            <text:p>2779,7732983133</text:p>
          </table:table-cell>
          <table:table-cell table:formula="of:=[.D73]-[.D61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000" calcext:value-type="float">
            <text:p>3000</text:p>
          </table:table-cell>
          <table:table-cell table:formula="of:=COM.MICROSOFT.STDEV.S([.B63:.B74])" office:value-type="float" office:value="66.8557923421521" calcext:value-type="float">
            <text:p>66,8557923422</text:p>
          </table:table-cell>
          <table:table-cell table:formula="of:=AVERAGE([.B63:.B74])" office:value-type="float" office:value="2841.66666666667" calcext:value-type="float">
            <text:p>2841,6666666667</text:p>
          </table:table-cell>
          <table:table-cell table:formula="of:=[.D74]-[.C74]" office:value-type="float" office:value="2774.81087432451" calcext:value-type="float">
            <text:p>2774,8108743245</text:p>
          </table:table-cell>
          <table:table-cell table:formula="of:=[.D74]-[.D62]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000" calcext:value-type="float">
            <text:p>3000</text:p>
          </table:table-cell>
          <table:table-cell table:formula="of:=COM.MICROSOFT.STDEV.S([.B64:.B75])" office:value-type="float" office:value="79.2961461098759" calcext:value-type="float">
            <text:p>79,2961461099</text:p>
          </table:table-cell>
          <table:table-cell table:formula="of:=AVERAGE([.B64:.B75])" office:value-type="float" office:value="2858.33333333333" calcext:value-type="float">
            <text:p>2858,3333333333</text:p>
          </table:table-cell>
          <table:table-cell table:formula="of:=[.D75]-[.C75]" office:value-type="float" office:value="2779.03718722346" calcext:value-type="float">
            <text:p>2779,0371872235</text:p>
          </table:table-cell>
          <table:table-cell table:formula="of:=[.D75]-[.D63]" office:value-type="float" office:value="133.333333333333" calcext:value-type="float">
            <text:p>133,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000" calcext:value-type="float">
            <text:p>3000</text:p>
          </table:table-cell>
          <table:table-cell table:formula="of:=COM.MICROSOFT.STDEV.S([.B65:.B76])" office:value-type="float" office:value="86.6025403784439" calcext:value-type="float">
            <text:p>86,6025403784</text:p>
          </table:table-cell>
          <table:table-cell table:formula="of:=AVERAGE([.B65:.B76])" office:value-type="float" office:value="2875" calcext:value-type="float">
            <text:p>2875</text:p>
          </table:table-cell>
          <table:table-cell table:formula="of:=[.D76]-[.C76]" office:value-type="float" office:value="2788.39745962156" calcext:value-type="float">
            <text:p>2788,3974596216</text:p>
          </table:table-cell>
          <table:table-cell table:formula="of:=[.D76]-[.D64]" office:value-type="float" office:value="141.666666666667" calcext:value-type="float">
            <text:p>141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000" calcext:value-type="float">
            <text:p>3000</text:p>
          </table:table-cell>
          <table:table-cell table:formula="of:=COM.MICROSOFT.STDEV.S([.B66:.B77])" office:value-type="float" office:value="90.033663737852" calcext:value-type="float">
            <text:p>90,0336637379</text:p>
          </table:table-cell>
          <table:table-cell table:formula="of:=AVERAGE([.B66:.B77])" office:value-type="float" office:value="2891.66666666667" calcext:value-type="float">
            <text:p>2891,6666666667</text:p>
          </table:table-cell>
          <table:table-cell table:formula="of:=[.D77]-[.C77]" office:value-type="float" office:value="2801.63300292881" calcext:value-type="float">
            <text:p>2801,6330029288</text:p>
          </table:table-cell>
          <table:table-cell table:formula="of:=[.D77]-[.D65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000" calcext:value-type="float">
            <text:p>3000</text:p>
          </table:table-cell>
          <table:table-cell table:formula="of:=COM.MICROSOFT.STDEV.S([.B67:.B78])" office:value-type="float" office:value="90.033663737852" calcext:value-type="float">
            <text:p>90,0336637379</text:p>
          </table:table-cell>
          <table:table-cell table:formula="of:=AVERAGE([.B67:.B78])" office:value-type="float" office:value="2908.33333333333" calcext:value-type="float">
            <text:p>2908,3333333333</text:p>
          </table:table-cell>
          <table:table-cell table:formula="of:=[.D78]-[.C78]" office:value-type="float" office:value="2818.29966959548" calcext:value-type="float">
            <text:p>2818,2996695955</text:p>
          </table:table-cell>
          <table:table-cell table:formula="of:=[.D78]-[.D66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68:.B79])" office:value-type="float" office:value="98.4731927834662" calcext:value-type="float">
            <text:p>98,4731927835</text:p>
          </table:table-cell>
          <table:table-cell table:formula="of:=AVERAGE([.B68:.B79])" office:value-type="float" office:value="2933.33333333333" calcext:value-type="float">
            <text:p>2933,3333333333</text:p>
          </table:table-cell>
          <table:table-cell table:formula="of:=[.D79]-[.C79]" office:value-type="float" office:value="2834.86014054987" calcext:value-type="float">
            <text:p>2834,8601405499</text:p>
          </table:table-cell>
          <table:table-cell table:formula="of:=[.D79]-[.D67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69:.B80])" office:value-type="float" office:value="99.6204919895622" calcext:value-type="float">
            <text:p>99,6204919896</text:p>
          </table:table-cell>
          <table:table-cell table:formula="of:=AVERAGE([.B69:.B80])" office:value-type="float" office:value="2958.33333333333" calcext:value-type="float">
            <text:p>2958,3333333333</text:p>
          </table:table-cell>
          <table:table-cell table:formula="of:=[.D80]-[.C80]" office:value-type="float" office:value="2858.71284134377" calcext:value-type="float">
            <text:p>2858,7128413438</text:p>
          </table:table-cell>
          <table:table-cell table:formula="of:=[.D80]-[.D68]" office:value-type="float" office:value="191.666666666667" calcext:value-type="float">
            <text:p>191,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70:.B81])" office:value-type="float" office:value="93.7436866561092" calcext:value-type="float">
            <text:p>93,7436866561</text:p>
          </table:table-cell>
          <table:table-cell table:formula="of:=AVERAGE([.B70:.B81])" office:value-type="float" office:value="2983.33333333333" calcext:value-type="float">
            <text:p>2983,3333333333</text:p>
          </table:table-cell>
          <table:table-cell table:formula="of:=[.D81]-[.C81]" office:value-type="float" office:value="2889.58964667722" calcext:value-type="float">
            <text:p>2889,5896466772</text:p>
          </table:table-cell>
          <table:table-cell table:formula="of:=[.D81]-[.D69]" office:value-type="float" office:value="208.333333333333" calcext:value-type="float">
            <text:p>208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200" calcext:value-type="float">
            <text:p>3200</text:p>
          </table:table-cell>
          <table:table-cell table:formula="of:=COM.MICROSOFT.STDEV.S([.B71:.B82])" office:value-type="float" office:value="93.7436866561092" calcext:value-type="float">
            <text:p>93,7436866561</text:p>
          </table:table-cell>
          <table:table-cell table:formula="of:=AVERAGE([.B71:.B82])" office:value-type="float" office:value="3016.66666666667" calcext:value-type="float">
            <text:p>3016,6666666667</text:p>
          </table:table-cell>
          <table:table-cell table:formula="of:=[.D82]-[.C82]" office:value-type="float" office:value="2922.92298001056" calcext:value-type="float">
            <text:p>2922,9229800106</text:p>
          </table:table-cell>
          <table:table-cell table:formula="of:=[.D82]-[.D70]" office:value-type="float" office:value="233.333333333333" calcext:value-type="float">
            <text:p>233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200" calcext:value-type="float">
            <text:p>3200</text:p>
          </table:table-cell>
          <table:table-cell table:formula="of:=COM.MICROSOFT.STDEV.S([.B72:.B83])" office:value-type="float" office:value="99.6204919895622" calcext:value-type="float">
            <text:p>99,6204919896</text:p>
          </table:table-cell>
          <table:table-cell table:formula="of:=AVERAGE([.B72:.B83])" office:value-type="float" office:value="3041.66666666667" calcext:value-type="float">
            <text:p>3041,6666666667</text:p>
          </table:table-cell>
          <table:table-cell table:formula="of:=[.D83]-[.C83]" office:value-type="float" office:value="2942.0461746771" calcext:value-type="float">
            <text:p>2942,0461746771</text:p>
          </table:table-cell>
          <table:table-cell table:formula="of:=[.D83]-[.D71]" office:value-type="float" office:value="241.666666666667" calcext:value-type="float">
            <text:p>241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600" calcext:value-type="float">
            <text:p>3600</text:p>
          </table:table-cell>
          <table:table-cell table:formula="of:=COM.MICROSOFT.STDEV.S([.B73:.B84])" office:value-type="float" office:value="180.906806746658" calcext:value-type="float">
            <text:p>180,9068067467</text:p>
          </table:table-cell>
          <table:table-cell table:formula="of:=AVERAGE([.B73:.B84])" office:value-type="float" office:value="3100" calcext:value-type="float">
            <text:p>3100</text:p>
          </table:table-cell>
          <table:table-cell table:formula="of:=[.D84]-[.C84]" office:value-type="float" office:value="2919.09319325334" calcext:value-type="float">
            <text:p>2919,0931932534</text:p>
          </table:table-cell>
          <table:table-cell table:formula="of:=[.D84]-[.D72]" office:value-type="float" office:value="283.333333333333" calcext:value-type="float">
            <text:p>283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600" calcext:value-type="float">
            <text:p>3600</text:p>
          </table:table-cell>
          <table:table-cell table:formula="of:=COM.MICROSOFT.STDEV.S([.B74:.B85])" office:value-type="float" office:value="219.330938551907" calcext:value-type="float">
            <text:p>219,3309385519</text:p>
          </table:table-cell>
          <table:table-cell table:formula="of:=AVERAGE([.B74:.B85])" office:value-type="float" office:value="3158.33333333333" calcext:value-type="float">
            <text:p>3158,3333333333</text:p>
          </table:table-cell>
          <table:table-cell table:formula="of:=[.D85]-[.C85]" office:value-type="float" office:value="2939.00239478143" calcext:value-type="float">
            <text:p>2939,0023947814</text:p>
          </table:table-cell>
          <table:table-cell table:formula="of:=[.D85]-[.D73]" office:value-type="float" office:value="333.333333333333" calcext:value-type="float">
            <text:p>333,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700" calcext:value-type="float">
            <text:p>3700</text:p>
          </table:table-cell>
          <table:table-cell table:formula="of:=COM.MICROSOFT.STDEV.S([.B75:.B86])" office:value-type="float" office:value="262.274434110301" calcext:value-type="float">
            <text:p>262,2744341103</text:p>
          </table:table-cell>
          <table:table-cell table:formula="of:=AVERAGE([.B75:.B86])" office:value-type="float" office:value="3216.66666666667" calcext:value-type="float">
            <text:p>3216,6666666667</text:p>
          </table:table-cell>
          <table:table-cell table:formula="of:=[.D86]-[.C86]" office:value-type="float" office:value="2954.39223255637" calcext:value-type="float">
            <text:p>2954,3922325564</text:p>
          </table:table-cell>
          <table:table-cell table:formula="of:=[.D86]-[.D74]"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700" calcext:value-type="float">
            <text:p>3700</text:p>
          </table:table-cell>
          <table:table-cell table:formula="of:=COM.MICROSOFT.STDEV.S([.B76:.B87])" office:value-type="float" office:value="286.435777348875" calcext:value-type="float">
            <text:p>286,4357773489</text:p>
          </table:table-cell>
          <table:table-cell table:formula="of:=AVERAGE([.B76:.B87])" office:value-type="float" office:value="3275" calcext:value-type="float">
            <text:p>3275</text:p>
          </table:table-cell>
          <table:table-cell table:formula="of:=[.D87]-[.C87]" office:value-type="float" office:value="2988.56422265112" calcext:value-type="float">
            <text:p>2988,5642226511</text:p>
          </table:table-cell>
          <table:table-cell table:formula="of:=[.D87]-[.D75]" office:value-type="float" office:value="416.666666666667" calcext:value-type="float">
            <text:p>41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700" calcext:value-type="float">
            <text:p>3700</text:p>
          </table:table-cell>
          <table:table-cell table:formula="of:=COM.MICROSOFT.STDEV.S([.B77:.B88])" office:value-type="float" office:value="296.443566094439" calcext:value-type="float">
            <text:p>296,4435660944</text:p>
          </table:table-cell>
          <table:table-cell table:formula="of:=AVERAGE([.B77:.B88])" office:value-type="float" office:value="3333.33333333333" calcext:value-type="float">
            <text:p>3333,3333333333</text:p>
          </table:table-cell>
          <table:table-cell table:formula="of:=[.D88]-[.C88]" office:value-type="float" office:value="3036.88976723889" calcext:value-type="float">
            <text:p>3036,8897672389</text:p>
          </table:table-cell>
          <table:table-cell table:formula="of:=[.D88]-[.D76]" office:value-type="float" office:value="458.333333333334" calcext:value-type="float">
            <text:p>458,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78:.B89])" office:value-type="float" office:value="304.511531353531" calcext:value-type="float">
            <text:p>304,5115313535</text:p>
          </table:table-cell>
          <table:table-cell table:formula="of:=AVERAGE([.B78:.B89])" office:value-type="float" office:value="3400" calcext:value-type="float">
            <text:p>3400</text:p>
          </table:table-cell>
          <table:table-cell table:formula="of:=[.D89]-[.C89]" office:value-type="float" office:value="3095.48846864647" calcext:value-type="float">
            <text:p>3095,4884686465</text:p>
          </table:table-cell>
          <table:table-cell table:formula="of:=[.D89]-[.D77]" office:value-type="float" office:value="508.333333333334" calcext:value-type="float">
            <text:p>508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900" calcext:value-type="float">
            <text:p>3900</text:p>
          </table:table-cell>
          <table:table-cell table:formula="of:=COM.MICROSOFT.STDEV.S([.B79:.B90])" office:value-type="float" office:value="307.851794330855" calcext:value-type="float">
            <text:p>307,8517943309</text:p>
          </table:table-cell>
          <table:table-cell table:formula="of:=AVERAGE([.B79:.B90])" office:value-type="float" office:value="3475" calcext:value-type="float">
            <text:p>3475</text:p>
          </table:table-cell>
          <table:table-cell table:formula="of:=[.D90]-[.C90]" office:value-type="float" office:value="3167.14820566914" calcext:value-type="float">
            <text:p>3167,1482056692</text:p>
          </table:table-cell>
          <table:table-cell table:formula="of:=[.D90]-[.D78]" office:value-type="float" office:value="566.666666666667" calcext:value-type="float">
            <text:p>566,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4100" calcext:value-type="float">
            <text:p>4100</text:p>
          </table:table-cell>
          <table:table-cell table:formula="of:=COM.MICROSOFT.STDEV.S([.B80:.B91])" office:value-type="float" office:value="331.548250522066" calcext:value-type="float">
            <text:p>331,5482505221</text:p>
          </table:table-cell>
          <table:table-cell table:formula="of:=AVERAGE([.B80:.B91])" office:value-type="float" office:value="3558.33333333333" calcext:value-type="float">
            <text:p>3558,3333333333</text:p>
          </table:table-cell>
          <table:table-cell table:formula="of:=[.D91]-[.C91]" office:value-type="float" office:value="3226.78508281127" calcext:value-type="float">
            <text:p>3226,7850828113</text:p>
          </table:table-cell>
          <table:table-cell table:formula="of:=[.D91]-[.D79]"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100" calcext:value-type="float">
            <text:p>4100</text:p>
          </table:table-cell>
          <table:table-cell table:formula="of:=COM.MICROSOFT.STDEV.S([.B81:.B92])" office:value-type="float" office:value="331.548250522066" calcext:value-type="float">
            <text:p>331,5482505221</text:p>
          </table:table-cell>
          <table:table-cell table:formula="of:=AVERAGE([.B81:.B92])" office:value-type="float" office:value="3641.66666666667" calcext:value-type="float">
            <text:p>3641,6666666667</text:p>
          </table:table-cell>
          <table:table-cell table:formula="of:=[.D92]-[.C92]" office:value-type="float" office:value="3310.1184161446" calcext:value-type="float">
            <text:p>3310,1184161446</text:p>
          </table:table-cell>
          <table:table-cell table:formula="of:=[.D92]-[.D80]" office:value-type="float" office:value="683.333333333333" calcext:value-type="float">
            <text:p>683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4100" calcext:value-type="float">
            <text:p>4100</text:p>
          </table:table-cell>
          <table:table-cell table:formula="of:=COM.MICROSOFT.STDEV.S([.B82:.B93])" office:value-type="float" office:value="307.851794330855" calcext:value-type="float">
            <text:p>307,8517943309</text:p>
          </table:table-cell>
          <table:table-cell table:formula="of:=AVERAGE([.B82:.B93])" office:value-type="float" office:value="3725" calcext:value-type="float">
            <text:p>3725</text:p>
          </table:table-cell>
          <table:table-cell table:formula="of:=[.D93]-[.C93]" office:value-type="float" office:value="3417.14820566914" calcext:value-type="float">
            <text:p>3417,1482056692</text:p>
          </table:table-cell>
          <table:table-cell table:formula="of:=[.D93]-[.D81]" office:value-type="float" office:value="741.666666666667" calcext:value-type="float">
            <text:p>741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100" calcext:value-type="float">
            <text:p>4100</text:p>
          </table:table-cell>
          <table:table-cell table:formula="of:=COM.MICROSOFT.STDEV.S([.B83:.B94])" office:value-type="float" office:value="276.339711883103" calcext:value-type="float">
            <text:p>276,3397118831</text:p>
          </table:table-cell>
          <table:table-cell table:formula="of:=AVERAGE([.B83:.B94])" office:value-type="float" office:value="3800" calcext:value-type="float">
            <text:p>3800</text:p>
          </table:table-cell>
          <table:table-cell table:formula="of:=[.D94]-[.C94]" office:value-type="float" office:value="3523.6602881169" calcext:value-type="float">
            <text:p>3523,6602881169</text:p>
          </table:table-cell>
          <table:table-cell table:formula="of:=[.D94]-[.D82]" office:value-type="float" office:value="783.333333333334" calcext:value-type="float">
            <text:p>783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84:.B95])" office:value-type="float" office:value="224.957908520818" calcext:value-type="float">
            <text:p>224,9579085208</text:p>
          </table:table-cell>
          <table:table-cell table:formula="of:=AVERAGE([.B84:.B95])" office:value-type="float" office:value="3883.33333333333" calcext:value-type="float">
            <text:p>3883,3333333333</text:p>
          </table:table-cell>
          <table:table-cell table:formula="of:=[.D95]-[.C95]" office:value-type="float" office:value="3658.37542481252" calcext:value-type="float">
            <text:p>3658,3754248125</text:p>
          </table:table-cell>
          <table:table-cell table:formula="of:=[.D95]-[.D83]" office:value-type="float" office:value="841.666666666667" calcext:value-type="float">
            <text:p>841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900" calcext:value-type="float">
            <text:p>4900</text:p>
          </table:table-cell>
          <table:table-cell table:formula="of:=COM.MICROSOFT.STDEV.S([.B85:.B96])" office:value-type="float" office:value="352.802631749959" calcext:value-type="float">
            <text:p>352,80263175</text:p>
          </table:table-cell>
          <table:table-cell table:formula="of:=AVERAGE([.B85:.B96])" office:value-type="float" office:value="3991.66666666667" calcext:value-type="float">
            <text:p>3991,6666666667</text:p>
          </table:table-cell>
          <table:table-cell table:formula="of:=[.D96]-[.C96]" office:value-type="float" office:value="3638.86403491671" calcext:value-type="float">
            <text:p>3638,8640349167</text:p>
          </table:table-cell>
          <table:table-cell table:formula="of:=[.D96]-[.D84]" office:value-type="float" office:value="891.666666666666" calcext:value-type="float">
            <text:p>891,66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000" calcext:value-type="float">
            <text:p>5000</text:p>
          </table:table-cell>
          <table:table-cell table:formula="of:=COM.MICROSOFT.STDEV.S([.B86:.B97])" office:value-type="float" office:value="433.711955802536" calcext:value-type="float">
            <text:p>433,7119558025</text:p>
          </table:table-cell>
          <table:table-cell table:formula="of:=AVERAGE([.B86:.B97])" office:value-type="float" office:value="4108.33333333333" calcext:value-type="float">
            <text:p>4108,3333333333</text:p>
          </table:table-cell>
          <table:table-cell table:formula="of:=[.D97]-[.C97]" office:value-type="float" office:value="3674.6213775308" calcext:value-type="float">
            <text:p>3674,6213775308</text:p>
          </table:table-cell>
          <table:table-cell table:formula="of:=[.D97]-[.D85]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600" calcext:value-type="float">
            <text:p>5600</text:p>
          </table:table-cell>
          <table:table-cell table:formula="of:=COM.MICROSOFT.STDEV.S([.B87:.B98])" office:value-type="float" office:value="589.812502307969" calcext:value-type="float">
            <text:p>589,812502308</text:p>
          </table:table-cell>
          <table:table-cell table:formula="of:=AVERAGE([.B87:.B98])" office:value-type="float" office:value="4266.66666666667" calcext:value-type="float">
            <text:p>4266,6666666667</text:p>
          </table:table-cell>
          <table:table-cell table:formula="of:=[.D98]-[.C98]" office:value-type="float" office:value="3676.8541643587" calcext:value-type="float">
            <text:p>3676,8541643587</text:p>
          </table:table-cell>
          <table:table-cell table:formula="of:=[.D98]-[.D86]"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600" calcext:value-type="float">
            <text:p>5600</text:p>
          </table:table-cell>
          <table:table-cell table:formula="of:=COM.MICROSOFT.STDEV.S([.B88:.B99])" office:value-type="float" office:value="673.018978524785" calcext:value-type="float">
            <text:p>673,0189785248</text:p>
          </table:table-cell>
          <table:table-cell table:formula="of:=AVERAGE([.B88:.B99])" office:value-type="float" office:value="4425" calcext:value-type="float">
            <text:p>4425</text:p>
          </table:table-cell>
          <table:table-cell table:formula="of:=[.D99]-[.C99]" office:value-type="float" office:value="3751.98102147521" calcext:value-type="float">
            <text:p>3751,9810214752</text:p>
          </table:table-cell>
          <table:table-cell table:formula="of:=[.D99]-[.D87]"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500" calcext:value-type="float">
            <text:p>6500</text:p>
          </table:table-cell>
          <table:table-cell table:formula="of:=COM.MICROSOFT.STDEV.S([.B89:.B100])" office:value-type="float" office:value="858.601752675226" calcext:value-type="float">
            <text:p>858,6017526752</text:p>
          </table:table-cell>
          <table:table-cell table:formula="of:=AVERAGE([.B89:.B100])" office:value-type="float" office:value="4658.33333333333" calcext:value-type="float">
            <text:p>4658,3333333333</text:p>
          </table:table-cell>
          <table:table-cell table:formula="of:=[.D100]-[.C100]" office:value-type="float" office:value="3799.73158065811" calcext:value-type="float">
            <text:p>3799,7315806581</text:p>
          </table:table-cell>
          <table:table-cell table:formula="of:=[.D100]-[.D88]" office:value-type="float" office:value="1325" calcext:value-type="float">
            <text:p>13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600" calcext:value-type="float">
            <text:p>6600</text:p>
          </table:table-cell>
          <table:table-cell table:formula="of:=COM.MICROSOFT.STDEV.S([.B90:.B101])" office:value-type="float" office:value="976.504278567486" calcext:value-type="float">
            <text:p>976,5042785675</text:p>
          </table:table-cell>
          <table:table-cell table:formula="of:=AVERAGE([.B90:.B101])" office:value-type="float" office:value="4891.66666666667" calcext:value-type="float">
            <text:p>4891,6666666667</text:p>
          </table:table-cell>
          <table:table-cell table:formula="of:=[.D101]-[.C101]" office:value-type="float" office:value="3915.16238809918" calcext:value-type="float">
            <text:p>3915,1623880992</text:p>
          </table:table-cell>
          <table:table-cell table:formula="of:=[.D101]-[.D89]" office:value-type="float" office:value="1491.66666666667" calcext:value-type="float">
            <text:p>1491,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6600" calcext:value-type="float">
            <text:p>6600</text:p>
          </table:table-cell>
          <table:table-cell table:formula="of:=COM.MICROSOFT.STDEV.S([.B91:.B102])" office:value-type="float" office:value="1036.4566678074" calcext:value-type="float">
            <text:p>1036,4566678074</text:p>
          </table:table-cell>
          <table:table-cell table:formula="of:=AVERAGE([.B91:.B102])" office:value-type="float" office:value="5116.66666666667" calcext:value-type="float">
            <text:p>5116,6666666667</text:p>
          </table:table-cell>
          <table:table-cell table:formula="of:=[.D102]-[.C102]" office:value-type="float" office:value="4080.20999885926" calcext:value-type="float">
            <text:p>4080,2099988593</text:p>
          </table:table-cell>
          <table:table-cell table:formula="of:=[.D102]-[.D90]" office:value-type="float" office:value="1641.66666666667" calcext:value-type="float">
            <text:p>1641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700" calcext:value-type="float">
            <text:p>6700</text:p>
          </table:table-cell>
          <table:table-cell table:formula="of:=COM.MICROSOFT.STDEV.S([.B92:.B103])" office:value-type="float" office:value="1075.62525861459" calcext:value-type="float">
            <text:p>1075,6252586146</text:p>
          </table:table-cell>
          <table:table-cell table:formula="of:=AVERAGE([.B92:.B103])" office:value-type="float" office:value="5333.33333333333" calcext:value-type="float">
            <text:p>5333,3333333333</text:p>
          </table:table-cell>
          <table:table-cell table:formula="of:=[.D103]-[.C103]" office:value-type="float" office:value="4257.70807471875" calcext:value-type="float">
            <text:p>4257,7080747188</text:p>
          </table:table-cell>
          <table:table-cell table:formula="of:=[.D103]-[.D91]" office:value-type="float" office:value="1775" calcext:value-type="float">
            <text:p>1775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800" calcext:value-type="float">
            <text:p>6800</text:p>
          </table:table-cell>
          <table:table-cell table:formula="of:=COM.MICROSOFT.STDEV.S([.B93:.B104])" office:value-type="float" office:value="1076.57565991209" calcext:value-type="float">
            <text:p>1076,5756599121</text:p>
          </table:table-cell>
          <table:table-cell table:formula="of:=AVERAGE([.B93:.B104])" office:value-type="float" office:value="5558.33333333333" calcext:value-type="float">
            <text:p>5558,3333333333</text:p>
          </table:table-cell>
          <table:table-cell table:formula="of:=[.D104]-[.C104]" office:value-type="float" office:value="4481.75767342124" calcext:value-type="float">
            <text:p>4481,7576734213</text:p>
          </table:table-cell>
          <table:table-cell table:formula="of:=[.D104]-[.D92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900" calcext:value-type="float">
            <text:p>6900</text:p>
          </table:table-cell>
          <table:table-cell table:formula="of:=COM.MICROSOFT.STDEV.S([.B94:.B105])" office:value-type="float" office:value="1034.37142382427" calcext:value-type="float">
            <text:p>1034,3714238243</text:p>
          </table:table-cell>
          <table:table-cell table:formula="of:=AVERAGE([.B94:.B105])" office:value-type="float" office:value="5791.66666666667" calcext:value-type="float">
            <text:p>5791,6666666667</text:p>
          </table:table-cell>
          <table:table-cell table:formula="of:=[.D105]-[.C105]" office:value-type="float" office:value="4757.2952428424" calcext:value-type="float">
            <text:p>4757,2952428424</text:p>
          </table:table-cell>
          <table:table-cell table:formula="of:=[.D105]-[.D93]" office:value-type="float" office:value="2066.66666666667" calcext:value-type="float">
            <text:p>2066,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000" calcext:value-type="float">
            <text:p>7000</text:p>
          </table:table-cell>
          <table:table-cell table:formula="of:=COM.MICROSOFT.STDEV.S([.B95:.B106])" office:value-type="float" office:value="937.436866561092" calcext:value-type="float">
            <text:p>937,4368665611</text:p>
          </table:table-cell>
          <table:table-cell table:formula="of:=AVERAGE([.B95:.B106])" office:value-type="float" office:value="6033.33333333333" calcext:value-type="float">
            <text:p>6033,3333333333</text:p>
          </table:table-cell>
          <table:table-cell table:formula="of:=[.D106]-[.C106]" office:value-type="float" office:value="5095.89646677224" calcext:value-type="float">
            <text:p>5095,8964667722</text:p>
          </table:table-cell>
          <table:table-cell table:formula="of:=[.D106]-[.D94]" office:value-type="float" office:value="2233.33333333333" calcext:value-type="float">
            <text:p>223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000" calcext:value-type="float">
            <text:p>7000</text:p>
          </table:table-cell>
          <table:table-cell table:formula="of:=COM.MICROSOFT.STDEV.S([.B96:.B107])" office:value-type="float" office:value="773.813852801744" calcext:value-type="float">
            <text:p>773,8138528017</text:p>
          </table:table-cell>
          <table:table-cell table:formula="of:=AVERAGE([.B96:.B107])" office:value-type="float" office:value="6266.66666666667" calcext:value-type="float">
            <text:p>6266,6666666667</text:p>
          </table:table-cell>
          <table:table-cell table:formula="of:=[.D107]-[.C107]" office:value-type="float" office:value="5492.85281386492" calcext:value-type="float">
            <text:p>5492,8528138649</text:p>
          </table:table-cell>
          <table:table-cell table:formula="of:=[.D107]-[.D95]" office:value-type="float" office:value="2383.33333333333" calcext:value-type="float">
            <text:p>238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97:.B108])" office:value-type="float" office:value="674.873725562453" calcext:value-type="float">
            <text:p>674,8737255625</text:p>
          </table:table-cell>
          <table:table-cell table:formula="of:=AVERAGE([.B97:.B108])" office:value-type="float" office:value="6450" calcext:value-type="float">
            <text:p>6450</text:p>
          </table:table-cell>
          <table:table-cell table:formula="of:=[.D108]-[.C108]" office:value-type="float" office:value="5775.12627443755" calcext:value-type="float">
            <text:p>5775,1262744376</text:p>
          </table:table-cell>
          <table:table-cell table:formula="of:=[.D108]-[.D96]" office:value-type="float" office:value="2458.33333333333" calcext:value-type="float">
            <text:p>2458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98:.B109])" office:value-type="float" office:value="518.95874770369" calcext:value-type="float">
            <text:p>518,9587477037</text:p>
          </table:table-cell>
          <table:table-cell table:formula="of:=AVERAGE([.B98:.B109])" office:value-type="float" office:value="6625" calcext:value-type="float">
            <text:p>6625</text:p>
          </table:table-cell>
          <table:table-cell table:formula="of:=[.D109]-[.C109]" office:value-type="float" office:value="6106.04125229631" calcext:value-type="float">
            <text:p>6106,0412522963</text:p>
          </table:table-cell>
          <table:table-cell table:formula="of:=[.D109]-[.D97]" office:value-type="float" office:value="2516.66666666667" calcext:value-type="float">
            <text:p>2516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99:.B110])" office:value-type="float" office:value="421.037679160342" calcext:value-type="float">
            <text:p>421,0376791603</text:p>
          </table:table-cell>
          <table:table-cell table:formula="of:=AVERAGE([.B99:.B110])" office:value-type="float" office:value="6750" calcext:value-type="float">
            <text:p>6750</text:p>
          </table:table-cell>
          <table:table-cell table:formula="of:=[.D110]-[.C110]" office:value-type="float" office:value="6328.96232083966" calcext:value-type="float">
            <text:p>6328,9623208397</text:p>
          </table:table-cell>
          <table:table-cell table:formula="of:=[.D110]-[.D98]" office:value-type="float" office:value="2483.33333333333" calcext:value-type="float">
            <text:p>2483,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100:.B111])" office:value-type="float" office:value="226.133508433323" calcext:value-type="float">
            <text:p>226,1335084333</text:p>
          </table:table-cell>
          <table:table-cell table:formula="of:=AVERAGE([.B100:.B111])" office:value-type="float" office:value="6875" calcext:value-type="float">
            <text:p>6875</text:p>
          </table:table-cell>
          <table:table-cell table:formula="of:=[.D111]-[.C111]" office:value-type="float" office:value="6648.86649156668" calcext:value-type="float">
            <text:p>6648,8664915667</text:p>
          </table:table-cell>
          <table:table-cell table:formula="of:=[.D111]-[.D99]" office:value-type="float" office:value="2450" calcext:value-type="float">
            <text:p>24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1:.B112])" office:value-type="float" office:value="210.338831988828" calcext:value-type="float">
            <text:p>210,3388319888</text:p>
          </table:table-cell>
          <table:table-cell table:formula="of:=AVERAGE([.B101:.B112])" office:value-type="float" office:value="6933.33333333333" calcext:value-type="float">
            <text:p>6933,3333333333</text:p>
          </table:table-cell>
          <table:table-cell table:formula="of:=[.D112]-[.C112]" office:value-type="float" office:value="6722.99450134451" calcext:value-type="float">
            <text:p>6722,9945013445</text:p>
          </table:table-cell>
          <table:table-cell table:formula="of:=[.D112]-[.D100]" office:value-type="float" office:value="2275" calcext:value-type="float">
            <text:p>227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2:.B113])" office:value-type="float" office:value="194.624736040381" calcext:value-type="float">
            <text:p>194,6247360404</text:p>
          </table:table-cell>
          <table:table-cell table:formula="of:=AVERAGE([.B102:.B113])" office:value-type="float" office:value="6983.33333333333" calcext:value-type="float">
            <text:p>6983,3333333333</text:p>
          </table:table-cell>
          <table:table-cell table:formula="of:=[.D113]-[.C113]" office:value-type="float" office:value="6788.70859729295" calcext:value-type="float">
            <text:p>6788,708597293</text:p>
          </table:table-cell>
          <table:table-cell table:formula="of:=[.D113]-[.D101]" office:value-type="float" office:value="2091.66666666667" calcext:value-type="float">
            <text:p>2091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3:.B114])" office:value-type="float" office:value="161.43297699233" calcext:value-type="float">
            <text:p>161,4329769923</text:p>
          </table:table-cell>
          <table:table-cell table:formula="of:=AVERAGE([.B103:.B114])" office:value-type="float" office:value="7033.33333333333" calcext:value-type="float">
            <text:p>7033,3333333333</text:p>
          </table:table-cell>
          <table:table-cell table:formula="of:=[.D114]-[.C114]" office:value-type="float" office:value="6871.900356341" calcext:value-type="float">
            <text:p>6871,900356341</text:p>
          </table:table-cell>
          <table:table-cell table:formula="of:=[.D114]-[.D102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4:.B115])" office:value-type="float" office:value="128.805702866407" calcext:value-type="float">
            <text:p>128,8057028664</text:p>
          </table:table-cell>
          <table:table-cell table:formula="of:=AVERAGE([.B104:.B115])" office:value-type="float" office:value="7075" calcext:value-type="float">
            <text:p>7075</text:p>
          </table:table-cell>
          <table:table-cell table:formula="of:=[.D115]-[.C115]" office:value-type="float" office:value="6946.19429713359" calcext:value-type="float">
            <text:p>6946,1942971336</text:p>
          </table:table-cell>
          <table:table-cell table:formula="of:=[.D115]-[.D103]" office:value-type="float" office:value="1741.66666666667" calcext:value-type="float">
            <text:p>1741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5:.B116])" office:value-type="float" office:value="99.6204919895622" calcext:value-type="float">
            <text:p>99,6204919896</text:p>
          </table:table-cell>
          <table:table-cell table:formula="of:=AVERAGE([.B105:.B116])" office:value-type="float" office:value="7108.33333333333" calcext:value-type="float">
            <text:p>7108,3333333333</text:p>
          </table:table-cell>
          <table:table-cell table:formula="of:=[.D116]-[.C116]" office:value-type="float" office:value="7008.71284134377" calcext:value-type="float">
            <text:p>7008,7128413438</text:p>
          </table:table-cell>
          <table:table-cell table:formula="of:=[.D116]-[.D104]" office:value-type="float" office:value="1550" calcext:value-type="float">
            <text:p>155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6:.B117])" office:value-type="float" office:value="77.8498944161523" calcext:value-type="float">
            <text:p>77,8498944162</text:p>
          </table:table-cell>
          <table:table-cell table:formula="of:=AVERAGE([.B106:.B117])" office:value-type="float" office:value="7133.33333333333" calcext:value-type="float">
            <text:p>7133,3333333333</text:p>
          </table:table-cell>
          <table:table-cell table:formula="of:=[.D117]-[.C117]" office:value-type="float" office:value="7055.48343891718" calcext:value-type="float">
            <text:p>7055,4834389172</text:p>
          </table:table-cell>
          <table:table-cell table:formula="of:=[.D117]-[.D105]" office:value-type="float" office:value="1341.66666666667" calcext:value-type="float">
            <text:p>1341,66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7:.B118])" office:value-type="float" office:value="67.4199862463242" calcext:value-type="float">
            <text:p>67,4199862463</text:p>
          </table:table-cell>
          <table:table-cell table:formula="of:=AVERAGE([.B107:.B118])" office:value-type="float" office:value="7150" calcext:value-type="float">
            <text:p>7150</text:p>
          </table:table-cell>
          <table:table-cell table:formula="of:=[.D118]-[.C118]" office:value-type="float" office:value="7082.58001375368" calcext:value-type="float">
            <text:p>7082,5800137537</text:p>
          </table:table-cell>
          <table:table-cell table:formula="of:=[.D118]-[.D106]" office:value-type="float" office:value="1116.66666666667" calcext:value-type="float">
            <text:p>111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8:.B119])" office:value-type="float" office:value="49.2365963917331" calcext:value-type="float">
            <text:p>49,2365963917</text:p>
          </table:table-cell>
          <table:table-cell table:formula="of:=AVERAGE([.B108:.B119])" office:value-type="float" office:value="7166.66666666667" calcext:value-type="float">
            <text:p>7166,6666666667</text:p>
          </table:table-cell>
          <table:table-cell table:formula="of:=[.D119]-[.C119]" office:value-type="float" office:value="7117.43007027493" calcext:value-type="float">
            <text:p>7117,4300702749</text:p>
          </table:table-cell>
          <table:table-cell table:formula="of:=[.D119]-[.D107]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09:.B120])" office:value-type="float" office:value="45.2267016866645" calcext:value-type="float">
            <text:p>45,2267016867</text:p>
          </table:table-cell>
          <table:table-cell table:formula="of:=AVERAGE([.B109:.B120])" office:value-type="float" office:value="7175" calcext:value-type="float">
            <text:p>7175</text:p>
          </table:table-cell>
          <table:table-cell table:formula="of:=[.D120]-[.C120]" office:value-type="float" office:value="7129.77329831334" calcext:value-type="float">
            <text:p>7129,7732983133</text:p>
          </table:table-cell>
          <table:table-cell table:formula="of:=[.D120]-[.D108]"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10:.B121])" office:value-type="float" office:value="38.9249472080762" calcext:value-type="float">
            <text:p>38,9249472081</text:p>
          </table:table-cell>
          <table:table-cell table:formula="of:=AVERAGE([.B110:.B121])" office:value-type="float" office:value="7183.33333333333" calcext:value-type="float">
            <text:p>7183,3333333333</text:p>
          </table:table-cell>
          <table:table-cell table:formula="of:=[.D121]-[.C121]" office:value-type="float" office:value="7144.40838612526" calcext:value-type="float">
            <text:p>7144,4083861253</text:p>
          </table:table-cell>
          <table:table-cell table:formula="of:=[.D121]-[.D109]" office:value-type="float" office:value="558.333333333333" calcext:value-type="float">
            <text:p>558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11:.B122])" office:value-type="float" office:value="28.8675134594813" calcext:value-type="float">
            <text:p>28,8675134595</text:p>
          </table:table-cell>
          <table:table-cell table:formula="of:=AVERAGE([.B111:.B122])" office:value-type="float" office:value="7191.66666666667" calcext:value-type="float">
            <text:p>7191,6666666667</text:p>
          </table:table-cell>
          <table:table-cell table:formula="of:=[.D122]-[.C122]" office:value-type="float" office:value="7162.79915320719" calcext:value-type="float">
            <text:p>7162,7991532072</text:p>
          </table:table-cell>
          <table:table-cell table:formula="of:=[.D122]-[.D110]" office:value-type="float" office:value="441.666666666667" calcext:value-type="float">
            <text:p>441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12:.B123])" office:value-type="float" office:value="0" calcext:value-type="float">
            <text:p>0</text:p>
          </table:table-cell>
          <table:table-cell table:formula="of:=AVERAGE([.B112:.B123])" office:value-type="float" office:value="7200" calcext:value-type="float">
            <text:p>7200</text:p>
          </table:table-cell>
          <table:table-cell table:formula="of:=[.D123]-[.C123]" office:value-type="float" office:value="7200" calcext:value-type="float">
            <text:p>7200</text:p>
          </table:table-cell>
          <table:table-cell table:formula="of:=[.D123]-[.D111]"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13:.B124])" office:value-type="float" office:value="0" calcext:value-type="float">
            <text:p>0</text:p>
          </table:table-cell>
          <table:table-cell table:formula="of:=AVERAGE([.B113:.B124])" office:value-type="float" office:value="7200" calcext:value-type="float">
            <text:p>7200</text:p>
          </table:table-cell>
          <table:table-cell table:formula="of:=[.D124]-[.C124]" office:value-type="float" office:value="7200" calcext:value-type="float">
            <text:p>7200</text:p>
          </table:table-cell>
          <table:table-cell table:formula="of:=[.D124]-[.D112]" office:value-type="float" office:value="266.666666666667" calcext:value-type="float">
            <text:p>266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200" calcext:value-type="float">
            <text:p>7200</text:p>
          </table:table-cell>
          <table:table-cell table:formula="of:=COM.MICROSOFT.STDEV.S([.B114:.B125])" office:value-type="float" office:value="0" calcext:value-type="float">
            <text:p>0</text:p>
          </table:table-cell>
          <table:table-cell table:formula="of:=AVERAGE([.B114:.B125])" office:value-type="float" office:value="7200" calcext:value-type="float">
            <text:p>7200</text:p>
          </table:table-cell>
          <table:table-cell table:formula="of:=[.D125]-[.C125]" office:value-type="float" office:value="7200" calcext:value-type="float">
            <text:p>7200</text:p>
          </table:table-cell>
          <table:table-cell table:formula="of:=[.D125]-[.D113]" office:value-type="float" office:value="216.666666666667" calcext:value-type="float">
            <text:p>216,66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15:.B126])" office:value-type="float" office:value="28.8675134594813" calcext:value-type="float">
            <text:p>28,8675134595</text:p>
          </table:table-cell>
          <table:table-cell table:formula="of:=AVERAGE([.B115:.B126])" office:value-type="float" office:value="7208.33333333333" calcext:value-type="float">
            <text:p>7208,3333333333</text:p>
          </table:table-cell>
          <table:table-cell table:formula="of:=[.D126]-[.C126]" office:value-type="float" office:value="7179.46581987385" calcext:value-type="float">
            <text:p>7179,4658198739</text:p>
          </table:table-cell>
          <table:table-cell table:formula="of:=[.D126]-[.D114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16:.B127])" office:value-type="float" office:value="38.9249472080761" calcext:value-type="float">
            <text:p>38,9249472081</text:p>
          </table:table-cell>
          <table:table-cell table:formula="of:=AVERAGE([.B116:.B127])" office:value-type="float" office:value="7216.66666666667" calcext:value-type="float">
            <text:p>7216,6666666667</text:p>
          </table:table-cell>
          <table:table-cell table:formula="of:=[.D127]-[.C127]" office:value-type="float" office:value="7177.74171945859" calcext:value-type="float">
            <text:p>7177,7417194586</text:p>
          </table:table-cell>
          <table:table-cell table:formula="of:=[.D127]-[.D115]" office:value-type="float" office:value="141.666666666667" calcext:value-type="float">
            <text:p>141,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17:.B128])" office:value-type="float" office:value="45.2267016866645" calcext:value-type="float">
            <text:p>45,2267016867</text:p>
          </table:table-cell>
          <table:table-cell table:formula="of:=AVERAGE([.B117:.B128])" office:value-type="float" office:value="7225" calcext:value-type="float">
            <text:p>7225</text:p>
          </table:table-cell>
          <table:table-cell table:formula="of:=[.D128]-[.C128]" office:value-type="float" office:value="7179.77329831334" calcext:value-type="float">
            <text:p>7179,7732983133</text:p>
          </table:table-cell>
          <table:table-cell table:formula="of:=[.D128]-[.D116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18:.B129])" office:value-type="float" office:value="49.2365963917331" calcext:value-type="float">
            <text:p>49,2365963917</text:p>
          </table:table-cell>
          <table:table-cell table:formula="of:=AVERAGE([.B118:.B129])" office:value-type="float" office:value="7233.33333333333" calcext:value-type="float">
            <text:p>7233,3333333333</text:p>
          </table:table-cell>
          <table:table-cell table:formula="of:=[.D129]-[.C129]" office:value-type="float" office:value="7184.0967369416" calcext:value-type="float">
            <text:p>7184,0967369416</text:p>
          </table:table-cell>
          <table:table-cell table:formula="of:=[.D129]-[.D117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19:.B130])" office:value-type="float" office:value="51.4928650544437" calcext:value-type="float">
            <text:p>51,4928650544</text:p>
          </table:table-cell>
          <table:table-cell table:formula="of:=AVERAGE([.B119:.B130])" office:value-type="float" office:value="7241.66666666667" calcext:value-type="float">
            <text:p>7241,6666666667</text:p>
          </table:table-cell>
          <table:table-cell table:formula="of:=[.D130]-[.C130]" office:value-type="float" office:value="7190.17380161222" calcext:value-type="float">
            <text:p>7190,1738016122</text:p>
          </table:table-cell>
          <table:table-cell table:formula="of:=[.D130]-[.D118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0:.B131])" office:value-type="float" office:value="52.2232967867094" calcext:value-type="float">
            <text:p>52,2232967867</text:p>
          </table:table-cell>
          <table:table-cell table:formula="of:=AVERAGE([.B120:.B131])" office:value-type="float" office:value="7250" calcext:value-type="float">
            <text:p>7250</text:p>
          </table:table-cell>
          <table:table-cell table:formula="of:=[.D131]-[.C131]" office:value-type="float" office:value="7197.77670321329" calcext:value-type="float">
            <text:p>7197,7767032133</text:p>
          </table:table-cell>
          <table:table-cell table:formula="of:=[.D131]-[.D119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1:.B132])" office:value-type="float" office:value="51.4928650544437" calcext:value-type="float">
            <text:p>51,4928650544</text:p>
          </table:table-cell>
          <table:table-cell table:formula="of:=AVERAGE([.B121:.B132])" office:value-type="float" office:value="7258.33333333333" calcext:value-type="float">
            <text:p>7258,3333333333</text:p>
          </table:table-cell>
          <table:table-cell table:formula="of:=[.D132]-[.C132]" office:value-type="float" office:value="7206.84046827889" calcext:value-type="float">
            <text:p>7206,8404682789</text:p>
          </table:table-cell>
          <table:table-cell table:formula="of:=[.D132]-[.D120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2:.B133])" office:value-type="float" office:value="49.2365963917331" calcext:value-type="float">
            <text:p>49,2365963917</text:p>
          </table:table-cell>
          <table:table-cell table:formula="of:=AVERAGE([.B122:.B133])" office:value-type="float" office:value="7266.66666666667" calcext:value-type="float">
            <text:p>7266,6666666667</text:p>
          </table:table-cell>
          <table:table-cell table:formula="of:=[.D133]-[.C133]" office:value-type="float" office:value="7217.43007027493" calcext:value-type="float">
            <text:p>7217,4300702749</text:p>
          </table:table-cell>
          <table:table-cell table:formula="of:=[.D133]-[.D121]" office:value-type="float" office:value="83.3333333333339" calcext:value-type="float">
            <text:p>8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3:.B134])" office:value-type="float" office:value="45.2267016866645" calcext:value-type="float">
            <text:p>45,2267016867</text:p>
          </table:table-cell>
          <table:table-cell table:formula="of:=AVERAGE([.B123:.B134])" office:value-type="float" office:value="7275" calcext:value-type="float">
            <text:p>7275</text:p>
          </table:table-cell>
          <table:table-cell table:formula="of:=[.D134]-[.C134]" office:value-type="float" office:value="7229.77329831334" calcext:value-type="float">
            <text:p>7229,7732983133</text:p>
          </table:table-cell>
          <table:table-cell table:formula="of:=[.D134]-[.D122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4:.B135])" office:value-type="float" office:value="38.9249472080762" calcext:value-type="float">
            <text:p>38,9249472081</text:p>
          </table:table-cell>
          <table:table-cell table:formula="of:=AVERAGE([.B124:.B135])" office:value-type="float" office:value="7283.33333333333" calcext:value-type="float">
            <text:p>7283,3333333333</text:p>
          </table:table-cell>
          <table:table-cell table:formula="of:=[.D135]-[.C135]" office:value-type="float" office:value="7244.40838612526" calcext:value-type="float">
            <text:p>7244,4083861253</text:p>
          </table:table-cell>
          <table:table-cell table:formula="of:=[.D135]-[.D123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5:.B136])" office:value-type="float" office:value="28.8675134594813" calcext:value-type="float">
            <text:p>28,8675134595</text:p>
          </table:table-cell>
          <table:table-cell table:formula="of:=AVERAGE([.B125:.B136])" office:value-type="float" office:value="7291.66666666667" calcext:value-type="float">
            <text:p>7291,6666666667</text:p>
          </table:table-cell>
          <table:table-cell table:formula="of:=[.D136]-[.C136]" office:value-type="float" office:value="7262.79915320719" calcext:value-type="float">
            <text:p>7262,7991532072</text:p>
          </table:table-cell>
          <table:table-cell table:formula="of:=[.D136]-[.D124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6:.B137])" office:value-type="float" office:value="0" calcext:value-type="float">
            <text:p>0</text:p>
          </table:table-cell>
          <table:table-cell table:formula="of:=AVERAGE([.B126:.B137])" office:value-type="float" office:value="7300" calcext:value-type="float">
            <text:p>7300</text:p>
          </table:table-cell>
          <table:table-cell table:formula="of:=[.D137]-[.C137]" office:value-type="float" office:value="7300" calcext:value-type="float">
            <text:p>7300</text:p>
          </table:table-cell>
          <table:table-cell table:formula="of:=[.D137]-[.D125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7:.B138])" office:value-type="float" office:value="0" calcext:value-type="float">
            <text:p>0</text:p>
          </table:table-cell>
          <table:table-cell table:formula="of:=AVERAGE([.B127:.B138])" office:value-type="float" office:value="7300" calcext:value-type="float">
            <text:p>7300</text:p>
          </table:table-cell>
          <table:table-cell table:formula="of:=[.D138]-[.C138]" office:value-type="float" office:value="7300" calcext:value-type="float">
            <text:p>7300</text:p>
          </table:table-cell>
          <table:table-cell table:formula="of:=[.D138]-[.D126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8:.B139])" office:value-type="float" office:value="0" calcext:value-type="float">
            <text:p>0</text:p>
          </table:table-cell>
          <table:table-cell table:formula="of:=AVERAGE([.B128:.B139])" office:value-type="float" office:value="7300" calcext:value-type="float">
            <text:p>7300</text:p>
          </table:table-cell>
          <table:table-cell table:formula="of:=[.D139]-[.C139]" office:value-type="float" office:value="7300" calcext:value-type="float">
            <text:p>7300</text:p>
          </table:table-cell>
          <table:table-cell table:formula="of:=[.D139]-[.D127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29:.B140])" office:value-type="float" office:value="0" calcext:value-type="float">
            <text:p>0</text:p>
          </table:table-cell>
          <table:table-cell table:formula="of:=AVERAGE([.B129:.B140])" office:value-type="float" office:value="7300" calcext:value-type="float">
            <text:p>7300</text:p>
          </table:table-cell>
          <table:table-cell table:formula="of:=[.D140]-[.C140]" office:value-type="float" office:value="7300" calcext:value-type="float">
            <text:p>7300</text:p>
          </table:table-cell>
          <table:table-cell table:formula="of:=[.D140]-[.D12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30:.B141])" office:value-type="float" office:value="0" calcext:value-type="float">
            <text:p>0</text:p>
          </table:table-cell>
          <table:table-cell table:formula="of:=AVERAGE([.B130:.B141])" office:value-type="float" office:value="7300" calcext:value-type="float">
            <text:p>7300</text:p>
          </table:table-cell>
          <table:table-cell table:formula="of:=[.D141]-[.C141]" office:value-type="float" office:value="7300" calcext:value-type="float">
            <text:p>7300</text:p>
          </table:table-cell>
          <table:table-cell table:formula="of:=[.D141]-[.D129]" office:value-type="float" office:value="66.666666666667" calcext:value-type="float">
            <text:p>66,666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300" calcext:value-type="float">
            <text:p>7300</text:p>
          </table:table-cell>
          <table:table-cell table:formula="of:=COM.MICROSOFT.STDEV.S([.B131:.B142])" office:value-type="float" office:value="0" calcext:value-type="float">
            <text:p>0</text:p>
          </table:table-cell>
          <table:table-cell table:formula="of:=AVERAGE([.B131:.B142])" office:value-type="float" office:value="7300" calcext:value-type="float">
            <text:p>7300</text:p>
          </table:table-cell>
          <table:table-cell table:formula="of:=[.D142]-[.C142]" office:value-type="float" office:value="7300" calcext:value-type="float">
            <text:p>7300</text:p>
          </table:table-cell>
          <table:table-cell table:formula="of:=[.D142]-[.D130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2:.B143])" office:value-type="float" office:value="28.8675134594813" calcext:value-type="float">
            <text:p>28,8675134595</text:p>
          </table:table-cell>
          <table:table-cell table:formula="of:=AVERAGE([.B132:.B143])" office:value-type="float" office:value="7308.33333333333" calcext:value-type="float">
            <text:p>7308,3333333333</text:p>
          </table:table-cell>
          <table:table-cell table:formula="of:=[.D143]-[.C143]" office:value-type="float" office:value="7279.46581987385" calcext:value-type="float">
            <text:p>7279,4658198739</text:p>
          </table:table-cell>
          <table:table-cell table:formula="of:=[.D143]-[.D131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3:.B144])" office:value-type="float" office:value="38.9249472080761" calcext:value-type="float">
            <text:p>38,9249472081</text:p>
          </table:table-cell>
          <table:table-cell table:formula="of:=AVERAGE([.B133:.B144])" office:value-type="float" office:value="7316.66666666667" calcext:value-type="float">
            <text:p>7316,6666666667</text:p>
          </table:table-cell>
          <table:table-cell table:formula="of:=[.D144]-[.C144]" office:value-type="float" office:value="7277.74171945859" calcext:value-type="float">
            <text:p>7277,7417194586</text:p>
          </table:table-cell>
          <table:table-cell table:formula="of:=[.D144]-[.D132]" office:value-type="float" office:value="58.3333333333339" calcext:value-type="float">
            <text:p>58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4:.B145])" office:value-type="float" office:value="45.2267016866645" calcext:value-type="float">
            <text:p>45,2267016867</text:p>
          </table:table-cell>
          <table:table-cell table:formula="of:=AVERAGE([.B134:.B145])" office:value-type="float" office:value="7325" calcext:value-type="float">
            <text:p>7325</text:p>
          </table:table-cell>
          <table:table-cell table:formula="of:=[.D145]-[.C145]" office:value-type="float" office:value="7279.77329831334" calcext:value-type="float">
            <text:p>7279,7732983133</text:p>
          </table:table-cell>
          <table:table-cell table:formula="of:=[.D145]-[.D133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5:.B146])" office:value-type="float" office:value="49.2365963917331" calcext:value-type="float">
            <text:p>49,2365963917</text:p>
          </table:table-cell>
          <table:table-cell table:formula="of:=AVERAGE([.B135:.B146])" office:value-type="float" office:value="7333.33333333333" calcext:value-type="float">
            <text:p>7333,3333333333</text:p>
          </table:table-cell>
          <table:table-cell table:formula="of:=[.D146]-[.C146]" office:value-type="float" office:value="7284.0967369416" calcext:value-type="float">
            <text:p>7284,0967369416</text:p>
          </table:table-cell>
          <table:table-cell table:formula="of:=[.D146]-[.D134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6:.B147])" office:value-type="float" office:value="51.4928650544437" calcext:value-type="float">
            <text:p>51,4928650544</text:p>
          </table:table-cell>
          <table:table-cell table:formula="of:=AVERAGE([.B136:.B147])" office:value-type="float" office:value="7341.66666666667" calcext:value-type="float">
            <text:p>7341,6666666667</text:p>
          </table:table-cell>
          <table:table-cell table:formula="of:=[.D147]-[.C147]" office:value-type="float" office:value="7290.17380161222" calcext:value-type="float">
            <text:p>7290,1738016122</text:p>
          </table:table-cell>
          <table:table-cell table:formula="of:=[.D147]-[.D135]" office:value-type="float" office:value="58.3333333333339" calcext:value-type="float">
            <text:p>58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7:.B148])" office:value-type="float" office:value="52.2232967867094" calcext:value-type="float">
            <text:p>52,2232967867</text:p>
          </table:table-cell>
          <table:table-cell table:formula="of:=AVERAGE([.B137:.B148])" office:value-type="float" office:value="7350" calcext:value-type="float">
            <text:p>7350</text:p>
          </table:table-cell>
          <table:table-cell table:formula="of:=[.D148]-[.C148]" office:value-type="float" office:value="7297.77670321329" calcext:value-type="float">
            <text:p>7297,7767032133</text:p>
          </table:table-cell>
          <table:table-cell table:formula="of:=[.D148]-[.D136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8:.B149])" office:value-type="float" office:value="51.4928650544437" calcext:value-type="float">
            <text:p>51,4928650544</text:p>
          </table:table-cell>
          <table:table-cell table:formula="of:=AVERAGE([.B138:.B149])" office:value-type="float" office:value="7358.33333333333" calcext:value-type="float">
            <text:p>7358,3333333333</text:p>
          </table:table-cell>
          <table:table-cell table:formula="of:=[.D149]-[.C149]" office:value-type="float" office:value="7306.84046827889" calcext:value-type="float">
            <text:p>7306,8404682789</text:p>
          </table:table-cell>
          <table:table-cell table:formula="of:=[.D149]-[.D137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7400" calcext:value-type="float">
            <text:p>7400</text:p>
          </table:table-cell>
          <table:table-cell table:formula="of:=COM.MICROSOFT.STDEV.S([.B139:.B150])" office:value-type="float" office:value="49.2365963917331" calcext:value-type="float">
            <text:p>49,2365963917</text:p>
          </table:table-cell>
          <table:table-cell table:formula="of:=AVERAGE([.B139:.B150])" office:value-type="float" office:value="7366.66666666667" calcext:value-type="float">
            <text:p>7366,6666666667</text:p>
          </table:table-cell>
          <table:table-cell table:formula="of:=[.D150]-[.C150]" office:value-type="float" office:value="7317.43007027493" calcext:value-type="float">
            <text:p>7317,4300702749</text:p>
          </table:table-cell>
          <table:table-cell table:formula="of:=[.D150]-[.D138]" office:value-type="float" office:value="66.666666666667" calcext:value-type="float">
            <text:p>66,6666666667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46.7099366496914" calcext:value-type="float">
            <text:p>46,7099366497</text:p>
          </table:table-cell>
          <table:table-cell table:formula="of:=AVERAGE([.B140:.B151])" office:value-type="float" office:value="7372.72727272727" calcext:value-type="float">
            <text:p>7372,7272727273</text:p>
          </table:table-cell>
          <table:table-cell table:formula="of:=[.D151]-[.C151]" office:value-type="float" office:value="7326.01733607758" calcext:value-type="float">
            <text:p>7326,0173360776</text:p>
          </table:table-cell>
          <table:table-cell table:formula="of:=[.D151]-[.D139]" office:value-type="float" office:value="72.727272727273" calcext:value-type="float">
            <text:p>72,7272727273</text:p>
          </table:table-cell>
        </table:table-row>
      </table:table>
      <table:table table:name="Ark5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Edits per article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5" calcext:value-type="float">
            <text:p>5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6" calcext:value-type="float">
            <text:p>3,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7" calcext:value-type="float">
            <text:p>3,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4.3" calcext:value-type="float">
            <text:p>4,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.1" calcext:value-type="float">
            <text:p>3,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.5" calcext:value-type="float">
            <text:p>2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.5" calcext:value-type="float">
            <text:p>2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.7" calcext:value-type="float">
            <text:p>3,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.7" calcext:value-type="float">
            <text:p>3,7</text:p>
          </table:table-cell>
          <table:table-cell table:formula="of:=COM.MICROSOFT.STDEV.S([.B2:.B13])" office:value-type="float" office:value="1.37730523013953" calcext:value-type="float">
            <text:p>1,3773052301</text:p>
          </table:table-cell>
          <table:table-cell table:formula="of:=AVERAGE([.B2:.B13])" office:value-type="float" office:value="4.13333333333333" calcext:value-type="float">
            <text:p>4,1333333333</text:p>
          </table:table-cell>
          <table:table-cell table:formula="of:=[.D13]-[.C13]" office:value-type="float" office:value="2.75602810319381" calcext:value-type="float">
            <text:p>2,7560281032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.8" calcext:value-type="float">
            <text:p>3,8</text:p>
          </table:table-cell>
          <table:table-cell table:formula="of:=COM.MICROSOFT.STDEV.S([.B3:.B14])" office:value-type="float" office:value="1.24644950304309" calcext:value-type="float">
            <text:p>1,246449503</text:p>
          </table:table-cell>
          <table:table-cell table:formula="of:=AVERAGE([.B3:.B14])" office:value-type="float" office:value="3.95" calcext:value-type="float">
            <text:p>3,95</text:p>
          </table:table-cell>
          <table:table-cell table:formula="of:=[.D14]-[.C14]" office:value-type="float" office:value="2.70355049695691" calcext:value-type="float">
            <text:p>2,703550497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.8" calcext:value-type="float">
            <text:p>3,8</text:p>
          </table:table-cell>
          <table:table-cell table:formula="of:=COM.MICROSOFT.STDEV.S([.B4:.B15])" office:value-type="float" office:value="0.79525105622328" calcext:value-type="float">
            <text:p>0,7952510562</text:p>
          </table:table-cell>
          <table:table-cell table:formula="of:=AVERAGE([.B4:.B15])" office:value-type="float" office:value="3.68333333333333" calcext:value-type="float">
            <text:p>3,6833333333</text:p>
          </table:table-cell>
          <table:table-cell table:formula="of:=[.D15]-[.C15]" office:value-type="float" office:value="2.88808227711005" calcext:value-type="float">
            <text:p>2,8880822771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.9" calcext:value-type="float">
            <text:p>3,9</text:p>
          </table:table-cell>
          <table:table-cell table:formula="of:=COM.MICROSOFT.STDEV.S([.B5:.B16])" office:value-type="float" office:value="0.56326967544217" calcext:value-type="float">
            <text:p>0,5632696754</text:p>
          </table:table-cell>
          <table:table-cell table:formula="of:=AVERAGE([.B5:.B16])" office:value-type="float" office:value="3.55" calcext:value-type="float">
            <text:p>3,55</text:p>
          </table:table-cell>
          <table:table-cell table:formula="of:=[.D16]-[.C16]" office:value-type="float" office:value="2.98673032455783" calcext:value-type="float">
            <text:p>2,9867303246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" calcext:value-type="float">
            <text:p>4</text:p>
          </table:table-cell>
          <table:table-cell table:formula="of:=COM.MICROSOFT.STDEV.S([.B6:.B17])" office:value-type="float" office:value="0.578137028949387" calcext:value-type="float">
            <text:p>0,5781370289</text:p>
          </table:table-cell>
          <table:table-cell table:formula="of:=AVERAGE([.B6:.B17])" office:value-type="float" office:value="3.58333333333333" calcext:value-type="float">
            <text:p>3,5833333333</text:p>
          </table:table-cell>
          <table:table-cell table:formula="of:=[.D17]-[.C17]" office:value-type="float" office:value="3.00519630438395" calcext:value-type="float">
            <text:p>3,0051963044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" calcext:value-type="float">
            <text:p>4</text:p>
          </table:table-cell>
          <table:table-cell table:formula="of:=COM.MICROSOFT.STDEV.S([.B7:.B18])" office:value-type="float" office:value="0.590005136084476" calcext:value-type="float">
            <text:p>0,5900051361</text:p>
          </table:table-cell>
          <table:table-cell table:formula="of:=AVERAGE([.B7:.B18])" office:value-type="float" office:value="3.60833333333333" calcext:value-type="float">
            <text:p>3,6083333333</text:p>
          </table:table-cell>
          <table:table-cell table:formula="of:=[.D18]-[.C18]" office:value-type="float" office:value="3.01832819724886" calcext:value-type="float">
            <text:p>3,0183281972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.2" calcext:value-type="float">
            <text:p>4,2</text:p>
          </table:table-cell>
          <table:table-cell table:formula="of:=COM.MICROSOFT.STDEV.S([.B8:.B19])" office:value-type="float" office:value="0.604716312151258" calcext:value-type="float">
            <text:p>0,6047163122</text:p>
          </table:table-cell>
          <table:table-cell table:formula="of:=AVERAGE([.B8:.B19])" office:value-type="float" office:value="3.625" calcext:value-type="float">
            <text:p>3,625</text:p>
          </table:table-cell>
          <table:table-cell table:formula="of:=[.D19]-[.C19]" office:value-type="float" office:value="3.02028368784874" calcext:value-type="float">
            <text:p>3,0202836878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.4" calcext:value-type="float">
            <text:p>4,4</text:p>
          </table:table-cell>
          <table:table-cell table:formula="of:=COM.MICROSOFT.STDEV.S([.B9:.B20])" office:value-type="float" office:value="0.615457454896664" calcext:value-type="float">
            <text:p>0,6154574549</text:p>
          </table:table-cell>
          <table:table-cell table:formula="of:=AVERAGE([.B9:.B20])" office:value-type="float" office:value="3.63333333333333" calcext:value-type="float">
            <text:p>3,6333333333</text:p>
          </table:table-cell>
          <table:table-cell table:formula="of:=[.D20]-[.C20]" office:value-type="float" office:value="3.01787587843667" calcext:value-type="float">
            <text:p>3,0178758784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4.5" calcext:value-type="float">
            <text:p>4,5</text:p>
          </table:table-cell>
          <table:table-cell table:formula="of:=COM.MICROSOFT.STDEV.S([.B10:.B21])" office:value-type="float" office:value="0.637466576663935" calcext:value-type="float">
            <text:p>0,6374665767</text:p>
          </table:table-cell>
          <table:table-cell table:formula="of:=AVERAGE([.B10:.B21])" office:value-type="float" office:value="3.75" calcext:value-type="float">
            <text:p>3,75</text:p>
          </table:table-cell>
          <table:table-cell table:formula="of:=[.D21]-[.C21]" office:value-type="float" office:value="3.11253342333606" calcext:value-type="float">
            <text:p>3,1125334233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.5" calcext:value-type="float">
            <text:p>4,5</text:p>
          </table:table-cell>
          <table:table-cell table:formula="of:=COM.MICROSOFT.STDEV.S([.B11:.B22])" office:value-type="float" office:value="0.533995800687154" calcext:value-type="float">
            <text:p>0,5339958007</text:p>
          </table:table-cell>
          <table:table-cell table:formula="of:=AVERAGE([.B11:.B22])" office:value-type="float" office:value="3.91666666666667" calcext:value-type="float">
            <text:p>3,9166666667</text:p>
          </table:table-cell>
          <table:table-cell table:formula="of:=[.D22]-[.C22]" office:value-type="float" office:value="3.38267086597951" calcext:value-type="float">
            <text:p>3,382670866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.3" calcext:value-type="float">
            <text:p>4,3</text:p>
          </table:table-cell>
          <table:table-cell table:formula="of:=COM.MICROSOFT.STDEV.S([.B12:.B23])" office:value-type="float" office:value="0.302514712890384" calcext:value-type="float">
            <text:p>0,3025147129</text:p>
          </table:table-cell>
          <table:table-cell table:formula="of:=AVERAGE([.B12:.B23])" office:value-type="float" office:value="4.06666666666667" calcext:value-type="float">
            <text:p>4,0666666667</text:p>
          </table:table-cell>
          <table:table-cell table:formula="of:=[.D23]-[.C23]" office:value-type="float" office:value="3.76415195377628" calcext:value-type="float">
            <text:p>3,7641519538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.1" calcext:value-type="float">
            <text:p>4,1</text:p>
          </table:table-cell>
          <table:table-cell table:formula="of:=COM.MICROSOFT.STDEV.S([.B13:.B24])" office:value-type="float" office:value="0.279610118167813" calcext:value-type="float">
            <text:p>0,2796101182</text:p>
          </table:table-cell>
          <table:table-cell table:formula="of:=AVERAGE([.B13:.B24])" office:value-type="float" office:value="4.1" calcext:value-type="float">
            <text:p>4,1</text:p>
          </table:table-cell>
          <table:table-cell table:formula="of:=[.D24]-[.C24]" office:value-type="float" office:value="3.82038988183219" calcext:value-type="float">
            <text:p>3,8203898818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.5" calcext:value-type="float">
            <text:p>4,5</text:p>
          </table:table-cell>
          <table:table-cell table:formula="of:=COM.MICROSOFT.STDEV.S([.B14:.B25])" office:value-type="float" office:value="0.270801280154532" calcext:value-type="float">
            <text:p>0,2708012802</text:p>
          </table:table-cell>
          <table:table-cell table:formula="of:=AVERAGE([.B14:.B25])" office:value-type="float" office:value="4.16666666666667" calcext:value-type="float">
            <text:p>4,1666666667</text:p>
          </table:table-cell>
          <table:table-cell table:formula="of:=[.D25]-[.C25]" office:value-type="float" office:value="3.89586538651213" calcext:value-type="float">
            <text:p>3,8958653865</text:p>
          </table:table-cell>
          <table:table-cell table:formula="of:=[.D25]-[.D13]" office:value-type="float" office:value="0.0333333333333323" calcext:value-type="float">
            <text:p>0,0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.7" calcext:value-type="float">
            <text:p>4,7</text:p>
          </table:table-cell>
          <table:table-cell table:formula="of:=COM.MICROSOFT.STDEV.S([.B15:.B26])" office:value-type="float" office:value="0.284312035153866" calcext:value-type="float">
            <text:p>0,2843120352</text:p>
          </table:table-cell>
          <table:table-cell table:formula="of:=AVERAGE([.B15:.B26])" office:value-type="float" office:value="4.24166666666667" calcext:value-type="float">
            <text:p>4,2416666667</text:p>
          </table:table-cell>
          <table:table-cell table:formula="of:=[.D26]-[.C26]" office:value-type="float" office:value="3.9573546315128" calcext:value-type="float">
            <text:p>3,9573546315</text:p>
          </table:table-cell>
          <table:table-cell table:formula="of:=[.D26]-[.D14]" office:value-type="float" office:value="0.291666666666666" calcext:value-type="float">
            <text:p>0,291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.7" calcext:value-type="float">
            <text:p>5,7</text:p>
          </table:table-cell>
          <table:table-cell table:formula="of:=COM.MICROSOFT.STDEV.S([.B16:.B27])" office:value-type="float" office:value="0.478634421130479" calcext:value-type="float">
            <text:p>0,4786344211</text:p>
          </table:table-cell>
          <table:table-cell table:formula="of:=AVERAGE([.B16:.B27])" office:value-type="float" office:value="4.4" calcext:value-type="float">
            <text:p>4,4</text:p>
          </table:table-cell>
          <table:table-cell table:formula="of:=[.D27]-[.C27]" office:value-type="float" office:value="3.92136557886952" calcext:value-type="float">
            <text:p>3,9213655789</text:p>
          </table:table-cell>
          <table:table-cell table:formula="of:=[.D27]-[.D15]" office:value-type="float" office:value="0.716666666666667" calcext:value-type="float">
            <text:p>0,71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6.3" calcext:value-type="float">
            <text:p>6,3</text:p>
          </table:table-cell>
          <table:table-cell table:formula="of:=COM.MICROSOFT.STDEV.S([.B17:.B28])" office:value-type="float" office:value="0.700649049745371" calcext:value-type="float">
            <text:p>0,7006490497</text:p>
          </table:table-cell>
          <table:table-cell table:formula="of:=AVERAGE([.B17:.B28])" office:value-type="float" office:value="4.6" calcext:value-type="float">
            <text:p>4,6</text:p>
          </table:table-cell>
          <table:table-cell table:formula="of:=[.D28]-[.C28]" office:value-type="float" office:value="3.89935095025463" calcext:value-type="float">
            <text:p>3,8993509503</text:p>
          </table:table-cell>
          <table:table-cell table:formula="of:=[.D28]-[.D16]" office:value-type="float" office:value="1.05" calcext:value-type="float">
            <text:p>1,0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7.1" calcext:value-type="float">
            <text:p>7,1</text:p>
          </table:table-cell>
          <table:table-cell table:formula="of:=COM.MICROSOFT.STDEV.S([.B18:.B29])" office:value-type="float" office:value="0.976504278567486" calcext:value-type="float">
            <text:p>0,9765042786</text:p>
          </table:table-cell>
          <table:table-cell table:formula="of:=AVERAGE([.B18:.B29])" office:value-type="float" office:value="4.85833333333333" calcext:value-type="float">
            <text:p>4,8583333333</text:p>
          </table:table-cell>
          <table:table-cell table:formula="of:=[.D29]-[.C29]" office:value-type="float" office:value="3.88182905476585" calcext:value-type="float">
            <text:p>3,8818290548</text:p>
          </table:table-cell>
          <table:table-cell table:formula="of:=[.D29]-[.D17]" office:value-type="float" office:value="1.275" calcext:value-type="float">
            <text:p>1,27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7.7" calcext:value-type="float">
            <text:p>7,7</text:p>
          </table:table-cell>
          <table:table-cell table:formula="of:=COM.MICROSOFT.STDEV.S([.B19:.B30])" office:value-type="float" office:value="1.23165323730736" calcext:value-type="float">
            <text:p>1,2316532373</text:p>
          </table:table-cell>
          <table:table-cell table:formula="of:=AVERAGE([.B19:.B30])" office:value-type="float" office:value="5.16666666666667" calcext:value-type="float">
            <text:p>5,1666666667</text:p>
          </table:table-cell>
          <table:table-cell table:formula="of:=[.D30]-[.C30]" office:value-type="float" office:value="3.93501342935931" calcext:value-type="float">
            <text:p>3,9350134294</text:p>
          </table:table-cell>
          <table:table-cell table:formula="of:=[.D30]-[.D18]" office:value-type="float" office:value="1.55833333333333" calcext:value-type="float">
            <text:p>1,558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8.6" calcext:value-type="float">
            <text:p>8,6</text:p>
          </table:table-cell>
          <table:table-cell table:formula="of:=COM.MICROSOFT.STDEV.S([.B20:.B31])" office:value-type="float" office:value="1.53524255313931" calcext:value-type="float">
            <text:p>1,5352425531</text:p>
          </table:table-cell>
          <table:table-cell table:formula="of:=AVERAGE([.B20:.B31])" office:value-type="float" office:value="5.53333333333333" calcext:value-type="float">
            <text:p>5,5333333333</text:p>
          </table:table-cell>
          <table:table-cell table:formula="of:=[.D31]-[.C31]" office:value-type="float" office:value="3.99809078019403" calcext:value-type="float">
            <text:p>3,9980907802</text:p>
          </table:table-cell>
          <table:table-cell table:formula="of:=[.D31]-[.D19]" office:value-type="float" office:value="1.90833333333333" calcext:value-type="float">
            <text:p>1,908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9.5" calcext:value-type="float">
            <text:p>9,5</text:p>
          </table:table-cell>
          <table:table-cell table:formula="of:=COM.MICROSOFT.STDEV.S([.B21:.B32])" office:value-type="float" office:value="1.86374907271891" calcext:value-type="float">
            <text:p>1,8637490727</text:p>
          </table:table-cell>
          <table:table-cell table:formula="of:=AVERAGE([.B21:.B32])" office:value-type="float" office:value="5.95833333333333" calcext:value-type="float">
            <text:p>5,9583333333</text:p>
          </table:table-cell>
          <table:table-cell table:formula="of:=[.D32]-[.C32]" office:value-type="float" office:value="4.09458426061442" calcext:value-type="float">
            <text:p>4,0945842606</text:p>
          </table:table-cell>
          <table:table-cell table:formula="of:=[.D32]-[.D20]" office:value-type="float" office:value="2.325" calcext:value-type="float">
            <text:p>2,32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8.6" calcext:value-type="float">
            <text:p>8,6</text:p>
          </table:table-cell>
          <table:table-cell table:formula="of:=COM.MICROSOFT.STDEV.S([.B22:.B33])" office:value-type="float" office:value="1.94609165438649" calcext:value-type="float">
            <text:p>1,9460916544</text:p>
          </table:table-cell>
          <table:table-cell table:formula="of:=AVERAGE([.B22:.B33])" office:value-type="float" office:value="6.3" calcext:value-type="float">
            <text:p>6,3</text:p>
          </table:table-cell>
          <table:table-cell table:formula="of:=[.D33]-[.C33]" office:value-type="float" office:value="4.35390834561351" calcext:value-type="float">
            <text:p>4,3539083456</text:p>
          </table:table-cell>
          <table:table-cell table:formula="of:=[.D33]-[.D21]" office:value-type="float" office:value="2.55" calcext:value-type="float">
            <text:p>2,5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" calcext:value-type="float">
            <text:p>9</text:p>
          </table:table-cell>
          <table:table-cell table:formula="of:=COM.MICROSOFT.STDEV.S([.B23:.B34])" office:value-type="float" office:value="2.00051129827988" calcext:value-type="float">
            <text:p>2,0005112983</text:p>
          </table:table-cell>
          <table:table-cell table:formula="of:=AVERAGE([.B23:.B34])" office:value-type="float" office:value="6.675" calcext:value-type="float">
            <text:p>6,675</text:p>
          </table:table-cell>
          <table:table-cell table:formula="of:=[.D34]-[.C34]" office:value-type="float" office:value="4.67448870172012" calcext:value-type="float">
            <text:p>4,6744887017</text:p>
          </table:table-cell>
          <table:table-cell table:formula="of:=[.D34]-[.D22]" office:value-type="float" office:value="2.75833333333333" calcext:value-type="float">
            <text:p>2,758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8.7" calcext:value-type="float">
            <text:p>8,7</text:p>
          </table:table-cell>
          <table:table-cell table:formula="of:=COM.MICROSOFT.STDEV.S([.B24:.B35])" office:value-type="float" office:value="1.92753178647689" calcext:value-type="float">
            <text:p>1,9275317865</text:p>
          </table:table-cell>
          <table:table-cell table:formula="of:=AVERAGE([.B24:.B35])" office:value-type="float" office:value="7.04166666666667" calcext:value-type="float">
            <text:p>7,0416666667</text:p>
          </table:table-cell>
          <table:table-cell table:formula="of:=[.D35]-[.C35]" office:value-type="float" office:value="5.11413488018978" calcext:value-type="float">
            <text:p>5,1141348802</text:p>
          </table:table-cell>
          <table:table-cell table:formula="of:=[.D35]-[.D23]" office:value-type="float" office:value="2.975" calcext:value-type="float">
            <text:p>2,97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.9" calcext:value-type="float">
            <text:p>8,9</text:p>
          </table:table-cell>
          <table:table-cell table:formula="of:=COM.MICROSOFT.STDEV.S([.B25:.B36])" office:value-type="float" office:value="1.75160099925927" calcext:value-type="float">
            <text:p>1,7516009993</text:p>
          </table:table-cell>
          <table:table-cell table:formula="of:=AVERAGE([.B25:.B36])" office:value-type="float" office:value="7.44166666666667" calcext:value-type="float">
            <text:p>7,4416666667</text:p>
          </table:table-cell>
          <table:table-cell table:formula="of:=[.D36]-[.C36]" office:value-type="float" office:value="5.6900656674074" calcext:value-type="float">
            <text:p>5,6900656674</text:p>
          </table:table-cell>
          <table:table-cell table:formula="of:=[.D36]-[.D24]" office:value-type="float" office:value="3.34166666666667" calcext:value-type="float">
            <text:p>3,341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.8" calcext:value-type="float">
            <text:p>8,8</text:p>
          </table:table-cell>
          <table:table-cell table:formula="of:=COM.MICROSOFT.STDEV.S([.B26:.B37])" office:value-type="float" office:value="1.51956931697468" calcext:value-type="float">
            <text:p>1,519569317</text:p>
          </table:table-cell>
          <table:table-cell table:formula="of:=AVERAGE([.B26:.B37])" office:value-type="float" office:value="7.8" calcext:value-type="float">
            <text:p>7,8</text:p>
          </table:table-cell>
          <table:table-cell table:formula="of:=[.D37]-[.C37]" office:value-type="float" office:value="6.28043068302532" calcext:value-type="float">
            <text:p>6,280430683</text:p>
          </table:table-cell>
          <table:table-cell table:formula="of:=[.D37]-[.D25]" office:value-type="float" office:value="3.63333333333333" calcext:value-type="float">
            <text:p>3,6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.2" calcext:value-type="float">
            <text:p>9,2</text:p>
          </table:table-cell>
          <table:table-cell table:formula="of:=COM.MICROSOFT.STDEV.S([.B27:.B38])" office:value-type="float" office:value="1.2083986398235" calcext:value-type="float">
            <text:p>1,2083986398</text:p>
          </table:table-cell>
          <table:table-cell table:formula="of:=AVERAGE([.B27:.B38])" office:value-type="float" office:value="8.175" calcext:value-type="float">
            <text:p>8,175</text:p>
          </table:table-cell>
          <table:table-cell table:formula="of:=[.D38]-[.C38]" office:value-type="float" office:value="6.96660136017651" calcext:value-type="float">
            <text:p>6,9666013602</text:p>
          </table:table-cell>
          <table:table-cell table:formula="of:=[.D38]-[.D26]" office:value-type="float" office:value="3.93333333333333" calcext:value-type="float">
            <text:p>3,9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.7" calcext:value-type="float">
            <text:p>9,7</text:p>
          </table:table-cell>
          <table:table-cell table:formula="of:=COM.MICROSOFT.STDEV.S([.B28:.B39])" office:value-type="float" office:value="0.996775103050134" calcext:value-type="float">
            <text:p>0,9967751031</text:p>
          </table:table-cell>
          <table:table-cell table:formula="of:=AVERAGE([.B28:.B39])" office:value-type="float" office:value="8.50833333333333" calcext:value-type="float">
            <text:p>8,5083333333</text:p>
          </table:table-cell>
          <table:table-cell table:formula="of:=[.D39]-[.C39]" office:value-type="float" office:value="7.5115582302832" calcext:value-type="float">
            <text:p>7,5115582303</text:p>
          </table:table-cell>
          <table:table-cell table:formula="of:=[.D39]-[.D27]" office:value-type="float" office:value="4.10833333333333" calcext:value-type="float">
            <text:p>4,108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.3" calcext:value-type="float">
            <text:p>10,3</text:p>
          </table:table-cell>
          <table:table-cell table:formula="of:=COM.MICROSOFT.STDEV.S([.B29:.B40])" office:value-type="float" office:value="0.849019041796669" calcext:value-type="float">
            <text:p>0,8490190418</text:p>
          </table:table-cell>
          <table:table-cell table:formula="of:=AVERAGE([.B29:.B40])" office:value-type="float" office:value="8.84166666666667" calcext:value-type="float">
            <text:p>8,8416666667</text:p>
          </table:table-cell>
          <table:table-cell table:formula="of:=[.D40]-[.C40]" office:value-type="float" office:value="7.99264762487" calcext:value-type="float">
            <text:p>7,9926476249</text:p>
          </table:table-cell>
          <table:table-cell table:formula="of:=[.D40]-[.D28]" office:value-type="float" office:value="4.24166666666667" calcext:value-type="float">
            <text:p>4,241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1" calcext:value-type="float">
            <text:p>11</text:p>
          </table:table-cell>
          <table:table-cell table:formula="of:=COM.MICROSOFT.STDEV.S([.B30:.B41])" office:value-type="float" office:value="0.867947771086103" calcext:value-type="float">
            <text:p>0,8679477711</text:p>
          </table:table-cell>
          <table:table-cell table:formula="of:=AVERAGE([.B30:.B41])" office:value-type="float" office:value="9.16666666666667" calcext:value-type="float">
            <text:p>9,1666666667</text:p>
          </table:table-cell>
          <table:table-cell table:formula="of:=[.D41]-[.C41]" office:value-type="float" office:value="8.29871889558057" calcext:value-type="float">
            <text:p>8,2987188956</text:p>
          </table:table-cell>
          <table:table-cell table:formula="of:=[.D41]-[.D29]" office:value-type="float" office:value="4.30833333333333" calcext:value-type="float">
            <text:p>4,308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31:.B42])" office:value-type="float" office:value="1.02996763703203" calcext:value-type="float">
            <text:p>1,029967637</text:p>
          </table:table-cell>
          <table:table-cell table:formula="of:=AVERAGE([.B31:.B42])" office:value-type="float" office:value="9.50833333333333" calcext:value-type="float">
            <text:p>9,5083333333</text:p>
          </table:table-cell>
          <table:table-cell table:formula="of:=[.D42]-[.C42]" office:value-type="float" office:value="8.47836569630131" calcext:value-type="float">
            <text:p>8,4783656963</text:p>
          </table:table-cell>
          <table:table-cell table:formula="of:=[.D42]-[.D30]" office:value-type="float" office:value="4.34166666666667" calcext:value-type="float">
            <text:p>4,341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32:.B43])" office:value-type="float" office:value="1.26119231705797" calcext:value-type="float">
            <text:p>1,2611923171</text:p>
          </table:table-cell>
          <table:table-cell table:formula="of:=AVERAGE([.B32:.B43])" office:value-type="float" office:value="9.81666666666667" calcext:value-type="float">
            <text:p>9,8166666667</text:p>
          </table:table-cell>
          <table:table-cell table:formula="of:=[.D43]-[.C43]" office:value-type="float" office:value="8.55547434960869" calcext:value-type="float">
            <text:p>8,5554743496</text:p>
          </table:table-cell>
          <table:table-cell table:formula="of:=[.D43]-[.D31]" office:value-type="float" office:value="4.28333333333333" calcext:value-type="float">
            <text:p>4,28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2.8" calcext:value-type="float">
            <text:p>12,8</text:p>
          </table:table-cell>
          <table:table-cell table:formula="of:=COM.MICROSOFT.STDEV.S([.B33:.B44])" office:value-type="float" office:value="1.5192452272777" calcext:value-type="float">
            <text:p>1,5192452273</text:p>
          </table:table-cell>
          <table:table-cell table:formula="of:=AVERAGE([.B33:.B44])" office:value-type="float" office:value="10.0916666666667" calcext:value-type="float">
            <text:p>10,0916666667</text:p>
          </table:table-cell>
          <table:table-cell table:formula="of:=[.D44]-[.C44]" office:value-type="float" office:value="8.57242143938897" calcext:value-type="float">
            <text:p>8,5724214394</text:p>
          </table:table-cell>
          <table:table-cell table:formula="of:=[.D44]-[.D32]" office:value-type="float" office:value="4.13333333333333" calcext:value-type="float">
            <text:p>4,1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3.4" calcext:value-type="float">
            <text:p>13,4</text:p>
          </table:table-cell>
          <table:table-cell table:formula="of:=COM.MICROSOFT.STDEV.S([.B34:.B45])" office:value-type="float" office:value="1.71063961101919" calcext:value-type="float">
            <text:p>1,710639611</text:p>
          </table:table-cell>
          <table:table-cell table:formula="of:=AVERAGE([.B34:.B45])" office:value-type="float" office:value="10.4916666666667" calcext:value-type="float">
            <text:p>10,4916666667</text:p>
          </table:table-cell>
          <table:table-cell table:formula="of:=[.D45]-[.C45]" office:value-type="float" office:value="8.78102705564748" calcext:value-type="float">
            <text:p>8,7810270556</text:p>
          </table:table-cell>
          <table:table-cell table:formula="of:=[.D45]-[.D33]" office:value-type="float" office:value="4.19166666666667" calcext:value-type="float">
            <text:p>4,191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" calcext:value-type="float">
            <text:p>14</text:p>
          </table:table-cell>
          <table:table-cell table:formula="of:=COM.MICROSOFT.STDEV.S([.B35:.B46])" office:value-type="float" office:value="1.9114289435029" calcext:value-type="float">
            <text:p>1,9114289435</text:p>
          </table:table-cell>
          <table:table-cell table:formula="of:=AVERAGE([.B35:.B46])" office:value-type="float" office:value="10.9083333333333" calcext:value-type="float">
            <text:p>10,9083333333</text:p>
          </table:table-cell>
          <table:table-cell table:formula="of:=[.D46]-[.C46]" office:value-type="float" office:value="8.99690438983044" calcext:value-type="float">
            <text:p>8,9969043898</text:p>
          </table:table-cell>
          <table:table-cell table:formula="of:=[.D46]-[.D34]" office:value-type="float" office:value="4.23333333333333" calcext:value-type="float">
            <text:p>4,2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.7" calcext:value-type="float">
            <text:p>14,7</text:p>
          </table:table-cell>
          <table:table-cell table:formula="of:=COM.MICROSOFT.STDEV.S([.B36:.B47])" office:value-type="float" office:value="2.06021108068317" calcext:value-type="float">
            <text:p>2,0602110807</text:p>
          </table:table-cell>
          <table:table-cell table:formula="of:=AVERAGE([.B36:.B47])" office:value-type="float" office:value="11.4083333333333" calcext:value-type="float">
            <text:p>11,4083333333</text:p>
          </table:table-cell>
          <table:table-cell table:formula="of:=[.D47]-[.C47]" office:value-type="float" office:value="9.34812225265017" calcext:value-type="float">
            <text:p>9,3481222527</text:p>
          </table:table-cell>
          <table:table-cell table:formula="of:=[.D47]-[.D35]" office:value-type="float" office:value="4.36666666666667" calcext:value-type="float">
            <text:p>4,3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5.5" calcext:value-type="float">
            <text:p>15,5</text:p>
          </table:table-cell>
          <table:table-cell table:formula="of:=COM.MICROSOFT.STDEV.S([.B37:.B48])" office:value-type="float" office:value="2.20555428338767" calcext:value-type="float">
            <text:p>2,2055542834</text:p>
          </table:table-cell>
          <table:table-cell table:formula="of:=AVERAGE([.B37:.B48])" office:value-type="float" office:value="11.9583333333333" calcext:value-type="float">
            <text:p>11,9583333333</text:p>
          </table:table-cell>
          <table:table-cell table:formula="of:=[.D48]-[.C48]" office:value-type="float" office:value="9.75277904994566" calcext:value-type="float">
            <text:p>9,7527790499</text:p>
          </table:table-cell>
          <table:table-cell table:formula="of:=[.D48]-[.D36]" office:value-type="float" office:value="4.51666666666667" calcext:value-type="float">
            <text:p>4,5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6.1" calcext:value-type="float">
            <text:p>16,1</text:p>
          </table:table-cell>
          <table:table-cell table:formula="of:=COM.MICROSOFT.STDEV.S([.B38:.B49])" office:value-type="float" office:value="2.26126808081955" calcext:value-type="float">
            <text:p>2,2612680808</text:p>
          </table:table-cell>
          <table:table-cell table:formula="of:=AVERAGE([.B38:.B49])" office:value-type="float" office:value="12.5666666666667" calcext:value-type="float">
            <text:p>12,5666666667</text:p>
          </table:table-cell>
          <table:table-cell table:formula="of:=[.D49]-[.C49]" office:value-type="float" office:value="10.3053985858471" calcext:value-type="float">
            <text:p>10,3053985858</text:p>
          </table:table-cell>
          <table:table-cell table:formula="of:=[.D49]-[.D37]" office:value-type="float" office:value="4.76666666666666" calcext:value-type="float">
            <text:p>4,76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39:.B50])" office:value-type="float" office:value="2.31102430392528" calcext:value-type="float">
            <text:p>2,3110243039</text:p>
          </table:table-cell>
          <table:table-cell table:formula="of:=AVERAGE([.B39:.B50])" office:value-type="float" office:value="13.2083333333333" calcext:value-type="float">
            <text:p>13,2083333333</text:p>
          </table:table-cell>
          <table:table-cell table:formula="of:=[.D50]-[.C50]" office:value-type="float" office:value="10.8973090294081" calcext:value-type="float">
            <text:p>10,8973090294</text:p>
          </table:table-cell>
          <table:table-cell table:formula="of:=[.D50]-[.D38]" office:value-type="float" office:value="5.03333333333333" calcext:value-type="float">
            <text:p>5,0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40:.B51])" office:value-type="float" office:value="2.30353812184385" calcext:value-type="float">
            <text:p>2,3035381218</text:p>
          </table:table-cell>
          <table:table-cell table:formula="of:=AVERAGE([.B40:.B51])" office:value-type="float" office:value="13.8416666666667" calcext:value-type="float">
            <text:p>13,8416666667</text:p>
          </table:table-cell>
          <table:table-cell table:formula="of:=[.D51]-[.C51]" office:value-type="float" office:value="11.5381285448228" calcext:value-type="float">
            <text:p>11,5381285448</text:p>
          </table:table-cell>
          <table:table-cell table:formula="of:=[.D51]-[.D39]" office:value-type="float" office:value="5.33333333333334" calcext:value-type="float">
            <text:p>5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41:.B52])" office:value-type="float" office:value="2.25930734893898" calcext:value-type="float">
            <text:p>2,2593073489</text:p>
          </table:table-cell>
          <table:table-cell table:formula="of:=AVERAGE([.B41:.B52])" office:value-type="float" office:value="14.4583333333333" calcext:value-type="float">
            <text:p>14,4583333333</text:p>
          </table:table-cell>
          <table:table-cell table:formula="of:=[.D52]-[.C52]" office:value-type="float" office:value="12.1990259843944" calcext:value-type="float">
            <text:p>12,1990259844</text:p>
          </table:table-cell>
          <table:table-cell table:formula="of:=[.D52]-[.D40]" office:value-type="float" office:value="5.61666666666667" calcext:value-type="float">
            <text:p>5,6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COM.MICROSOFT.STDEV.S([.B42:.B53])" office:value-type="float" office:value="2.20020660186926" calcext:value-type="float">
            <text:p>2,2002066019</text:p>
          </table:table-cell>
          <table:table-cell table:formula="of:=AVERAGE([.B42:.B53])" office:value-type="float" office:value="15.05" calcext:value-type="float">
            <text:p>15,05</text:p>
          </table:table-cell>
          <table:table-cell table:formula="of:=[.D53]-[.C53]" office:value-type="float" office:value="12.8497933981307" calcext:value-type="float">
            <text:p>12,8497933981</text:p>
          </table:table-cell>
          <table:table-cell table:formula="of:=[.D53]-[.D41]" office:value-type="float" office:value="5.88333333333333" calcext:value-type="float">
            <text:p>5,88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6" calcext:value-type="float">
            <text:p>18,6</text:p>
          </table:table-cell>
          <table:table-cell table:formula="of:=COM.MICROSOFT.STDEV.S([.B43:.B54])" office:value-type="float" office:value="2.16242008084937" calcext:value-type="float">
            <text:p>2,1624200808</text:p>
          </table:table-cell>
          <table:table-cell table:formula="of:=AVERAGE([.B43:.B54])" office:value-type="float" office:value="15.6166666666667" calcext:value-type="float">
            <text:p>15,6166666667</text:p>
          </table:table-cell>
          <table:table-cell table:formula="of:=[.D54]-[.C54]" office:value-type="float" office:value="13.4542465858173" calcext:value-type="float">
            <text:p>13,4542465858</text:p>
          </table:table-cell>
          <table:table-cell table:formula="of:=[.D54]-[.D42]" office:value-type="float" office:value="6.10833333333333" calcext:value-type="float">
            <text:p>6,108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9.6" calcext:value-type="float">
            <text:p>19,6</text:p>
          </table:table-cell>
          <table:table-cell table:formula="of:=COM.MICROSOFT.STDEV.S([.B44:.B55])" office:value-type="float" office:value="2.17135274132802" calcext:value-type="float">
            <text:p>2,1713527413</text:p>
          </table:table-cell>
          <table:table-cell table:formula="of:=AVERAGE([.B44:.B55])" office:value-type="float" office:value="16.225" calcext:value-type="float">
            <text:p>16,225</text:p>
          </table:table-cell>
          <table:table-cell table:formula="of:=[.D55]-[.C55]" office:value-type="float" office:value="14.053647258672" calcext:value-type="float">
            <text:p>14,0536472587</text:p>
          </table:table-cell>
          <table:table-cell table:formula="of:=[.D55]-[.D43]" office:value-type="float" office:value="6.40833333333333" calcext:value-type="float">
            <text:p>6,408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45:.B56])" office:value-type="float" office:value="2.14702048655735" calcext:value-type="float">
            <text:p>2,1470204866</text:p>
          </table:table-cell>
          <table:table-cell table:formula="of:=AVERAGE([.B45:.B56])" office:value-type="float" office:value="16.8333333333333" calcext:value-type="float">
            <text:p>16,8333333333</text:p>
          </table:table-cell>
          <table:table-cell table:formula="of:=[.D56]-[.C56]" office:value-type="float" office:value="14.686312846776" calcext:value-type="float">
            <text:p>14,6863128468</text:p>
          </table:table-cell>
          <table:table-cell table:formula="of:=[.D56]-[.D44]" office:value-type="float" office:value="6.74166666666667" calcext:value-type="float">
            <text:p>6,741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0.9" calcext:value-type="float">
            <text:p>20,9</text:p>
          </table:table-cell>
          <table:table-cell table:formula="of:=COM.MICROSOFT.STDEV.S([.B46:.B57])" office:value-type="float" office:value="2.1483432658397" calcext:value-type="float">
            <text:p>2,1483432658</text:p>
          </table:table-cell>
          <table:table-cell table:formula="of:=AVERAGE([.B46:.B57])" office:value-type="float" office:value="17.4583333333333" calcext:value-type="float">
            <text:p>17,4583333333</text:p>
          </table:table-cell>
          <table:table-cell table:formula="of:=[.D57]-[.C57]" office:value-type="float" office:value="15.3099900674936" calcext:value-type="float">
            <text:p>15,3099900675</text:p>
          </table:table-cell>
          <table:table-cell table:formula="of:=[.D57]-[.D45]" office:value-type="float" office:value="6.96666666666667" calcext:value-type="float">
            <text:p>6,9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47:.B58])" office:value-type="float" office:value="2.12736499411404" calcext:value-type="float">
            <text:p>2,1273649941</text:p>
          </table:table-cell>
          <table:table-cell table:formula="of:=AVERAGE([.B47:.B58])" office:value-type="float" office:value="18.075" calcext:value-type="float">
            <text:p>18,075</text:p>
          </table:table-cell>
          <table:table-cell table:formula="of:=[.D58]-[.C58]" office:value-type="float" office:value="15.947635005886" calcext:value-type="float">
            <text:p>15,9476350059</text:p>
          </table:table-cell>
          <table:table-cell table:formula="of:=[.D58]-[.D46]" office:value-type="float" office:value="7.16666666666667" calcext:value-type="float">
            <text:p>7,1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2.1" calcext:value-type="float">
            <text:p>22,1</text:p>
          </table:table-cell>
          <table:table-cell table:formula="of:=COM.MICROSOFT.STDEV.S([.B48:.B59])" office:value-type="float" office:value="2.13262890832092" calcext:value-type="float">
            <text:p>2,1326289083</text:p>
          </table:table-cell>
          <table:table-cell table:formula="of:=AVERAGE([.B48:.B59])" office:value-type="float" office:value="18.6916666666667" calcext:value-type="float">
            <text:p>18,6916666667</text:p>
          </table:table-cell>
          <table:table-cell table:formula="of:=[.D59]-[.C59]" office:value-type="float" office:value="16.5590377583458" calcext:value-type="float">
            <text:p>16,5590377583</text:p>
          </table:table-cell>
          <table:table-cell table:formula="of:=[.D59]-[.D47]" office:value-type="float" office:value="7.28333333333333" calcext:value-type="float">
            <text:p>7,28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.6" calcext:value-type="float">
            <text:p>22,6</text:p>
          </table:table-cell>
          <table:table-cell table:formula="of:=COM.MICROSOFT.STDEV.S([.B49:.B60])" office:value-type="float" office:value="2.15146180044822" calcext:value-type="float">
            <text:p>2,1514618004</text:p>
          </table:table-cell>
          <table:table-cell table:formula="of:=AVERAGE([.B49:.B60])" office:value-type="float" office:value="19.2833333333333" calcext:value-type="float">
            <text:p>19,2833333333</text:p>
          </table:table-cell>
          <table:table-cell table:formula="of:=[.D60]-[.C60]" office:value-type="float" office:value="17.1318715328851" calcext:value-type="float">
            <text:p>17,1318715329</text:p>
          </table:table-cell>
          <table:table-cell table:formula="of:=[.D60]-[.D48]" office:value-type="float" office:value="7.325" calcext:value-type="float">
            <text:p>7,32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3.7" calcext:value-type="float">
            <text:p>23,7</text:p>
          </table:table-cell>
          <table:table-cell table:formula="of:=COM.MICROSOFT.STDEV.S([.B50:.B61])" office:value-type="float" office:value="2.24573670169353" calcext:value-type="float">
            <text:p>2,2457367017</text:p>
          </table:table-cell>
          <table:table-cell table:formula="of:=AVERAGE([.B50:.B61])" office:value-type="float" office:value="19.9166666666667" calcext:value-type="float">
            <text:p>19,9166666667</text:p>
          </table:table-cell>
          <table:table-cell table:formula="of:=[.D61]-[.C61]" office:value-type="float" office:value="17.6709299649731" calcext:value-type="float">
            <text:p>17,670929965</text:p>
          </table:table-cell>
          <table:table-cell table:formula="of:=[.D61]-[.D49]" office:value-type="float" office:value="7.35" calcext:value-type="float">
            <text:p>7,3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4.4" calcext:value-type="float">
            <text:p>24,4</text:p>
          </table:table-cell>
          <table:table-cell table:formula="of:=COM.MICROSOFT.STDEV.S([.B51:.B62])" office:value-type="float" office:value="2.37006265100671" calcext:value-type="float">
            <text:p>2,370062651</text:p>
          </table:table-cell>
          <table:table-cell table:formula="of:=AVERAGE([.B51:.B62])" office:value-type="float" office:value="20.5416666666667" calcext:value-type="float">
            <text:p>20,5416666667</text:p>
          </table:table-cell>
          <table:table-cell table:formula="of:=[.D62]-[.C62]" office:value-type="float" office:value="18.17160401566" calcext:value-type="float">
            <text:p>18,1716040157</text:p>
          </table:table-cell>
          <table:table-cell table:formula="of:=[.D62]-[.D50]" office:value-type="float" office:value="7.33333333333333" calcext:value-type="float">
            <text:p>7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5.1" calcext:value-type="float">
            <text:p>25,1</text:p>
          </table:table-cell>
          <table:table-cell table:formula="of:=COM.MICROSOFT.STDEV.S([.B52:.B63])" office:value-type="float" office:value="2.46777718654344" calcext:value-type="float">
            <text:p>2,4677771865</text:p>
          </table:table-cell>
          <table:table-cell table:formula="of:=AVERAGE([.B52:.B63])" office:value-type="float" office:value="21.1916666666667" calcext:value-type="float">
            <text:p>21,1916666667</text:p>
          </table:table-cell>
          <table:table-cell table:formula="of:=[.D63]-[.C63]" office:value-type="float" office:value="18.7238894801232" calcext:value-type="float">
            <text:p>18,7238894801</text:p>
          </table:table-cell>
          <table:table-cell table:formula="of:=[.D63]-[.D51]" office:value-type="float" office:value="7.35" calcext:value-type="float">
            <text:p>7,35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53:.B64])" office:value-type="float" office:value="2.50508573614847" calcext:value-type="float">
            <text:p>2,5050857361</text:p>
          </table:table-cell>
          <table:table-cell table:formula="of:=AVERAGE([.B53:.B64])" office:value-type="float" office:value="21.85" calcext:value-type="float">
            <text:p>21,85</text:p>
          </table:table-cell>
          <table:table-cell table:formula="of:=[.D64]-[.C64]" office:value-type="float" office:value="19.3449142638515" calcext:value-type="float">
            <text:p>19,3449142639</text:p>
          </table:table-cell>
          <table:table-cell table:formula="of:=[.D64]-[.D52]" office:value-type="float" office:value="7.39166666666666" calcext:value-type="float">
            <text:p>7,391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6.1" calcext:value-type="float">
            <text:p>26,1</text:p>
          </table:table-cell>
          <table:table-cell table:formula="of:=COM.MICROSOFT.STDEV.S([.B54:.B65])" office:value-type="float" office:value="2.48077456135023" calcext:value-type="float">
            <text:p>2,4807745614</text:p>
          </table:table-cell>
          <table:table-cell table:formula="of:=AVERAGE([.B54:.B65])" office:value-type="float" office:value="22.5166666666667" calcext:value-type="float">
            <text:p>22,5166666667</text:p>
          </table:table-cell>
          <table:table-cell table:formula="of:=[.D65]-[.C65]" office:value-type="float" office:value="20.0358921053164" calcext:value-type="float">
            <text:p>20,0358921053</text:p>
          </table:table-cell>
          <table:table-cell table:formula="of:=[.D65]-[.D53]" office:value-type="float" office:value="7.46666666666666" calcext:value-type="float">
            <text:p>7,4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55:.B66])" office:value-type="float" office:value="2.40636781490404" calcext:value-type="float">
            <text:p>2,4063678149</text:p>
          </table:table-cell>
          <table:table-cell table:formula="of:=AVERAGE([.B55:.B66])" office:value-type="float" office:value="23.1833333333333" calcext:value-type="float">
            <text:p>23,1833333333</text:p>
          </table:table-cell>
          <table:table-cell table:formula="of:=[.D66]-[.C66]" office:value-type="float" office:value="20.7769655184293" calcext:value-type="float">
            <text:p>20,7769655184</text:p>
          </table:table-cell>
          <table:table-cell table:formula="of:=[.D66]-[.D54]" office:value-type="float" office:value="7.56666666666667" calcext:value-type="float">
            <text:p>7,5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7.2" calcext:value-type="float">
            <text:p>27,2</text:p>
          </table:table-cell>
          <table:table-cell table:formula="of:=COM.MICROSOFT.STDEV.S([.B56:.B67])" office:value-type="float" office:value="2.37748275333897" calcext:value-type="float">
            <text:p>2,3774827533</text:p>
          </table:table-cell>
          <table:table-cell table:formula="of:=AVERAGE([.B56:.B67])" office:value-type="float" office:value="23.8166666666667" calcext:value-type="float">
            <text:p>23,8166666667</text:p>
          </table:table-cell>
          <table:table-cell table:formula="of:=[.D67]-[.C67]" office:value-type="float" office:value="21.4391839133277" calcext:value-type="float">
            <text:p>21,4391839133</text:p>
          </table:table-cell>
          <table:table-cell table:formula="of:=[.D67]-[.D55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7.6" calcext:value-type="float">
            <text:p>27,6</text:p>
          </table:table-cell>
          <table:table-cell table:formula="of:=COM.MICROSOFT.STDEV.S([.B57:.B68])" office:value-type="float" office:value="2.29602753124662" calcext:value-type="float">
            <text:p>2,2960275312</text:p>
          </table:table-cell>
          <table:table-cell table:formula="of:=AVERAGE([.B57:.B68])" office:value-type="float" office:value="24.4416666666667" calcext:value-type="float">
            <text:p>24,4416666667</text:p>
          </table:table-cell>
          <table:table-cell table:formula="of:=[.D68]-[.C68]" office:value-type="float" office:value="22.14563913542" calcext:value-type="float">
            <text:p>22,1456391354</text:p>
          </table:table-cell>
          <table:table-cell table:formula="of:=[.D68]-[.D56]" office:value-type="float" office:value="7.60833333333333" calcext:value-type="float">
            <text:p>7,608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8.2" calcext:value-type="float">
            <text:p>28,2</text:p>
          </table:table-cell>
          <table:table-cell table:formula="of:=COM.MICROSOFT.STDEV.S([.B58:.B69])" office:value-type="float" office:value="2.23870904358252" calcext:value-type="float">
            <text:p>2,2387090436</text:p>
          </table:table-cell>
          <table:table-cell table:formula="of:=AVERAGE([.B58:.B69])" office:value-type="float" office:value="25.05" calcext:value-type="float">
            <text:p>25,05</text:p>
          </table:table-cell>
          <table:table-cell table:formula="of:=[.D69]-[.C69]" office:value-type="float" office:value="22.8112909564175" calcext:value-type="float">
            <text:p>22,8112909564</text:p>
          </table:table-cell>
          <table:table-cell table:formula="of:=[.D69]-[.D57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8.8" calcext:value-type="float">
            <text:p>28,8</text:p>
          </table:table-cell>
          <table:table-cell table:formula="of:=COM.MICROSOFT.STDEV.S([.B59:.B70])" office:value-type="float" office:value="2.15968572348905" calcext:value-type="float">
            <text:p>2,1596857235</text:p>
          </table:table-cell>
          <table:table-cell table:formula="of:=AVERAGE([.B59:.B70])" office:value-type="float" office:value="25.6666666666667" calcext:value-type="float">
            <text:p>25,6666666667</text:p>
          </table:table-cell>
          <table:table-cell table:formula="of:=[.D70]-[.C70]" office:value-type="float" office:value="23.5069809431776" calcext:value-type="float">
            <text:p>23,5069809432</text:p>
          </table:table-cell>
          <table:table-cell table:formula="of:=[.D70]-[.D58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9.3" calcext:value-type="float">
            <text:p>29,3</text:p>
          </table:table-cell>
          <table:table-cell table:formula="of:=COM.MICROSOFT.STDEV.S([.B60:.B71])" office:value-type="float" office:value="2.07729427745602" calcext:value-type="float">
            <text:p>2,0772942775</text:p>
          </table:table-cell>
          <table:table-cell table:formula="of:=AVERAGE([.B60:.B71])" office:value-type="float" office:value="26.2666666666667" calcext:value-type="float">
            <text:p>26,2666666667</text:p>
          </table:table-cell>
          <table:table-cell table:formula="of:=[.D71]-[.C71]" office:value-type="float" office:value="24.1893723892106" calcext:value-type="float">
            <text:p>24,1893723892</text:p>
          </table:table-cell>
          <table:table-cell table:formula="of:=[.D71]-[.D59]" office:value-type="float" office:value="7.575" calcext:value-type="float">
            <text:p>7,57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9.7" calcext:value-type="float">
            <text:p>29,7</text:p>
          </table:table-cell>
          <table:table-cell table:formula="of:=COM.MICROSOFT.STDEV.S([.B61:.B72])" office:value-type="float" office:value="1.94490398610099" calcext:value-type="float">
            <text:p>1,9449039861</text:p>
          </table:table-cell>
          <table:table-cell table:formula="of:=AVERAGE([.B61:.B72])" office:value-type="float" office:value="26.8583333333333" calcext:value-type="float">
            <text:p>26,8583333333</text:p>
          </table:table-cell>
          <table:table-cell table:formula="of:=[.D72]-[.C72]" office:value-type="float" office:value="24.9134293472323" calcext:value-type="float">
            <text:p>24,9134293472</text:p>
          </table:table-cell>
          <table:table-cell table:formula="of:=[.D72]-[.D60]" office:value-type="float" office:value="7.575" calcext:value-type="float">
            <text:p>7,57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9.9" calcext:value-type="float">
            <text:p>29,9</text:p>
          </table:table-cell>
          <table:table-cell table:formula="of:=COM.MICROSOFT.STDEV.S([.B62:.B73])" office:value-type="float" office:value="1.85085975108375" calcext:value-type="float">
            <text:p>1,8508597511</text:p>
          </table:table-cell>
          <table:table-cell table:formula="of:=AVERAGE([.B62:.B73])" office:value-type="float" office:value="27.375" calcext:value-type="float">
            <text:p>27,375</text:p>
          </table:table-cell>
          <table:table-cell table:formula="of:=[.D73]-[.C73]" office:value-type="float" office:value="25.5241402489162" calcext:value-type="float">
            <text:p>25,5241402489</text:p>
          </table:table-cell>
          <table:table-cell table:formula="of:=[.D73]-[.D61]" office:value-type="float" office:value="7.45833333333333" calcext:value-type="float">
            <text:p>7,458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0.4" calcext:value-type="float">
            <text:p>30,4</text:p>
          </table:table-cell>
          <table:table-cell table:formula="of:=COM.MICROSOFT.STDEV.S([.B63:.B74])" office:value-type="float" office:value="1.78331917298258" calcext:value-type="float">
            <text:p>1,783319173</text:p>
          </table:table-cell>
          <table:table-cell table:formula="of:=AVERAGE([.B63:.B74])" office:value-type="float" office:value="27.875" calcext:value-type="float">
            <text:p>27,875</text:p>
          </table:table-cell>
          <table:table-cell table:formula="of:=[.D74]-[.C74]" office:value-type="float" office:value="26.0916808270174" calcext:value-type="float">
            <text:p>26,091680827</text:p>
          </table:table-cell>
          <table:table-cell table:formula="of:=[.D74]-[.D62]" office:value-type="float" office:value="7.33333333333333" calcext:value-type="float">
            <text:p>7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0.7" calcext:value-type="float">
            <text:p>30,7</text:p>
          </table:table-cell>
          <table:table-cell table:formula="of:=COM.MICROSOFT.STDEV.S([.B64:.B75])" office:value-type="float" office:value="1.72281921878242" calcext:value-type="float">
            <text:p>1,7228192188</text:p>
          </table:table-cell>
          <table:table-cell table:formula="of:=AVERAGE([.B64:.B75])" office:value-type="float" office:value="28.3416666666667" calcext:value-type="float">
            <text:p>28,3416666667</text:p>
          </table:table-cell>
          <table:table-cell table:formula="of:=[.D75]-[.C75]" office:value-type="float" office:value="26.6188474478843" calcext:value-type="float">
            <text:p>26,6188474479</text:p>
          </table:table-cell>
          <table:table-cell table:formula="of:=[.D75]-[.D63]" office:value-type="float" office:value="7.15" calcext:value-type="float">
            <text:p>7,1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1.3" calcext:value-type="float">
            <text:p>31,3</text:p>
          </table:table-cell>
          <table:table-cell table:formula="of:=COM.MICROSOFT.STDEV.S([.B65:.B76])" office:value-type="float" office:value="1.68352084164183" calcext:value-type="float">
            <text:p>1,6835208416</text:p>
          </table:table-cell>
          <table:table-cell table:formula="of:=AVERAGE([.B65:.B76])" office:value-type="float" office:value="28.8166666666667" calcext:value-type="float">
            <text:p>28,8166666667</text:p>
          </table:table-cell>
          <table:table-cell table:formula="of:=[.D76]-[.C76]" office:value-type="float" office:value="27.1331458250248" calcext:value-type="float">
            <text:p>27,133145825</text:p>
          </table:table-cell>
          <table:table-cell table:formula="of:=[.D76]-[.D64]" office:value-type="float" office:value="6.96666666666667" calcext:value-type="float">
            <text:p>6,9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1.8" calcext:value-type="float">
            <text:p>31,8</text:p>
          </table:table-cell>
          <table:table-cell table:formula="of:=COM.MICROSOFT.STDEV.S([.B66:.B77])" office:value-type="float" office:value="1.65114744307947" calcext:value-type="float">
            <text:p>1,6511474431</text:p>
          </table:table-cell>
          <table:table-cell table:formula="of:=AVERAGE([.B66:.B77])" office:value-type="float" office:value="29.2916666666667" calcext:value-type="float">
            <text:p>29,2916666667</text:p>
          </table:table-cell>
          <table:table-cell table:formula="of:=[.D77]-[.C77]" office:value-type="float" office:value="27.6405192235872" calcext:value-type="float">
            <text:p>27,6405192236</text:p>
          </table:table-cell>
          <table:table-cell table:formula="of:=[.D77]-[.D65]" office:value-type="float" office:value="6.77500000000001" calcext:value-type="float">
            <text:p>6,77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2" calcext:value-type="float">
            <text:p>32</text:p>
          </table:table-cell>
          <table:table-cell table:formula="of:=COM.MICROSOFT.STDEV.S([.B67:.B78])" office:value-type="float" office:value="1.58542127084905" calcext:value-type="float">
            <text:p>1,5854212708</text:p>
          </table:table-cell>
          <table:table-cell table:formula="of:=AVERAGE([.B67:.B78])" office:value-type="float" office:value="29.7416666666667" calcext:value-type="float">
            <text:p>29,7416666667</text:p>
          </table:table-cell>
          <table:table-cell table:formula="of:=[.D78]-[.C78]" office:value-type="float" office:value="28.1562453958176" calcext:value-type="float">
            <text:p>28,1562453958</text:p>
          </table:table-cell>
          <table:table-cell table:formula="of:=[.D78]-[.D66]" office:value-type="float" office:value="6.55833333333333" calcext:value-type="float">
            <text:p>6,558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1.9" calcext:value-type="float">
            <text:p>31,9</text:p>
          </table:table-cell>
          <table:table-cell table:formula="of:=COM.MICROSOFT.STDEV.S([.B68:.B79])" office:value-type="float" office:value="1.47730302999224" calcext:value-type="float">
            <text:p>1,47730303</text:p>
          </table:table-cell>
          <table:table-cell table:formula="of:=AVERAGE([.B68:.B79])" office:value-type="float" office:value="30.1333333333333" calcext:value-type="float">
            <text:p>30,1333333333</text:p>
          </table:table-cell>
          <table:table-cell table:formula="of:=[.D79]-[.C79]" office:value-type="float" office:value="28.6560303033411" calcext:value-type="float">
            <text:p>28,6560303033</text:p>
          </table:table-cell>
          <table:table-cell table:formula="of:=[.D79]-[.D67]" office:value-type="float" office:value="6.31666666666667" calcext:value-type="float">
            <text:p>6,3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2.5" calcext:value-type="float">
            <text:p>32,5</text:p>
          </table:table-cell>
          <table:table-cell table:formula="of:=COM.MICROSOFT.STDEV.S([.B69:.B80])" office:value-type="float" office:value="1.38790773424889" calcext:value-type="float">
            <text:p>1,3879077342</text:p>
          </table:table-cell>
          <table:table-cell table:formula="of:=AVERAGE([.B69:.B80])" office:value-type="float" office:value="30.5416666666667" calcext:value-type="float">
            <text:p>30,5416666667</text:p>
          </table:table-cell>
          <table:table-cell table:formula="of:=[.D80]-[.C80]" office:value-type="float" office:value="29.1537589324178" calcext:value-type="float">
            <text:p>29,1537589324</text:p>
          </table:table-cell>
          <table:table-cell table:formula="of:=[.D80]-[.D68]"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3.2" calcext:value-type="float">
            <text:p>33,2</text:p>
          </table:table-cell>
          <table:table-cell table:formula="of:=COM.MICROSOFT.STDEV.S([.B70:.B81])" office:value-type="float" office:value="1.37143477181138" calcext:value-type="float">
            <text:p>1,3714347718</text:p>
          </table:table-cell>
          <table:table-cell table:formula="of:=AVERAGE([.B70:.B81])" office:value-type="float" office:value="30.9583333333333" calcext:value-type="float">
            <text:p>30,9583333333</text:p>
          </table:table-cell>
          <table:table-cell table:formula="of:=[.D81]-[.C81]" office:value-type="float" office:value="29.5868985615219" calcext:value-type="float">
            <text:p>29,5868985615</text:p>
          </table:table-cell>
          <table:table-cell table:formula="of:=[.D81]-[.D69]" office:value-type="float" office:value="5.90833333333334" calcext:value-type="float">
            <text:p>5,908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3.3" calcext:value-type="float">
            <text:p>33,3</text:p>
          </table:table-cell>
          <table:table-cell table:formula="of:=COM.MICROSOFT.STDEV.S([.B71:.B82])" office:value-type="float" office:value="1.34254394431774" calcext:value-type="float">
            <text:p>1,3425439443</text:p>
          </table:table-cell>
          <table:table-cell table:formula="of:=AVERAGE([.B71:.B82])" office:value-type="float" office:value="31.3333333333333" calcext:value-type="float">
            <text:p>31,3333333333</text:p>
          </table:table-cell>
          <table:table-cell table:formula="of:=[.D82]-[.C82]" office:value-type="float" office:value="29.9907893890156" calcext:value-type="float">
            <text:p>29,990789389</text:p>
          </table:table-cell>
          <table:table-cell table:formula="of:=[.D82]-[.D70]" office:value-type="float" office:value="5.66666666666667" calcext:value-type="float">
            <text:p>5,6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3.5" calcext:value-type="float">
            <text:p>33,5</text:p>
          </table:table-cell>
          <table:table-cell table:formula="of:=COM.MICROSOFT.STDEV.S([.B72:.B83])" office:value-type="float" office:value="1.31137217055151" calcext:value-type="float">
            <text:p>1,3113721706</text:p>
          </table:table-cell>
          <table:table-cell table:formula="of:=AVERAGE([.B72:.B83])" office:value-type="float" office:value="31.6833333333333" calcext:value-type="float">
            <text:p>31,6833333333</text:p>
          </table:table-cell>
          <table:table-cell table:formula="of:=[.D83]-[.C83]" office:value-type="float" office:value="30.3719611627818" calcext:value-type="float">
            <text:p>30,3719611628</text:p>
          </table:table-cell>
          <table:table-cell table:formula="of:=[.D83]-[.D71]" office:value-type="float" office:value="5.41666666666667" calcext:value-type="float">
            <text:p>5,41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1.1" calcext:value-type="float">
            <text:p>31,1</text:p>
          </table:table-cell>
          <table:table-cell table:formula="of:=COM.MICROSOFT.STDEV.S([.B73:.B84])" office:value-type="float" office:value="1.17395988780785" calcext:value-type="float">
            <text:p>1,1739598878</text:p>
          </table:table-cell>
          <table:table-cell table:formula="of:=AVERAGE([.B73:.B84])" office:value-type="float" office:value="31.8" calcext:value-type="float">
            <text:p>31,8</text:p>
          </table:table-cell>
          <table:table-cell table:formula="of:=[.D84]-[.C84]" office:value-type="float" office:value="30.6260401121922" calcext:value-type="float">
            <text:p>30,6260401122</text:p>
          </table:table-cell>
          <table:table-cell table:formula="of:=[.D84]-[.D72]" office:value-type="float" office:value="4.94166666666667" calcext:value-type="float">
            <text:p>4,941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1.5" calcext:value-type="float">
            <text:p>31,5</text:p>
          </table:table-cell>
          <table:table-cell table:formula="of:=COM.MICROSOFT.STDEV.S([.B74:.B85])" office:value-type="float" office:value="1.01920943813717" calcext:value-type="float">
            <text:p>1,0192094381</text:p>
          </table:table-cell>
          <table:table-cell table:formula="of:=AVERAGE([.B74:.B85])" office:value-type="float" office:value="31.9333333333333" calcext:value-type="float">
            <text:p>31,9333333333</text:p>
          </table:table-cell>
          <table:table-cell table:formula="of:=[.D85]-[.C85]" office:value-type="float" office:value="30.9141238951962" calcext:value-type="float">
            <text:p>30,9141238952</text:p>
          </table:table-cell>
          <table:table-cell table:formula="of:=[.D85]-[.D73]" office:value-type="float" office:value="4.55833333333334" calcext:value-type="float">
            <text:p>4,558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.8" calcext:value-type="float">
            <text:p>31,8</text:p>
          </table:table-cell>
          <table:table-cell table:formula="of:=COM.MICROSOFT.STDEV.S([.B75:.B86])" office:value-type="float" office:value="0.901009534809805" calcext:value-type="float">
            <text:p>0,9010095348</text:p>
          </table:table-cell>
          <table:table-cell table:formula="of:=AVERAGE([.B75:.B86])" office:value-type="float" office:value="32.05" calcext:value-type="float">
            <text:p>32,05</text:p>
          </table:table-cell>
          <table:table-cell table:formula="of:=[.D86]-[.C86]" office:value-type="float" office:value="31.1489904651902" calcext:value-type="float">
            <text:p>31,1489904652</text:p>
          </table:table-cell>
          <table:table-cell table:formula="of:=[.D86]-[.D74]" office:value-type="float" office:value="4.175" calcext:value-type="float">
            <text:p>4,1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2.2" calcext:value-type="float">
            <text:p>32,2</text:p>
          </table:table-cell>
          <table:table-cell table:formula="of:=COM.MICROSOFT.STDEV.S([.B76:.B87])" office:value-type="float" office:value="0.79444091261488" calcext:value-type="float">
            <text:p>0,7944409126</text:p>
          </table:table-cell>
          <table:table-cell table:formula="of:=AVERAGE([.B76:.B87])" office:value-type="float" office:value="32.175" calcext:value-type="float">
            <text:p>32,175</text:p>
          </table:table-cell>
          <table:table-cell table:formula="of:=[.D87]-[.C87]" office:value-type="float" office:value="31.3805590873851" calcext:value-type="float">
            <text:p>31,3805590874</text:p>
          </table:table-cell>
          <table:table-cell table:formula="of:=[.D87]-[.D75]" office:value-type="float" office:value="3.83333333333334" calcext:value-type="float">
            <text:p>3,8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2.7" calcext:value-type="float">
            <text:p>32,7</text:p>
          </table:table-cell>
          <table:table-cell table:formula="of:=COM.MICROSOFT.STDEV.S([.B77:.B88])" office:value-type="float" office:value="0.756136511644838" calcext:value-type="float">
            <text:p>0,7561365116</text:p>
          </table:table-cell>
          <table:table-cell table:formula="of:=AVERAGE([.B77:.B88])" office:value-type="float" office:value="32.2916666666667" calcext:value-type="float">
            <text:p>32,2916666667</text:p>
          </table:table-cell>
          <table:table-cell table:formula="of:=[.D88]-[.C88]" office:value-type="float" office:value="31.5355301550218" calcext:value-type="float">
            <text:p>31,535530155</text:p>
          </table:table-cell>
          <table:table-cell table:formula="of:=[.D88]-[.D76]" office:value-type="float" office:value="3.475" calcext:value-type="float">
            <text:p>3,4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3" calcext:value-type="float">
            <text:p>33</text:p>
          </table:table-cell>
          <table:table-cell table:formula="of:=COM.MICROSOFT.STDEV.S([.B78:.B89])" office:value-type="float" office:value="0.764506178503285" calcext:value-type="float">
            <text:p>0,7645061785</text:p>
          </table:table-cell>
          <table:table-cell table:formula="of:=AVERAGE([.B78:.B89])" office:value-type="float" office:value="32.3916666666667" calcext:value-type="float">
            <text:p>32,3916666667</text:p>
          </table:table-cell>
          <table:table-cell table:formula="of:=[.D89]-[.C89]" office:value-type="float" office:value="31.6271604881634" calcext:value-type="float">
            <text:p>31,6271604882</text:p>
          </table:table-cell>
          <table:table-cell table:formula="of:=[.D89]-[.D77]" office:value-type="float" office:value="3.09999999999999" calcext:value-type="float">
            <text:p>3,1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.4" calcext:value-type="float">
            <text:p>32,4</text:p>
          </table:table-cell>
          <table:table-cell table:formula="of:=COM.MICROSOFT.STDEV.S([.B79:.B90])" office:value-type="float" office:value="0.754531763293091" calcext:value-type="float">
            <text:p>0,7545317633</text:p>
          </table:table-cell>
          <table:table-cell table:formula="of:=AVERAGE([.B79:.B90])" office:value-type="float" office:value="32.425" calcext:value-type="float">
            <text:p>32,425</text:p>
          </table:table-cell>
          <table:table-cell table:formula="of:=[.D90]-[.C90]" office:value-type="float" office:value="31.6704682367069" calcext:value-type="float">
            <text:p>31,6704682367</text:p>
          </table:table-cell>
          <table:table-cell table:formula="of:=[.D90]-[.D78]" office:value-type="float" office:value="2.68333333333333" calcext:value-type="float">
            <text:p>2,68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1.5" calcext:value-type="float">
            <text:p>31,5</text:p>
          </table:table-cell>
          <table:table-cell table:formula="of:=COM.MICROSOFT.STDEV.S([.B80:.B91])" office:value-type="float" office:value="0.787929776904854" calcext:value-type="float">
            <text:p>0,7879297769</text:p>
          </table:table-cell>
          <table:table-cell table:formula="of:=AVERAGE([.B80:.B91])" office:value-type="float" office:value="32.3916666666667" calcext:value-type="float">
            <text:p>32,3916666667</text:p>
          </table:table-cell>
          <table:table-cell table:formula="of:=[.D91]-[.C91]" office:value-type="float" office:value="31.6037368897618" calcext:value-type="float">
            <text:p>31,6037368898</text:p>
          </table:table-cell>
          <table:table-cell table:formula="of:=[.D91]-[.D79]" office:value-type="float" office:value="2.25833333333333" calcext:value-type="float">
            <text:p>2,258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1.8" calcext:value-type="float">
            <text:p>31,8</text:p>
          </table:table-cell>
          <table:table-cell table:formula="of:=COM.MICROSOFT.STDEV.S([.B81:.B92])" office:value-type="float" office:value="0.804909179894718" calcext:value-type="float">
            <text:p>0,8049091799</text:p>
          </table:table-cell>
          <table:table-cell table:formula="of:=AVERAGE([.B81:.B92])" office:value-type="float" office:value="32.3333333333333" calcext:value-type="float">
            <text:p>32,3333333333</text:p>
          </table:table-cell>
          <table:table-cell table:formula="of:=[.D92]-[.C92]" office:value-type="float" office:value="31.5284241534386" calcext:value-type="float">
            <text:p>31,5284241534</text:p>
          </table:table-cell>
          <table:table-cell table:formula="of:=[.D92]-[.D80]" office:value-type="float" office:value="1.79166666666668" calcext:value-type="float">
            <text:p>1,791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1.9" calcext:value-type="float">
            <text:p>31,9</text:p>
          </table:table-cell>
          <table:table-cell table:formula="of:=COM.MICROSOFT.STDEV.S([.B82:.B93])" office:value-type="float" office:value="0.764109701786095" calcext:value-type="float">
            <text:p>0,7641097018</text:p>
          </table:table-cell>
          <table:table-cell table:formula="of:=AVERAGE([.B82:.B93])" office:value-type="float" office:value="32.225" calcext:value-type="float">
            <text:p>32,225</text:p>
          </table:table-cell>
          <table:table-cell table:formula="of:=[.D93]-[.C93]" office:value-type="float" office:value="31.4608902982139" calcext:value-type="float">
            <text:p>31,4608902982</text:p>
          </table:table-cell>
          <table:table-cell table:formula="of:=[.D93]-[.D81]" office:value-type="float" office:value="1.26666666666667" calcext:value-type="float">
            <text:p>1,2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2.2" calcext:value-type="float">
            <text:p>32,2</text:p>
          </table:table-cell>
          <table:table-cell table:formula="of:=COM.MICROSOFT.STDEV.S([.B83:.B94])" office:value-type="float" office:value="0.685344416842342" calcext:value-type="float">
            <text:p>0,6853444168</text:p>
          </table:table-cell>
          <table:table-cell table:formula="of:=AVERAGE([.B83:.B94])" office:value-type="float" office:value="32.1333333333333" calcext:value-type="float">
            <text:p>32,1333333333</text:p>
          </table:table-cell>
          <table:table-cell table:formula="of:=[.D94]-[.C94]" office:value-type="float" office:value="31.447988916491" calcext:value-type="float">
            <text:p>31,4479889165</text:p>
          </table:table-cell>
          <table:table-cell table:formula="of:=[.D94]-[.D82]" office:value-type="float" office:value="0.799999999999994" calcext:value-type="float">
            <text:p>0,8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2.2" calcext:value-type="float">
            <text:p>32,2</text:p>
          </table:table-cell>
          <table:table-cell table:formula="of:=COM.MICROSOFT.STDEV.S([.B84:.B95])" office:value-type="float" office:value="0.536190264738181" calcext:value-type="float">
            <text:p>0,5361902647</text:p>
          </table:table-cell>
          <table:table-cell table:formula="of:=AVERAGE([.B84:.B95])" office:value-type="float" office:value="32.025" calcext:value-type="float">
            <text:p>32,025</text:p>
          </table:table-cell>
          <table:table-cell table:formula="of:=[.D95]-[.C95]" office:value-type="float" office:value="31.4888097352618" calcext:value-type="float">
            <text:p>31,4888097353</text:p>
          </table:table-cell>
          <table:table-cell table:formula="of:=[.D95]-[.D83]" office:value-type="float" office:value="0.341666666666665" calcext:value-type="float">
            <text:p>0,341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8.5" calcext:value-type="float">
            <text:p>28,5</text:p>
          </table:table-cell>
          <table:table-cell table:formula="of:=COM.MICROSOFT.STDEV.S([.B85:.B96])" office:value-type="float" office:value="1.13494760258175" calcext:value-type="float">
            <text:p>1,1349476026</text:p>
          </table:table-cell>
          <table:table-cell table:formula="of:=AVERAGE([.B85:.B96])" office:value-type="float" office:value="31.8083333333333" calcext:value-type="float">
            <text:p>31,8083333333</text:p>
          </table:table-cell>
          <table:table-cell table:formula="of:=[.D96]-[.C96]" office:value-type="float" office:value="30.6733857307516" calcext:value-type="float">
            <text:p>30,6733857308</text:p>
          </table:table-cell>
          <table:table-cell table:formula="of:=[.D96]-[.D84]" office:value-type="float" office:value="0.00833333333333286" calcext:value-type="float">
            <text:p>0,008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8.1" calcext:value-type="float">
            <text:p>28,1</text:p>
          </table:table-cell>
          <table:table-cell table:formula="of:=COM.MICROSOFT.STDEV.S([.B86:.B97])" office:value-type="float" office:value="1.56270453206787" calcext:value-type="float">
            <text:p>1,5627045321</text:p>
          </table:table-cell>
          <table:table-cell table:formula="of:=AVERAGE([.B86:.B97])" office:value-type="float" office:value="31.525" calcext:value-type="float">
            <text:p>31,525</text:p>
          </table:table-cell>
          <table:table-cell table:formula="of:=[.D97]-[.C97]" office:value-type="float" office:value="29.9622954679321" calcext:value-type="float">
            <text:p>29,9622954679</text:p>
          </table:table-cell>
          <table:table-cell table:formula="of:=[.D97]-[.D85]" office:value-type="float" office:value="-0.408333333333328" calcext:value-type="float">
            <text:p>-0,408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6" calcext:value-type="float">
            <text:p>26</text:p>
          </table:table-cell>
          <table:table-cell table:formula="of:=COM.MICROSOFT.STDEV.S([.B87:.B98])" office:value-type="float" office:value="2.22606801061396" calcext:value-type="float">
            <text:p>2,2260680106</text:p>
          </table:table-cell>
          <table:table-cell table:formula="of:=AVERAGE([.B87:.B98])" office:value-type="float" office:value="31.0416666666667" calcext:value-type="float">
            <text:p>31,0416666667</text:p>
          </table:table-cell>
          <table:table-cell table:formula="of:=[.D98]-[.C98]" office:value-type="float" office:value="28.8155986560527" calcext:value-type="float">
            <text:p>28,8155986561</text:p>
          </table:table-cell>
          <table:table-cell table:formula="of:=[.D98]-[.D86]" office:value-type="float" office:value="-1.00833333333334" calcext:value-type="float">
            <text:p>-1,008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6.2" calcext:value-type="float">
            <text:p>26,2</text:p>
          </table:table-cell>
          <table:table-cell table:formula="of:=COM.MICROSOFT.STDEV.S([.B88:.B99])" office:value-type="float" office:value="2.58684023941225" calcext:value-type="float">
            <text:p>2,5868402394</text:p>
          </table:table-cell>
          <table:table-cell table:formula="of:=AVERAGE([.B88:.B99])" office:value-type="float" office:value="30.5416666666667" calcext:value-type="float">
            <text:p>30,5416666667</text:p>
          </table:table-cell>
          <table:table-cell table:formula="of:=[.D99]-[.C99]" office:value-type="float" office:value="27.9548264272544" calcext:value-type="float">
            <text:p>27,9548264273</text:p>
          </table:table-cell>
          <table:table-cell table:formula="of:=[.D99]-[.D87]" office:value-type="float" office:value="-1.63333333333334" calcext:value-type="float">
            <text:p>-1,6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3.2" calcext:value-type="float">
            <text:p>23,2</text:p>
          </table:table-cell>
          <table:table-cell table:formula="of:=COM.MICROSOFT.STDEV.S([.B89:.B100])" office:value-type="float" office:value="3.23798478293914" calcext:value-type="float">
            <text:p>3,2379847829</text:p>
          </table:table-cell>
          <table:table-cell table:formula="of:=AVERAGE([.B89:.B100])" office:value-type="float" office:value="29.75" calcext:value-type="float">
            <text:p>29,75</text:p>
          </table:table-cell>
          <table:table-cell table:formula="of:=[.D100]-[.C100]" office:value-type="float" office:value="26.5120152170609" calcext:value-type="float">
            <text:p>26,5120152171</text:p>
          </table:table-cell>
          <table:table-cell table:formula="of:=[.D100]-[.D88]" office:value-type="float" office:value="-2.54166666666666" calcext:value-type="float">
            <text:p>-2,541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90:.B101])" office:value-type="float" office:value="3.54874070707633" calcext:value-type="float">
            <text:p>3,5487407071</text:p>
          </table:table-cell>
          <table:table-cell table:formula="of:=AVERAGE([.B90:.B101])" office:value-type="float" office:value="28.9416666666667" calcext:value-type="float">
            <text:p>28,9416666667</text:p>
          </table:table-cell>
          <table:table-cell table:formula="of:=[.D101]-[.C101]" office:value-type="float" office:value="25.3929259595903" calcext:value-type="float">
            <text:p>25,3929259596</text:p>
          </table:table-cell>
          <table:table-cell table:formula="of:=[.D101]-[.D89]" office:value-type="float" office:value="-3.45" calcext:value-type="float">
            <text:p>-3,4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3.4" calcext:value-type="float">
            <text:p>23,4</text:p>
          </table:table-cell>
          <table:table-cell table:formula="of:=COM.MICROSOFT.STDEV.S([.B91:.B102])" office:value-type="float" office:value="3.69925258626249" calcext:value-type="float">
            <text:p>3,6992525863</text:p>
          </table:table-cell>
          <table:table-cell table:formula="of:=AVERAGE([.B91:.B102])" office:value-type="float" office:value="28.1916666666667" calcext:value-type="float">
            <text:p>28,1916666667</text:p>
          </table:table-cell>
          <table:table-cell table:formula="of:=[.D102]-[.C102]" office:value-type="float" office:value="24.4924140804042" calcext:value-type="float">
            <text:p>24,4924140804</text:p>
          </table:table-cell>
          <table:table-cell table:formula="of:=[.D102]-[.D90]" office:value-type="float" office:value="-4.23333333333333" calcext:value-type="float">
            <text:p>-4,2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3.9" calcext:value-type="float">
            <text:p>23,9</text:p>
          </table:table-cell>
          <table:table-cell table:formula="of:=COM.MICROSOFT.STDEV.S([.B92:.B103])" office:value-type="float" office:value="3.73179419030416" calcext:value-type="float">
            <text:p>3,7317941903</text:p>
          </table:table-cell>
          <table:table-cell table:formula="of:=AVERAGE([.B92:.B103])" office:value-type="float" office:value="27.5583333333333" calcext:value-type="float">
            <text:p>27,5583333333</text:p>
          </table:table-cell>
          <table:table-cell table:formula="of:=[.D103]-[.C103]" office:value-type="float" office:value="23.8265391430292" calcext:value-type="float">
            <text:p>23,826539143</text:p>
          </table:table-cell>
          <table:table-cell table:formula="of:=[.D103]-[.D91]" office:value-type="float" office:value="-4.83333333333333" calcext:value-type="float">
            <text:p>-4,8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93:.B104])" office:value-type="float" office:value="3.51783335522755" calcext:value-type="float">
            <text:p>3,5178333552</text:p>
          </table:table-cell>
          <table:table-cell table:formula="of:=AVERAGE([.B93:.B104])" office:value-type="float" office:value="27.0333333333333" calcext:value-type="float">
            <text:p>27,0333333333</text:p>
          </table:table-cell>
          <table:table-cell table:formula="of:=[.D104]-[.C104]" office:value-type="float" office:value="23.5154999781058" calcext:value-type="float">
            <text:p>23,5154999781</text:p>
          </table:table-cell>
          <table:table-cell table:formula="of:=[.D104]-[.D92]" office:value-type="float" office:value="-5.3" calcext:value-type="float">
            <text:p>-5,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6" calcext:value-type="float">
            <text:p>26</text:p>
          </table:table-cell>
          <table:table-cell table:formula="of:=COM.MICROSOFT.STDEV.S([.B94:.B105])" office:value-type="float" office:value="3.17102172617578" calcext:value-type="float">
            <text:p>3,1710217262</text:p>
          </table:table-cell>
          <table:table-cell table:formula="of:=AVERAGE([.B94:.B105])" office:value-type="float" office:value="26.5416666666667" calcext:value-type="float">
            <text:p>26,5416666667</text:p>
          </table:table-cell>
          <table:table-cell table:formula="of:=[.D105]-[.C105]" office:value-type="float" office:value="23.3706449404909" calcext:value-type="float">
            <text:p>23,3706449405</text:p>
          </table:table-cell>
          <table:table-cell table:formula="of:=[.D105]-[.D93]" office:value-type="float" office:value="-5.68333333333333" calcext:value-type="float">
            <text:p>-5,68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6" calcext:value-type="float">
            <text:p>26</text:p>
          </table:table-cell>
          <table:table-cell table:formula="of:=COM.MICROSOFT.STDEV.S([.B95:.B106])" office:value-type="float" office:value="2.6230187328205" calcext:value-type="float">
            <text:p>2,6230187328</text:p>
          </table:table-cell>
          <table:table-cell table:formula="of:=AVERAGE([.B95:.B106])" office:value-type="float" office:value="26.025" calcext:value-type="float">
            <text:p>26,025</text:p>
          </table:table-cell>
          <table:table-cell table:formula="of:=[.D106]-[.C106]" office:value-type="float" office:value="23.4019812671795" calcext:value-type="float">
            <text:p>23,4019812672</text:p>
          </table:table-cell>
          <table:table-cell table:formula="of:=[.D106]-[.D94]" office:value-type="float" office:value="-6.10833333333333" calcext:value-type="float">
            <text:p>-6,108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6" calcext:value-type="float">
            <text:p>26</text:p>
          </table:table-cell>
          <table:table-cell table:formula="of:=COM.MICROSOFT.STDEV.S([.B96:.B107])" office:value-type="float" office:value="1.76710257629587" calcext:value-type="float">
            <text:p>1,7671025763</text:p>
          </table:table-cell>
          <table:table-cell table:formula="of:=AVERAGE([.B96:.B107])" office:value-type="float" office:value="25.5083333333333" calcext:value-type="float">
            <text:p>25,5083333333</text:p>
          </table:table-cell>
          <table:table-cell table:formula="of:=[.D107]-[.C107]" office:value-type="float" office:value="23.7412307570375" calcext:value-type="float">
            <text:p>23,741230757</text:p>
          </table:table-cell>
          <table:table-cell table:formula="of:=[.D107]-[.D95]" office:value-type="float" office:value="-6.51666666666666" calcext:value-type="float">
            <text:p>-6,51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97:.B108])" office:value-type="float" office:value="1.50723005020548" calcext:value-type="float">
            <text:p>1,5072300502</text:p>
          </table:table-cell>
          <table:table-cell table:formula="of:=AVERAGE([.B97:.B108])" office:value-type="float" office:value="25.2916666666667" calcext:value-type="float">
            <text:p>25,2916666667</text:p>
          </table:table-cell>
          <table:table-cell table:formula="of:=[.D108]-[.C108]" office:value-type="float" office:value="23.7844366164612" calcext:value-type="float">
            <text:p>23,7844366165</text:p>
          </table:table-cell>
          <table:table-cell table:formula="of:=[.D108]-[.D96]" office:value-type="float" office:value="-6.51666666666667" calcext:value-type="float">
            <text:p>-6,51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98:.B109])" office:value-type="float" office:value="1.24023458191659" calcext:value-type="float">
            <text:p>1,2402345819</text:p>
          </table:table-cell>
          <table:table-cell table:formula="of:=AVERAGE([.B98:.B109])" office:value-type="float" office:value="25.1" calcext:value-type="float">
            <text:p>25,1</text:p>
          </table:table-cell>
          <table:table-cell table:formula="of:=[.D109]-[.C109]" office:value-type="float" office:value="23.8597654180834" calcext:value-type="float">
            <text:p>23,8597654181</text:p>
          </table:table-cell>
          <table:table-cell table:formula="of:=[.D109]-[.D97]" office:value-type="float" office:value="-6.42500000000001" calcext:value-type="float">
            <text:p>-6,42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99:.B110])" office:value-type="float" office:value="1.22832726860063" calcext:value-type="float">
            <text:p>1,2283272686</text:p>
          </table:table-cell>
          <table:table-cell table:formula="of:=AVERAGE([.B99:.B110])" office:value-type="float" office:value="25.0833333333333" calcext:value-type="float">
            <text:p>25,0833333333</text:p>
          </table:table-cell>
          <table:table-cell table:formula="of:=[.D110]-[.C110]" office:value-type="float" office:value="23.8550060647327" calcext:value-type="float">
            <text:p>23,8550060647</text:p>
          </table:table-cell>
          <table:table-cell table:formula="of:=[.D110]-[.D98]" office:value-type="float" office:value="-5.95833333333334" calcext:value-type="float">
            <text:p>-5,958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0:.B111])" office:value-type="float" office:value="1.20037872811421" calcext:value-type="float">
            <text:p>1,2003787281</text:p>
          </table:table-cell>
          <table:table-cell table:formula="of:=AVERAGE([.B100:.B111])" office:value-type="float" office:value="25.05" calcext:value-type="float">
            <text:p>25,05</text:p>
          </table:table-cell>
          <table:table-cell table:formula="of:=[.D111]-[.C111]" office:value-type="float" office:value="23.8496212718858" calcext:value-type="float">
            <text:p>23,8496212719</text:p>
          </table:table-cell>
          <table:table-cell table:formula="of:=[.D111]-[.D99]" office:value-type="float" office:value="-5.49166666666667" calcext:value-type="float">
            <text:p>-5,491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1:.B112])" office:value-type="float" office:value="1.06287203825153" calcext:value-type="float">
            <text:p>1,0628720383</text:p>
          </table:table-cell>
          <table:table-cell table:formula="of:=AVERAGE([.B101:.B112])" office:value-type="float" office:value="25.2666666666667" calcext:value-type="float">
            <text:p>25,2666666667</text:p>
          </table:table-cell>
          <table:table-cell table:formula="of:=[.D112]-[.C112]" office:value-type="float" office:value="24.2037946284151" calcext:value-type="float">
            <text:p>24,2037946284</text:p>
          </table:table-cell>
          <table:table-cell table:formula="of:=[.D112]-[.D100]" office:value-type="float" office:value="-4.48333333333333" calcext:value-type="float">
            <text:p>-4,4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2:.B113])" office:value-type="float" office:value="0.869822343407497" calcext:value-type="float">
            <text:p>0,8698223434</text:p>
          </table:table-cell>
          <table:table-cell table:formula="of:=AVERAGE([.B102:.B113])" office:value-type="float" office:value="25.475" calcext:value-type="float">
            <text:p>25,475</text:p>
          </table:table-cell>
          <table:table-cell table:formula="of:=[.D113]-[.C113]" office:value-type="float" office:value="24.6051776565925" calcext:value-type="float">
            <text:p>24,6051776566</text:p>
          </table:table-cell>
          <table:table-cell table:formula="of:=[.D113]-[.D101]" office:value-type="float" office:value="-3.46666666666666" calcext:value-type="float">
            <text:p>-3,4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3:.B114])" office:value-type="float" office:value="0.575444492228715" calcext:value-type="float">
            <text:p>0,5754444922</text:p>
          </table:table-cell>
          <table:table-cell table:formula="of:=AVERAGE([.B103:.B114])" office:value-type="float" office:value="25.675" calcext:value-type="float">
            <text:p>25,675</text:p>
          </table:table-cell>
          <table:table-cell table:formula="of:=[.D114]-[.C114]" office:value-type="float" office:value="25.0995555077713" calcext:value-type="float">
            <text:p>25,0995555078</text:p>
          </table:table-cell>
          <table:table-cell table:formula="of:=[.D114]-[.D102]" office:value-type="float" office:value="-2.51666666666667" calcext:value-type="float">
            <text:p>-2,51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04:.B115])" office:value-type="float" office:value="0.137068883368468" calcext:value-type="float">
            <text:p>0,1370688834</text:p>
          </table:table-cell>
          <table:table-cell table:formula="of:=AVERAGE([.B104:.B115])" office:value-type="float" office:value="25.8333333333333" calcext:value-type="float">
            <text:p>25,8333333333</text:p>
          </table:table-cell>
          <table:table-cell table:formula="of:=[.D115]-[.C115]" office:value-type="float" office:value="25.6962644499649" calcext:value-type="float">
            <text:p>25,69626445</text:p>
          </table:table-cell>
          <table:table-cell table:formula="of:=[.D115]-[.D103]" office:value-type="float" office:value="-1.72499999999999" calcext:value-type="float">
            <text:p>-1,72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5:.B116])" office:value-type="float" office:value="0.0999999999999998" calcext:value-type="float">
            <text:p>0,1</text:p>
          </table:table-cell>
          <table:table-cell table:formula="of:=AVERAGE([.B105:.B116])" office:value-type="float" office:value="25.85" calcext:value-type="float">
            <text:p>25,85</text:p>
          </table:table-cell>
          <table:table-cell table:formula="of:=[.D116]-[.C116]" office:value-type="float" office:value="25.75" calcext:value-type="float">
            <text:p>25,75</text:p>
          </table:table-cell>
          <table:table-cell table:formula="of:=[.D116]-[.D104]" office:value-type="float" office:value="-1.18333333333333" calcext:value-type="float">
            <text:p>-1,18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6:.B117])" office:value-type="float" office:value="0.0965307299163422" calcext:value-type="float">
            <text:p>0,0965307299</text:p>
          </table:table-cell>
          <table:table-cell table:formula="of:=AVERAGE([.B106:.B117])" office:value-type="float" office:value="25.825" calcext:value-type="float">
            <text:p>25,825</text:p>
          </table:table-cell>
          <table:table-cell table:formula="of:=[.D117]-[.C117]" office:value-type="float" office:value="25.7284692700837" calcext:value-type="float">
            <text:p>25,7284692701</text:p>
          </table:table-cell>
          <table:table-cell table:formula="of:=[.D117]-[.D105]" office:value-type="float" office:value="-0.716666666666665" calcext:value-type="float">
            <text:p>-0,71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7:.B118])" office:value-type="float" office:value="0.0852802865422443" calcext:value-type="float">
            <text:p>0,0852802865</text:p>
          </table:table-cell>
          <table:table-cell table:formula="of:=AVERAGE([.B107:.B118])" office:value-type="float" office:value="25.8" calcext:value-type="float">
            <text:p>25,8</text:p>
          </table:table-cell>
          <table:table-cell table:formula="of:=[.D118]-[.C118]" office:value-type="float" office:value="25.7147197134578" calcext:value-type="float">
            <text:p>25,7147197135</text:p>
          </table:table-cell>
          <table:table-cell table:formula="of:=[.D118]-[.D106]" office:value-type="float" office:value="-0.225000000000001" calcext:value-type="float">
            <text:p>-0,2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8:.B119])" office:value-type="float" office:value="0.0621581560508063" calcext:value-type="float">
            <text:p>0,0621581561</text:p>
          </table:table-cell>
          <table:table-cell table:formula="of:=AVERAGE([.B108:.B119])" office:value-type="float" office:value="25.775" calcext:value-type="float">
            <text:p>25,775</text:p>
          </table:table-cell>
          <table:table-cell table:formula="of:=[.D119]-[.C119]" office:value-type="float" office:value="25.7128418439492" calcext:value-type="float">
            <text:p>25,7128418439</text:p>
          </table:table-cell>
          <table:table-cell table:formula="of:=[.D119]-[.D107]" office:value-type="float" office:value="0.266666666666659" calcext:value-type="float">
            <text:p>0,2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09:.B120])" office:value-type="float" office:value="0.0514928650544445" calcext:value-type="float">
            <text:p>0,0514928651</text:p>
          </table:table-cell>
          <table:table-cell table:formula="of:=AVERAGE([.B109:.B120])" office:value-type="float" office:value="25.7583333333333" calcext:value-type="float">
            <text:p>25,7583333333</text:p>
          </table:table-cell>
          <table:table-cell table:formula="of:=[.D120]-[.C120]" office:value-type="float" office:value="25.7068404682789" calcext:value-type="float">
            <text:p>25,7068404683</text:p>
          </table:table-cell>
          <table:table-cell table:formula="of:=[.D120]-[.D108]" office:value-type="float" office:value="0.466666666666661" calcext:value-type="float">
            <text:p>0,4666666667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0:.B121])" office:value-type="float" office:value="0.0522232967867101" calcext:value-type="float">
            <text:p>0,0522232968</text:p>
          </table:table-cell>
          <table:table-cell table:formula="of:=AVERAGE([.B110:.B121])" office:value-type="float" office:value="25.75" calcext:value-type="float">
            <text:p>25,75</text:p>
          </table:table-cell>
          <table:table-cell table:formula="of:=[.D121]-[.C121]" office:value-type="float" office:value="25.6977767032133" calcext:value-type="float">
            <text:p>25,6977767032</text:p>
          </table:table-cell>
          <table:table-cell table:formula="of:=[.D121]-[.D109]" office:value-type="float" office:value="0.649999999999999" calcext:value-type="float">
            <text:p>0,6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1:.B122])" office:value-type="float" office:value="0.0514928650544445" calcext:value-type="float">
            <text:p>0,0514928651</text:p>
          </table:table-cell>
          <table:table-cell table:formula="of:=AVERAGE([.B111:.B122])" office:value-type="float" office:value="25.7416666666667" calcext:value-type="float">
            <text:p>25,7416666667</text:p>
          </table:table-cell>
          <table:table-cell table:formula="of:=[.D122]-[.C122]" office:value-type="float" office:value="25.6901738016122" calcext:value-type="float">
            <text:p>25,6901738016</text:p>
          </table:table-cell>
          <table:table-cell table:formula="of:=[.D122]-[.D110]" office:value-type="float" office:value="0.658333333333331" calcext:value-type="float">
            <text:p>0,658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12:.B123])" office:value-type="float" office:value="0.0492365963917338" calcext:value-type="float">
            <text:p>0,0492365964</text:p>
          </table:table-cell>
          <table:table-cell table:formula="of:=AVERAGE([.B112:.B123])" office:value-type="float" office:value="25.7333333333333" calcext:value-type="float">
            <text:p>25,7333333333</text:p>
          </table:table-cell>
          <table:table-cell table:formula="of:=[.D123]-[.C123]" office:value-type="float" office:value="25.6840967369416" calcext:value-type="float">
            <text:p>25,6840967369</text:p>
          </table:table-cell>
          <table:table-cell table:formula="of:=[.D123]-[.D111]" office:value-type="float" office:value="0.68333333333333" calcext:value-type="float">
            <text:p>0,68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3:.B124])" office:value-type="float" office:value="0.0577350269189627" calcext:value-type="float">
            <text:p>0,0577350269</text:p>
          </table:table-cell>
          <table:table-cell table:formula="of:=AVERAGE([.B113:.B124])" office:value-type="float" office:value="25.7166666666667" calcext:value-type="float">
            <text:p>25,7166666667</text:p>
          </table:table-cell>
          <table:table-cell table:formula="of:=[.D124]-[.C124]" office:value-type="float" office:value="25.6589316397477" calcext:value-type="float">
            <text:p>25,6589316397</text:p>
          </table:table-cell>
          <table:table-cell table:formula="of:=[.D124]-[.D112]" office:value-type="float" office:value="0.449999999999996" calcext:value-type="float">
            <text:p>0,4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4:.B125])" office:value-type="float" office:value="0.0603022689155525" calcext:value-type="float">
            <text:p>0,0603022689</text:p>
          </table:table-cell>
          <table:table-cell table:formula="of:=AVERAGE([.B114:.B125])" office:value-type="float" office:value="25.7" calcext:value-type="float">
            <text:p>25,7</text:p>
          </table:table-cell>
          <table:table-cell table:formula="of:=[.D125]-[.C125]" office:value-type="float" office:value="25.6396977310844" calcext:value-type="float">
            <text:p>25,6396977311</text:p>
          </table:table-cell>
          <table:table-cell table:formula="of:=[.D125]-[.D113]" office:value-type="float" office:value="0.224999999999994" calcext:value-type="float">
            <text:p>0,2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5:.B126])" office:value-type="float" office:value="0.057735026918962" calcext:value-type="float">
            <text:p>0,0577350269</text:p>
          </table:table-cell>
          <table:table-cell table:formula="of:=AVERAGE([.B115:.B126])" office:value-type="float" office:value="25.6833333333333" calcext:value-type="float">
            <text:p>25,6833333333</text:p>
          </table:table-cell>
          <table:table-cell table:formula="of:=[.D126]-[.C126]" office:value-type="float" office:value="25.6255983064144" calcext:value-type="float">
            <text:p>25,6255983064</text:p>
          </table:table-cell>
          <table:table-cell table:formula="of:=[.D126]-[.D114]" office:value-type="float" office:value="0.00833333333333286" calcext:value-type="float">
            <text:p>0,008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6:.B127])" office:value-type="float" office:value="0.0492365963917321" calcext:value-type="float">
            <text:p>0,0492365964</text:p>
          </table:table-cell>
          <table:table-cell table:formula="of:=AVERAGE([.B116:.B127])" office:value-type="float" office:value="25.6666666666667" calcext:value-type="float">
            <text:p>25,6666666667</text:p>
          </table:table-cell>
          <table:table-cell table:formula="of:=[.D127]-[.C127]" office:value-type="float" office:value="25.6174300702749" calcext:value-type="float">
            <text:p>25,6174300703</text:p>
          </table:table-cell>
          <table:table-cell table:formula="of:=[.D127]-[.D115]" office:value-type="float" office:value="-0.166666666666671" calcext:value-type="float">
            <text:p>-0,1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7:.B128])" office:value-type="float" office:value="0.0514928650544426" calcext:value-type="float">
            <text:p>0,0514928651</text:p>
          </table:table-cell>
          <table:table-cell table:formula="of:=AVERAGE([.B117:.B128])" office:value-type="float" office:value="25.6583333333333" calcext:value-type="float">
            <text:p>25,6583333333</text:p>
          </table:table-cell>
          <table:table-cell table:formula="of:=[.D128]-[.C128]" office:value-type="float" office:value="25.6068404682789" calcext:value-type="float">
            <text:p>25,6068404683</text:p>
          </table:table-cell>
          <table:table-cell table:formula="of:=[.D128]-[.D116]" office:value-type="float" office:value="-0.191666666666674" calcext:value-type="float">
            <text:p>-0,191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8:.B129])" office:value-type="float" office:value="0.0522232967867082" calcext:value-type="float">
            <text:p>0,0522232968</text:p>
          </table:table-cell>
          <table:table-cell table:formula="of:=AVERAGE([.B118:.B129])" office:value-type="float" office:value="25.65" calcext:value-type="float">
            <text:p>25,65</text:p>
          </table:table-cell>
          <table:table-cell table:formula="of:=[.D129]-[.C129]" office:value-type="float" office:value="25.5977767032133" calcext:value-type="float">
            <text:p>25,5977767032</text:p>
          </table:table-cell>
          <table:table-cell table:formula="of:=[.D129]-[.D117]" office:value-type="float" office:value="-0.175000000000001" calcext:value-type="float">
            <text:p>-0,17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19:.B130])" office:value-type="float" office:value="0.0514928650544426" calcext:value-type="float">
            <text:p>0,0514928651</text:p>
          </table:table-cell>
          <table:table-cell table:formula="of:=AVERAGE([.B119:.B130])" office:value-type="float" office:value="25.6416666666667" calcext:value-type="float">
            <text:p>25,6416666667</text:p>
          </table:table-cell>
          <table:table-cell table:formula="of:=[.D130]-[.C130]" office:value-type="float" office:value="25.5901738016122" calcext:value-type="float">
            <text:p>25,5901738016</text:p>
          </table:table-cell>
          <table:table-cell table:formula="of:=[.D130]-[.D118]" office:value-type="float" office:value="-0.158333333333335" calcext:value-type="float">
            <text:p>-0,158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0:.B131])" office:value-type="float" office:value="0.0492365963917321" calcext:value-type="float">
            <text:p>0,0492365964</text:p>
          </table:table-cell>
          <table:table-cell table:formula="of:=AVERAGE([.B120:.B131])" office:value-type="float" office:value="25.6333333333333" calcext:value-type="float">
            <text:p>25,6333333333</text:p>
          </table:table-cell>
          <table:table-cell table:formula="of:=[.D131]-[.C131]" office:value-type="float" office:value="25.5840967369416" calcext:value-type="float">
            <text:p>25,5840967369</text:p>
          </table:table-cell>
          <table:table-cell table:formula="of:=[.D131]-[.D119]" office:value-type="float" office:value="-0.141666666666666" calcext:value-type="float">
            <text:p>-0,141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1:.B132])" office:value-type="float" office:value="0.0452267016866636" calcext:value-type="float">
            <text:p>0,0452267017</text:p>
          </table:table-cell>
          <table:table-cell table:formula="of:=AVERAGE([.B121:.B132])" office:value-type="float" office:value="25.625" calcext:value-type="float">
            <text:p>25,625</text:p>
          </table:table-cell>
          <table:table-cell table:formula="of:=[.D132]-[.C132]" office:value-type="float" office:value="25.5797732983133" calcext:value-type="float">
            <text:p>25,5797732983</text:p>
          </table:table-cell>
          <table:table-cell table:formula="of:=[.D132]-[.D120]" office:value-type="float" office:value="-0.133333333333329" calcext:value-type="float">
            <text:p>-0,1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2:.B133])" office:value-type="float" office:value="0.0389249472080753" calcext:value-type="float">
            <text:p>0,0389249472</text:p>
          </table:table-cell>
          <table:table-cell table:formula="of:=AVERAGE([.B122:.B133])" office:value-type="float" office:value="25.6166666666667" calcext:value-type="float">
            <text:p>25,6166666667</text:p>
          </table:table-cell>
          <table:table-cell table:formula="of:=[.D133]-[.C133]" office:value-type="float" office:value="25.5777417194586" calcext:value-type="float">
            <text:p>25,5777417195</text:p>
          </table:table-cell>
          <table:table-cell table:formula="of:=[.D133]-[.D121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3:.B134])" office:value-type="float" office:value="0.0288675134594807" calcext:value-type="float">
            <text:p>0,0288675135</text:p>
          </table:table-cell>
          <table:table-cell table:formula="of:=AVERAGE([.B123:.B134])" office:value-type="float" office:value="25.6083333333333" calcext:value-type="float">
            <text:p>25,6083333333</text:p>
          </table:table-cell>
          <table:table-cell table:formula="of:=[.D134]-[.C134]" office:value-type="float" office:value="25.5794658198738" calcext:value-type="float">
            <text:p>25,5794658199</text:p>
          </table:table-cell>
          <table:table-cell table:formula="of:=[.D134]-[.D122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4:.B135])" office:value-type="float" office:value="0" calcext:value-type="float">
            <text:p>0</text:p>
          </table:table-cell>
          <table:table-cell table:formula="of:=AVERAGE([.B124:.B135])" office:value-type="float" office:value="25.6" calcext:value-type="float">
            <text:p>25,6</text:p>
          </table:table-cell>
          <table:table-cell table:formula="of:=[.D135]-[.C135]" office:value-type="float" office:value="25.6" calcext:value-type="float">
            <text:p>25,6</text:p>
          </table:table-cell>
          <table:table-cell table:formula="of:=[.D135]-[.D123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5.6" calcext:value-type="float">
            <text:p>25,6</text:p>
          </table:table-cell>
          <table:table-cell table:formula="of:=COM.MICROSOFT.STDEV.S([.B125:.B136])" office:value-type="float" office:value="0" calcext:value-type="float">
            <text:p>0</text:p>
          </table:table-cell>
          <table:table-cell table:formula="of:=AVERAGE([.B125:.B136])" office:value-type="float" office:value="25.6" calcext:value-type="float">
            <text:p>25,6</text:p>
          </table:table-cell>
          <table:table-cell table:formula="of:=[.D136]-[.C136]" office:value-type="float" office:value="25.6" calcext:value-type="float">
            <text:p>25,6</text:p>
          </table:table-cell>
          <table:table-cell table:formula="of:=[.D136]-[.D124]" office:value-type="float" office:value="-0.116666666666667" calcext:value-type="float">
            <text:p>-0,11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6:.B137])" office:value-type="float" office:value="0.0288675134594817" calcext:value-type="float">
            <text:p>0,0288675135</text:p>
          </table:table-cell>
          <table:table-cell table:formula="of:=AVERAGE([.B126:.B137])" office:value-type="float" office:value="25.5916666666667" calcext:value-type="float">
            <text:p>25,5916666667</text:p>
          </table:table-cell>
          <table:table-cell table:formula="of:=[.D137]-[.C137]" office:value-type="float" office:value="25.5627991532072" calcext:value-type="float">
            <text:p>25,5627991532</text:p>
          </table:table-cell>
          <table:table-cell table:formula="of:=[.D137]-[.D125]" office:value-type="float" office:value="-0.108333333333331" calcext:value-type="float">
            <text:p>-0,108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7:.B138])" office:value-type="float" office:value="0.0389249472080767" calcext:value-type="float">
            <text:p>0,0389249472</text:p>
          </table:table-cell>
          <table:table-cell table:formula="of:=AVERAGE([.B127:.B138])" office:value-type="float" office:value="25.5833333333333" calcext:value-type="float">
            <text:p>25,5833333333</text:p>
          </table:table-cell>
          <table:table-cell table:formula="of:=[.D138]-[.C138]" office:value-type="float" office:value="25.5444083861253" calcext:value-type="float">
            <text:p>25,5444083861</text:p>
          </table:table-cell>
          <table:table-cell table:formula="of:=[.D138]-[.D126]" office:value-type="float" office:value="-0.100000000000001" calcext:value-type="float">
            <text:p>-0,1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8:.B139])" office:value-type="float" office:value="0.0452267016866652" calcext:value-type="float">
            <text:p>0,0452267017</text:p>
          </table:table-cell>
          <table:table-cell table:formula="of:=AVERAGE([.B128:.B139])" office:value-type="float" office:value="25.575" calcext:value-type="float">
            <text:p>25,575</text:p>
          </table:table-cell>
          <table:table-cell table:formula="of:=[.D139]-[.C139]" office:value-type="float" office:value="25.5297732983133" calcext:value-type="float">
            <text:p>25,5297732983</text:p>
          </table:table-cell>
          <table:table-cell table:formula="of:=[.D139]-[.D127]" office:value-type="float" office:value="-0.0916666666666686" calcext:value-type="float">
            <text:p>-0,091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29:.B140])" office:value-type="float" office:value="0.0492365963917338" calcext:value-type="float">
            <text:p>0,0492365964</text:p>
          </table:table-cell>
          <table:table-cell table:formula="of:=AVERAGE([.B129:.B140])" office:value-type="float" office:value="25.5666666666667" calcext:value-type="float">
            <text:p>25,5666666667</text:p>
          </table:table-cell>
          <table:table-cell table:formula="of:=[.D140]-[.C140]" office:value-type="float" office:value="25.5174300702749" calcext:value-type="float">
            <text:p>25,5174300703</text:p>
          </table:table-cell>
          <table:table-cell table:formula="of:=[.D140]-[.D128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0:.B141])" office:value-type="float" office:value="0.0514928650544445" calcext:value-type="float">
            <text:p>0,0514928651</text:p>
          </table:table-cell>
          <table:table-cell table:formula="of:=AVERAGE([.B130:.B141])" office:value-type="float" office:value="25.5583333333333" calcext:value-type="float">
            <text:p>25,5583333333</text:p>
          </table:table-cell>
          <table:table-cell table:formula="of:=[.D141]-[.C141]" office:value-type="float" office:value="25.5068404682789" calcext:value-type="float">
            <text:p>25,5068404683</text:p>
          </table:table-cell>
          <table:table-cell table:formula="of:=[.D141]-[.D129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1:.B142])" office:value-type="float" office:value="0.0522232967867101" calcext:value-type="float">
            <text:p>0,0522232968</text:p>
          </table:table-cell>
          <table:table-cell table:formula="of:=AVERAGE([.B131:.B142])" office:value-type="float" office:value="25.55" calcext:value-type="float">
            <text:p>25,55</text:p>
          </table:table-cell>
          <table:table-cell table:formula="of:=[.D142]-[.C142]" office:value-type="float" office:value="25.4977767032133" calcext:value-type="float">
            <text:p>25,4977767032</text:p>
          </table:table-cell>
          <table:table-cell table:formula="of:=[.D142]-[.D130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2:.B143])" office:value-type="float" office:value="0.0514928650544444" calcext:value-type="float">
            <text:p>0,0514928651</text:p>
          </table:table-cell>
          <table:table-cell table:formula="of:=AVERAGE([.B132:.B143])" office:value-type="float" office:value="25.5416666666667" calcext:value-type="float">
            <text:p>25,5416666667</text:p>
          </table:table-cell>
          <table:table-cell table:formula="of:=[.D143]-[.C143]" office:value-type="float" office:value="25.4901738016122" calcext:value-type="float">
            <text:p>25,4901738016</text:p>
          </table:table-cell>
          <table:table-cell table:formula="of:=[.D143]-[.D131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3:.B144])" office:value-type="float" office:value="0.0492365963917338" calcext:value-type="float">
            <text:p>0,0492365964</text:p>
          </table:table-cell>
          <table:table-cell table:formula="of:=AVERAGE([.B133:.B144])" office:value-type="float" office:value="25.5333333333333" calcext:value-type="float">
            <text:p>25,5333333333</text:p>
          </table:table-cell>
          <table:table-cell table:formula="of:=[.D144]-[.C144]" office:value-type="float" office:value="25.4840967369416" calcext:value-type="float">
            <text:p>25,4840967369</text:p>
          </table:table-cell>
          <table:table-cell table:formula="of:=[.D144]-[.D132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4:.B145])" office:value-type="float" office:value="0.0452267016866652" calcext:value-type="float">
            <text:p>0,0452267017</text:p>
          </table:table-cell>
          <table:table-cell table:formula="of:=AVERAGE([.B134:.B145])" office:value-type="float" office:value="25.525" calcext:value-type="float">
            <text:p>25,525</text:p>
          </table:table-cell>
          <table:table-cell table:formula="of:=[.D145]-[.C145]" office:value-type="float" office:value="25.4797732983133" calcext:value-type="float">
            <text:p>25,4797732983</text:p>
          </table:table-cell>
          <table:table-cell table:formula="of:=[.D145]-[.D133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5:.B146])" office:value-type="float" office:value="0.0389249472080767" calcext:value-type="float">
            <text:p>0,0389249472</text:p>
          </table:table-cell>
          <table:table-cell table:formula="of:=AVERAGE([.B135:.B146])" office:value-type="float" office:value="25.5166666666667" calcext:value-type="float">
            <text:p>25,5166666667</text:p>
          </table:table-cell>
          <table:table-cell table:formula="of:=[.D146]-[.C146]" office:value-type="float" office:value="25.4777417194586" calcext:value-type="float">
            <text:p>25,4777417195</text:p>
          </table:table-cell>
          <table:table-cell table:formula="of:=[.D146]-[.D134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6:.B147])" office:value-type="float" office:value="0.0288675134594817" calcext:value-type="float">
            <text:p>0,0288675135</text:p>
          </table:table-cell>
          <table:table-cell table:formula="of:=AVERAGE([.B136:.B147])" office:value-type="float" office:value="25.5083333333333" calcext:value-type="float">
            <text:p>25,5083333333</text:p>
          </table:table-cell>
          <table:table-cell table:formula="of:=[.D147]-[.C147]" office:value-type="float" office:value="25.4794658198739" calcext:value-type="float">
            <text:p>25,4794658199</text:p>
          </table:table-cell>
          <table:table-cell table:formula="of:=[.D147]-[.D135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7:.B148])" office:value-type="float" office:value="0.0288675134594817" calcext:value-type="float">
            <text:p>0,0288675135</text:p>
          </table:table-cell>
          <table:table-cell table:formula="of:=AVERAGE([.B137:.B148])" office:value-type="float" office:value="25.4916666666667" calcext:value-type="float">
            <text:p>25,4916666667</text:p>
          </table:table-cell>
          <table:table-cell table:formula="of:=[.D148]-[.C148]" office:value-type="float" office:value="25.4627991532072" calcext:value-type="float">
            <text:p>25,4627991532</text:p>
          </table:table-cell>
          <table:table-cell table:formula="of:=[.D148]-[.D136]" office:value-type="float" office:value="-0.108333333333334" calcext:value-type="float">
            <text:p>-0,108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8:.B149])" office:value-type="float" office:value="0.0389249472080767" calcext:value-type="float">
            <text:p>0,0389249472</text:p>
          </table:table-cell>
          <table:table-cell table:formula="of:=AVERAGE([.B138:.B149])" office:value-type="float" office:value="25.4833333333333" calcext:value-type="float">
            <text:p>25,4833333333</text:p>
          </table:table-cell>
          <table:table-cell table:formula="of:=[.D149]-[.C149]" office:value-type="float" office:value="25.4444083861253" calcext:value-type="float">
            <text:p>25,4444083861</text:p>
          </table:table-cell>
          <table:table-cell table:formula="of:=[.D149]-[.D137]" office:value-type="float" office:value="-0.108333333333334" calcext:value-type="float">
            <text:p>-0,108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9:.B150])" office:value-type="float" office:value="0.0452267016866652" calcext:value-type="float">
            <text:p>0,0452267017</text:p>
          </table:table-cell>
          <table:table-cell table:formula="of:=AVERAGE([.B139:.B150])" office:value-type="float" office:value="25.475" calcext:value-type="float">
            <text:p>25,475</text:p>
          </table:table-cell>
          <table:table-cell table:formula="of:=[.D150]-[.C150]" office:value-type="float" office:value="25.4297732983133" calcext:value-type="float">
            <text:p>25,4297732983</text:p>
          </table:table-cell>
          <table:table-cell table:formula="of:=[.D150]-[.D138]" office:value-type="float" office:value="-0.108333333333334" calcext:value-type="float">
            <text:p>-0,1083333333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0.046709936649692" calcext:value-type="float">
            <text:p>0,0467099366</text:p>
          </table:table-cell>
          <table:table-cell table:formula="of:=AVERAGE([.B140:.B151])" office:value-type="float" office:value="25.4727272727273" calcext:value-type="float">
            <text:p>25,4727272727</text:p>
          </table:table-cell>
          <table:table-cell table:formula="of:=[.D151]-[.C151]" office:value-type="float" office:value="25.4260173360776" calcext:value-type="float">
            <text:p>25,4260173361</text:p>
          </table:table-cell>
          <table:table-cell table:formula="of:=[.D151]-[.D139]" office:value-type="float" office:value="-0.102272727272723" calcext:value-type="float">
            <text:p>-0,1022727273</text:p>
          </table:table-cell>
        </table:table-row>
      </table:table>
      <table:table table:name="Ark6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Edits in database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00" calcext:value-type="float">
            <text:p>6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80" calcext:value-type="float">
            <text:p>18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31" calcext:value-type="float">
            <text:p>73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90" calcext:value-type="float">
            <text:p>89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7" calcext:value-type="float">
            <text:p>37</text:p>
          </table:table-cell>
          <table:table-cell table:formula="of:=COM.MICROSOFT.STDEV.S([.B2:.B13])" office:value-type="float" office:value="329.96954634504" calcext:value-type="float">
            <text:p>329,969546345</text:p>
          </table:table-cell>
          <table:table-cell table:formula="of:=AVERAGE([.B2:.B13])" office:value-type="float" office:value="208.916666666667" calcext:value-type="float">
            <text:p>208,9166666667</text:p>
          </table:table-cell>
          <table:table-cell table:formula="of:=[.D13]-[.C13]" office:value-type="float" office:value="-121.052879678373" calcext:value-type="float">
            <text:p>-121,0528796784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4" calcext:value-type="float">
            <text:p>74</text:p>
          </table:table-cell>
          <table:table-cell table:formula="of:=COM.MICROSOFT.STDEV.S([.B3:.B14])" office:value-type="float" office:value="326.736050918317" calcext:value-type="float">
            <text:p>326,7360509183</text:p>
          </table:table-cell>
          <table:table-cell table:formula="of:=AVERAGE([.B3:.B14])" office:value-type="float" office:value="214.583333333333" calcext:value-type="float">
            <text:p>214,5833333333</text:p>
          </table:table-cell>
          <table:table-cell table:formula="of:=[.D14]-[.C14]" office:value-type="float" office:value="-112.152717584984" calcext:value-type="float">
            <text:p>-112,152717585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" calcext:value-type="float">
            <text:p>9</text:p>
          </table:table-cell>
          <table:table-cell table:formula="of:=COM.MICROSOFT.STDEV.S([.B4:.B15])" office:value-type="float" office:value="326.268468651759" calcext:value-type="float">
            <text:p>326,2684686518</text:p>
          </table:table-cell>
          <table:table-cell table:formula="of:=AVERAGE([.B4:.B15])" office:value-type="float" office:value="215.25" calcext:value-type="float">
            <text:p>215,25</text:p>
          </table:table-cell>
          <table:table-cell table:formula="of:=[.D15]-[.C15]" office:value-type="float" office:value="-111.018468651759" calcext:value-type="float">
            <text:p>-111,0184686518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76" calcext:value-type="float">
            <text:p>276</text:p>
          </table:table-cell>
          <table:table-cell table:formula="of:=COM.MICROSOFT.STDEV.S([.B5:.B16])" office:value-type="float" office:value="319.639131275293" calcext:value-type="float">
            <text:p>319,6391312753</text:p>
          </table:table-cell>
          <table:table-cell table:formula="of:=AVERAGE([.B5:.B16])" office:value-type="float" office:value="237.916666666667" calcext:value-type="float">
            <text:p>237,9166666667</text:p>
          </table:table-cell>
          <table:table-cell table:formula="of:=[.D16]-[.C16]" office:value-type="float" office:value="-81.7224646086268" calcext:value-type="float">
            <text:p>-81,7224646086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7" calcext:value-type="float">
            <text:p>57</text:p>
          </table:table-cell>
          <table:table-cell table:formula="of:=COM.MICROSOFT.STDEV.S([.B6:.B17])" office:value-type="float" office:value="316.667436203212" calcext:value-type="float">
            <text:p>316,6674362032</text:p>
          </table:table-cell>
          <table:table-cell table:formula="of:=AVERAGE([.B6:.B17])" office:value-type="float" office:value="242.083333333333" calcext:value-type="float">
            <text:p>242,0833333333</text:p>
          </table:table-cell>
          <table:table-cell table:formula="of:=[.D17]-[.C17]" office:value-type="float" office:value="-74.5841028698783" calcext:value-type="float">
            <text:p>-74,5841028699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0" calcext:value-type="float">
            <text:p>40</text:p>
          </table:table-cell>
          <table:table-cell table:formula="of:=COM.MICROSOFT.STDEV.S([.B7:.B18])" office:value-type="float" office:value="315.823634615616" calcext:value-type="float">
            <text:p>315,8236346156</text:p>
          </table:table-cell>
          <table:table-cell table:formula="of:=AVERAGE([.B7:.B18])" office:value-type="float" office:value="243.25" calcext:value-type="float">
            <text:p>243,25</text:p>
          </table:table-cell>
          <table:table-cell table:formula="of:=[.D18]-[.C18]" office:value-type="float" office:value="-72.5736346156161" calcext:value-type="float">
            <text:p>-72,5736346156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2" calcext:value-type="float">
            <text:p>102</text:p>
          </table:table-cell>
          <table:table-cell table:formula="of:=COM.MICROSOFT.STDEV.S([.B8:.B19])" office:value-type="float" office:value="311.410415640995" calcext:value-type="float">
            <text:p>311,410415641</text:p>
          </table:table-cell>
          <table:table-cell table:formula="of:=AVERAGE([.B8:.B19])" office:value-type="float" office:value="250.083333333333" calcext:value-type="float">
            <text:p>250,0833333333</text:p>
          </table:table-cell>
          <table:table-cell table:formula="of:=[.D19]-[.C19]" office:value-type="float" office:value="-61.3270823076612" calcext:value-type="float">
            <text:p>-61,3270823077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97" calcext:value-type="float">
            <text:p>197</text:p>
          </table:table-cell>
          <table:table-cell table:formula="of:=COM.MICROSOFT.STDEV.S([.B9:.B20])" office:value-type="float" office:value="302.47778531003" calcext:value-type="float">
            <text:p>302,47778531</text:p>
          </table:table-cell>
          <table:table-cell table:formula="of:=AVERAGE([.B9:.B20])" office:value-type="float" office:value="266.083333333333" calcext:value-type="float">
            <text:p>266,0833333333</text:p>
          </table:table-cell>
          <table:table-cell table:formula="of:=[.D20]-[.C20]" office:value-type="float" office:value="-36.3944519766967" calcext:value-type="float">
            <text:p>-36,3944519767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1" calcext:value-type="float">
            <text:p>71</text:p>
          </table:table-cell>
          <table:table-cell table:formula="of:=COM.MICROSOFT.STDEV.S([.B10:.B21])" office:value-type="float" office:value="287.569438254801" calcext:value-type="float">
            <text:p>287,5694382548</text:p>
          </table:table-cell>
          <table:table-cell table:formula="of:=AVERAGE([.B10:.B21])" office:value-type="float" office:value="222" calcext:value-type="float">
            <text:p>222</text:p>
          </table:table-cell>
          <table:table-cell table:formula="of:=[.D21]-[.C21]" office:value-type="float" office:value="-65.569438254801" calcext:value-type="float">
            <text:p>-65,5694382548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COM.MICROSOFT.STDEV.S([.B11:.B22])" office:value-type="float" office:value="292.12497325631" calcext:value-type="float">
            <text:p>292,1249732563</text:p>
          </table:table-cell>
          <table:table-cell table:formula="of:=AVERAGE([.B11:.B22])" office:value-type="float" office:value="210.5" calcext:value-type="float">
            <text:p>210,5</text:p>
          </table:table-cell>
          <table:table-cell table:formula="of:=[.D22]-[.C22]" office:value-type="float" office:value="-81.6249732563103" calcext:value-type="float">
            <text:p>-81,6249732563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53" calcext:value-type="float">
            <text:p>453</text:p>
          </table:table-cell>
          <table:table-cell table:formula="of:=COM.MICROSOFT.STDEV.S([.B12:.B23])" office:value-type="float" office:value="255.867982057983" calcext:value-type="float">
            <text:p>255,867982058</text:p>
          </table:table-cell>
          <table:table-cell table:formula="of:=AVERAGE([.B12:.B23])" office:value-type="float" office:value="187.333333333333" calcext:value-type="float">
            <text:p>187,3333333333</text:p>
          </table:table-cell>
          <table:table-cell table:formula="of:=[.D23]-[.C23]" office:value-type="float" office:value="-68.5346487246495" calcext:value-type="float">
            <text:p>-68,5346487246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00" calcext:value-type="float">
            <text:p>300</text:p>
          </table:table-cell>
          <table:table-cell table:formula="of:=COM.MICROSOFT.STDEV.S([.B13:.B24])" office:value-type="float" office:value="138.20198218111" calcext:value-type="float">
            <text:p>138,2019821811</text:p>
          </table:table-cell>
          <table:table-cell table:formula="of:=AVERAGE([.B13:.B24])" office:value-type="float" office:value="138.166666666667" calcext:value-type="float">
            <text:p>138,1666666667</text:p>
          </table:table-cell>
          <table:table-cell table:formula="of:=[.D24]-[.C24]" office:value-type="float" office:value="-0.0353155144434538" calcext:value-type="float">
            <text:p>-0,0353155144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53" calcext:value-type="float">
            <text:p>453</text:p>
          </table:table-cell>
          <table:table-cell table:formula="of:=COM.MICROSOFT.STDEV.S([.B14:.B25])" office:value-type="float" office:value="160.839181868854" calcext:value-type="float">
            <text:p>160,8391818689</text:p>
          </table:table-cell>
          <table:table-cell table:formula="of:=AVERAGE([.B14:.B25])" office:value-type="float" office:value="172.833333333333" calcext:value-type="float">
            <text:p>172,8333333333</text:p>
          </table:table-cell>
          <table:table-cell table:formula="of:=[.D25]-[.C25]" office:value-type="float" office:value="11.994151464479" calcext:value-type="float">
            <text:p>11,9941514645</text:p>
          </table:table-cell>
          <table:table-cell table:formula="of:=[.D25]-[.D13]" office:value-type="float" office:value="-36.0833333333333" calcext:value-type="float">
            <text:p>-36,0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209" calcext:value-type="float">
            <text:p>209</text:p>
          </table:table-cell>
          <table:table-cell table:formula="of:=COM.MICROSOFT.STDEV.S([.B15:.B26])" office:value-type="float" office:value="157.993934482731" calcext:value-type="float">
            <text:p>157,9939344827</text:p>
          </table:table-cell>
          <table:table-cell table:formula="of:=AVERAGE([.B15:.B26])" office:value-type="float" office:value="184.083333333333" calcext:value-type="float">
            <text:p>184,0833333333</text:p>
          </table:table-cell>
          <table:table-cell table:formula="of:=[.D26]-[.C26]" office:value-type="float" office:value="26.0893988506029" calcext:value-type="float">
            <text:p>26,0893988506</text:p>
          </table:table-cell>
          <table:table-cell table:formula="of:=[.D26]-[.D14]" office:value-type="float" office:value="-30.5" calcext:value-type="float">
            <text:p>-30,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6:.B27])" office:value-type="float" office:value="274.327055416219" calcext:value-type="float">
            <text:p>274,3270554162</text:p>
          </table:table-cell>
          <table:table-cell table:formula="of:=AVERAGE([.B16:.B27])" office:value-type="float" office:value="266.666666666667" calcext:value-type="float">
            <text:p>266,6666666667</text:p>
          </table:table-cell>
          <table:table-cell table:formula="of:=[.D27]-[.C27]" office:value-type="float" office:value="-7.66038874955234" calcext:value-type="float">
            <text:p>-7,6603887496</text:p>
          </table:table-cell>
          <table:table-cell table:formula="of:=[.D27]-[.D15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678" calcext:value-type="float">
            <text:p>678</text:p>
          </table:table-cell>
          <table:table-cell table:formula="of:=COM.MICROSOFT.STDEV.S([.B17:.B28])" office:value-type="float" office:value="299.005878122011" calcext:value-type="float">
            <text:p>299,005878122</text:p>
          </table:table-cell>
          <table:table-cell table:formula="of:=AVERAGE([.B17:.B28])" office:value-type="float" office:value="300.166666666667" calcext:value-type="float">
            <text:p>300,1666666667</text:p>
          </table:table-cell>
          <table:table-cell table:formula="of:=[.D28]-[.C28]" office:value-type="float" office:value="1.1607885446553" calcext:value-type="float">
            <text:p>1,1607885447</text:p>
          </table:table-cell>
          <table:table-cell table:formula="of:=[.D28]-[.D16]" office:value-type="float" office:value="62.25" calcext:value-type="float">
            <text:p>62,2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746" calcext:value-type="float">
            <text:p>746</text:p>
          </table:table-cell>
          <table:table-cell table:formula="of:=COM.MICROSOFT.STDEV.S([.B18:.B29])" office:value-type="float" office:value="313.85099485217" calcext:value-type="float">
            <text:p>313,8509948522</text:p>
          </table:table-cell>
          <table:table-cell table:formula="of:=AVERAGE([.B18:.B29])" office:value-type="float" office:value="357.583333333333" calcext:value-type="float">
            <text:p>357,5833333333</text:p>
          </table:table-cell>
          <table:table-cell table:formula="of:=[.D29]-[.C29]" office:value-type="float" office:value="43.7323384811631" calcext:value-type="float">
            <text:p>43,7323384812</text:p>
          </table:table-cell>
          <table:table-cell table:formula="of:=[.D29]-[.D17]" office:value-type="float" office:value="115.5" calcext:value-type="float">
            <text:p>115,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19:.B30])" office:value-type="float" office:value="437.986119539297" calcext:value-type="float">
            <text:p>437,9861195393</text:p>
          </table:table-cell>
          <table:table-cell table:formula="of:=AVERAGE([.B19:.B30])" office:value-type="float" office:value="479.25" calcext:value-type="float">
            <text:p>479,25</text:p>
          </table:table-cell>
          <table:table-cell table:formula="of:=[.D30]-[.C30]" office:value-type="float" office:value="41.2638804607035" calcext:value-type="float">
            <text:p>41,2638804607</text:p>
          </table:table-cell>
          <table:table-cell table:formula="of:=[.D30]-[.D18]"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00" calcext:value-type="float">
            <text:p>1300</text:p>
          </table:table-cell>
          <table:table-cell table:formula="of:=COM.MICROSOFT.STDEV.S([.B20:.B31])" office:value-type="float" office:value="478.811304327201" calcext:value-type="float">
            <text:p>478,8113043272</text:p>
          </table:table-cell>
          <table:table-cell table:formula="of:=AVERAGE([.B20:.B31])" office:value-type="float" office:value="579.083333333333" calcext:value-type="float">
            <text:p>579,0833333333</text:p>
          </table:table-cell>
          <table:table-cell table:formula="of:=[.D31]-[.C31]" office:value-type="float" office:value="100.272029006133" calcext:value-type="float">
            <text:p>100,2720290061</text:p>
          </table:table-cell>
          <table:table-cell table:formula="of:=[.D31]-[.D19]"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21:.B32])" office:value-type="float" office:value="476.665691882877" calcext:value-type="float">
            <text:p>476,6656918829</text:p>
          </table:table-cell>
          <table:table-cell table:formula="of:=AVERAGE([.B21:.B32])" office:value-type="float" office:value="646" calcext:value-type="float">
            <text:p>646</text:p>
          </table:table-cell>
          <table:table-cell table:formula="of:=[.D32]-[.C32]" office:value-type="float" office:value="169.334308117123" calcext:value-type="float">
            <text:p>169,3343081171</text:p>
          </table:table-cell>
          <table:table-cell table:formula="of:=[.D32]-[.D20]" office:value-type="float" office:value="379.916666666667" calcext:value-type="float">
            <text:p>379,91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3300" calcext:value-type="float">
            <text:p>3300</text:p>
          </table:table-cell>
          <table:table-cell table:formula="of:=COM.MICROSOFT.STDEV.S([.B22:.B33])" office:value-type="float" office:value="870.920772759636" calcext:value-type="float">
            <text:p>870,9207727596</text:p>
          </table:table-cell>
          <table:table-cell table:formula="of:=AVERAGE([.B22:.B33])" office:value-type="float" office:value="915.083333333333" calcext:value-type="float">
            <text:p>915,0833333333</text:p>
          </table:table-cell>
          <table:table-cell table:formula="of:=[.D33]-[.C33]" office:value-type="float" office:value="44.1625605736969" calcext:value-type="float">
            <text:p>44,1625605737</text:p>
          </table:table-cell>
          <table:table-cell table:formula="of:=[.D33]-[.D21]" office:value-type="float" office:value="693.083333333333" calcext:value-type="float">
            <text:p>693,0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23:.B34])" office:value-type="float" office:value="834.632322424889" calcext:value-type="float">
            <text:p>834,6323224249</text:p>
          </table:table-cell>
          <table:table-cell table:formula="of:=AVERAGE([.B23:.B34])" office:value-type="float" office:value="1028.25" calcext:value-type="float">
            <text:p>1028,25</text:p>
          </table:table-cell>
          <table:table-cell table:formula="of:=[.D34]-[.C34]" office:value-type="float" office:value="193.617677575111" calcext:value-type="float">
            <text:p>193,6176775751</text:p>
          </table:table-cell>
          <table:table-cell table:formula="of:=[.D34]-[.D22]" office:value-type="float" office:value="817.75" calcext:value-type="float">
            <text:p>817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24:.B35])" office:value-type="float" office:value="899.373873111935" calcext:value-type="float">
            <text:p>899,3738731119</text:p>
          </table:table-cell>
          <table:table-cell table:formula="of:=AVERAGE([.B24:.B35])" office:value-type="float" office:value="1190.5" calcext:value-type="float">
            <text:p>1190,5</text:p>
          </table:table-cell>
          <table:table-cell table:formula="of:=[.D35]-[.C35]" office:value-type="float" office:value="291.126126888065" calcext:value-type="float">
            <text:p>291,1261268881</text:p>
          </table:table-cell>
          <table:table-cell table:formula="of:=[.D35]-[.D23]" office:value-type="float" office:value="1003.16666666667" calcext:value-type="float">
            <text:p>1003,1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25:.B36])" office:value-type="float" office:value="855.340106021983" calcext:value-type="float">
            <text:p>855,340106022</text:p>
          </table:table-cell>
          <table:table-cell table:formula="of:=AVERAGE([.B25:.B36])" office:value-type="float" office:value="1282.16666666667" calcext:value-type="float">
            <text:p>1282,1666666667</text:p>
          </table:table-cell>
          <table:table-cell table:formula="of:=[.D36]-[.C36]" office:value-type="float" office:value="426.826560644684" calcext:value-type="float">
            <text:p>426,8265606447</text:p>
          </table:table-cell>
          <table:table-cell table:formula="of:=[.D36]-[.D24]" office:value-type="float" office:value="1144" calcext:value-type="float">
            <text:p>1144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21" calcext:value-type="float">
            <text:p>821</text:p>
          </table:table-cell>
          <table:table-cell table:formula="of:=COM.MICROSOFT.STDEV.S([.B26:.B37])" office:value-type="float" office:value="829.103879151607" calcext:value-type="float">
            <text:p>829,1038791516</text:p>
          </table:table-cell>
          <table:table-cell table:formula="of:=AVERAGE([.B26:.B37])" office:value-type="float" office:value="1312.83333333333" calcext:value-type="float">
            <text:p>1312,8333333333</text:p>
          </table:table-cell>
          <table:table-cell table:formula="of:=[.D37]-[.C37]" office:value-type="float" office:value="483.729454181726" calcext:value-type="float">
            <text:p>483,7294541817</text:p>
          </table:table-cell>
          <table:table-cell table:formula="of:=[.D37]-[.D25]"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27:.B38])" office:value-type="float" office:value="753.12916414038" calcext:value-type="float">
            <text:p>753,1291641404</text:p>
          </table:table-cell>
          <table:table-cell table:formula="of:=AVERAGE([.B27:.B38])" office:value-type="float" office:value="1420.41666666667" calcext:value-type="float">
            <text:p>1420,4166666667</text:p>
          </table:table-cell>
          <table:table-cell table:formula="of:=[.D38]-[.C38]" office:value-type="float" office:value="667.287502526287" calcext:value-type="float">
            <text:p>667,2875025263</text:p>
          </table:table-cell>
          <table:table-cell table:formula="of:=[.D38]-[.D26]" office:value-type="float" office:value="1236.33333333333" calcext:value-type="float">
            <text:p>1236,3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28:.B39])" office:value-type="float" office:value="764.168527144888" calcext:value-type="float">
            <text:p>764,1685271449</text:p>
          </table:table-cell>
          <table:table-cell table:formula="of:=AVERAGE([.B28:.B39])" office:value-type="float" office:value="1512.08333333333" calcext:value-type="float">
            <text:p>1512,0833333333</text:p>
          </table:table-cell>
          <table:table-cell table:formula="of:=[.D39]-[.C39]" office:value-type="float" office:value="747.914806188445" calcext:value-type="float">
            <text:p>747,9148061884</text:p>
          </table:table-cell>
          <table:table-cell table:formula="of:=[.D39]-[.D27]" office:value-type="float" office:value="1245.41666666667" calcext:value-type="float">
            <text:p>1245,4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29:.B40])" office:value-type="float" office:value="774.802980822163" calcext:value-type="float">
            <text:p>774,8029808222</text:p>
          </table:table-cell>
          <table:table-cell table:formula="of:=AVERAGE([.B29:.B40])" office:value-type="float" office:value="1672.25" calcext:value-type="float">
            <text:p>1672,25</text:p>
          </table:table-cell>
          <table:table-cell table:formula="of:=[.D40]-[.C40]" office:value-type="float" office:value="897.447019177837" calcext:value-type="float">
            <text:p>897,4470191778</text:p>
          </table:table-cell>
          <table:table-cell table:formula="of:=[.D40]-[.D28]" office:value-type="float" office:value="1372.08333333333" calcext:value-type="float">
            <text:p>1372,08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30:.B41])" office:value-type="float" office:value="724.617197790208" calcext:value-type="float">
            <text:p>724,6171977902</text:p>
          </table:table-cell>
          <table:table-cell table:formula="of:=AVERAGE([.B30:.B41])" office:value-type="float" office:value="1785.08333333333" calcext:value-type="float">
            <text:p>1785,0833333333</text:p>
          </table:table-cell>
          <table:table-cell table:formula="of:=[.D41]-[.C41]" office:value-type="float" office:value="1060.46613554313" calcext:value-type="float">
            <text:p>1060,4661355431</text:p>
          </table:table-cell>
          <table:table-cell table:formula="of:=[.D41]-[.D29]" office:value-type="float" office:value="1427.5" calcext:value-type="float">
            <text:p>1427,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200" calcext:value-type="float">
            <text:p>2200</text:p>
          </table:table-cell>
          <table:table-cell table:formula="of:=COM.MICROSOFT.STDEV.S([.B31:.B42])" office:value-type="float" office:value="727.750014313523" calcext:value-type="float">
            <text:p>727,7500143135</text:p>
          </table:table-cell>
          <table:table-cell table:formula="of:=AVERAGE([.B31:.B42])" office:value-type="float" office:value="1843.41666666667" calcext:value-type="float">
            <text:p>1843,4166666667</text:p>
          </table:table-cell>
          <table:table-cell table:formula="of:=[.D42]-[.C42]" office:value-type="float" office:value="1115.66665235314" calcext:value-type="float">
            <text:p>1115,6666523532</text:p>
          </table:table-cell>
          <table:table-cell table:formula="of:=[.D42]-[.D30]" office:value-type="float" office:value="1364.16666666667" calcext:value-type="float">
            <text:p>1364,16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32:.B43])" office:value-type="float" office:value="716.374769660448" calcext:value-type="float">
            <text:p>716,3747696604</text:p>
          </table:table-cell>
          <table:table-cell table:formula="of:=AVERAGE([.B32:.B43])" office:value-type="float" office:value="1860.08333333333" calcext:value-type="float">
            <text:p>1860,0833333333</text:p>
          </table:table-cell>
          <table:table-cell table:formula="of:=[.D43]-[.C43]" office:value-type="float" office:value="1143.70856367288" calcext:value-type="float">
            <text:p>1143,7085636729</text:p>
          </table:table-cell>
          <table:table-cell table:formula="of:=[.D43]-[.D31]" office:value-type="float" office:value="1281" calcext:value-type="float">
            <text:p>1281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300" calcext:value-type="float">
            <text:p>1300</text:p>
          </table:table-cell>
          <table:table-cell table:formula="of:=COM.MICROSOFT.STDEV.S([.B33:.B44])" office:value-type="float" office:value="688.316187694597" calcext:value-type="float">
            <text:p>688,3161876946</text:p>
          </table:table-cell>
          <table:table-cell table:formula="of:=AVERAGE([.B33:.B44])" office:value-type="float" office:value="1885.08333333333" calcext:value-type="float">
            <text:p>1885,0833333333</text:p>
          </table:table-cell>
          <table:table-cell table:formula="of:=[.D44]-[.C44]" office:value-type="float" office:value="1196.76714563874" calcext:value-type="float">
            <text:p>1196,7671456387</text:p>
          </table:table-cell>
          <table:table-cell table:formula="of:=[.D44]-[.D32]" office:value-type="float" office:value="1239.08333333333" calcext:value-type="float">
            <text:p>1239,08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00" calcext:value-type="float">
            <text:p>1700</text:p>
          </table:table-cell>
          <table:table-cell table:formula="of:=COM.MICROSOFT.STDEV.S([.B34:.B45])" office:value-type="float" office:value="524.881306929135" calcext:value-type="float">
            <text:p>524,8813069291</text:p>
          </table:table-cell>
          <table:table-cell table:formula="of:=AVERAGE([.B34:.B45])" office:value-type="float" office:value="1751.75" calcext:value-type="float">
            <text:p>1751,75</text:p>
          </table:table-cell>
          <table:table-cell table:formula="of:=[.D45]-[.C45]" office:value-type="float" office:value="1226.86869307087" calcext:value-type="float">
            <text:p>1226,8686930709</text:p>
          </table:table-cell>
          <table:table-cell table:formula="of:=[.D45]-[.D33]" office:value-type="float" office:value="836.666666666667" calcext:value-type="float">
            <text:p>836,66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00" calcext:value-type="float">
            <text:p>1700</text:p>
          </table:table-cell>
          <table:table-cell table:formula="of:=COM.MICROSOFT.STDEV.S([.B35:.B46])" office:value-type="float" office:value="513.628292374235" calcext:value-type="float">
            <text:p>513,6282923742</text:p>
          </table:table-cell>
          <table:table-cell table:formula="of:=AVERAGE([.B35:.B46])" office:value-type="float" office:value="1776.75" calcext:value-type="float">
            <text:p>1776,75</text:p>
          </table:table-cell>
          <table:table-cell table:formula="of:=[.D46]-[.C46]" office:value-type="float" office:value="1263.12170762576" calcext:value-type="float">
            <text:p>1263,1217076258</text:p>
          </table:table-cell>
          <table:table-cell table:formula="of:=[.D46]-[.D34]" office:value-type="float" office:value="748.5" calcext:value-type="float">
            <text:p>748,5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000" calcext:value-type="float">
            <text:p>2000</text:p>
          </table:table-cell>
          <table:table-cell table:formula="of:=COM.MICROSOFT.STDEV.S([.B36:.B47])" office:value-type="float" office:value="481.476981104324" calcext:value-type="float">
            <text:p>481,4769811043</text:p>
          </table:table-cell>
          <table:table-cell table:formula="of:=AVERAGE([.B36:.B47])" office:value-type="float" office:value="1743.41666666667" calcext:value-type="float">
            <text:p>1743,4166666667</text:p>
          </table:table-cell>
          <table:table-cell table:formula="of:=[.D47]-[.C47]" office:value-type="float" office:value="1261.93968556234" calcext:value-type="float">
            <text:p>1261,9396855624</text:p>
          </table:table-cell>
          <table:table-cell table:formula="of:=[.D47]-[.D35]" office:value-type="float" office:value="552.916666666667" calcext:value-type="float">
            <text:p>552,9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37:.B48])" office:value-type="float" office:value="493.076696658724" calcext:value-type="float">
            <text:p>493,0766966587</text:p>
          </table:table-cell>
          <table:table-cell table:formula="of:=AVERAGE([.B37:.B48])" office:value-type="float" office:value="1818.41666666667" calcext:value-type="float">
            <text:p>1818,4166666667</text:p>
          </table:table-cell>
          <table:table-cell table:formula="of:=[.D48]-[.C48]" office:value-type="float" office:value="1325.33997000794" calcext:value-type="float">
            <text:p>1325,339970008</text:p>
          </table:table-cell>
          <table:table-cell table:formula="of:=[.D48]-[.D36]" office:value-type="float" office:value="536.25" calcext:value-type="float">
            <text:p>536,2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38:.B49])" office:value-type="float" office:value="398.00639556305" calcext:value-type="float">
            <text:p>398,0063955631</text:p>
          </table:table-cell>
          <table:table-cell table:formula="of:=AVERAGE([.B38:.B49])" office:value-type="float" office:value="1875" calcext:value-type="float">
            <text:p>1875</text:p>
          </table:table-cell>
          <table:table-cell table:formula="of:=[.D49]-[.C49]" office:value-type="float" office:value="1476.99360443695" calcext:value-type="float">
            <text:p>1476,993604437</text:p>
          </table:table-cell>
          <table:table-cell table:formula="of:=[.D49]-[.D37]" office:value-type="float" office:value="562.166666666667" calcext:value-type="float">
            <text:p>562,16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39:.B50])" office:value-type="float" office:value="405.642027587693" calcext:value-type="float">
            <text:p>405,6420275877</text:p>
          </table:table-cell>
          <table:table-cell table:formula="of:=AVERAGE([.B39:.B50])" office:value-type="float" office:value="1950" calcext:value-type="float">
            <text:p>1950</text:p>
          </table:table-cell>
          <table:table-cell table:formula="of:=[.D50]-[.C50]" office:value-type="float" office:value="1544.35797241231" calcext:value-type="float">
            <text:p>1544,3579724123</text:p>
          </table:table-cell>
          <table:table-cell table:formula="of:=[.D50]-[.D38]" office:value-type="float" office:value="529.583333333333" calcext:value-type="float">
            <text:p>529,58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40:.B51])" office:value-type="float" office:value="455.521678957215" calcext:value-type="float">
            <text:p>455,5216789572</text:p>
          </table:table-cell>
          <table:table-cell table:formula="of:=AVERAGE([.B40:.B51])" office:value-type="float" office:value="1875" calcext:value-type="float">
            <text:p>1875</text:p>
          </table:table-cell>
          <table:table-cell table:formula="of:=[.D51]-[.C51]" office:value-type="float" office:value="1419.47832104279" calcext:value-type="float">
            <text:p>1419,4783210428</text:p>
          </table:table-cell>
          <table:table-cell table:formula="of:=[.D51]-[.D39]" office:value-type="float" office:value="362.916666666667" calcext:value-type="float">
            <text:p>362,91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41:.B52])" office:value-type="float" office:value="404.145188432738" calcext:value-type="float">
            <text:p>404,1451884327</text:p>
          </table:table-cell>
          <table:table-cell table:formula="of:=AVERAGE([.B41:.B52])" office:value-type="float" office:value="1783.33333333333" calcext:value-type="float">
            <text:p>1783,3333333333</text:p>
          </table:table-cell>
          <table:table-cell table:formula="of:=[.D52]-[.C52]" office:value-type="float" office:value="1379.1881449006" calcext:value-type="float">
            <text:p>1379,1881449006</text:p>
          </table:table-cell>
          <table:table-cell table:formula="of:=[.D52]-[.D40]" office:value-type="float" office:value="111.083333333333" calcext:value-type="float">
            <text:p>111,08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42:.B53])" office:value-type="float" office:value="404.800736614493" calcext:value-type="float">
            <text:p>404,8007366145</text:p>
          </table:table-cell>
          <table:table-cell table:formula="of:=AVERAGE([.B42:.B53])" office:value-type="float" office:value="1725" calcext:value-type="float">
            <text:p>1725</text:p>
          </table:table-cell>
          <table:table-cell table:formula="of:=[.D53]-[.C53]" office:value-type="float" office:value="1320.19926338551" calcext:value-type="float">
            <text:p>1320,1992633855</text:p>
          </table:table-cell>
          <table:table-cell table:formula="of:=[.D53]-[.D41]" office:value-type="float" office:value="-60.0833333333333" calcext:value-type="float">
            <text:p>-60,08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43:.B54])" office:value-type="float" office:value="384.845502255204" calcext:value-type="float">
            <text:p>384,8455022552</text:p>
          </table:table-cell>
          <table:table-cell table:formula="of:=AVERAGE([.B43:.B54])" office:value-type="float" office:value="1658.33333333333" calcext:value-type="float">
            <text:p>1658,3333333333</text:p>
          </table:table-cell>
          <table:table-cell table:formula="of:=[.D54]-[.C54]" office:value-type="float" office:value="1273.48783107813" calcext:value-type="float">
            <text:p>1273,4878310781</text:p>
          </table:table-cell>
          <table:table-cell table:formula="of:=[.D54]-[.D42]" office:value-type="float" office:value="-185.083333333334" calcext:value-type="float">
            <text:p>-185,08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44:.B55])" office:value-type="float" office:value="466.125227028883" calcext:value-type="float">
            <text:p>466,1252270289</text:p>
          </table:table-cell>
          <table:table-cell table:formula="of:=AVERAGE([.B44:.B55])" office:value-type="float" office:value="1750" calcext:value-type="float">
            <text:p>1750</text:p>
          </table:table-cell>
          <table:table-cell table:formula="of:=[.D55]-[.C55]" office:value-type="float" office:value="1283.87477297112" calcext:value-type="float">
            <text:p>1283,8747729711</text:p>
          </table:table-cell>
          <table:table-cell table:formula="of:=[.D55]-[.D43]" office:value-type="float" office:value="-110.083333333333" calcext:value-type="float">
            <text:p>-110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00" calcext:value-type="float">
            <text:p>1600</text:p>
          </table:table-cell>
          <table:table-cell table:formula="of:=COM.MICROSOFT.STDEV.S([.B45:.B56])" office:value-type="float" office:value="447.467621987639" calcext:value-type="float">
            <text:p>447,4676219876</text:p>
          </table:table-cell>
          <table:table-cell table:formula="of:=AVERAGE([.B45:.B56])" office:value-type="float" office:value="1775" calcext:value-type="float">
            <text:p>1775</text:p>
          </table:table-cell>
          <table:table-cell table:formula="of:=[.D56]-[.C56]" office:value-type="float" office:value="1327.53237801236" calcext:value-type="float">
            <text:p>1327,5323780124</text:p>
          </table:table-cell>
          <table:table-cell table:formula="of:=[.D56]-[.D44]" office:value-type="float" office:value="-110.083333333333" calcext:value-type="float">
            <text:p>-110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46:.B57])" office:value-type="float" office:value="456.18643185222" calcext:value-type="float">
            <text:p>456,1864318522</text:p>
          </table:table-cell>
          <table:table-cell table:formula="of:=AVERAGE([.B46:.B57])" office:value-type="float" office:value="1808.33333333333" calcext:value-type="float">
            <text:p>1808,3333333333</text:p>
          </table:table-cell>
          <table:table-cell table:formula="of:=[.D57]-[.C57]" office:value-type="float" office:value="1352.14690148111" calcext:value-type="float">
            <text:p>1352,1469014811</text:p>
          </table:table-cell>
          <table:table-cell table:formula="of:=[.D57]-[.D45]" office:value-type="float" office:value="56.5833333333333" calcext:value-type="float">
            <text:p>56,58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47:.B58])" office:value-type="float" office:value="470.653961541971" calcext:value-type="float">
            <text:p>470,653961542</text:p>
          </table:table-cell>
          <table:table-cell table:formula="of:=AVERAGE([.B47:.B58])" office:value-type="float" office:value="1783.33333333333" calcext:value-type="float">
            <text:p>1783,3333333333</text:p>
          </table:table-cell>
          <table:table-cell table:formula="of:=[.D58]-[.C58]" office:value-type="float" office:value="1312.67937179136" calcext:value-type="float">
            <text:p>1312,6793717914</text:p>
          </table:table-cell>
          <table:table-cell table:formula="of:=[.D58]-[.D46]" office:value-type="float" office:value="6.58333333333326" calcext:value-type="float">
            <text:p>6,58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000" calcext:value-type="float">
            <text:p>2000</text:p>
          </table:table-cell>
          <table:table-cell table:formula="of:=COM.MICROSOFT.STDEV.S([.B48:.B59])" office:value-type="float" office:value="470.653961541971" calcext:value-type="float">
            <text:p>470,653961542</text:p>
          </table:table-cell>
          <table:table-cell table:formula="of:=AVERAGE([.B48:.B59])" office:value-type="float" office:value="1783.33333333333" calcext:value-type="float">
            <text:p>1783,3333333333</text:p>
          </table:table-cell>
          <table:table-cell table:formula="of:=[.D59]-[.C59]" office:value-type="float" office:value="1312.67937179136" calcext:value-type="float">
            <text:p>1312,6793717914</text:p>
          </table:table-cell>
          <table:table-cell table:formula="of:=[.D59]-[.D47]" office:value-type="float" office:value="39.9166666666665" calcext:value-type="float">
            <text:p>39,91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00" calcext:value-type="float">
            <text:p>1600</text:p>
          </table:table-cell>
          <table:table-cell table:formula="of:=COM.MICROSOFT.STDEV.S([.B49:.B60])" office:value-type="float" office:value="443.38573397315" calcext:value-type="float">
            <text:p>443,3857339732</text:p>
          </table:table-cell>
          <table:table-cell table:formula="of:=AVERAGE([.B49:.B60])" office:value-type="float" office:value="1725" calcext:value-type="float">
            <text:p>1725</text:p>
          </table:table-cell>
          <table:table-cell table:formula="of:=[.D60]-[.C60]" office:value-type="float" office:value="1281.61426602685" calcext:value-type="float">
            <text:p>1281,6142660269</text:p>
          </table:table-cell>
          <table:table-cell table:formula="of:=[.D60]-[.D48]" office:value-type="float" office:value="-93.4166666666667" calcext:value-type="float">
            <text:p>-93,41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50:.B61])" office:value-type="float" office:value="586.915408700178" calcext:value-type="float">
            <text:p>586,9154087002</text:p>
          </table:table-cell>
          <table:table-cell table:formula="of:=AVERAGE([.B50:.B61])" office:value-type="float" office:value="1858.33333333333" calcext:value-type="float">
            <text:p>1858,3333333333</text:p>
          </table:table-cell>
          <table:table-cell table:formula="of:=[.D61]-[.C61]" office:value-type="float" office:value="1271.41792463316" calcext:value-type="float">
            <text:p>1271,4179246332</text:p>
          </table:table-cell>
          <table:table-cell table:formula="of:=[.D61]-[.D49]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00" calcext:value-type="float">
            <text:p>2200</text:p>
          </table:table-cell>
          <table:table-cell table:formula="of:=COM.MICROSOFT.STDEV.S([.B51:.B62])" office:value-type="float" office:value="572.80542997257" calcext:value-type="float">
            <text:p>572,8054299726</text:p>
          </table:table-cell>
          <table:table-cell table:formula="of:=AVERAGE([.B51:.B62])" office:value-type="float" office:value="1841.66666666667" calcext:value-type="float">
            <text:p>1841,6666666667</text:p>
          </table:table-cell>
          <table:table-cell table:formula="of:=[.D62]-[.C62]" office:value-type="float" office:value="1268.8612366941" calcext:value-type="float">
            <text:p>1268,8612366941</text:p>
          </table:table-cell>
          <table:table-cell table:formula="of:=[.D62]-[.D50]" office:value-type="float" office:value="-108.333333333333" calcext:value-type="float">
            <text:p>-108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52:.B63])" office:value-type="float" office:value="539.07890016774" calcext:value-type="float">
            <text:p>539,0789001677</text:p>
          </table:table-cell>
          <table:table-cell table:formula="of:=AVERAGE([.B52:.B63])" office:value-type="float" office:value="1916.66666666667" calcext:value-type="float">
            <text:p>1916,6666666667</text:p>
          </table:table-cell>
          <table:table-cell table:formula="of:=[.D63]-[.C63]" office:value-type="float" office:value="1377.58776649893" calcext:value-type="float">
            <text:p>1377,5877664989</text:p>
          </table:table-cell>
          <table:table-cell table:formula="of:=[.D63]-[.D51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00" calcext:value-type="float">
            <text:p>1900</text:p>
          </table:table-cell>
          <table:table-cell table:formula="of:=COM.MICROSOFT.STDEV.S([.B53:.B64])" office:value-type="float" office:value="523.102632029666" calcext:value-type="float">
            <text:p>523,1026320297</text:p>
          </table:table-cell>
          <table:table-cell table:formula="of:=AVERAGE([.B53:.B64])" office:value-type="float" office:value="1950" calcext:value-type="float">
            <text:p>1950</text:p>
          </table:table-cell>
          <table:table-cell table:formula="of:=[.D64]-[.C64]" office:value-type="float" office:value="1426.89736797033" calcext:value-type="float">
            <text:p>1426,8973679703</text:p>
          </table:table-cell>
          <table:table-cell table:formula="of:=[.D64]-[.D52]" office:value-type="float" office:value="166.666666666667" calcext:value-type="float">
            <text:p>166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54:.B65])" office:value-type="float" office:value="514.266173269929" calcext:value-type="float">
            <text:p>514,2661732699</text:p>
          </table:table-cell>
          <table:table-cell table:formula="of:=AVERAGE([.B54:.B65])" office:value-type="float" office:value="1958.33333333333" calcext:value-type="float">
            <text:p>1958,3333333333</text:p>
          </table:table-cell>
          <table:table-cell table:formula="of:=[.D65]-[.C65]" office:value-type="float" office:value="1444.0671600634" calcext:value-type="float">
            <text:p>1444,0671600634</text:p>
          </table:table-cell>
          <table:table-cell table:formula="of:=[.D65]-[.D53]" office:value-type="float" office:value="233.333333333333" calcext:value-type="float">
            <text:p>233,33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600" calcext:value-type="float">
            <text:p>1600</text:p>
          </table:table-cell>
          <table:table-cell table:formula="of:=COM.MICROSOFT.STDEV.S([.B55:.B66])" office:value-type="float" office:value="497.49371855331" calcext:value-type="float">
            <text:p>497,4937185533</text:p>
          </table:table-cell>
          <table:table-cell table:formula="of:=AVERAGE([.B55:.B66])" office:value-type="float" office:value="1975" calcext:value-type="float">
            <text:p>1975</text:p>
          </table:table-cell>
          <table:table-cell table:formula="of:=[.D66]-[.C66]" office:value-type="float" office:value="1477.50628144669" calcext:value-type="float">
            <text:p>1477,5062814467</text:p>
          </table:table-cell>
          <table:table-cell table:formula="of:=[.D66]-[.D54]" office:value-type="float" office:value="316.666666666667" calcext:value-type="float">
            <text:p>316,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00" calcext:value-type="float">
            <text:p>1700</text:p>
          </table:table-cell>
          <table:table-cell table:formula="of:=COM.MICROSOFT.STDEV.S([.B56:.B67])" office:value-type="float" office:value="461.223668871484" calcext:value-type="float">
            <text:p>461,2236688715</text:p>
          </table:table-cell>
          <table:table-cell table:formula="of:=AVERAGE([.B56:.B67])" office:value-type="float" office:value="1900" calcext:value-type="float">
            <text:p>1900</text:p>
          </table:table-cell>
          <table:table-cell table:formula="of:=[.D67]-[.C67]" office:value-type="float" office:value="1438.77633112852" calcext:value-type="float">
            <text:p>1438,7763311285</text:p>
          </table:table-cell>
          <table:table-cell table:formula="of:=[.D67]-[.D55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57:.B68])" office:value-type="float" office:value="467.990546395065" calcext:value-type="float">
            <text:p>467,9905463951</text:p>
          </table:table-cell>
          <table:table-cell table:formula="of:=AVERAGE([.B57:.B68])" office:value-type="float" office:value="1891.66666666667" calcext:value-type="float">
            <text:p>1891,6666666667</text:p>
          </table:table-cell>
          <table:table-cell table:formula="of:=[.D68]-[.C68]" office:value-type="float" office:value="1423.6761202716" calcext:value-type="float">
            <text:p>1423,6761202716</text:p>
          </table:table-cell>
          <table:table-cell table:formula="of:=[.D68]-[.D56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00" calcext:value-type="float">
            <text:p>2000</text:p>
          </table:table-cell>
          <table:table-cell table:formula="of:=COM.MICROSOFT.STDEV.S([.B58:.B69])" office:value-type="float" office:value="464.823198711732" calcext:value-type="float">
            <text:p>464,8231987117</text:p>
          </table:table-cell>
          <table:table-cell table:formula="of:=AVERAGE([.B58:.B69])" office:value-type="float" office:value="1883.33333333333" calcext:value-type="float">
            <text:p>1883,3333333333</text:p>
          </table:table-cell>
          <table:table-cell table:formula="of:=[.D69]-[.C69]" office:value-type="float" office:value="1418.5101346216" calcext:value-type="float">
            <text:p>1418,5101346216</text:p>
          </table:table-cell>
          <table:table-cell table:formula="of:=[.D69]-[.D57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200" calcext:value-type="float">
            <text:p>2200</text:p>
          </table:table-cell>
          <table:table-cell table:formula="of:=COM.MICROSOFT.STDEV.S([.B59:.B70])" office:value-type="float" office:value="446.196043338474" calcext:value-type="float">
            <text:p>446,1960433385</text:p>
          </table:table-cell>
          <table:table-cell table:formula="of:=AVERAGE([.B59:.B70])" office:value-type="float" office:value="1950" calcext:value-type="float">
            <text:p>1950</text:p>
          </table:table-cell>
          <table:table-cell table:formula="of:=[.D70]-[.C70]" office:value-type="float" office:value="1503.80395666153" calcext:value-type="float">
            <text:p>1503,8039566615</text:p>
          </table:table-cell>
          <table:table-cell table:formula="of:=[.D70]-[.D58]" office:value-type="float" office:value="166.666666666667" calcext:value-type="float">
            <text:p>166,66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00" calcext:value-type="float">
            <text:p>1600</text:p>
          </table:table-cell>
          <table:table-cell table:formula="of:=COM.MICROSOFT.STDEV.S([.B60:.B71])" office:value-type="float" office:value="456.933122883293" calcext:value-type="float">
            <text:p>456,9331228833</text:p>
          </table:table-cell>
          <table:table-cell table:formula="of:=AVERAGE([.B60:.B71])" office:value-type="float" office:value="1916.66666666667" calcext:value-type="float">
            <text:p>1916,6666666667</text:p>
          </table:table-cell>
          <table:table-cell table:formula="of:=[.D71]-[.C71]" office:value-type="float" office:value="1459.73354378337" calcext:value-type="float">
            <text:p>1459,7335437834</text:p>
          </table:table-cell>
          <table:table-cell table:formula="of:=[.D71]-[.D59]" office:value-type="float" office:value="133.333333333333" calcext:value-type="float">
            <text:p>133,3333333333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61:.B72])" office:value-type="float" office:value="457.513040052611" calcext:value-type="float">
            <text:p>457,5130400526</text:p>
          </table:table-cell>
          <table:table-cell table:formula="of:=AVERAGE([.B61:.B72])" office:value-type="float" office:value="1975" calcext:value-type="float">
            <text:p>1975</text:p>
          </table:table-cell>
          <table:table-cell table:formula="of:=[.D72]-[.C72]" office:value-type="float" office:value="1517.48695994739" calcext:value-type="float">
            <text:p>1517,4869599474</text:p>
          </table:table-cell>
          <table:table-cell table:formula="of:=[.D72]-[.D60]"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62:.B73])" office:value-type="float" office:value="308.834563931546" calcext:value-type="float">
            <text:p>308,8345639315</text:p>
          </table:table-cell>
          <table:table-cell table:formula="of:=AVERAGE([.B62:.B73])" office:value-type="float" office:value="1841.66666666667" calcext:value-type="float">
            <text:p>1841,6666666667</text:p>
          </table:table-cell>
          <table:table-cell table:formula="of:=[.D73]-[.C73]" office:value-type="float" office:value="1532.83210273512" calcext:value-type="float">
            <text:p>1532,8321027351</text:p>
          </table:table-cell>
          <table:table-cell table:formula="of:=[.D73]-[.D61]" office:value-type="float" office:value="-16.6666666666665" calcext:value-type="float">
            <text:p>-1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63:.B74])" office:value-type="float" office:value="334.278961710761" calcext:value-type="float">
            <text:p>334,2789617108</text:p>
          </table:table-cell>
          <table:table-cell table:formula="of:=AVERAGE([.B63:.B74])" office:value-type="float" office:value="1858.33333333333" calcext:value-type="float">
            <text:p>1858,3333333333</text:p>
          </table:table-cell>
          <table:table-cell table:formula="of:=[.D74]-[.C74]" office:value-type="float" office:value="1524.05437162257" calcext:value-type="float">
            <text:p>1524,0543716226</text:p>
          </table:table-cell>
          <table:table-cell table:formula="of:=[.D74]-[.D62]" office:value-type="float" office:value="16.6666666666665" calcext:value-type="float">
            <text:p>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300" calcext:value-type="float">
            <text:p>1300</text:p>
          </table:table-cell>
          <table:table-cell table:formula="of:=COM.MICROSOFT.STDEV.S([.B64:.B75])" office:value-type="float" office:value="360.450055381106" calcext:value-type="float">
            <text:p>360,4500553811</text:p>
          </table:table-cell>
          <table:table-cell table:formula="of:=AVERAGE([.B64:.B75])" office:value-type="float" office:value="1791.66666666667" calcext:value-type="float">
            <text:p>1791,6666666667</text:p>
          </table:table-cell>
          <table:table-cell table:formula="of:=[.D75]-[.C75]" office:value-type="float" office:value="1431.21661128556" calcext:value-type="float">
            <text:p>1431,2166112856</text:p>
          </table:table-cell>
          <table:table-cell table:formula="of:=[.D75]-[.D63]" office:value-type="float" office:value="-125" calcext:value-type="float">
            <text:p>-12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900" calcext:value-type="float">
            <text:p>1900</text:p>
          </table:table-cell>
          <table:table-cell table:formula="of:=COM.MICROSOFT.STDEV.S([.B65:.B76])" office:value-type="float" office:value="360.450055381106" calcext:value-type="float">
            <text:p>360,4500553811</text:p>
          </table:table-cell>
          <table:table-cell table:formula="of:=AVERAGE([.B65:.B76])" office:value-type="float" office:value="1791.66666666667" calcext:value-type="float">
            <text:p>1791,6666666667</text:p>
          </table:table-cell>
          <table:table-cell table:formula="of:=[.D76]-[.C76]" office:value-type="float" office:value="1431.21661128556" calcext:value-type="float">
            <text:p>1431,2166112856</text:p>
          </table:table-cell>
          <table:table-cell table:formula="of:=[.D76]-[.D64]" office:value-type="float" office:value="-158.333333333333" calcext:value-type="float">
            <text:p>-158,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000" calcext:value-type="float">
            <text:p>2000</text:p>
          </table:table-cell>
          <table:table-cell table:formula="of:=COM.MICROSOFT.STDEV.S([.B66:.B77])" office:value-type="float" office:value="352.480388450796" calcext:value-type="float">
            <text:p>352,4803884508</text:p>
          </table:table-cell>
          <table:table-cell table:formula="of:=AVERAGE([.B66:.B77])" office:value-type="float" office:value="1833.33333333333" calcext:value-type="float">
            <text:p>1833,3333333333</text:p>
          </table:table-cell>
          <table:table-cell table:formula="of:=[.D77]-[.C77]" office:value-type="float" office:value="1480.85294488254" calcext:value-type="float">
            <text:p>1480,8529448825</text:p>
          </table:table-cell>
          <table:table-cell table:formula="of:=[.D77]-[.D65]" office:value-type="float" office:value="-125" calcext:value-type="float">
            <text:p>-12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67:.B78])" office:value-type="float" office:value="359.608372842154" calcext:value-type="float">
            <text:p>359,6083728422</text:p>
          </table:table-cell>
          <table:table-cell table:formula="of:=AVERAGE([.B67:.B78])" office:value-type="float" office:value="1825" calcext:value-type="float">
            <text:p>1825</text:p>
          </table:table-cell>
          <table:table-cell table:formula="of:=[.D78]-[.C78]" office:value-type="float" office:value="1465.39162715785" calcext:value-type="float">
            <text:p>1465,3916271579</text:p>
          </table:table-cell>
          <table:table-cell table:formula="of:=[.D78]-[.D66]" office:value-type="float" office:value="-150" calcext:value-type="float">
            <text:p>-15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68:.B79])" office:value-type="float" office:value="471.21699305676" calcext:value-type="float">
            <text:p>471,2169930568</text:p>
          </table:table-cell>
          <table:table-cell table:formula="of:=AVERAGE([.B68:.B79])" office:value-type="float" office:value="1925" calcext:value-type="float">
            <text:p>1925</text:p>
          </table:table-cell>
          <table:table-cell table:formula="of:=[.D79]-[.C79]" office:value-type="float" office:value="1453.78300694324" calcext:value-type="float">
            <text:p>1453,7830069432</text:p>
          </table:table-cell>
          <table:table-cell table:formula="of:=[.D79]-[.D67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69:.B80])" office:value-type="float" office:value="454.272645405418" calcext:value-type="float">
            <text:p>454,2726454054</text:p>
          </table:table-cell>
          <table:table-cell table:formula="of:=AVERAGE([.B69:.B80])" office:value-type="float" office:value="1950" calcext:value-type="float">
            <text:p>1950</text:p>
          </table:table-cell>
          <table:table-cell table:formula="of:=[.D80]-[.C80]" office:value-type="float" office:value="1495.72735459458" calcext:value-type="float">
            <text:p>1495,7273545946</text:p>
          </table:table-cell>
          <table:table-cell table:formula="of:=[.D80]-[.D68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70:.B81])" office:value-type="float" office:value="491.750121319946" calcext:value-type="float">
            <text:p>491,7501213199</text:p>
          </table:table-cell>
          <table:table-cell table:formula="of:=AVERAGE([.B70:.B81])" office:value-type="float" office:value="2000" calcext:value-type="float">
            <text:p>2000</text:p>
          </table:table-cell>
          <table:table-cell table:formula="of:=[.D81]-[.C81]" office:value-type="float" office:value="1508.24987868005" calcext:value-type="float">
            <text:p>1508,2498786801</text:p>
          </table:table-cell>
          <table:table-cell table:formula="of:=[.D81]-[.D69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71:.B82])" office:value-type="float" office:value="507.145905728292" calcext:value-type="float">
            <text:p>507,1459057283</text:p>
          </table:table-cell>
          <table:table-cell table:formula="of:=AVERAGE([.B71:.B82])" office:value-type="float" office:value="1941.66666666667" calcext:value-type="float">
            <text:p>1941,6666666667</text:p>
          </table:table-cell>
          <table:table-cell table:formula="of:=[.D82]-[.C82]" office:value-type="float" office:value="1434.52076093837" calcext:value-type="float">
            <text:p>1434,5207609384</text:p>
          </table:table-cell>
          <table:table-cell table:formula="of:=[.D82]-[.D70]" office:value-type="float" office:value="-8.33333333333326" calcext:value-type="float">
            <text:p>-8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72:.B83])" office:value-type="float" office:value="592.887132188877" calcext:value-type="float">
            <text:p>592,8871321889</text:p>
          </table:table-cell>
          <table:table-cell table:formula="of:=AVERAGE([.B72:.B83])" office:value-type="float" office:value="2066.66666666667" calcext:value-type="float">
            <text:p>2066,6666666667</text:p>
          </table:table-cell>
          <table:table-cell table:formula="of:=[.D83]-[.C83]" office:value-type="float" office:value="1473.77953447779" calcext:value-type="float">
            <text:p>1473,7795344778</text:p>
          </table:table-cell>
          <table:table-cell table:formula="of:=[.D83]-[.D71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300" calcext:value-type="float">
            <text:p>3300</text:p>
          </table:table-cell>
          <table:table-cell table:formula="of:=COM.MICROSOFT.STDEV.S([.B73:.B84])" office:value-type="float" office:value="690.849279707757" calcext:value-type="float">
            <text:p>690,8492797078</text:p>
          </table:table-cell>
          <table:table-cell table:formula="of:=AVERAGE([.B73:.B84])" office:value-type="float" office:value="2150" calcext:value-type="float">
            <text:p>2150</text:p>
          </table:table-cell>
          <table:table-cell table:formula="of:=[.D84]-[.C84]" office:value-type="float" office:value="1459.15072029224" calcext:value-type="float">
            <text:p>1459,1507202923</text:p>
          </table:table-cell>
          <table:table-cell table:formula="of:=[.D84]-[.D72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74:.B85])" office:value-type="float" office:value="660.348851790178" calcext:value-type="float">
            <text:p>660,3488517902</text:p>
          </table:table-cell>
          <table:table-cell table:formula="of:=AVERAGE([.B74:.B85])" office:value-type="float" office:value="2216.66666666667" calcext:value-type="float">
            <text:p>2216,6666666667</text:p>
          </table:table-cell>
          <table:table-cell table:formula="of:=[.D85]-[.C85]" office:value-type="float" office:value="1556.31781487649" calcext:value-type="float">
            <text:p>1556,3178148765</text:p>
          </table:table-cell>
          <table:table-cell table:formula="of:=[.D85]-[.D73]"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75:.B86])" office:value-type="float" office:value="658.453192004265" calcext:value-type="float">
            <text:p>658,4531920043</text:p>
          </table:table-cell>
          <table:table-cell table:formula="of:=AVERAGE([.B75:.B86])" office:value-type="float" office:value="2208.33333333333" calcext:value-type="float">
            <text:p>2208,3333333333</text:p>
          </table:table-cell>
          <table:table-cell table:formula="of:=[.D86]-[.C86]" office:value-type="float" office:value="1549.88014132907" calcext:value-type="float">
            <text:p>1549,8801413291</text:p>
          </table:table-cell>
          <table:table-cell table:formula="of:=[.D86]-[.D74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76:.B87])" office:value-type="float" office:value="637.407153072413" calcext:value-type="float">
            <text:p>637,4071530724</text:p>
          </table:table-cell>
          <table:table-cell table:formula="of:=AVERAGE([.B76:.B87])" office:value-type="float" office:value="2358.33333333333" calcext:value-type="float">
            <text:p>2358,3333333333</text:p>
          </table:table-cell>
          <table:table-cell table:formula="of:=[.D87]-[.C87]" office:value-type="float" office:value="1720.92618026092" calcext:value-type="float">
            <text:p>1720,9261802609</text:p>
          </table:table-cell>
          <table:table-cell table:formula="of:=[.D87]-[.D75]" office:value-type="float" office:value="566.666666666667" calcext:value-type="float">
            <text:p>56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500" calcext:value-type="float">
            <text:p>2500</text:p>
          </table:table-cell>
          <table:table-cell table:formula="of:=COM.MICROSOFT.STDEV.S([.B77:.B88])" office:value-type="float" office:value="621.520618151867" calcext:value-type="float">
            <text:p>621,5206181519</text:p>
          </table:table-cell>
          <table:table-cell table:formula="of:=AVERAGE([.B77:.B88])" office:value-type="float" office:value="2408.33333333333" calcext:value-type="float">
            <text:p>2408,3333333333</text:p>
          </table:table-cell>
          <table:table-cell table:formula="of:=[.D88]-[.C88]" office:value-type="float" office:value="1786.81271518147" calcext:value-type="float">
            <text:p>1786,8127151815</text:p>
          </table:table-cell>
          <table:table-cell table:formula="of:=[.D88]-[.D76]" office:value-type="float" office:value="616.666666666667" calcext:value-type="float">
            <text:p>616,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78:.B89])" office:value-type="float" office:value="612.496134805368" calcext:value-type="float">
            <text:p>612,4961348054</text:p>
          </table:table-cell>
          <table:table-cell table:formula="of:=AVERAGE([.B78:.B89])" office:value-type="float" office:value="2466.66666666667" calcext:value-type="float">
            <text:p>2466,6666666667</text:p>
          </table:table-cell>
          <table:table-cell table:formula="of:=[.D89]-[.C89]" office:value-type="float" office:value="1854.1705318613" calcext:value-type="float">
            <text:p>1854,1705318613</text:p>
          </table:table-cell>
          <table:table-cell table:formula="of:=[.D89]-[.D77]" office:value-type="float" office:value="633.333333333333" calcext:value-type="float">
            <text:p>633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79:.B90])" office:value-type="float" office:value="574.390322362975" calcext:value-type="float">
            <text:p>574,390322363</text:p>
          </table:table-cell>
          <table:table-cell table:formula="of:=AVERAGE([.B79:.B90])" office:value-type="float" office:value="2491.66666666667" calcext:value-type="float">
            <text:p>2491,6666666667</text:p>
          </table:table-cell>
          <table:table-cell table:formula="of:=[.D90]-[.C90]" office:value-type="float" office:value="1917.27634430369" calcext:value-type="float">
            <text:p>1917,2763443037</text:p>
          </table:table-cell>
          <table:table-cell table:formula="of:=[.D90]-[.D78]" office:value-type="float" office:value="666.666666666667" calcext:value-type="float">
            <text:p>666,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80:.B91])" office:value-type="float" office:value="569.090182979496" calcext:value-type="float">
            <text:p>569,0901829795</text:p>
          </table:table-cell>
          <table:table-cell table:formula="of:=AVERAGE([.B80:.B91])" office:value-type="float" office:value="2425" calcext:value-type="float">
            <text:p>2425</text:p>
          </table:table-cell>
          <table:table-cell table:formula="of:=[.D91]-[.C91]" office:value-type="float" office:value="1855.9098170205" calcext:value-type="float">
            <text:p>1855,9098170205</text:p>
          </table:table-cell>
          <table:table-cell table:formula="of:=[.D91]-[.D79]"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00" calcext:value-type="float">
            <text:p>1700</text:p>
          </table:table-cell>
          <table:table-cell table:formula="of:=COM.MICROSOFT.STDEV.S([.B81:.B92])" office:value-type="float" office:value="579.70734518428" calcext:value-type="float">
            <text:p>579,7073451843</text:p>
          </table:table-cell>
          <table:table-cell table:formula="of:=AVERAGE([.B81:.B92])" office:value-type="float" office:value="2416.66666666667" calcext:value-type="float">
            <text:p>2416,6666666667</text:p>
          </table:table-cell>
          <table:table-cell table:formula="of:=[.D92]-[.C92]" office:value-type="float" office:value="1836.95932148239" calcext:value-type="float">
            <text:p>1836,9593214824</text:p>
          </table:table-cell>
          <table:table-cell table:formula="of:=[.D92]-[.D80]" office:value-type="float" office:value="466.666666666667" calcext:value-type="float">
            <text:p>466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82:.B93])" office:value-type="float" office:value="602.268439092796" calcext:value-type="float">
            <text:p>602,2684390928</text:p>
          </table:table-cell>
          <table:table-cell table:formula="of:=AVERAGE([.B82:.B93])" office:value-type="float" office:value="2350" calcext:value-type="float">
            <text:p>2350</text:p>
          </table:table-cell>
          <table:table-cell table:formula="of:=[.D93]-[.C93]" office:value-type="float" office:value="1747.7315609072" calcext:value-type="float">
            <text:p>1747,7315609072</text:p>
          </table:table-cell>
          <table:table-cell table:formula="of:=[.D93]-[.D81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500" calcext:value-type="float">
            <text:p>1500</text:p>
          </table:table-cell>
          <table:table-cell table:formula="of:=COM.MICROSOFT.STDEV.S([.B83:.B94])" office:value-type="float" office:value="602.268439092796" calcext:value-type="float">
            <text:p>602,2684390928</text:p>
          </table:table-cell>
          <table:table-cell table:formula="of:=AVERAGE([.B83:.B94])" office:value-type="float" office:value="2350" calcext:value-type="float">
            <text:p>2350</text:p>
          </table:table-cell>
          <table:table-cell table:formula="of:=[.D94]-[.C94]" office:value-type="float" office:value="1747.7315609072" calcext:value-type="float">
            <text:p>1747,7315609072</text:p>
          </table:table-cell>
          <table:table-cell table:formula="of:=[.D94]-[.D82]" office:value-type="float" office:value="408.333333333333" calcext:value-type="float">
            <text:p>408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000" calcext:value-type="float">
            <text:p>2000</text:p>
          </table:table-cell>
          <table:table-cell table:formula="of:=COM.MICROSOFT.STDEV.S([.B84:.B95])" office:value-type="float" office:value="559.964825735158" calcext:value-type="float">
            <text:p>559,9648257352</text:p>
          </table:table-cell>
          <table:table-cell table:formula="of:=AVERAGE([.B84:.B95])" office:value-type="float" office:value="2258.33333333333" calcext:value-type="float">
            <text:p>2258,3333333333</text:p>
          </table:table-cell>
          <table:table-cell table:formula="of:=[.D95]-[.C95]" office:value-type="float" office:value="1698.36850759818" calcext:value-type="float">
            <text:p>1698,3685075982</text:p>
          </table:table-cell>
          <table:table-cell table:formula="of:=[.D95]-[.D83]" office:value-type="float" office:value="191.666666666667" calcext:value-type="float">
            <text:p>191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00" calcext:value-type="float">
            <text:p>3300</text:p>
          </table:table-cell>
          <table:table-cell table:formula="of:=COM.MICROSOFT.STDEV.S([.B85:.B96])" office:value-type="float" office:value="559.964825735158" calcext:value-type="float">
            <text:p>559,9648257352</text:p>
          </table:table-cell>
          <table:table-cell table:formula="of:=AVERAGE([.B85:.B96])" office:value-type="float" office:value="2258.33333333333" calcext:value-type="float">
            <text:p>2258,3333333333</text:p>
          </table:table-cell>
          <table:table-cell table:formula="of:=[.D96]-[.C96]" office:value-type="float" office:value="1698.36850759818" calcext:value-type="float">
            <text:p>1698,3685075982</text:p>
          </table:table-cell>
          <table:table-cell table:formula="of:=[.D96]-[.D84]" office:value-type="float" office:value="108.333333333333" calcext:value-type="float">
            <text:p>108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86:.B97])" office:value-type="float" office:value="561.38357221379" calcext:value-type="float">
            <text:p>561,3835722138</text:p>
          </table:table-cell>
          <table:table-cell table:formula="of:=AVERAGE([.B86:.B97])" office:value-type="float" office:value="2266.66666666667" calcext:value-type="float">
            <text:p>2266,6666666667</text:p>
          </table:table-cell>
          <table:table-cell table:formula="of:=[.D97]-[.C97]" office:value-type="float" office:value="1705.28309445288" calcext:value-type="float">
            <text:p>1705,2830944529</text:p>
          </table:table-cell>
          <table:table-cell table:formula="of:=[.D97]-[.D85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500" calcext:value-type="float">
            <text:p>3500</text:p>
          </table:table-cell>
          <table:table-cell table:formula="of:=COM.MICROSOFT.STDEV.S([.B87:.B98])" office:value-type="float" office:value="665.14978946418" calcext:value-type="float">
            <text:p>665,1497894642</text:p>
          </table:table-cell>
          <table:table-cell table:formula="of:=AVERAGE([.B87:.B98])" office:value-type="float" office:value="2366.66666666667" calcext:value-type="float">
            <text:p>2366,6666666667</text:p>
          </table:table-cell>
          <table:table-cell table:formula="of:=[.D98]-[.C98]" office:value-type="float" office:value="1701.51687720249" calcext:value-type="float">
            <text:p>1701,5168772025</text:p>
          </table:table-cell>
          <table:table-cell table:formula="of:=[.D98]-[.D86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200" calcext:value-type="float">
            <text:p>2200</text:p>
          </table:table-cell>
          <table:table-cell table:formula="of:=COM.MICROSOFT.STDEV.S([.B88:.B99])" office:value-type="float" office:value="624.439142290298" calcext:value-type="float">
            <text:p>624,4391422903</text:p>
          </table:table-cell>
          <table:table-cell table:formula="of:=AVERAGE([.B88:.B99])" office:value-type="float" office:value="2291.66666666667" calcext:value-type="float">
            <text:p>2291,6666666667</text:p>
          </table:table-cell>
          <table:table-cell table:formula="of:=[.D99]-[.C99]" office:value-type="float" office:value="1667.22752437637" calcext:value-type="float">
            <text:p>1667,2275243764</text:p>
          </table:table-cell>
          <table:table-cell table:formula="of:=[.D99]-[.D87]" office:value-type="float" office:value="-66.666666666667" calcext:value-type="float">
            <text:p>-66,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89:.B100])" office:value-type="float" office:value="833.757467823536" calcext:value-type="float">
            <text:p>833,7574678235</text:p>
          </table:table-cell>
          <table:table-cell table:formula="of:=AVERAGE([.B89:.B100])" office:value-type="float" office:value="2433.33333333333" calcext:value-type="float">
            <text:p>2433,3333333333</text:p>
          </table:table-cell>
          <table:table-cell table:formula="of:=[.D100]-[.C100]" office:value-type="float" office:value="1599.5758655098" calcext:value-type="float">
            <text:p>1599,5758655098</text:p>
          </table:table-cell>
          <table:table-cell table:formula="of:=[.D100]-[.D88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" calcext:value-type="float">
            <text:p>1900</text:p>
          </table:table-cell>
          <table:table-cell table:formula="of:=COM.MICROSOFT.STDEV.S([.B90:.B101])" office:value-type="float" office:value="842.435142724334" calcext:value-type="float">
            <text:p>842,4351427243</text:p>
          </table:table-cell>
          <table:table-cell table:formula="of:=AVERAGE([.B90:.B101])" office:value-type="float" office:value="2366.66666666667" calcext:value-type="float">
            <text:p>2366,6666666667</text:p>
          </table:table-cell>
          <table:table-cell table:formula="of:=[.D101]-[.C101]" office:value-type="float" office:value="1524.23152394233" calcext:value-type="float">
            <text:p>1524,2315239423</text:p>
          </table:table-cell>
          <table:table-cell table:formula="of:=[.D101]-[.D89]" office:value-type="float" office:value="-100" calcext:value-type="float">
            <text:p>-1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600" calcext:value-type="float">
            <text:p>2600</text:p>
          </table:table-cell>
          <table:table-cell table:formula="of:=COM.MICROSOFT.STDEV.S([.B91:.B102])" office:value-type="float" office:value="824.988521499579" calcext:value-type="float">
            <text:p>824,9885214996</text:p>
          </table:table-cell>
          <table:table-cell table:formula="of:=AVERAGE([.B91:.B102])" office:value-type="float" office:value="2433.33333333333" calcext:value-type="float">
            <text:p>2433,3333333333</text:p>
          </table:table-cell>
          <table:table-cell table:formula="of:=[.D102]-[.C102]" office:value-type="float" office:value="1608.34481183375" calcext:value-type="float">
            <text:p>1608,3448118338</text:p>
          </table:table-cell>
          <table:table-cell table:formula="of:=[.D102]-[.D90]" office:value-type="float" office:value="-58.333333333333" calcext:value-type="float">
            <text:p>-58,3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92:.B103])" office:value-type="float" office:value="904.659654737123" calcext:value-type="float">
            <text:p>904,6596547371</text:p>
          </table:table-cell>
          <table:table-cell table:formula="of:=AVERAGE([.B92:.B103])" office:value-type="float" office:value="2575" calcext:value-type="float">
            <text:p>2575</text:p>
          </table:table-cell>
          <table:table-cell table:formula="of:=[.D103]-[.C103]" office:value-type="float" office:value="1670.34034526288" calcext:value-type="float">
            <text:p>1670,3403452629</text:p>
          </table:table-cell>
          <table:table-cell table:formula="of:=[.D103]-[.D91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93:.B104])" office:value-type="float" office:value="3386.60462839861" calcext:value-type="float">
            <text:p>3386,6046283986</text:p>
          </table:table-cell>
          <table:table-cell table:formula="of:=AVERAGE([.B93:.B104])" office:value-type="float" office:value="3600" calcext:value-type="float">
            <text:p>3600</text:p>
          </table:table-cell>
          <table:table-cell table:formula="of:=[.D104]-[.C104]" office:value-type="float" office:value="213.395371601387" calcext:value-type="float">
            <text:p>213,3953716014</text:p>
          </table:table-cell>
          <table:table-cell table:formula="of:=[.D104]-[.D92]" office:value-type="float" office:value="1183.33333333333" calcext:value-type="float">
            <text:p>118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700" calcext:value-type="float">
            <text:p>6700</text:p>
          </table:table-cell>
          <table:table-cell table:formula="of:=COM.MICROSOFT.STDEV.S([.B94:.B105])" office:value-type="float" office:value="3444.74786868181" calcext:value-type="float">
            <text:p>3444,7478686818</text:p>
          </table:table-cell>
          <table:table-cell table:formula="of:=AVERAGE([.B94:.B105])" office:value-type="float" office:value="4008.33333333333" calcext:value-type="float">
            <text:p>4008,3333333333</text:p>
          </table:table-cell>
          <table:table-cell table:formula="of:=[.D105]-[.C105]" office:value-type="float" office:value="563.585464651523" calcext:value-type="float">
            <text:p>563,5854646515</text:p>
          </table:table-cell>
          <table:table-cell table:formula="of:=[.D105]-[.D93]" office:value-type="float" office:value="1658.33333333333" calcext:value-type="float">
            <text:p>1658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95:.B106])" office:value-type="float" office:value="3399.23119650205" calcext:value-type="float">
            <text:p>3399,2311965021</text:p>
          </table:table-cell>
          <table:table-cell table:formula="of:=AVERAGE([.B95:.B106])" office:value-type="float" office:value="4075" calcext:value-type="float">
            <text:p>4075</text:p>
          </table:table-cell>
          <table:table-cell table:formula="of:=[.D106]-[.C106]" office:value-type="float" office:value="675.768803497955" calcext:value-type="float">
            <text:p>675,768803498</text:p>
          </table:table-cell>
          <table:table-cell table:formula="of:=[.D106]-[.D94]" office:value-type="float" office:value="1725" calcext:value-type="float">
            <text:p>1725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87" calcext:value-type="float">
            <text:p>587</text:p>
          </table:table-cell>
          <table:table-cell table:formula="of:=COM.MICROSOFT.STDEV.S([.B96:.B107])" office:value-type="float" office:value="3500.60563915861" calcext:value-type="float">
            <text:p>3500,6056391586</text:p>
          </table:table-cell>
          <table:table-cell table:formula="of:=AVERAGE([.B96:.B107])" office:value-type="float" office:value="3957.25" calcext:value-type="float">
            <text:p>3957,25</text:p>
          </table:table-cell>
          <table:table-cell table:formula="of:=[.D107]-[.C107]" office:value-type="float" office:value="456.644360841386" calcext:value-type="float">
            <text:p>456,6443608414</text:p>
          </table:table-cell>
          <table:table-cell table:formula="of:=[.D107]-[.D95]" office:value-type="float" office:value="1698.91666666667" calcext:value-type="float">
            <text:p>1698,91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75" calcext:value-type="float">
            <text:p>475</text:p>
          </table:table-cell>
          <table:table-cell table:formula="of:=COM.MICROSOFT.STDEV.S([.B97:.B108])" office:value-type="float" office:value="3640.99978360923" calcext:value-type="float">
            <text:p>3640,9997836092</text:p>
          </table:table-cell>
          <table:table-cell table:formula="of:=AVERAGE([.B97:.B108])" office:value-type="float" office:value="3721.83333333333" calcext:value-type="float">
            <text:p>3721,8333333333</text:p>
          </table:table-cell>
          <table:table-cell table:formula="of:=[.D108]-[.C108]" office:value-type="float" office:value="80.8335497241083" calcext:value-type="float">
            <text:p>80,8335497241</text:p>
          </table:table-cell>
          <table:table-cell table:formula="of:=[.D108]-[.D96]" office:value-type="float" office:value="1463.5" calcext:value-type="float">
            <text:p>1463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" calcext:value-type="float">
            <text:p>54</text:p>
          </table:table-cell>
          <table:table-cell table:formula="of:=COM.MICROSOFT.STDEV.S([.B98:.B109])" office:value-type="float" office:value="3778.80198267155" calcext:value-type="float">
            <text:p>3778,8019826716</text:p>
          </table:table-cell>
          <table:table-cell table:formula="of:=AVERAGE([.B98:.B109])" office:value-type="float" office:value="3526.33333333333" calcext:value-type="float">
            <text:p>3526,3333333333</text:p>
          </table:table-cell>
          <table:table-cell table:formula="of:=[.D109]-[.C109]" office:value-type="float" office:value="-252.468649338215" calcext:value-type="float">
            <text:p>-252,4686493382</text:p>
          </table:table-cell>
          <table:table-cell table:formula="of:=[.D109]-[.D97]" office:value-type="float" office:value="1259.66666666667" calcext:value-type="float">
            <text:p>1259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79" calcext:value-type="float">
            <text:p>779</text:p>
          </table:table-cell>
          <table:table-cell table:formula="of:=COM.MICROSOFT.STDEV.S([.B99:.B110])" office:value-type="float" office:value="3861.26391126328" calcext:value-type="float">
            <text:p>3861,2639112633</text:p>
          </table:table-cell>
          <table:table-cell table:formula="of:=AVERAGE([.B99:.B110])" office:value-type="float" office:value="3299.58333333333" calcext:value-type="float">
            <text:p>3299,5833333333</text:p>
          </table:table-cell>
          <table:table-cell table:formula="of:=[.D110]-[.C110]" office:value-type="float" office:value="-561.680577929952" calcext:value-type="float">
            <text:p>-561,68057793</text:p>
          </table:table-cell>
          <table:table-cell table:formula="of:=[.D110]-[.D98]" office:value-type="float" office:value="932.916666666667" calcext:value-type="float">
            <text:p>932,91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57" calcext:value-type="float">
            <text:p>157</text:p>
          </table:table-cell>
          <table:table-cell table:formula="of:=COM.MICROSOFT.STDEV.S([.B100:.B111])" office:value-type="float" office:value="3957.98243675954" calcext:value-type="float">
            <text:p>3957,9824367595</text:p>
          </table:table-cell>
          <table:table-cell table:formula="of:=AVERAGE([.B100:.B111])" office:value-type="float" office:value="3129.33333333333" calcext:value-type="float">
            <text:p>3129,3333333333</text:p>
          </table:table-cell>
          <table:table-cell table:formula="of:=[.D111]-[.C111]" office:value-type="float" office:value="-828.649103426204" calcext:value-type="float">
            <text:p>-828,6491034262</text:p>
          </table:table-cell>
          <table:table-cell table:formula="of:=[.D111]-[.D99]" office:value-type="float" office:value="837.666666666667" calcext:value-type="float">
            <text:p>837,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65" calcext:value-type="float">
            <text:p>365</text:p>
          </table:table-cell>
          <table:table-cell table:formula="of:=COM.MICROSOFT.STDEV.S([.B101:.B112])" office:value-type="float" office:value="4018.04434848144" calcext:value-type="float">
            <text:p>4018,0443484814</text:p>
          </table:table-cell>
          <table:table-cell table:formula="of:=AVERAGE([.B101:.B112])" office:value-type="float" office:value="2809.75" calcext:value-type="float">
            <text:p>2809,75</text:p>
          </table:table-cell>
          <table:table-cell table:formula="of:=[.D112]-[.C112]" office:value-type="float" office:value="-1208.29434848144" calcext:value-type="float">
            <text:p>-1208,2943484814</text:p>
          </table:table-cell>
          <table:table-cell table:formula="of:=[.D112]-[.D100]" office:value-type="float" office:value="376.416666666667" calcext:value-type="float">
            <text:p>376,41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78" calcext:value-type="float">
            <text:p>178</text:p>
          </table:table-cell>
          <table:table-cell table:formula="of:=COM.MICROSOFT.STDEV.S([.B102:.B113])" office:value-type="float" office:value="4083.70197748429" calcext:value-type="float">
            <text:p>4083,7019774843</text:p>
          </table:table-cell>
          <table:table-cell table:formula="of:=AVERAGE([.B102:.B113])" office:value-type="float" office:value="2666.25" calcext:value-type="float">
            <text:p>2666,25</text:p>
          </table:table-cell>
          <table:table-cell table:formula="of:=[.D113]-[.C113]" office:value-type="float" office:value="-1417.45197748429" calcext:value-type="float">
            <text:p>-1417,4519774843</text:p>
          </table:table-cell>
          <table:table-cell table:formula="of:=[.D113]-[.D101]" office:value-type="float" office:value="299.583333333333" calcext:value-type="float">
            <text:p>299,5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90" calcext:value-type="float">
            <text:p>90</text:p>
          </table:table-cell>
          <table:table-cell table:formula="of:=COM.MICROSOFT.STDEV.S([.B103:.B114])" office:value-type="float" office:value="4151.12807139837" calcext:value-type="float">
            <text:p>4151,1280713984</text:p>
          </table:table-cell>
          <table:table-cell table:formula="of:=AVERAGE([.B103:.B114])" office:value-type="float" office:value="2457.08333333333" calcext:value-type="float">
            <text:p>2457,0833333333</text:p>
          </table:table-cell>
          <table:table-cell table:formula="of:=[.D114]-[.C114]" office:value-type="float" office:value="-1694.04473806503" calcext:value-type="float">
            <text:p>-1694,044738065</text:p>
          </table:table-cell>
          <table:table-cell table:formula="of:=[.D114]-[.D102]" office:value-type="float" office:value="23.75" calcext:value-type="float">
            <text:p>23,7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58" calcext:value-type="float">
            <text:p>158</text:p>
          </table:table-cell>
          <table:table-cell table:formula="of:=COM.MICROSOFT.STDEV.S([.B104:.B115])" office:value-type="float" office:value="4177.07508493102" calcext:value-type="float">
            <text:p>4177,075084931</text:p>
          </table:table-cell>
          <table:table-cell table:formula="of:=AVERAGE([.B104:.B115])" office:value-type="float" office:value="2153.58333333333" calcext:value-type="float">
            <text:p>2153,5833333333</text:p>
          </table:table-cell>
          <table:table-cell table:formula="of:=[.D115]-[.C115]" office:value-type="float" office:value="-2023.49175159769" calcext:value-type="float">
            <text:p>-2023,4917515977</text:p>
          </table:table-cell>
          <table:table-cell table:formula="of:=[.D115]-[.D103]" office:value-type="float" office:value="-421.416666666667" calcext:value-type="float">
            <text:p>-421,4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2" calcext:value-type="float">
            <text:p>92</text:p>
          </table:table-cell>
          <table:table-cell table:formula="of:=COM.MICROSOFT.STDEV.S([.B105:.B116])" office:value-type="float" office:value="1900.25560282311" calcext:value-type="float">
            <text:p>1900,2556028231</text:p>
          </table:table-cell>
          <table:table-cell table:formula="of:=AVERAGE([.B105:.B116])" office:value-type="float" office:value="994.583333333333" calcext:value-type="float">
            <text:p>994,5833333333</text:p>
          </table:table-cell>
          <table:table-cell table:formula="of:=[.D116]-[.C116]" office:value-type="float" office:value="-905.672269489773" calcext:value-type="float">
            <text:p>-905,6722694898</text:p>
          </table:table-cell>
          <table:table-cell table:formula="of:=[.D116]-[.D104]" office:value-type="float" office:value="-2605.41666666667" calcext:value-type="float">
            <text:p>-2605,41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3" calcext:value-type="float">
            <text:p>63</text:p>
          </table:table-cell>
          <table:table-cell table:formula="of:=COM.MICROSOFT.STDEV.S([.B106:.B117])" office:value-type="float" office:value="630.00281384653" calcext:value-type="float">
            <text:p>630,0028138465</text:p>
          </table:table-cell>
          <table:table-cell table:formula="of:=AVERAGE([.B106:.B117])" office:value-type="float" office:value="441.5" calcext:value-type="float">
            <text:p>441,5</text:p>
          </table:table-cell>
          <table:table-cell table:formula="of:=[.D117]-[.C117]" office:value-type="float" office:value="-188.50281384653" calcext:value-type="float">
            <text:p>-188,5028138465</text:p>
          </table:table-cell>
          <table:table-cell table:formula="of:=[.D117]-[.D105]" office:value-type="float" office:value="-3566.83333333333" calcext:value-type="float">
            <text:p>-3566,8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107:.B118])" office:value-type="float" office:value="241.756247764837" calcext:value-type="float">
            <text:p>241,7562477648</text:p>
          </table:table-cell>
          <table:table-cell table:formula="of:=AVERAGE([.B107:.B118])" office:value-type="float" office:value="254.083333333333" calcext:value-type="float">
            <text:p>254,0833333333</text:p>
          </table:table-cell>
          <table:table-cell table:formula="of:=[.D118]-[.C118]" office:value-type="float" office:value="12.3270855684962" calcext:value-type="float">
            <text:p>12,3270855685</text:p>
          </table:table-cell>
          <table:table-cell table:formula="of:=[.D118]-[.D106]" office:value-type="float" office:value="-3820.91666666667" calcext:value-type="float">
            <text:p>-3820,9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4" calcext:value-type="float">
            <text:p>54</text:p>
          </table:table-cell>
          <table:table-cell table:formula="of:=COM.MICROSOFT.STDEV.S([.B108:.B119])" office:value-type="float" office:value="223.28796463651" calcext:value-type="float">
            <text:p>223,2879646365</text:p>
          </table:table-cell>
          <table:table-cell table:formula="of:=AVERAGE([.B108:.B119])" office:value-type="float" office:value="209.666666666667" calcext:value-type="float">
            <text:p>209,6666666667</text:p>
          </table:table-cell>
          <table:table-cell table:formula="of:=[.D119]-[.C119]" office:value-type="float" office:value="-13.6212979698429" calcext:value-type="float">
            <text:p>-13,6212979698</text:p>
          </table:table-cell>
          <table:table-cell table:formula="of:=[.D119]-[.D107]" office:value-type="float" office:value="-3747.58333333333" calcext:value-type="float">
            <text:p>-3747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1" calcext:value-type="float">
            <text:p>21</text:p>
          </table:table-cell>
          <table:table-cell table:formula="of:=COM.MICROSOFT.STDEV.S([.B109:.B120])" office:value-type="float" office:value="212.442434270529" calcext:value-type="float">
            <text:p>212,4424342705</text:p>
          </table:table-cell>
          <table:table-cell table:formula="of:=AVERAGE([.B109:.B120])" office:value-type="float" office:value="171.833333333333" calcext:value-type="float">
            <text:p>171,8333333333</text:p>
          </table:table-cell>
          <table:table-cell table:formula="of:=[.D120]-[.C120]" office:value-type="float" office:value="-40.6091009371953" calcext:value-type="float">
            <text:p>-40,6091009372</text:p>
          </table:table-cell>
          <table:table-cell table:formula="of:=[.D120]-[.D108]" office:value-type="float" office:value="-3550" calcext:value-type="float">
            <text:p>-355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31" calcext:value-type="float">
            <text:p>331</text:p>
          </table:table-cell>
          <table:table-cell table:formula="of:=COM.MICROSOFT.STDEV.S([.B110:.B121])" office:value-type="float" office:value="213.521324603905" calcext:value-type="float">
            <text:p>213,5213246039</text:p>
          </table:table-cell>
          <table:table-cell table:formula="of:=AVERAGE([.B110:.B121])" office:value-type="float" office:value="194.916666666667" calcext:value-type="float">
            <text:p>194,9166666667</text:p>
          </table:table-cell>
          <table:table-cell table:formula="of:=[.D121]-[.C121]" office:value-type="float" office:value="-18.6046579372381" calcext:value-type="float">
            <text:p>-18,6046579372</text:p>
          </table:table-cell>
          <table:table-cell table:formula="of:=[.D121]-[.D109]" office:value-type="float" office:value="-3331.41666666667" calcext:value-type="float">
            <text:p>-3331,4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6" calcext:value-type="float">
            <text:p>56</text:p>
          </table:table-cell>
          <table:table-cell table:formula="of:=COM.MICROSOFT.STDEV.S([.B111:.B122])" office:value-type="float" office:value="111.228130298486" calcext:value-type="float">
            <text:p>111,2281302985</text:p>
          </table:table-cell>
          <table:table-cell table:formula="of:=AVERAGE([.B111:.B122])" office:value-type="float" office:value="134.666666666667" calcext:value-type="float">
            <text:p>134,6666666667</text:p>
          </table:table-cell>
          <table:table-cell table:formula="of:=[.D122]-[.C122]" office:value-type="float" office:value="23.4385363681807" calcext:value-type="float">
            <text:p>23,4385363682</text:p>
          </table:table-cell>
          <table:table-cell table:formula="of:=[.D122]-[.D110]" office:value-type="float" office:value="-3164.91666666667" calcext:value-type="float">
            <text:p>-3164,91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5" calcext:value-type="float">
            <text:p>55</text:p>
          </table:table-cell>
          <table:table-cell table:formula="of:=COM.MICROSOFT.STDEV.S([.B112:.B123])" office:value-type="float" office:value="113.245375850474" calcext:value-type="float">
            <text:p>113,2453758505</text:p>
          </table:table-cell>
          <table:table-cell table:formula="of:=AVERAGE([.B112:.B123])" office:value-type="float" office:value="126.166666666667" calcext:value-type="float">
            <text:p>126,1666666667</text:p>
          </table:table-cell>
          <table:table-cell table:formula="of:=[.D123]-[.C123]" office:value-type="float" office:value="12.9212908161925" calcext:value-type="float">
            <text:p>12,9212908162</text:p>
          </table:table-cell>
          <table:table-cell table:formula="of:=[.D123]-[.D111]" office:value-type="float" office:value="-3003.16666666667" calcext:value-type="float">
            <text:p>-3003,1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5" calcext:value-type="float">
            <text:p>35</text:p>
          </table:table-cell>
          <table:table-cell table:formula="of:=COM.MICROSOFT.STDEV.S([.B113:.B124])" office:value-type="float" office:value="87.0029605905176" calcext:value-type="float">
            <text:p>87,0029605905</text:p>
          </table:table-cell>
          <table:table-cell table:formula="of:=AVERAGE([.B113:.B124])" office:value-type="float" office:value="98.6666666666667" calcext:value-type="float">
            <text:p>98,6666666667</text:p>
          </table:table-cell>
          <table:table-cell table:formula="of:=[.D124]-[.C124]" office:value-type="float" office:value="11.6637060761491" calcext:value-type="float">
            <text:p>11,6637060761</text:p>
          </table:table-cell>
          <table:table-cell table:formula="of:=[.D124]-[.D112]" office:value-type="float" office:value="-2711.08333333333" calcext:value-type="float">
            <text:p>-2711,08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" calcext:value-type="float">
            <text:p>37</text:p>
          </table:table-cell>
          <table:table-cell table:formula="of:=COM.MICROSOFT.STDEV.S([.B114:.B125])" office:value-type="float" office:value="84.808295406151" calcext:value-type="float">
            <text:p>84,8082954062</text:p>
          </table:table-cell>
          <table:table-cell table:formula="of:=AVERAGE([.B114:.B125])" office:value-type="float" office:value="86.9166666666667" calcext:value-type="float">
            <text:p>86,9166666667</text:p>
          </table:table-cell>
          <table:table-cell table:formula="of:=[.D125]-[.C125]" office:value-type="float" office:value="2.1083712605157" calcext:value-type="float">
            <text:p>2,1083712605</text:p>
          </table:table-cell>
          <table:table-cell table:formula="of:=[.D125]-[.D113]" office:value-type="float" office:value="-2579.33333333333" calcext:value-type="float">
            <text:p>-2579,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1" calcext:value-type="float">
            <text:p>71</text:p>
          </table:table-cell>
          <table:table-cell table:formula="of:=COM.MICROSOFT.STDEV.S([.B115:.B126])" office:value-type="float" office:value="84.9227813244408" calcext:value-type="float">
            <text:p>84,9227813244</text:p>
          </table:table-cell>
          <table:table-cell table:formula="of:=AVERAGE([.B115:.B126])" office:value-type="float" office:value="85.3333333333333" calcext:value-type="float">
            <text:p>85,3333333333</text:p>
          </table:table-cell>
          <table:table-cell table:formula="of:=[.D126]-[.C126]" office:value-type="float" office:value="0.410552008892552" calcext:value-type="float">
            <text:p>0,4105520089</text:p>
          </table:table-cell>
          <table:table-cell table:formula="of:=[.D126]-[.D114]" office:value-type="float" office:value="-2371.75" calcext:value-type="float">
            <text:p>-2371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0" calcext:value-type="float">
            <text:p>70</text:p>
          </table:table-cell>
          <table:table-cell table:formula="of:=COM.MICROSOFT.STDEV.S([.B116:.B127])" office:value-type="float" office:value="81.8202019952619" calcext:value-type="float">
            <text:p>81,8202019953</text:p>
          </table:table-cell>
          <table:table-cell table:formula="of:=AVERAGE([.B116:.B127])" office:value-type="float" office:value="78" calcext:value-type="float">
            <text:p>78</text:p>
          </table:table-cell>
          <table:table-cell table:formula="of:=[.D127]-[.C127]" office:value-type="float" office:value="-3.82020199526187" calcext:value-type="float">
            <text:p>-3,8202019953</text:p>
          </table:table-cell>
          <table:table-cell table:formula="of:=[.D127]-[.D115]" office:value-type="float" office:value="-2075.58333333333" calcext:value-type="float">
            <text:p>-2075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87" calcext:value-type="float">
            <text:p>87</text:p>
          </table:table-cell>
          <table:table-cell table:formula="of:=COM.MICROSOFT.STDEV.S([.B117:.B128])" office:value-type="float" office:value="81.7551314300914" calcext:value-type="float">
            <text:p>81,7551314301</text:p>
          </table:table-cell>
          <table:table-cell table:formula="of:=AVERAGE([.B117:.B128])" office:value-type="float" office:value="77.5833333333333" calcext:value-type="float">
            <text:p>77,5833333333</text:p>
          </table:table-cell>
          <table:table-cell table:formula="of:=[.D128]-[.C128]" office:value-type="float" office:value="-4.17179809675804" calcext:value-type="float">
            <text:p>-4,1717980968</text:p>
          </table:table-cell>
          <table:table-cell table:formula="of:=[.D128]-[.D116]" office:value-type="float" office:value="-917" calcext:value-type="float">
            <text:p>-91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99" calcext:value-type="float">
            <text:p>199</text:p>
          </table:table-cell>
          <table:table-cell table:formula="of:=COM.MICROSOFT.STDEV.S([.B118:.B129])" office:value-type="float" office:value="88.6827423340008" calcext:value-type="float">
            <text:p>88,682742334</text:p>
          </table:table-cell>
          <table:table-cell table:formula="of:=AVERAGE([.B118:.B129])" office:value-type="float" office:value="88.9166666666667" calcext:value-type="float">
            <text:p>88,9166666667</text:p>
          </table:table-cell>
          <table:table-cell table:formula="of:=[.D129]-[.C129]" office:value-type="float" office:value="0.233924332665822" calcext:value-type="float">
            <text:p>0,2339243327</text:p>
          </table:table-cell>
          <table:table-cell table:formula="of:=[.D129]-[.D117]" office:value-type="float" office:value="-352.583333333333" calcext:value-type="float">
            <text:p>-352,5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0" calcext:value-type="float">
            <text:p>50</text:p>
          </table:table-cell>
          <table:table-cell table:formula="of:=COM.MICROSOFT.STDEV.S([.B119:.B130])" office:value-type="float" office:value="88.7220720035666" calcext:value-type="float">
            <text:p>88,7220720036</text:p>
          </table:table-cell>
          <table:table-cell table:formula="of:=AVERAGE([.B119:.B130])" office:value-type="float" office:value="88.8333333333333" calcext:value-type="float">
            <text:p>88,8333333333</text:p>
          </table:table-cell>
          <table:table-cell table:formula="of:=[.D130]-[.C130]" office:value-type="float" office:value="0.111261329766705" calcext:value-type="float">
            <text:p>0,1112613298</text:p>
          </table:table-cell>
          <table:table-cell table:formula="of:=[.D130]-[.D118]" office:value-type="float" office:value="-165.25" calcext:value-type="float">
            <text:p>-165,2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" calcext:value-type="float">
            <text:p>7</text:p>
          </table:table-cell>
          <table:table-cell table:formula="of:=COM.MICROSOFT.STDEV.S([.B120:.B131])" office:value-type="float" office:value="91.3966961142801" calcext:value-type="float">
            <text:p>91,3966961143</text:p>
          </table:table-cell>
          <table:table-cell table:formula="of:=AVERAGE([.B120:.B131])" office:value-type="float" office:value="84.9166666666667" calcext:value-type="float">
            <text:p>84,9166666667</text:p>
          </table:table-cell>
          <table:table-cell table:formula="of:=[.D131]-[.C131]" office:value-type="float" office:value="-6.48002944761339" calcext:value-type="float">
            <text:p>-6,4800294476</text:p>
          </table:table-cell>
          <table:table-cell table:formula="of:=[.D131]-[.D119]" office:value-type="float" office:value="-124.75" calcext:value-type="float">
            <text:p>-124,7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8" calcext:value-type="float">
            <text:p>18</text:p>
          </table:table-cell>
          <table:table-cell table:formula="of:=COM.MICROSOFT.STDEV.S([.B121:.B132])" office:value-type="float" office:value="91.5913188952408" calcext:value-type="float">
            <text:p>91,5913188952</text:p>
          </table:table-cell>
          <table:table-cell table:formula="of:=AVERAGE([.B121:.B132])" office:value-type="float" office:value="84.6666666666667" calcext:value-type="float">
            <text:p>84,6666666667</text:p>
          </table:table-cell>
          <table:table-cell table:formula="of:=[.D132]-[.C132]" office:value-type="float" office:value="-6.92465222857413" calcext:value-type="float">
            <text:p>-6,9246522286</text:p>
          </table:table-cell>
          <table:table-cell table:formula="of:=[.D132]-[.D120]" office:value-type="float" office:value="-87.1666666666667" calcext:value-type="float">
            <text:p>-87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9" calcext:value-type="float">
            <text:p>19</text:p>
          </table:table-cell>
          <table:table-cell table:formula="of:=COM.MICROSOFT.STDEV.S([.B122:.B133])" office:value-type="float" office:value="50.2707819230168" calcext:value-type="float">
            <text:p>50,270781923</text:p>
          </table:table-cell>
          <table:table-cell table:formula="of:=AVERAGE([.B122:.B133])" office:value-type="float" office:value="58.6666666666667" calcext:value-type="float">
            <text:p>58,6666666667</text:p>
          </table:table-cell>
          <table:table-cell table:formula="of:=[.D133]-[.C133]" office:value-type="float" office:value="8.39588474364984" calcext:value-type="float">
            <text:p>8,3958847436</text:p>
          </table:table-cell>
          <table:table-cell table:formula="of:=[.D133]-[.D121]" office:value-type="float" office:value="-136.25" calcext:value-type="float">
            <text:p>-136,2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2" calcext:value-type="float">
            <text:p>72</text:p>
          </table:table-cell>
          <table:table-cell table:formula="of:=COM.MICROSOFT.STDEV.S([.B123:.B134])" office:value-type="float" office:value="50.4056273914657" calcext:value-type="float">
            <text:p>50,4056273915</text:p>
          </table:table-cell>
          <table:table-cell table:formula="of:=AVERAGE([.B123:.B134])" office:value-type="float" office:value="60" calcext:value-type="float">
            <text:p>60</text:p>
          </table:table-cell>
          <table:table-cell table:formula="of:=[.D134]-[.C134]" office:value-type="float" office:value="9.59437260853435" calcext:value-type="float">
            <text:p>9,5943726085</text:p>
          </table:table-cell>
          <table:table-cell table:formula="of:=[.D134]-[.D122]" office:value-type="float" office:value="-74.6666666666667" calcext:value-type="float">
            <text:p>-74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8" calcext:value-type="float">
            <text:p>8</text:p>
          </table:table-cell>
          <table:table-cell table:formula="of:=COM.MICROSOFT.STDEV.S([.B124:.B135])" office:value-type="float" office:value="52.6073937654003" calcext:value-type="float">
            <text:p>52,6073937654</text:p>
          </table:table-cell>
          <table:table-cell table:formula="of:=AVERAGE([.B124:.B135])" office:value-type="float" office:value="56.0833333333333" calcext:value-type="float">
            <text:p>56,0833333333</text:p>
          </table:table-cell>
          <table:table-cell table:formula="of:=[.D135]-[.C135]" office:value-type="float" office:value="3.47593956793303" calcext:value-type="float">
            <text:p>3,4759395679</text:p>
          </table:table-cell>
          <table:table-cell table:formula="of:=[.D135]-[.D123]" office:value-type="float" office:value="-70.0833333333333" calcext:value-type="float">
            <text:p>-70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88" calcext:value-type="float">
            <text:p>188</text:p>
          </table:table-cell>
          <table:table-cell table:formula="of:=COM.MICROSOFT.STDEV.S([.B125:.B136])" office:value-type="float" office:value="64.2789847367542" calcext:value-type="float">
            <text:p>64,2789847368</text:p>
          </table:table-cell>
          <table:table-cell table:formula="of:=AVERAGE([.B125:.B136])" office:value-type="float" office:value="68.8333333333333" calcext:value-type="float">
            <text:p>68,8333333333</text:p>
          </table:table-cell>
          <table:table-cell table:formula="of:=[.D136]-[.C136]" office:value-type="float" office:value="4.55434859657913" calcext:value-type="float">
            <text:p>4,5543485966</text:p>
          </table:table-cell>
          <table:table-cell table:formula="of:=[.D136]-[.D124]" office:value-type="float" office:value="-29.8333333333333" calcext:value-type="float">
            <text:p>-29,8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585" calcext:value-type="float">
            <text:p>585</text:p>
          </table:table-cell>
          <table:table-cell table:formula="of:=COM.MICROSOFT.STDEV.S([.B126:.B137])" office:value-type="float" office:value="161.199763139912" calcext:value-type="float">
            <text:p>161,1997631399</text:p>
          </table:table-cell>
          <table:table-cell table:formula="of:=AVERAGE([.B126:.B137])" office:value-type="float" office:value="114.5" calcext:value-type="float">
            <text:p>114,5</text:p>
          </table:table-cell>
          <table:table-cell table:formula="of:=[.D137]-[.C137]" office:value-type="float" office:value="-46.6997631399117" calcext:value-type="float">
            <text:p>-46,6997631399</text:p>
          </table:table-cell>
          <table:table-cell table:formula="of:=[.D137]-[.D125]" office:value-type="float" office:value="27.5833333333333" calcext:value-type="float">
            <text:p>27,5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58" calcext:value-type="float">
            <text:p>158</text:p>
          </table:table-cell>
          <table:table-cell table:formula="of:=COM.MICROSOFT.STDEV.S([.B127:.B138])" office:value-type="float" office:value="161.021808235011" calcext:value-type="float">
            <text:p>161,021808235</text:p>
          </table:table-cell>
          <table:table-cell table:formula="of:=AVERAGE([.B127:.B138])" office:value-type="float" office:value="121.75" calcext:value-type="float">
            <text:p>121,75</text:p>
          </table:table-cell>
          <table:table-cell table:formula="of:=[.D138]-[.C138]" office:value-type="float" office:value="-39.2718082350112" calcext:value-type="float">
            <text:p>-39,271808235</text:p>
          </table:table-cell>
          <table:table-cell table:formula="of:=[.D138]-[.D126]" office:value-type="float" office:value="36.4166666666667" calcext:value-type="float">
            <text:p>36,41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57" calcext:value-type="float">
            <text:p>57</text:p>
          </table:table-cell>
          <table:table-cell table:formula="of:=COM.MICROSOFT.STDEV.S([.B128:.B139])" office:value-type="float" office:value="161.444802463332" calcext:value-type="float">
            <text:p>161,4448024633</text:p>
          </table:table-cell>
          <table:table-cell table:formula="of:=AVERAGE([.B128:.B139])" office:value-type="float" office:value="120.666666666667" calcext:value-type="float">
            <text:p>120,6666666667</text:p>
          </table:table-cell>
          <table:table-cell table:formula="of:=[.D139]-[.C139]" office:value-type="float" office:value="-40.7781357966652" calcext:value-type="float">
            <text:p>-40,7781357967</text:p>
          </table:table-cell>
          <table:table-cell table:formula="of:=[.D139]-[.D127]" office:value-type="float" office:value="42.6666666666667" calcext:value-type="float">
            <text:p>42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1" calcext:value-type="float">
            <text:p>61</text:p>
          </table:table-cell>
          <table:table-cell table:formula="of:=COM.MICROSOFT.STDEV.S([.B129:.B140])" office:value-type="float" office:value="162.110792641666" calcext:value-type="float">
            <text:p>162,1107926417</text:p>
          </table:table-cell>
          <table:table-cell table:formula="of:=AVERAGE([.B129:.B140])" office:value-type="float" office:value="118.5" calcext:value-type="float">
            <text:p>118,5</text:p>
          </table:table-cell>
          <table:table-cell table:formula="of:=[.D140]-[.C140]" office:value-type="float" office:value="-43.6107926416656" calcext:value-type="float">
            <text:p>-43,6107926417</text:p>
          </table:table-cell>
          <table:table-cell table:formula="of:=[.D140]-[.D128]" office:value-type="float" office:value="40.9166666666667" calcext:value-type="float">
            <text:p>40,91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1" calcext:value-type="float">
            <text:p>41</text:p>
          </table:table-cell>
          <table:table-cell table:formula="of:=COM.MICROSOFT.STDEV.S([.B130:.B141])" office:value-type="float" office:value="161.392989221022" calcext:value-type="float">
            <text:p>161,392989221</text:p>
          </table:table-cell>
          <table:table-cell table:formula="of:=AVERAGE([.B130:.B141])" office:value-type="float" office:value="105.333333333333" calcext:value-type="float">
            <text:p>105,3333333333</text:p>
          </table:table-cell>
          <table:table-cell table:formula="of:=[.D141]-[.C141]" office:value-type="float" office:value="-56.0596558876888" calcext:value-type="float">
            <text:p>-56,0596558877</text:p>
          </table:table-cell>
          <table:table-cell table:formula="of:=[.D141]-[.D129]" office:value-type="float" office:value="16.4166666666667" calcext:value-type="float">
            <text:p>16,416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" calcext:value-type="float">
            <text:p>24</text:p>
          </table:table-cell>
          <table:table-cell table:formula="of:=COM.MICROSOFT.STDEV.S([.B131:.B142])" office:value-type="float" office:value="162.374893566112" calcext:value-type="float">
            <text:p>162,3748935661</text:p>
          </table:table-cell>
          <table:table-cell table:formula="of:=AVERAGE([.B131:.B142])" office:value-type="float" office:value="103.166666666667" calcext:value-type="float">
            <text:p>103,1666666667</text:p>
          </table:table-cell>
          <table:table-cell table:formula="of:=[.D142]-[.C142]" office:value-type="float" office:value="-59.2082268994449" calcext:value-type="float">
            <text:p>-59,2082268994</text:p>
          </table:table-cell>
          <table:table-cell table:formula="of:=[.D142]-[.D130]" office:value-type="float" office:value="14.3333333333333" calcext:value-type="float">
            <text:p>14,3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97" calcext:value-type="float">
            <text:p>97</text:p>
          </table:table-cell>
          <table:table-cell table:formula="of:=COM.MICROSOFT.STDEV.S([.B132:.B143])" office:value-type="float" office:value="159.583738823759" calcext:value-type="float">
            <text:p>159,5837388238</text:p>
          </table:table-cell>
          <table:table-cell table:formula="of:=AVERAGE([.B132:.B143])" office:value-type="float" office:value="110.666666666667" calcext:value-type="float">
            <text:p>110,6666666667</text:p>
          </table:table-cell>
          <table:table-cell table:formula="of:=[.D143]-[.C143]" office:value-type="float" office:value="-48.9170721570922" calcext:value-type="float">
            <text:p>-48,9170721571</text:p>
          </table:table-cell>
          <table:table-cell table:formula="of:=[.D143]-[.D131]" office:value-type="float" office:value="25.75" calcext:value-type="float">
            <text:p>25,7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2" calcext:value-type="float">
            <text:p>22</text:p>
          </table:table-cell>
          <table:table-cell table:formula="of:=COM.MICROSOFT.STDEV.S([.B133:.B144])" office:value-type="float" office:value="159.376626551415" calcext:value-type="float">
            <text:p>159,3766265514</text:p>
          </table:table-cell>
          <table:table-cell table:formula="of:=AVERAGE([.B133:.B144])" office:value-type="float" office:value="111" calcext:value-type="float">
            <text:p>111</text:p>
          </table:table-cell>
          <table:table-cell table:formula="of:=[.D144]-[.C144]" office:value-type="float" office:value="-48.3766265514147" calcext:value-type="float">
            <text:p>-48,3766265514</text:p>
          </table:table-cell>
          <table:table-cell table:formula="of:=[.D144]-[.D132]" office:value-type="float" office:value="26.3333333333333" calcext:value-type="float">
            <text:p>26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1" calcext:value-type="float">
            <text:p>31</text:p>
          </table:table-cell>
          <table:table-cell table:formula="of:=COM.MICROSOFT.STDEV.S([.B134:.B145])" office:value-type="float" office:value="158.78344314878" calcext:value-type="float">
            <text:p>158,7834431488</text:p>
          </table:table-cell>
          <table:table-cell table:formula="of:=AVERAGE([.B134:.B145])" office:value-type="float" office:value="112" calcext:value-type="float">
            <text:p>112</text:p>
          </table:table-cell>
          <table:table-cell table:formula="of:=[.D145]-[.C145]" office:value-type="float" office:value="-46.7834431487799" calcext:value-type="float">
            <text:p>-46,7834431488</text:p>
          </table:table-cell>
          <table:table-cell table:formula="of:=[.D145]-[.D133]" office:value-type="float" office:value="53.3333333333333" calcext:value-type="float">
            <text:p>53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7" calcext:value-type="float">
            <text:p>27</text:p>
          </table:table-cell>
          <table:table-cell table:formula="of:=COM.MICROSOFT.STDEV.S([.B135:.B146])" office:value-type="float" office:value="160.337782651048" calcext:value-type="float">
            <text:p>160,337782651</text:p>
          </table:table-cell>
          <table:table-cell table:formula="of:=AVERAGE([.B135:.B146])" office:value-type="float" office:value="108.25" calcext:value-type="float">
            <text:p>108,25</text:p>
          </table:table-cell>
          <table:table-cell table:formula="of:=[.D146]-[.C146]" office:value-type="float" office:value="-52.0877826510475" calcext:value-type="float">
            <text:p>-52,087782651</text:p>
          </table:table-cell>
          <table:table-cell table:formula="of:=[.D146]-[.D134]" office:value-type="float" office:value="48.25" calcext:value-type="float">
            <text:p>48,2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78" calcext:value-type="float">
            <text:p>178</text:p>
          </table:table-cell>
          <table:table-cell table:formula="of:=COM.MICROSOFT.STDEV.S([.B136:.B147])" office:value-type="float" office:value="158.170482439523" calcext:value-type="float">
            <text:p>158,1704824395</text:p>
          </table:table-cell>
          <table:table-cell table:formula="of:=AVERAGE([.B136:.B147])" office:value-type="float" office:value="122.416666666667" calcext:value-type="float">
            <text:p>122,4166666667</text:p>
          </table:table-cell>
          <table:table-cell table:formula="of:=[.D147]-[.C147]" office:value-type="float" office:value="-35.7538157728565" calcext:value-type="float">
            <text:p>-35,7538157729</text:p>
          </table:table-cell>
          <table:table-cell table:formula="of:=[.D147]-[.D135]" office:value-type="float" office:value="66.3333333333333" calcext:value-type="float">
            <text:p>66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2" calcext:value-type="float">
            <text:p>42</text:p>
          </table:table-cell>
          <table:table-cell table:formula="of:=COM.MICROSOFT.STDEV.S([.B137:.B148])" office:value-type="float" office:value="158.282328307823" calcext:value-type="float">
            <text:p>158,2823283078</text:p>
          </table:table-cell>
          <table:table-cell table:formula="of:=AVERAGE([.B137:.B148])" office:value-type="float" office:value="110.25" calcext:value-type="float">
            <text:p>110,25</text:p>
          </table:table-cell>
          <table:table-cell table:formula="of:=[.D148]-[.C148]" office:value-type="float" office:value="-48.032328307823" calcext:value-type="float">
            <text:p>-48,0323283078</text:p>
          </table:table-cell>
          <table:table-cell table:formula="of:=[.D148]-[.D136]" office:value-type="float" office:value="41.4166666666667" calcext:value-type="float">
            <text:p>41,41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38:.B149])" office:value-type="float" office:value="53.9294572903934" calcext:value-type="float">
            <text:p>53,9294572904</text:p>
          </table:table-cell>
          <table:table-cell table:formula="of:=AVERAGE([.B138:.B149])" office:value-type="float" office:value="71.25" calcext:value-type="float">
            <text:p>71,25</text:p>
          </table:table-cell>
          <table:table-cell table:formula="of:=[.D149]-[.C149]" office:value-type="float" office:value="17.3205427096066" calcext:value-type="float">
            <text:p>17,3205427096</text:p>
          </table:table-cell>
          <table:table-cell table:formula="of:=[.D149]-[.D137]" office:value-type="float" office:value="-43.25" calcext:value-type="float">
            <text:p>-43,2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3" calcext:value-type="float">
            <text:p>83</text:p>
          </table:table-cell>
          <table:table-cell table:formula="of:=COM.MICROSOFT.STDEV.S([.B139:.B150])" office:value-type="float" office:value="46.8420945110466" calcext:value-type="float">
            <text:p>46,842094511</text:p>
          </table:table-cell>
          <table:table-cell table:formula="of:=AVERAGE([.B139:.B150])" office:value-type="float" office:value="65" calcext:value-type="float">
            <text:p>65</text:p>
          </table:table-cell>
          <table:table-cell table:formula="of:=[.D150]-[.C150]" office:value-type="float" office:value="18.1579054889534" calcext:value-type="float">
            <text:p>18,157905489</text:p>
          </table:table-cell>
          <table:table-cell table:formula="of:=[.D150]-[.D138]" office:value-type="float" office:value="-56.75" calcext:value-type="float">
            <text:p>-56,75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49.0572948889172" calcext:value-type="float">
            <text:p>49,0572948889</text:p>
          </table:table-cell>
          <table:table-cell table:formula="of:=AVERAGE([.B140:.B151])" office:value-type="float" office:value="65.7272727272727" calcext:value-type="float">
            <text:p>65,7272727273</text:p>
          </table:table-cell>
          <table:table-cell table:formula="of:=[.D151]-[.C151]" office:value-type="float" office:value="16.6699778383555" calcext:value-type="float">
            <text:p>16,6699778384</text:p>
          </table:table-cell>
          <table:table-cell table:formula="of:=[.D151]-[.D139]" office:value-type="float" office:value="-54.9393939393939" calcext:value-type="float">
            <text:p>-54,9393939394</text:p>
          </table:table-cell>
        </table:table-row>
      </table:table>
      <table:table table:name="Ark7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um redirect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8" calcext:value-type="float">
            <text:p>3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8" calcext:value-type="float">
            <text:p>38</text:p>
          </table:table-cell>
          <table:table-cell table:formula="of:=COM.MICROSOFT.STDEV.S([.B2:.B13])" office:value-type="float" office:value="15.7224185303803" calcext:value-type="float">
            <text:p>15,7224185304</text:p>
          </table:table-cell>
          <table:table-cell table:formula="of:=AVERAGE([.B2:.B13])" office:value-type="float" office:value="18.2222222222222" calcext:value-type="float">
            <text:p>18,2222222222</text:p>
          </table:table-cell>
          <table:table-cell table:formula="of:=[.D13]-[.C13]" office:value-type="float" office:value="2.49980369184196" calcext:value-type="float">
            <text:p>2,4998036918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8" calcext:value-type="float">
            <text:p>38</text:p>
          </table:table-cell>
          <table:table-cell table:formula="of:=COM.MICROSOFT.STDEV.S([.B3:.B14])" office:value-type="float" office:value="16.0886433375983" calcext:value-type="float">
            <text:p>16,0886433376</text:p>
          </table:table-cell>
          <table:table-cell table:formula="of:=AVERAGE([.B3:.B14])" office:value-type="float" office:value="20.2" calcext:value-type="float">
            <text:p>20,2</text:p>
          </table:table-cell>
          <table:table-cell table:formula="of:=[.D14]-[.C14]" office:value-type="float" office:value="4.11135666240175" calcext:value-type="float">
            <text:p>4,1113566624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4:.B15])" office:value-type="float" office:value="16.1791111116661" calcext:value-type="float">
            <text:p>16,1791111117</text:p>
          </table:table-cell>
          <table:table-cell table:formula="of:=AVERAGE([.B4:.B15])" office:value-type="float" office:value="21.8181818181818" calcext:value-type="float">
            <text:p>21,8181818182</text:p>
          </table:table-cell>
          <table:table-cell table:formula="of:=[.D15]-[.C15]" office:value-type="float" office:value="5.63907070651575" calcext:value-type="float">
            <text:p>5,6390707065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" calcext:value-type="float">
            <text:p>41</text:p>
          </table:table-cell>
          <table:table-cell table:formula="of:=COM.MICROSOFT.STDEV.S([.B5:.B16])" office:value-type="float" office:value="16.389898958773" calcext:value-type="float">
            <text:p>16,3898989588</text:p>
          </table:table-cell>
          <table:table-cell table:formula="of:=AVERAGE([.B5:.B16])" office:value-type="float" office:value="23.4166666666667" calcext:value-type="float">
            <text:p>23,4166666667</text:p>
          </table:table-cell>
          <table:table-cell table:formula="of:=[.D16]-[.C16]" office:value-type="float" office:value="7.02676770789368" calcext:value-type="float">
            <text:p>7,0267677079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2" calcext:value-type="float">
            <text:p>42</text:p>
          </table:table-cell>
          <table:table-cell table:formula="of:=COM.MICROSOFT.STDEV.S([.B6:.B17])" office:value-type="float" office:value="15.6909064573894" calcext:value-type="float">
            <text:p>15,6909064574</text:p>
          </table:table-cell>
          <table:table-cell table:formula="of:=AVERAGE([.B6:.B17])" office:value-type="float" office:value="26.75" calcext:value-type="float">
            <text:p>26,75</text:p>
          </table:table-cell>
          <table:table-cell table:formula="of:=[.D17]-[.C17]" office:value-type="float" office:value="11.0590935426106" calcext:value-type="float">
            <text:p>11,0590935426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2" calcext:value-type="float">
            <text:p>42</text:p>
          </table:table-cell>
          <table:table-cell table:formula="of:=COM.MICROSOFT.STDEV.S([.B7:.B18])" office:value-type="float" office:value="14.1257877227388" calcext:value-type="float">
            <text:p>14,1257877227</text:p>
          </table:table-cell>
          <table:table-cell table:formula="of:=AVERAGE([.B7:.B18])" office:value-type="float" office:value="30.0833333333333" calcext:value-type="float">
            <text:p>30,0833333333</text:p>
          </table:table-cell>
          <table:table-cell table:formula="of:=[.D18]-[.C18]" office:value-type="float" office:value="15.9575456105945" calcext:value-type="float">
            <text:p>15,9575456106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2" calcext:value-type="float">
            <text:p>42</text:p>
          </table:table-cell>
          <table:table-cell table:formula="of:=COM.MICROSOFT.STDEV.S([.B8:.B19])" office:value-type="float" office:value="11.5863033035746" calcext:value-type="float">
            <text:p>11,5863033036</text:p>
          </table:table-cell>
          <table:table-cell table:formula="of:=AVERAGE([.B8:.B19])" office:value-type="float" office:value="33.3333333333333" calcext:value-type="float">
            <text:p>33,3333333333</text:p>
          </table:table-cell>
          <table:table-cell table:formula="of:=[.D19]-[.C19]" office:value-type="float" office:value="21.7470300297587" calcext:value-type="float">
            <text:p>21,7470300298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2" calcext:value-type="float">
            <text:p>42</text:p>
          </table:table-cell>
          <table:table-cell table:formula="of:=COM.MICROSOFT.STDEV.S([.B9:.B20])" office:value-type="float" office:value="6.77506569352026" calcext:value-type="float">
            <text:p>6,7750656935</text:p>
          </table:table-cell>
          <table:table-cell table:formula="of:=AVERAGE([.B9:.B20])" office:value-type="float" office:value="36.5833333333333" calcext:value-type="float">
            <text:p>36,5833333333</text:p>
          </table:table-cell>
          <table:table-cell table:formula="of:=[.D20]-[.C20]" office:value-type="float" office:value="29.8082676398131" calcext:value-type="float">
            <text:p>29,8082676398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42" calcext:value-type="float">
            <text:p>42</text:p>
          </table:table-cell>
          <table:table-cell table:formula="of:=COM.MICROSOFT.STDEV.S([.B10:.B21])" office:value-type="float" office:value="5.63202423376329" calcext:value-type="float">
            <text:p>5,6320242338</text:p>
          </table:table-cell>
          <table:table-cell table:formula="of:=AVERAGE([.B10:.B21])" office:value-type="float" office:value="38.0833333333333" calcext:value-type="float">
            <text:p>38,0833333333</text:p>
          </table:table-cell>
          <table:table-cell table:formula="of:=[.D21]-[.C21]" office:value-type="float" office:value="32.45130909957" calcext:value-type="float">
            <text:p>32,4513090996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COM.MICROSOFT.STDEV.S([.B11:.B22])" office:value-type="float" office:value="3.55370058935582" calcext:value-type="float">
            <text:p>3,5537005894</text:p>
          </table:table-cell>
          <table:table-cell table:formula="of:=AVERAGE([.B11:.B22])" office:value-type="float" office:value="39.5833333333333" calcext:value-type="float">
            <text:p>39,5833333333</text:p>
          </table:table-cell>
          <table:table-cell table:formula="of:=[.D22]-[.C22]" office:value-type="float" office:value="36.0296327439775" calcext:value-type="float">
            <text:p>36,029632744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3" calcext:value-type="float">
            <text:p>43</text:p>
          </table:table-cell>
          <table:table-cell table:formula="of:=COM.MICROSOFT.STDEV.S([.B12:.B23])" office:value-type="float" office:value="2.01509455376319" calcext:value-type="float">
            <text:p>2,0150945538</text:p>
          </table:table-cell>
          <table:table-cell table:formula="of:=AVERAGE([.B12:.B23])" office:value-type="float" office:value="40.6666666666667" calcext:value-type="float">
            <text:p>40,6666666667</text:p>
          </table:table-cell>
          <table:table-cell table:formula="of:=[.D23]-[.C23]" office:value-type="float" office:value="38.6515721129035" calcext:value-type="float">
            <text:p>38,6515721129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3" calcext:value-type="float">
            <text:p>43</text:p>
          </table:table-cell>
          <table:table-cell table:formula="of:=COM.MICROSOFT.STDEV.S([.B13:.B24])" office:value-type="float" office:value="1.92865159365215" calcext:value-type="float">
            <text:p>1,9286515937</text:p>
          </table:table-cell>
          <table:table-cell table:formula="of:=AVERAGE([.B13:.B24])" office:value-type="float" office:value="41.0833333333333" calcext:value-type="float">
            <text:p>41,0833333333</text:p>
          </table:table-cell>
          <table:table-cell table:formula="of:=[.D24]-[.C24]" office:value-type="float" office:value="39.1546817396812" calcext:value-type="float">
            <text:p>39,1546817397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5" calcext:value-type="float">
            <text:p>45</text:p>
          </table:table-cell>
          <table:table-cell table:formula="of:=COM.MICROSOFT.STDEV.S([.B14:.B25])" office:value-type="float" office:value="1.96946385566932" calcext:value-type="float">
            <text:p>1,9694638557</text:p>
          </table:table-cell>
          <table:table-cell table:formula="of:=AVERAGE([.B14:.B25])" office:value-type="float" office:value="41.6666666666667" calcext:value-type="float">
            <text:p>41,6666666667</text:p>
          </table:table-cell>
          <table:table-cell table:formula="of:=[.D25]-[.C25]" office:value-type="float" office:value="39.6972028109973" calcext:value-type="float">
            <text:p>39,697202811</text:p>
          </table:table-cell>
          <table:table-cell table:formula="of:=[.D25]-[.D13]" office:value-type="float" office:value="23.4444444444444" calcext:value-type="float">
            <text:p>23,4444444444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" calcext:value-type="float">
            <text:p>45</text:p>
          </table:table-cell>
          <table:table-cell table:formula="of:=COM.MICROSOFT.STDEV.S([.B15:.B26])" office:value-type="float" office:value="1.81533868615599" calcext:value-type="float">
            <text:p>1,8153386862</text:p>
          </table:table-cell>
          <table:table-cell table:formula="of:=AVERAGE([.B15:.B26])" office:value-type="float" office:value="42.25" calcext:value-type="float">
            <text:p>42,25</text:p>
          </table:table-cell>
          <table:table-cell table:formula="of:=[.D26]-[.C26]" office:value-type="float" office:value="40.434661313844" calcext:value-type="float">
            <text:p>40,4346613138</text:p>
          </table:table-cell>
          <table:table-cell table:formula="of:=[.D26]-[.D14]" office:value-type="float" office:value="22.05" calcext:value-type="float">
            <text:p>22,0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49" calcext:value-type="float">
            <text:p>49</text:p>
          </table:table-cell>
          <table:table-cell table:formula="of:=COM.MICROSOFT.STDEV.S([.B16:.B27])" office:value-type="float" office:value="2.20879783565357" calcext:value-type="float">
            <text:p>2,2087978357</text:p>
          </table:table-cell>
          <table:table-cell table:formula="of:=AVERAGE([.B16:.B27])" office:value-type="float" office:value="43.1666666666667" calcext:value-type="float">
            <text:p>43,1666666667</text:p>
          </table:table-cell>
          <table:table-cell table:formula="of:=[.D27]-[.C27]" office:value-type="float" office:value="40.9578688310131" calcext:value-type="float">
            <text:p>40,957868831</text:p>
          </table:table-cell>
          <table:table-cell table:formula="of:=[.D27]-[.D15]" office:value-type="float" office:value="21.3484848484848" calcext:value-type="float">
            <text:p>21,348484848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49" calcext:value-type="float">
            <text:p>49</text:p>
          </table:table-cell>
          <table:table-cell table:formula="of:=COM.MICROSOFT.STDEV.S([.B17:.B28])" office:value-type="float" office:value="2.65718009562883" calcext:value-type="float">
            <text:p>2,6571800956</text:p>
          </table:table-cell>
          <table:table-cell table:formula="of:=AVERAGE([.B17:.B28])" office:value-type="float" office:value="43.8333333333333" calcext:value-type="float">
            <text:p>43,8333333333</text:p>
          </table:table-cell>
          <table:table-cell table:formula="of:=[.D28]-[.C28]" office:value-type="float" office:value="41.1761532377045" calcext:value-type="float">
            <text:p>41,1761532377</text:p>
          </table:table-cell>
          <table:table-cell table:formula="of:=[.D28]-[.D16]" office:value-type="float" office:value="20.4166666666667" calcext:value-type="float">
            <text:p>20,4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9" calcext:value-type="float">
            <text:p>49</text:p>
          </table:table-cell>
          <table:table-cell table:formula="of:=COM.MICROSOFT.STDEV.S([.B18:.B29])" office:value-type="float" office:value="2.96826650767852" calcext:value-type="float">
            <text:p>2,9682665077</text:p>
          </table:table-cell>
          <table:table-cell table:formula="of:=AVERAGE([.B18:.B29])" office:value-type="float" office:value="44.4166666666667" calcext:value-type="float">
            <text:p>44,4166666667</text:p>
          </table:table-cell>
          <table:table-cell table:formula="of:=[.D29]-[.C29]" office:value-type="float" office:value="41.4484001589881" calcext:value-type="float">
            <text:p>41,448400159</text:p>
          </table:table-cell>
          <table:table-cell table:formula="of:=[.D29]-[.D17]" office:value-type="float" office:value="17.6666666666667" calcext:value-type="float">
            <text:p>17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2" calcext:value-type="float">
            <text:p>52</text:p>
          </table:table-cell>
          <table:table-cell table:formula="of:=COM.MICROSOFT.STDEV.S([.B19:.B30])" office:value-type="float" office:value="3.57071421427143" calcext:value-type="float">
            <text:p>3,5707142143</text:p>
          </table:table-cell>
          <table:table-cell table:formula="of:=AVERAGE([.B19:.B30])" office:value-type="float" office:value="45.25" calcext:value-type="float">
            <text:p>45,25</text:p>
          </table:table-cell>
          <table:table-cell table:formula="of:=[.D30]-[.C30]" office:value-type="float" office:value="41.6792857857286" calcext:value-type="float">
            <text:p>41,6792857857</text:p>
          </table:table-cell>
          <table:table-cell table:formula="of:=[.D30]-[.D18]" office:value-type="float" office:value="15.1666666666667" calcext:value-type="float">
            <text:p>15,1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8" calcext:value-type="float">
            <text:p>58</text:p>
          </table:table-cell>
          <table:table-cell table:formula="of:=COM.MICROSOFT.STDEV.S([.B20:.B31])" office:value-type="float" office:value="4.96273995679684" calcext:value-type="float">
            <text:p>4,9627399568</text:p>
          </table:table-cell>
          <table:table-cell table:formula="of:=AVERAGE([.B20:.B31])" office:value-type="float" office:value="46.5833333333333" calcext:value-type="float">
            <text:p>46,5833333333</text:p>
          </table:table-cell>
          <table:table-cell table:formula="of:=[.D31]-[.C31]" office:value-type="float" office:value="41.6205933765365" calcext:value-type="float">
            <text:p>41,6205933765</text:p>
          </table:table-cell>
          <table:table-cell table:formula="of:=[.D31]-[.D19]" office:value-type="float" office:value="13.25" calcext:value-type="float">
            <text:p>13,2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58" calcext:value-type="float">
            <text:p>58</text:p>
          </table:table-cell>
          <table:table-cell table:formula="of:=COM.MICROSOFT.STDEV.S([.B21:.B32])" office:value-type="float" office:value="5.71216140167519" calcext:value-type="float">
            <text:p>5,7121614017</text:p>
          </table:table-cell>
          <table:table-cell table:formula="of:=AVERAGE([.B21:.B32])" office:value-type="float" office:value="47.9166666666667" calcext:value-type="float">
            <text:p>47,9166666667</text:p>
          </table:table-cell>
          <table:table-cell table:formula="of:=[.D32]-[.C32]" office:value-type="float" office:value="42.2045052649915" calcext:value-type="float">
            <text:p>42,204505265</text:p>
          </table:table-cell>
          <table:table-cell table:formula="of:=[.D32]-[.D20]" office:value-type="float" office:value="11.3333333333333" calcext:value-type="float">
            <text:p>11,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89" calcext:value-type="float">
            <text:p>189</text:p>
          </table:table-cell>
          <table:table-cell table:formula="of:=COM.MICROSOFT.STDEV.S([.B22:.B33])" office:value-type="float" office:value="40.9297254357078" calcext:value-type="float">
            <text:p>40,9297254357</text:p>
          </table:table-cell>
          <table:table-cell table:formula="of:=AVERAGE([.B22:.B33])" office:value-type="float" office:value="60.1666666666667" calcext:value-type="float">
            <text:p>60,1666666667</text:p>
          </table:table-cell>
          <table:table-cell table:formula="of:=[.D33]-[.C33]" office:value-type="float" office:value="19.2369412309589" calcext:value-type="float">
            <text:p>19,236941231</text:p>
          </table:table-cell>
          <table:table-cell table:formula="of:=[.D33]-[.D21]" office:value-type="float" office:value="22.0833333333333" calcext:value-type="float">
            <text:p>22,0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1" calcext:value-type="float">
            <text:p>201</text:p>
          </table:table-cell>
          <table:table-cell table:formula="of:=COM.MICROSOFT.STDEV.S([.B23:.B34])" office:value-type="float" office:value="57.0684729606515" calcext:value-type="float">
            <text:p>57,0684729607</text:p>
          </table:table-cell>
          <table:table-cell table:formula="of:=AVERAGE([.B23:.B34])" office:value-type="float" office:value="73.4166666666667" calcext:value-type="float">
            <text:p>73,4166666667</text:p>
          </table:table-cell>
          <table:table-cell table:formula="of:=[.D34]-[.C34]" office:value-type="float" office:value="16.3481937060152" calcext:value-type="float">
            <text:p>16,348193706</text:p>
          </table:table-cell>
          <table:table-cell table:formula="of:=[.D34]-[.D22]" office:value-type="float" office:value="33.8333333333333" calcext:value-type="float">
            <text:p>33,833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89" calcext:value-type="float">
            <text:p>289</text:p>
          </table:table-cell>
          <table:table-cell table:formula="of:=COM.MICROSOFT.STDEV.S([.B24:.B35])" office:value-type="float" office:value="83.3027974356567" calcext:value-type="float">
            <text:p>83,3027974357</text:p>
          </table:table-cell>
          <table:table-cell table:formula="of:=AVERAGE([.B24:.B35])" office:value-type="float" office:value="93.9166666666667" calcext:value-type="float">
            <text:p>93,9166666667</text:p>
          </table:table-cell>
          <table:table-cell table:formula="of:=[.D35]-[.C35]" office:value-type="float" office:value="10.6138692310099" calcext:value-type="float">
            <text:p>10,613869231</text:p>
          </table:table-cell>
          <table:table-cell table:formula="of:=[.D35]-[.D23]" office:value-type="float" office:value="53.25" calcext:value-type="float">
            <text:p>53,2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92" calcext:value-type="float">
            <text:p>292</text:p>
          </table:table-cell>
          <table:table-cell table:formula="of:=COM.MICROSOFT.STDEV.S([.B25:.B36])" office:value-type="float" office:value="98.9998469542741" calcext:value-type="float">
            <text:p>98,9998469543</text:p>
          </table:table-cell>
          <table:table-cell table:formula="of:=AVERAGE([.B25:.B36])" office:value-type="float" office:value="114.666666666667" calcext:value-type="float">
            <text:p>114,6666666667</text:p>
          </table:table-cell>
          <table:table-cell table:formula="of:=[.D36]-[.C36]" office:value-type="float" office:value="15.6668197123926" calcext:value-type="float">
            <text:p>15,6668197124</text:p>
          </table:table-cell>
          <table:table-cell table:formula="of:=[.D36]-[.D24]" office:value-type="float" office:value="73.5833333333333" calcext:value-type="float">
            <text:p>73,58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96" calcext:value-type="float">
            <text:p>296</text:p>
          </table:table-cell>
          <table:table-cell table:formula="of:=COM.MICROSOFT.STDEV.S([.B26:.B37])" office:value-type="float" office:value="108.957421486421" calcext:value-type="float">
            <text:p>108,9574214864</text:p>
          </table:table-cell>
          <table:table-cell table:formula="of:=AVERAGE([.B26:.B37])" office:value-type="float" office:value="135.583333333333" calcext:value-type="float">
            <text:p>135,5833333333</text:p>
          </table:table-cell>
          <table:table-cell table:formula="of:=[.D37]-[.C37]" office:value-type="float" office:value="26.6259118469119" calcext:value-type="float">
            <text:p>26,6259118469</text:p>
          </table:table-cell>
          <table:table-cell table:formula="of:=[.D37]-[.D25]" office:value-type="float" office:value="93.9166666666667" calcext:value-type="float">
            <text:p>93,91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99" calcext:value-type="float">
            <text:p>299</text:p>
          </table:table-cell>
          <table:table-cell table:formula="of:=COM.MICROSOFT.STDEV.S([.B27:.B38])" office:value-type="float" office:value="114.301137352172" calcext:value-type="float">
            <text:p>114,3011373522</text:p>
          </table:table-cell>
          <table:table-cell table:formula="of:=AVERAGE([.B27:.B38])" office:value-type="float" office:value="156.75" calcext:value-type="float">
            <text:p>156,75</text:p>
          </table:table-cell>
          <table:table-cell table:formula="of:=[.D38]-[.C38]" office:value-type="float" office:value="42.4488626478284" calcext:value-type="float">
            <text:p>42,4488626478</text:p>
          </table:table-cell>
          <table:table-cell table:formula="of:=[.D38]-[.D26]" office:value-type="float" office:value="114.5" calcext:value-type="float">
            <text:p>114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314" calcext:value-type="float">
            <text:p>314</text:p>
          </table:table-cell>
          <table:table-cell table:formula="of:=COM.MICROSOFT.STDEV.S([.B28:.B39])" office:value-type="float" office:value="117.154779775485" calcext:value-type="float">
            <text:p>117,1547797755</text:p>
          </table:table-cell>
          <table:table-cell table:formula="of:=AVERAGE([.B28:.B39])" office:value-type="float" office:value="178.833333333333" calcext:value-type="float">
            <text:p>178,8333333333</text:p>
          </table:table-cell>
          <table:table-cell table:formula="of:=[.D39]-[.C39]" office:value-type="float" office:value="61.6785535578482" calcext:value-type="float">
            <text:p>61,6785535578</text:p>
          </table:table-cell>
          <table:table-cell table:formula="of:=[.D39]-[.D27]" office:value-type="float" office:value="135.666666666667" calcext:value-type="float">
            <text:p>135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329" calcext:value-type="float">
            <text:p>329</text:p>
          </table:table-cell>
          <table:table-cell table:formula="of:=COM.MICROSOFT.STDEV.S([.B29:.B40])" office:value-type="float" office:value="116.828416012025" calcext:value-type="float">
            <text:p>116,828416012</text:p>
          </table:table-cell>
          <table:table-cell table:formula="of:=AVERAGE([.B29:.B40])" office:value-type="float" office:value="202.166666666667" calcext:value-type="float">
            <text:p>202,1666666667</text:p>
          </table:table-cell>
          <table:table-cell table:formula="of:=[.D40]-[.C40]" office:value-type="float" office:value="85.3382506546416" calcext:value-type="float">
            <text:p>85,3382506546</text:p>
          </table:table-cell>
          <table:table-cell table:formula="of:=[.D40]-[.D28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340" calcext:value-type="float">
            <text:p>340</text:p>
          </table:table-cell>
          <table:table-cell table:formula="of:=COM.MICROSOFT.STDEV.S([.B30:.B41])" office:value-type="float" office:value="112.257381480995" calcext:value-type="float">
            <text:p>112,257381481</text:p>
          </table:table-cell>
          <table:table-cell table:formula="of:=AVERAGE([.B30:.B41])" office:value-type="float" office:value="226.416666666667" calcext:value-type="float">
            <text:p>226,4166666667</text:p>
          </table:table-cell>
          <table:table-cell table:formula="of:=[.D41]-[.C41]" office:value-type="float" office:value="114.159285185671" calcext:value-type="float">
            <text:p>114,1592851857</text:p>
          </table:table-cell>
          <table:table-cell table:formula="of:=[.D41]-[.D29]"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341" calcext:value-type="float">
            <text:p>341</text:p>
          </table:table-cell>
          <table:table-cell table:formula="of:=COM.MICROSOFT.STDEV.S([.B31:.B42])" office:value-type="float" office:value="101.965680500843" calcext:value-type="float">
            <text:p>101,9656805008</text:p>
          </table:table-cell>
          <table:table-cell table:formula="of:=AVERAGE([.B31:.B42])" office:value-type="float" office:value="250.5" calcext:value-type="float">
            <text:p>250,5</text:p>
          </table:table-cell>
          <table:table-cell table:formula="of:=[.D42]-[.C42]" office:value-type="float" office:value="148.534319499157" calcext:value-type="float">
            <text:p>148,5343194992</text:p>
          </table:table-cell>
          <table:table-cell table:formula="of:=[.D42]-[.D30]" office:value-type="float" office:value="205.25" calcext:value-type="float">
            <text:p>205,2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343" calcext:value-type="float">
            <text:p>343</text:p>
          </table:table-cell>
          <table:table-cell table:formula="of:=COM.MICROSOFT.STDEV.S([.B32:.B43])" office:value-type="float" office:value="84.7982900771" calcext:value-type="float">
            <text:p>84,7982900771</text:p>
          </table:table-cell>
          <table:table-cell table:formula="of:=AVERAGE([.B32:.B43])" office:value-type="float" office:value="274.25" calcext:value-type="float">
            <text:p>274,25</text:p>
          </table:table-cell>
          <table:table-cell table:formula="of:=[.D43]-[.C43]" office:value-type="float" office:value="189.4517099229" calcext:value-type="float">
            <text:p>189,4517099229</text:p>
          </table:table-cell>
          <table:table-cell table:formula="of:=[.D43]-[.D31]" office:value-type="float" office:value="227.666666666667" calcext:value-type="float">
            <text:p>227,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346" calcext:value-type="float">
            <text:p>346</text:p>
          </table:table-cell>
          <table:table-cell table:formula="of:=COM.MICROSOFT.STDEV.S([.B33:.B44])" office:value-type="float" office:value="52.7172992134805" calcext:value-type="float">
            <text:p>52,7172992135</text:p>
          </table:table-cell>
          <table:table-cell table:formula="of:=AVERAGE([.B33:.B44])" office:value-type="float" office:value="298.25" calcext:value-type="float">
            <text:p>298,25</text:p>
          </table:table-cell>
          <table:table-cell table:formula="of:=[.D44]-[.C44]" office:value-type="float" office:value="245.532700786519" calcext:value-type="float">
            <text:p>245,5327007865</text:p>
          </table:table-cell>
          <table:table-cell table:formula="of:=[.D44]-[.D32]" office:value-type="float" office:value="250.333333333333" calcext:value-type="float">
            <text:p>250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48" calcext:value-type="float">
            <text:p>348</text:p>
          </table:table-cell>
          <table:table-cell table:formula="of:=COM.MICROSOFT.STDEV.S([.B34:.B45])" office:value-type="float" office:value="41.5637516899696" calcext:value-type="float">
            <text:p>41,56375169</text:p>
          </table:table-cell>
          <table:table-cell table:formula="of:=AVERAGE([.B34:.B45])" office:value-type="float" office:value="311.5" calcext:value-type="float">
            <text:p>311,5</text:p>
          </table:table-cell>
          <table:table-cell table:formula="of:=[.D45]-[.C45]" office:value-type="float" office:value="269.93624831003" calcext:value-type="float">
            <text:p>269,93624831</text:p>
          </table:table-cell>
          <table:table-cell table:formula="of:=[.D45]-[.D33]" office:value-type="float" office:value="251.333333333333" calcext:value-type="float">
            <text:p>251,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349" calcext:value-type="float">
            <text:p>349</text:p>
          </table:table-cell>
          <table:table-cell table:formula="of:=COM.MICROSOFT.STDEV.S([.B35:.B46])" office:value-type="float" office:value="24.0712326735513" calcext:value-type="float">
            <text:p>24,0712326736</text:p>
          </table:table-cell>
          <table:table-cell table:formula="of:=AVERAGE([.B35:.B46])" office:value-type="float" office:value="323.833333333333" calcext:value-type="float">
            <text:p>323,8333333333</text:p>
          </table:table-cell>
          <table:table-cell table:formula="of:=[.D46]-[.C46]" office:value-type="float" office:value="299.762100659782" calcext:value-type="float">
            <text:p>299,7621006598</text:p>
          </table:table-cell>
          <table:table-cell table:formula="of:=[.D46]-[.D34]" office:value-type="float" office:value="250.416666666667" calcext:value-type="float">
            <text:p>25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349" calcext:value-type="float">
            <text:p>349</text:p>
          </table:table-cell>
          <table:table-cell table:formula="of:=COM.MICROSOFT.STDEV.S([.B36:.B47])" office:value-type="float" office:value="22.3478017358362" calcext:value-type="float">
            <text:p>22,3478017358</text:p>
          </table:table-cell>
          <table:table-cell table:formula="of:=AVERAGE([.B36:.B47])" office:value-type="float" office:value="328.833333333333" calcext:value-type="float">
            <text:p>328,8333333333</text:p>
          </table:table-cell>
          <table:table-cell table:formula="of:=[.D47]-[.C47]" office:value-type="float" office:value="306.485531597497" calcext:value-type="float">
            <text:p>306,4855315975</text:p>
          </table:table-cell>
          <table:table-cell table:formula="of:=[.D47]-[.D35]" office:value-type="float" office:value="234.916666666667" calcext:value-type="float">
            <text:p>234,9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349" calcext:value-type="float">
            <text:p>349</text:p>
          </table:table-cell>
          <table:table-cell table:formula="of:=COM.MICROSOFT.STDEV.S([.B37:.B48])" office:value-type="float" office:value="19.7090580621442" calcext:value-type="float">
            <text:p>19,7090580621</text:p>
          </table:table-cell>
          <table:table-cell table:formula="of:=AVERAGE([.B37:.B48])" office:value-type="float" office:value="333.583333333333" calcext:value-type="float">
            <text:p>333,5833333333</text:p>
          </table:table-cell>
          <table:table-cell table:formula="of:=[.D48]-[.C48]" office:value-type="float" office:value="313.874275271189" calcext:value-type="float">
            <text:p>313,8742752712</text:p>
          </table:table-cell>
          <table:table-cell table:formula="of:=[.D48]-[.D36]" office:value-type="float" office:value="218.916666666667" calcext:value-type="float">
            <text:p>218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49" calcext:value-type="float">
            <text:p>349</text:p>
          </table:table-cell>
          <table:table-cell table:formula="of:=COM.MICROSOFT.STDEV.S([.B38:.B49])" office:value-type="float" office:value="16.1357874416973" calcext:value-type="float">
            <text:p>16,1357874417</text:p>
          </table:table-cell>
          <table:table-cell table:formula="of:=AVERAGE([.B38:.B49])" office:value-type="float" office:value="338" calcext:value-type="float">
            <text:p>338</text:p>
          </table:table-cell>
          <table:table-cell table:formula="of:=[.D49]-[.C49]" office:value-type="float" office:value="321.864212558303" calcext:value-type="float">
            <text:p>321,8642125583</text:p>
          </table:table-cell>
          <table:table-cell table:formula="of:=[.D49]-[.D37]" office:value-type="float" office:value="202.416666666667" calcext:value-type="float">
            <text:p>202,41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49" calcext:value-type="float">
            <text:p>349</text:p>
          </table:table-cell>
          <table:table-cell table:formula="of:=COM.MICROSOFT.STDEV.S([.B39:.B50])" office:value-type="float" office:value="10.6841712430827" calcext:value-type="float">
            <text:p>10,6841712431</text:p>
          </table:table-cell>
          <table:table-cell table:formula="of:=AVERAGE([.B39:.B50])" office:value-type="float" office:value="342.166666666667" calcext:value-type="float">
            <text:p>342,1666666667</text:p>
          </table:table-cell>
          <table:table-cell table:formula="of:=[.D50]-[.C50]" office:value-type="float" office:value="331.482495423584" calcext:value-type="float">
            <text:p>331,4824954236</text:p>
          </table:table-cell>
          <table:table-cell table:formula="of:=[.D50]-[.D38]" office:value-type="float" office:value="185.416666666667" calcext:value-type="float">
            <text:p>185,41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350" calcext:value-type="float">
            <text:p>350</text:p>
          </table:table-cell>
          <table:table-cell table:formula="of:=COM.MICROSOFT.STDEV.S([.B40:.B51])" office:value-type="float" office:value="6.14718462288866" calcext:value-type="float">
            <text:p>6,1471846229</text:p>
          </table:table-cell>
          <table:table-cell table:formula="of:=AVERAGE([.B40:.B51])" office:value-type="float" office:value="345.166666666667" calcext:value-type="float">
            <text:p>345,1666666667</text:p>
          </table:table-cell>
          <table:table-cell table:formula="of:=[.D51]-[.C51]" office:value-type="float" office:value="339.019482043778" calcext:value-type="float">
            <text:p>339,0194820438</text:p>
          </table:table-cell>
          <table:table-cell table:formula="of:=[.D51]-[.D39]" office:value-type="float" office:value="166.333333333333" calcext:value-type="float">
            <text:p>166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355" calcext:value-type="float">
            <text:p>355</text:p>
          </table:table-cell>
          <table:table-cell table:formula="of:=COM.MICROSOFT.STDEV.S([.B41:.B52])" office:value-type="float" office:value="4.20677663977655" calcext:value-type="float">
            <text:p>4,2067766398</text:p>
          </table:table-cell>
          <table:table-cell table:formula="of:=AVERAGE([.B41:.B52])" office:value-type="float" office:value="347.333333333333" calcext:value-type="float">
            <text:p>347,3333333333</text:p>
          </table:table-cell>
          <table:table-cell table:formula="of:=[.D52]-[.C52]" office:value-type="float" office:value="343.126556693557" calcext:value-type="float">
            <text:p>343,1265566936</text:p>
          </table:table-cell>
          <table:table-cell table:formula="of:=[.D52]-[.D40]" office:value-type="float" office:value="145.166666666667" calcext:value-type="float">
            <text:p>145,1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57" calcext:value-type="float">
            <text:p>357</text:p>
          </table:table-cell>
          <table:table-cell table:formula="of:=COM.MICROSOFT.STDEV.S([.B42:.B53])" office:value-type="float" office:value="4.37191449637757" calcext:value-type="float">
            <text:p>4,3719144964</text:p>
          </table:table-cell>
          <table:table-cell table:formula="of:=AVERAGE([.B42:.B53])" office:value-type="float" office:value="348.75" calcext:value-type="float">
            <text:p>348,75</text:p>
          </table:table-cell>
          <table:table-cell table:formula="of:=[.D53]-[.C53]" office:value-type="float" office:value="344.378085503622" calcext:value-type="float">
            <text:p>344,3780855036</text:p>
          </table:table-cell>
          <table:table-cell table:formula="of:=[.D53]-[.D41]" office:value-type="float" office:value="122.333333333333" calcext:value-type="float">
            <text:p>122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357" calcext:value-type="float">
            <text:p>357</text:p>
          </table:table-cell>
          <table:table-cell table:formula="of:=COM.MICROSOFT.STDEV.S([.B43:.B54])" office:value-type="float" office:value="4.23101821687347" calcext:value-type="float">
            <text:p>4,2310182169</text:p>
          </table:table-cell>
          <table:table-cell table:formula="of:=AVERAGE([.B43:.B54])" office:value-type="float" office:value="350.083333333333" calcext:value-type="float">
            <text:p>350,0833333333</text:p>
          </table:table-cell>
          <table:table-cell table:formula="of:=[.D54]-[.C54]" office:value-type="float" office:value="345.85231511646" calcext:value-type="float">
            <text:p>345,8523151165</text:p>
          </table:table-cell>
          <table:table-cell table:formula="of:=[.D54]-[.D42]" office:value-type="float" office:value="99.5833333333333" calcext:value-type="float">
            <text:p>99,58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58" calcext:value-type="float">
            <text:p>358</text:p>
          </table:table-cell>
          <table:table-cell table:formula="of:=COM.MICROSOFT.STDEV.S([.B44:.B55])" office:value-type="float" office:value="4.16333199893227" calcext:value-type="float">
            <text:p>4,1633319989</text:p>
          </table:table-cell>
          <table:table-cell table:formula="of:=AVERAGE([.B44:.B55])" office:value-type="float" office:value="351.333333333333" calcext:value-type="float">
            <text:p>351,3333333333</text:p>
          </table:table-cell>
          <table:table-cell table:formula="of:=[.D55]-[.C55]" office:value-type="float" office:value="347.170001334401" calcext:value-type="float">
            <text:p>347,1700013344</text:p>
          </table:table-cell>
          <table:table-cell table:formula="of:=[.D55]-[.D43]" office:value-type="float" office:value="77.0833333333333" calcext:value-type="float">
            <text:p>77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58" calcext:value-type="float">
            <text:p>358</text:p>
          </table:table-cell>
          <table:table-cell table:formula="of:=COM.MICROSOFT.STDEV.S([.B45:.B56])" office:value-type="float" office:value="4.20677663977655" calcext:value-type="float">
            <text:p>4,2067766398</text:p>
          </table:table-cell>
          <table:table-cell table:formula="of:=AVERAGE([.B45:.B56])" office:value-type="float" office:value="352.333333333333" calcext:value-type="float">
            <text:p>352,3333333333</text:p>
          </table:table-cell>
          <table:table-cell table:formula="of:=[.D56]-[.C56]" office:value-type="float" office:value="348.126556693557" calcext:value-type="float">
            <text:p>348,1265566936</text:p>
          </table:table-cell>
          <table:table-cell table:formula="of:=[.D56]-[.D44]" office:value-type="float" office:value="54.0833333333333" calcext:value-type="float">
            <text:p>54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358" calcext:value-type="float">
            <text:p>358</text:p>
          </table:table-cell>
          <table:table-cell table:formula="of:=COM.MICROSOFT.STDEV.S([.B46:.B57])" office:value-type="float" office:value="4.260459500044" calcext:value-type="float">
            <text:p>4,2604595</text:p>
          </table:table-cell>
          <table:table-cell table:formula="of:=AVERAGE([.B46:.B57])" office:value-type="float" office:value="353.166666666667" calcext:value-type="float">
            <text:p>353,1666666667</text:p>
          </table:table-cell>
          <table:table-cell table:formula="of:=[.D57]-[.C57]" office:value-type="float" office:value="348.906207166623" calcext:value-type="float">
            <text:p>348,9062071666</text:p>
          </table:table-cell>
          <table:table-cell table:formula="of:=[.D57]-[.D45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358" calcext:value-type="float">
            <text:p>358</text:p>
          </table:table-cell>
          <table:table-cell table:formula="of:=COM.MICROSOFT.STDEV.S([.B47:.B58])" office:value-type="float" office:value="4.25245027405769" calcext:value-type="float">
            <text:p>4,2524502741</text:p>
          </table:table-cell>
          <table:table-cell table:formula="of:=AVERAGE([.B47:.B58])" office:value-type="float" office:value="353.916666666667" calcext:value-type="float">
            <text:p>353,9166666667</text:p>
          </table:table-cell>
          <table:table-cell table:formula="of:=[.D58]-[.C58]" office:value-type="float" office:value="349.664216392609" calcext:value-type="float">
            <text:p>349,6642163926</text:p>
          </table:table-cell>
          <table:table-cell table:formula="of:=[.D58]-[.D46]" office:value-type="float" office:value="30.0833333333334" calcext:value-type="float">
            <text:p>30,08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360" calcext:value-type="float">
            <text:p>360</text:p>
          </table:table-cell>
          <table:table-cell table:formula="of:=COM.MICROSOFT.STDEV.S([.B48:.B59])" office:value-type="float" office:value="4.28174419288838" calcext:value-type="float">
            <text:p>4,2817441929</text:p>
          </table:table-cell>
          <table:table-cell table:formula="of:=AVERAGE([.B48:.B59])" office:value-type="float" office:value="354.833333333333" calcext:value-type="float">
            <text:p>354,8333333333</text:p>
          </table:table-cell>
          <table:table-cell table:formula="of:=[.D59]-[.C59]" office:value-type="float" office:value="350.551589140445" calcext:value-type="float">
            <text:p>350,5515891404</text:p>
          </table:table-cell>
          <table:table-cell table:formula="of:=[.D59]-[.D47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363" calcext:value-type="float">
            <text:p>363</text:p>
          </table:table-cell>
          <table:table-cell table:formula="of:=COM.MICROSOFT.STDEV.S([.B49:.B60])" office:value-type="float" office:value="4.45176165334374" calcext:value-type="float">
            <text:p>4,4517616533</text:p>
          </table:table-cell>
          <table:table-cell table:formula="of:=AVERAGE([.B49:.B60])" office:value-type="float" office:value="356" calcext:value-type="float">
            <text:p>356</text:p>
          </table:table-cell>
          <table:table-cell table:formula="of:=[.D60]-[.C60]" office:value-type="float" office:value="351.548238346656" calcext:value-type="float">
            <text:p>351,5482383467</text:p>
          </table:table-cell>
          <table:table-cell table:formula="of:=[.D60]-[.D48]" office:value-type="float" office:value="22.4166666666667" calcext:value-type="float">
            <text:p>22,41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64" calcext:value-type="float">
            <text:p>364</text:p>
          </table:table-cell>
          <table:table-cell table:formula="of:=COM.MICROSOFT.STDEV.S([.B50:.B61])" office:value-type="float" office:value="4.41330632601825" calcext:value-type="float">
            <text:p>4,413306326</text:p>
          </table:table-cell>
          <table:table-cell table:formula="of:=AVERAGE([.B50:.B61])" office:value-type="float" office:value="357.25" calcext:value-type="float">
            <text:p>357,25</text:p>
          </table:table-cell>
          <table:table-cell table:formula="of:=[.D61]-[.C61]" office:value-type="float" office:value="352.836693673982" calcext:value-type="float">
            <text:p>352,836693674</text:p>
          </table:table-cell>
          <table:table-cell table:formula="of:=[.D61]-[.D49]" office:value-type="float" office:value="19.25" calcext:value-type="float">
            <text:p>19,2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92" calcext:value-type="float">
            <text:p>392</text:p>
          </table:table-cell>
          <table:table-cell table:formula="of:=COM.MICROSOFT.STDEV.S([.B51:.B62])" office:value-type="float" office:value="10.4432086094555" calcext:value-type="float">
            <text:p>10,4432086095</text:p>
          </table:table-cell>
          <table:table-cell table:formula="of:=AVERAGE([.B51:.B62])" office:value-type="float" office:value="360.833333333333" calcext:value-type="float">
            <text:p>360,8333333333</text:p>
          </table:table-cell>
          <table:table-cell table:formula="of:=[.D62]-[.C62]" office:value-type="float" office:value="350.390124723878" calcext:value-type="float">
            <text:p>350,3901247239</text:p>
          </table:table-cell>
          <table:table-cell table:formula="of:=[.D62]-[.D50]" office:value-type="float" office:value="18.6666666666666" calcext:value-type="float">
            <text:p>18,66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398" calcext:value-type="float">
            <text:p>398</text:p>
          </table:table-cell>
          <table:table-cell table:formula="of:=COM.MICROSOFT.STDEV.S([.B52:.B63])" office:value-type="float" office:value="14.3706350421668" calcext:value-type="float">
            <text:p>14,3706350422</text:p>
          </table:table-cell>
          <table:table-cell table:formula="of:=AVERAGE([.B52:.B63])" office:value-type="float" office:value="364.833333333333" calcext:value-type="float">
            <text:p>364,8333333333</text:p>
          </table:table-cell>
          <table:table-cell table:formula="of:=[.D63]-[.C63]" office:value-type="float" office:value="350.462698291167" calcext:value-type="float">
            <text:p>350,4626982912</text:p>
          </table:table-cell>
          <table:table-cell table:formula="of:=[.D63]-[.D51]" office:value-type="float" office:value="19.6666666666666" calcext:value-type="float">
            <text:p>19,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402" calcext:value-type="float">
            <text:p>402</text:p>
          </table:table-cell>
          <table:table-cell table:formula="of:=COM.MICROSOFT.STDEV.S([.B53:.B64])" office:value-type="float" office:value="17.5090885490417" calcext:value-type="float">
            <text:p>17,509088549</text:p>
          </table:table-cell>
          <table:table-cell table:formula="of:=AVERAGE([.B53:.B64])" office:value-type="float" office:value="368.75" calcext:value-type="float">
            <text:p>368,75</text:p>
          </table:table-cell>
          <table:table-cell table:formula="of:=[.D64]-[.C64]" office:value-type="float" office:value="351.240911450958" calcext:value-type="float">
            <text:p>351,240911451</text:p>
          </table:table-cell>
          <table:table-cell table:formula="of:=[.D64]-[.D52]" office:value-type="float" office:value="21.4166666666667" calcext:value-type="float">
            <text:p>21,41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404" calcext:value-type="float">
            <text:p>404</text:p>
          </table:table-cell>
          <table:table-cell table:formula="of:=COM.MICROSOFT.STDEV.S([.B54:.B65])" office:value-type="float" office:value="19.7545545189565" calcext:value-type="float">
            <text:p>19,754554519</text:p>
          </table:table-cell>
          <table:table-cell table:formula="of:=AVERAGE([.B54:.B65])" office:value-type="float" office:value="372.666666666667" calcext:value-type="float">
            <text:p>372,6666666667</text:p>
          </table:table-cell>
          <table:table-cell table:formula="of:=[.D65]-[.C65]" office:value-type="float" office:value="352.91211214771" calcext:value-type="float">
            <text:p>352,9121121477</text:p>
          </table:table-cell>
          <table:table-cell table:formula="of:=[.D65]-[.D53]" office:value-type="float" office:value="23.9166666666667" calcext:value-type="float">
            <text:p>23,91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09" calcext:value-type="float">
            <text:p>409</text:p>
          </table:table-cell>
          <table:table-cell table:formula="of:=COM.MICROSOFT.STDEV.S([.B55:.B66])" office:value-type="float" office:value="21.6206971546836" calcext:value-type="float">
            <text:p>21,6206971547</text:p>
          </table:table-cell>
          <table:table-cell table:formula="of:=AVERAGE([.B55:.B66])" office:value-type="float" office:value="377" calcext:value-type="float">
            <text:p>377</text:p>
          </table:table-cell>
          <table:table-cell table:formula="of:=[.D66]-[.C66]" office:value-type="float" office:value="355.379302845316" calcext:value-type="float">
            <text:p>355,3793028453</text:p>
          </table:table-cell>
          <table:table-cell table:formula="of:=[.D66]-[.D54]" office:value-type="float" office:value="26.9166666666667" calcext:value-type="float">
            <text:p>26,91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410" calcext:value-type="float">
            <text:p>410</text:p>
          </table:table-cell>
          <table:table-cell table:formula="of:=COM.MICROSOFT.STDEV.S([.B56:.B67])" office:value-type="float" office:value="22.6528478375571" calcext:value-type="float">
            <text:p>22,6528478376</text:p>
          </table:table-cell>
          <table:table-cell table:formula="of:=AVERAGE([.B56:.B67])" office:value-type="float" office:value="381.333333333333" calcext:value-type="float">
            <text:p>381,3333333333</text:p>
          </table:table-cell>
          <table:table-cell table:formula="of:=[.D67]-[.C67]" office:value-type="float" office:value="358.680485495776" calcext:value-type="float">
            <text:p>358,6804854958</text:p>
          </table:table-cell>
          <table:table-cell table:formula="of:=[.D67]-[.D55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414" calcext:value-type="float">
            <text:p>414</text:p>
          </table:table-cell>
          <table:table-cell table:formula="of:=COM.MICROSOFT.STDEV.S([.B57:.B68])" office:value-type="float" office:value="23.1712988610714" calcext:value-type="float">
            <text:p>23,1712988611</text:p>
          </table:table-cell>
          <table:table-cell table:formula="of:=AVERAGE([.B57:.B68])" office:value-type="float" office:value="386" calcext:value-type="float">
            <text:p>386</text:p>
          </table:table-cell>
          <table:table-cell table:formula="of:=[.D68]-[.C68]" office:value-type="float" office:value="362.828701138929" calcext:value-type="float">
            <text:p>362,8287011389</text:p>
          </table:table-cell>
          <table:table-cell table:formula="of:=[.D68]-[.D56]" office:value-type="float" office:value="33.6666666666667" calcext:value-type="float">
            <text:p>33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414" calcext:value-type="float">
            <text:p>414</text:p>
          </table:table-cell>
          <table:table-cell table:formula="of:=COM.MICROSOFT.STDEV.S([.B58:.B69])" office:value-type="float" office:value="22.6528478375571" calcext:value-type="float">
            <text:p>22,6528478376</text:p>
          </table:table-cell>
          <table:table-cell table:formula="of:=AVERAGE([.B58:.B69])" office:value-type="float" office:value="390.666666666667" calcext:value-type="float">
            <text:p>390,6666666667</text:p>
          </table:table-cell>
          <table:table-cell table:formula="of:=[.D69]-[.C69]" office:value-type="float" office:value="368.01381882911" calcext:value-type="float">
            <text:p>368,0138188291</text:p>
          </table:table-cell>
          <table:table-cell table:formula="of:=[.D69]-[.D57]" office:value-type="float" office:value="37.5" calcext:value-type="float">
            <text:p>37,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415" calcext:value-type="float">
            <text:p>415</text:p>
          </table:table-cell>
          <table:table-cell table:formula="of:=COM.MICROSOFT.STDEV.S([.B59:.B70])" office:value-type="float" office:value="21.1034608679728" calcext:value-type="float">
            <text:p>21,103460868</text:p>
          </table:table-cell>
          <table:table-cell table:formula="of:=AVERAGE([.B59:.B70])" office:value-type="float" office:value="395.416666666667" calcext:value-type="float">
            <text:p>395,4166666667</text:p>
          </table:table-cell>
          <table:table-cell table:formula="of:=[.D70]-[.C70]" office:value-type="float" office:value="374.313205798694" calcext:value-type="float">
            <text:p>374,3132057987</text:p>
          </table:table-cell>
          <table:table-cell table:formula="of:=[.D70]-[.D58]" office:value-type="float" office:value="41.5" calcext:value-type="float">
            <text:p>41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27" calcext:value-type="float">
            <text:p>427</text:p>
          </table:table-cell>
          <table:table-cell table:formula="of:=COM.MICROSOFT.STDEV.S([.B60:.B71])" office:value-type="float" office:value="19.6977156035922" calcext:value-type="float">
            <text:p>19,6977156036</text:p>
          </table:table-cell>
          <table:table-cell table:formula="of:=AVERAGE([.B60:.B71])" office:value-type="float" office:value="401" calcext:value-type="float">
            <text:p>401</text:p>
          </table:table-cell>
          <table:table-cell table:formula="of:=[.D71]-[.C71]" office:value-type="float" office:value="381.302284396408" calcext:value-type="float">
            <text:p>381,3022843964</text:p>
          </table:table-cell>
          <table:table-cell table:formula="of:=[.D71]-[.D59]" office:value-type="float" office:value="46.1666666666667" calcext:value-type="float">
            <text:p>46,1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440" calcext:value-type="float">
            <text:p>440</text:p>
          </table:table-cell>
          <table:table-cell table:formula="of:=COM.MICROSOFT.STDEV.S([.B61:.B72])" office:value-type="float" office:value="18.7105139783314" calcext:value-type="float">
            <text:p>18,7105139783</text:p>
          </table:table-cell>
          <table:table-cell table:formula="of:=AVERAGE([.B61:.B72])" office:value-type="float" office:value="407.416666666667" calcext:value-type="float">
            <text:p>407,4166666667</text:p>
          </table:table-cell>
          <table:table-cell table:formula="of:=[.D72]-[.C72]" office:value-type="float" office:value="388.706152688335" calcext:value-type="float">
            <text:p>388,7061526883</text:p>
          </table:table-cell>
          <table:table-cell table:formula="of:=[.D72]-[.D60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454" calcext:value-type="float">
            <text:p>454</text:p>
          </table:table-cell>
          <table:table-cell table:formula="of:=COM.MICROSOFT.STDEV.S([.B62:.B73])" office:value-type="float" office:value="17.7377785497166" calcext:value-type="float">
            <text:p>17,7377785497</text:p>
          </table:table-cell>
          <table:table-cell table:formula="of:=AVERAGE([.B62:.B73])" office:value-type="float" office:value="414.916666666667" calcext:value-type="float">
            <text:p>414,9166666667</text:p>
          </table:table-cell>
          <table:table-cell table:formula="of:=[.D73]-[.C73]" office:value-type="float" office:value="397.17888811695" calcext:value-type="float">
            <text:p>397,178888117</text:p>
          </table:table-cell>
          <table:table-cell table:formula="of:=[.D73]-[.D61]" office:value-type="float" office:value="57.6666666666667" calcext:value-type="float">
            <text:p>57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72" calcext:value-type="float">
            <text:p>472</text:p>
          </table:table-cell>
          <table:table-cell table:formula="of:=COM.MICROSOFT.STDEV.S([.B63:.B74])" office:value-type="float" office:value="22.6854311812403" calcext:value-type="float">
            <text:p>22,6854311812</text:p>
          </table:table-cell>
          <table:table-cell table:formula="of:=AVERAGE([.B63:.B74])" office:value-type="float" office:value="421.583333333333" calcext:value-type="float">
            <text:p>421,5833333333</text:p>
          </table:table-cell>
          <table:table-cell table:formula="of:=[.D74]-[.C74]" office:value-type="float" office:value="398.897902152093" calcext:value-type="float">
            <text:p>398,8979021521</text:p>
          </table:table-cell>
          <table:table-cell table:formula="of:=[.D74]-[.D62]" office:value-type="float" office:value="60.75" calcext:value-type="float">
            <text:p>60,7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476" calcext:value-type="float">
            <text:p>476</text:p>
          </table:table-cell>
          <table:table-cell table:formula="of:=COM.MICROSOFT.STDEV.S([.B64:.B75])" office:value-type="float" office:value="26.2140085149952" calcext:value-type="float">
            <text:p>26,214008515</text:p>
          </table:table-cell>
          <table:table-cell table:formula="of:=AVERAGE([.B64:.B75])" office:value-type="float" office:value="428.083333333333" calcext:value-type="float">
            <text:p>428,0833333333</text:p>
          </table:table-cell>
          <table:table-cell table:formula="of:=[.D75]-[.C75]" office:value-type="float" office:value="401.869324818338" calcext:value-type="float">
            <text:p>401,8693248183</text:p>
          </table:table-cell>
          <table:table-cell table:formula="of:=[.D75]-[.D63]" office:value-type="float" office:value="63.25" calcext:value-type="float">
            <text:p>63,2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483" calcext:value-type="float">
            <text:p>483</text:p>
          </table:table-cell>
          <table:table-cell table:formula="of:=COM.MICROSOFT.STDEV.S([.B65:.B76])" office:value-type="float" office:value="29.1511213984622" calcext:value-type="float">
            <text:p>29,1511213985</text:p>
          </table:table-cell>
          <table:table-cell table:formula="of:=AVERAGE([.B65:.B76])" office:value-type="float" office:value="434.833333333333" calcext:value-type="float">
            <text:p>434,8333333333</text:p>
          </table:table-cell>
          <table:table-cell table:formula="of:=[.D76]-[.C76]" office:value-type="float" office:value="405.682211934871" calcext:value-type="float">
            <text:p>405,6822119349</text:p>
          </table:table-cell>
          <table:table-cell table:formula="of:=[.D76]-[.D64]" office:value-type="float" office:value="66.0833333333333" calcext:value-type="float">
            <text:p>66,08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490" calcext:value-type="float">
            <text:p>490</text:p>
          </table:table-cell>
          <table:table-cell table:formula="of:=COM.MICROSOFT.STDEV.S([.B66:.B77])" office:value-type="float" office:value="31.3687742827162" calcext:value-type="float">
            <text:p>31,3687742827</text:p>
          </table:table-cell>
          <table:table-cell table:formula="of:=AVERAGE([.B66:.B77])" office:value-type="float" office:value="442" calcext:value-type="float">
            <text:p>442</text:p>
          </table:table-cell>
          <table:table-cell table:formula="of:=[.D77]-[.C77]" office:value-type="float" office:value="410.631225717284" calcext:value-type="float">
            <text:p>410,6312257173</text:p>
          </table:table-cell>
          <table:table-cell table:formula="of:=[.D77]-[.D65]" office:value-type="float" office:value="69.3333333333333" calcext:value-type="float">
            <text:p>69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490" calcext:value-type="float">
            <text:p>490</text:p>
          </table:table-cell>
          <table:table-cell table:formula="of:=COM.MICROSOFT.STDEV.S([.B67:.B78])" office:value-type="float" office:value="32.322592717788" calcext:value-type="float">
            <text:p>32,3225927178</text:p>
          </table:table-cell>
          <table:table-cell table:formula="of:=AVERAGE([.B67:.B78])" office:value-type="float" office:value="448.75" calcext:value-type="float">
            <text:p>448,75</text:p>
          </table:table-cell>
          <table:table-cell table:formula="of:=[.D78]-[.C78]" office:value-type="float" office:value="416.427407282212" calcext:value-type="float">
            <text:p>416,4274072822</text:p>
          </table:table-cell>
          <table:table-cell table:formula="of:=[.D78]-[.D66]" office:value-type="float" office:value="71.75" calcext:value-type="float">
            <text:p>71,7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69" calcext:value-type="float">
            <text:p>569</text:p>
          </table:table-cell>
          <table:table-cell table:formula="of:=COM.MICROSOFT.STDEV.S([.B68:.B79])" office:value-type="float" office:value="45.0696430790474" calcext:value-type="float">
            <text:p>45,069643079</text:p>
          </table:table-cell>
          <table:table-cell table:formula="of:=AVERAGE([.B68:.B79])" office:value-type="float" office:value="462" calcext:value-type="float">
            <text:p>462</text:p>
          </table:table-cell>
          <table:table-cell table:formula="of:=[.D79]-[.C79]" office:value-type="float" office:value="416.930356920953" calcext:value-type="float">
            <text:p>416,930356921</text:p>
          </table:table-cell>
          <table:table-cell table:formula="of:=[.D79]-[.D67]"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84" calcext:value-type="float">
            <text:p>584</text:p>
          </table:table-cell>
          <table:table-cell table:formula="of:=COM.MICROSOFT.STDEV.S([.B69:.B80])" office:value-type="float" office:value="54.3688301968113" calcext:value-type="float">
            <text:p>54,3688301968</text:p>
          </table:table-cell>
          <table:table-cell table:formula="of:=AVERAGE([.B69:.B80])" office:value-type="float" office:value="476.166666666667" calcext:value-type="float">
            <text:p>476,1666666667</text:p>
          </table:table-cell>
          <table:table-cell table:formula="of:=[.D80]-[.C80]" office:value-type="float" office:value="421.797836469855" calcext:value-type="float">
            <text:p>421,7978364699</text:p>
          </table:table-cell>
          <table:table-cell table:formula="of:=[.D80]-[.D68]" office:value-type="float" office:value="90.1666666666667" calcext:value-type="float">
            <text:p>90,1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585" calcext:value-type="float">
            <text:p>585</text:p>
          </table:table-cell>
          <table:table-cell table:formula="of:=COM.MICROSOFT.STDEV.S([.B70:.B81])" office:value-type="float" office:value="58.8209275271269" calcext:value-type="float">
            <text:p>58,8209275271</text:p>
          </table:table-cell>
          <table:table-cell table:formula="of:=AVERAGE([.B70:.B81])" office:value-type="float" office:value="490.416666666667" calcext:value-type="float">
            <text:p>490,4166666667</text:p>
          </table:table-cell>
          <table:table-cell table:formula="of:=[.D81]-[.C81]" office:value-type="float" office:value="431.59573913954" calcext:value-type="float">
            <text:p>431,5957391395</text:p>
          </table:table-cell>
          <table:table-cell table:formula="of:=[.D81]-[.D69]" office:value-type="float" office:value="99.75" calcext:value-type="float">
            <text:p>99,7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8" calcext:value-type="float">
            <text:p>588</text:p>
          </table:table-cell>
          <table:table-cell table:formula="of:=COM.MICROSOFT.STDEV.S([.B71:.B82])" office:value-type="float" office:value="59.8480398909428" calcext:value-type="float">
            <text:p>59,8480398909</text:p>
          </table:table-cell>
          <table:table-cell table:formula="of:=AVERAGE([.B71:.B82])" office:value-type="float" office:value="504.833333333333" calcext:value-type="float">
            <text:p>504,8333333333</text:p>
          </table:table-cell>
          <table:table-cell table:formula="of:=[.D82]-[.C82]" office:value-type="float" office:value="444.985293442391" calcext:value-type="float">
            <text:p>444,9852934424</text:p>
          </table:table-cell>
          <table:table-cell table:formula="of:=[.D82]-[.D70]" office:value-type="float" office:value="109.416666666667" calcext:value-type="float">
            <text:p>109,41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597" calcext:value-type="float">
            <text:p>597</text:p>
          </table:table-cell>
          <table:table-cell table:formula="of:=COM.MICROSOFT.STDEV.S([.B72:.B83])" office:value-type="float" office:value="59.8695551709184" calcext:value-type="float">
            <text:p>59,8695551709</text:p>
          </table:table-cell>
          <table:table-cell table:formula="of:=AVERAGE([.B72:.B83])" office:value-type="float" office:value="519" calcext:value-type="float">
            <text:p>519</text:p>
          </table:table-cell>
          <table:table-cell table:formula="of:=[.D83]-[.C83]" office:value-type="float" office:value="459.130444829082" calcext:value-type="float">
            <text:p>459,1304448291</text:p>
          </table:table-cell>
          <table:table-cell table:formula="of:=[.D83]-[.D71]"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677" calcext:value-type="float">
            <text:p>677</text:p>
          </table:table-cell>
          <table:table-cell table:formula="of:=COM.MICROSOFT.STDEV.S([.B73:.B84])" office:value-type="float" office:value="69.7203830897523" calcext:value-type="float">
            <text:p>69,7203830898</text:p>
          </table:table-cell>
          <table:table-cell table:formula="of:=AVERAGE([.B73:.B84])" office:value-type="float" office:value="538.75" calcext:value-type="float">
            <text:p>538,75</text:p>
          </table:table-cell>
          <table:table-cell table:formula="of:=[.D84]-[.C84]" office:value-type="float" office:value="469.029616910248" calcext:value-type="float">
            <text:p>469,0296169102</text:p>
          </table:table-cell>
          <table:table-cell table:formula="of:=[.D84]-[.D72]" office:value-type="float" office:value="131.333333333333" calcext:value-type="float">
            <text:p>131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94" calcext:value-type="float">
            <text:p>694</text:p>
          </table:table-cell>
          <table:table-cell table:formula="of:=COM.MICROSOFT.STDEV.S([.B74:.B85])" office:value-type="float" office:value="77.2188448502048" calcext:value-type="float">
            <text:p>77,2188448502</text:p>
          </table:table-cell>
          <table:table-cell table:formula="of:=AVERAGE([.B74:.B85])" office:value-type="float" office:value="558.75" calcext:value-type="float">
            <text:p>558,75</text:p>
          </table:table-cell>
          <table:table-cell table:formula="of:=[.D85]-[.C85]" office:value-type="float" office:value="481.531155149795" calcext:value-type="float">
            <text:p>481,5311551498</text:p>
          </table:table-cell>
          <table:table-cell table:formula="of:=[.D85]-[.D73]" office:value-type="float" office:value="143.833333333333" calcext:value-type="float">
            <text:p>143,8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61" calcext:value-type="float">
            <text:p>761</text:p>
          </table:table-cell>
          <table:table-cell table:formula="of:=COM.MICROSOFT.STDEV.S([.B75:.B86])" office:value-type="float" office:value="91.4577233016171" calcext:value-type="float">
            <text:p>91,4577233016</text:p>
          </table:table-cell>
          <table:table-cell table:formula="of:=AVERAGE([.B75:.B86])" office:value-type="float" office:value="582.833333333333" calcext:value-type="float">
            <text:p>582,8333333333</text:p>
          </table:table-cell>
          <table:table-cell table:formula="of:=[.D86]-[.C86]" office:value-type="float" office:value="491.375610031716" calcext:value-type="float">
            <text:p>491,3756100317</text:p>
          </table:table-cell>
          <table:table-cell table:formula="of:=[.D86]-[.D74]" office:value-type="float" office:value="161.25" calcext:value-type="float">
            <text:p>161,2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91" calcext:value-type="float">
            <text:p>791</text:p>
          </table:table-cell>
          <table:table-cell table:formula="of:=COM.MICROSOFT.STDEV.S([.B76:.B87])" office:value-type="float" office:value="102.540863990308" calcext:value-type="float">
            <text:p>102,5408639903</text:p>
          </table:table-cell>
          <table:table-cell table:formula="of:=AVERAGE([.B76:.B87])" office:value-type="float" office:value="609.083333333333" calcext:value-type="float">
            <text:p>609,0833333333</text:p>
          </table:table-cell>
          <table:table-cell table:formula="of:=[.D87]-[.C87]" office:value-type="float" office:value="506.542469343026" calcext:value-type="float">
            <text:p>506,542469343</text:p>
          </table:table-cell>
          <table:table-cell table:formula="of:=[.D87]-[.D75]"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11" calcext:value-type="float">
            <text:p>811</text:p>
          </table:table-cell>
          <table:table-cell table:formula="of:=COM.MICROSOFT.STDEV.S([.B77:.B88])" office:value-type="float" office:value="109.365490928632" calcext:value-type="float">
            <text:p>109,3654909286</text:p>
          </table:table-cell>
          <table:table-cell table:formula="of:=AVERAGE([.B77:.B88])" office:value-type="float" office:value="636.416666666667" calcext:value-type="float">
            <text:p>636,4166666667</text:p>
          </table:table-cell>
          <table:table-cell table:formula="of:=[.D88]-[.C88]" office:value-type="float" office:value="527.051175738035" calcext:value-type="float">
            <text:p>527,051175738</text:p>
          </table:table-cell>
          <table:table-cell table:formula="of:=[.D88]-[.D76]" office:value-type="float" office:value="201.583333333333" calcext:value-type="float">
            <text:p>201,58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1" calcext:value-type="float">
            <text:p>851</text:p>
          </table:table-cell>
          <table:table-cell table:formula="of:=COM.MICROSOFT.STDEV.S([.B78:.B89])" office:value-type="float" office:value="114.937532441045" calcext:value-type="float">
            <text:p>114,937532441</text:p>
          </table:table-cell>
          <table:table-cell table:formula="of:=AVERAGE([.B78:.B89])" office:value-type="float" office:value="666.5" calcext:value-type="float">
            <text:p>666,5</text:p>
          </table:table-cell>
          <table:table-cell table:formula="of:=[.D89]-[.C89]" office:value-type="float" office:value="551.562467558955" calcext:value-type="float">
            <text:p>551,562467559</text:p>
          </table:table-cell>
          <table:table-cell table:formula="of:=[.D89]-[.D77]" office:value-type="float" office:value="224.5" calcext:value-type="float">
            <text:p>224,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875" calcext:value-type="float">
            <text:p>875</text:p>
          </table:table-cell>
          <table:table-cell table:formula="of:=COM.MICROSOFT.STDEV.S([.B79:.B90])" office:value-type="float" office:value="114.924843689124" calcext:value-type="float">
            <text:p>114,9248436891</text:p>
          </table:table-cell>
          <table:table-cell table:formula="of:=AVERAGE([.B79:.B90])" office:value-type="float" office:value="698.583333333333" calcext:value-type="float">
            <text:p>698,5833333333</text:p>
          </table:table-cell>
          <table:table-cell table:formula="of:=[.D90]-[.C90]" office:value-type="float" office:value="583.658489644209" calcext:value-type="float">
            <text:p>583,6584896442</text:p>
          </table:table-cell>
          <table:table-cell table:formula="of:=[.D90]-[.D78]" office:value-type="float" office:value="249.833333333333" calcext:value-type="float">
            <text:p>249,83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91" calcext:value-type="float">
            <text:p>891</text:p>
          </table:table-cell>
          <table:table-cell table:formula="of:=COM.MICROSOFT.STDEV.S([.B80:.B91])" office:value-type="float" office:value="119.421680941058" calcext:value-type="float">
            <text:p>119,4216809411</text:p>
          </table:table-cell>
          <table:table-cell table:formula="of:=AVERAGE([.B80:.B91])" office:value-type="float" office:value="725.416666666667" calcext:value-type="float">
            <text:p>725,4166666667</text:p>
          </table:table-cell>
          <table:table-cell table:formula="of:=[.D91]-[.C91]" office:value-type="float" office:value="605.994985725609" calcext:value-type="float">
            <text:p>605,9949857256</text:p>
          </table:table-cell>
          <table:table-cell table:formula="of:=[.D91]-[.D79]" office:value-type="float" office:value="263.416666666667" calcext:value-type="float">
            <text:p>263,41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900" calcext:value-type="float">
            <text:p>900</text:p>
          </table:table-cell>
          <table:table-cell table:formula="of:=COM.MICROSOFT.STDEV.S([.B81:.B92])" office:value-type="float" office:value="120.240762260936" calcext:value-type="float">
            <text:p>120,2407622609</text:p>
          </table:table-cell>
          <table:table-cell table:formula="of:=AVERAGE([.B81:.B92])" office:value-type="float" office:value="751.75" calcext:value-type="float">
            <text:p>751,75</text:p>
          </table:table-cell>
          <table:table-cell table:formula="of:=[.D92]-[.C92]" office:value-type="float" office:value="631.509237739064" calcext:value-type="float">
            <text:p>631,5092377391</text:p>
          </table:table-cell>
          <table:table-cell table:formula="of:=[.D92]-[.D80]" office:value-type="float" office:value="275.583333333333" calcext:value-type="float">
            <text:p>275,58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2" calcext:value-type="float">
            <text:p>912</text:p>
          </table:table-cell>
          <table:table-cell table:formula="of:=COM.MICROSOFT.STDEV.S([.B82:.B93])" office:value-type="float" office:value="115.993730238084" calcext:value-type="float">
            <text:p>115,9937302381</text:p>
          </table:table-cell>
          <table:table-cell table:formula="of:=AVERAGE([.B82:.B93])" office:value-type="float" office:value="779" calcext:value-type="float">
            <text:p>779</text:p>
          </table:table-cell>
          <table:table-cell table:formula="of:=[.D93]-[.C93]" office:value-type="float" office:value="663.006269761916" calcext:value-type="float">
            <text:p>663,0062697619</text:p>
          </table:table-cell>
          <table:table-cell table:formula="of:=[.D93]-[.D81]" office:value-type="float" office:value="288.583333333333" calcext:value-type="float">
            <text:p>288,58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14" calcext:value-type="float">
            <text:p>914</text:p>
          </table:table-cell>
          <table:table-cell table:formula="of:=COM.MICROSOFT.STDEV.S([.B83:.B94])" office:value-type="float" office:value="104.832189134769" calcext:value-type="float">
            <text:p>104,8321891348</text:p>
          </table:table-cell>
          <table:table-cell table:formula="of:=AVERAGE([.B83:.B94])" office:value-type="float" office:value="806.166666666667" calcext:value-type="float">
            <text:p>806,1666666667</text:p>
          </table:table-cell>
          <table:table-cell table:formula="of:=[.D94]-[.C94]" office:value-type="float" office:value="701.334477531898" calcext:value-type="float">
            <text:p>701,3344775319</text:p>
          </table:table-cell>
          <table:table-cell table:formula="of:=[.D94]-[.D82]" office:value-type="float" office:value="301.333333333333" calcext:value-type="float">
            <text:p>301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919" calcext:value-type="float">
            <text:p>919</text:p>
          </table:table-cell>
          <table:table-cell table:formula="of:=COM.MICROSOFT.STDEV.S([.B84:.B95])" office:value-type="float" office:value="85.9323200918236" calcext:value-type="float">
            <text:p>85,9323200918</text:p>
          </table:table-cell>
          <table:table-cell table:formula="of:=AVERAGE([.B84:.B95])" office:value-type="float" office:value="833" calcext:value-type="float">
            <text:p>833</text:p>
          </table:table-cell>
          <table:table-cell table:formula="of:=[.D95]-[.C95]" office:value-type="float" office:value="747.067679908176" calcext:value-type="float">
            <text:p>747,0676799082</text:p>
          </table:table-cell>
          <table:table-cell table:formula="of:=[.D95]-[.D83]"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5" calcext:value-type="float">
            <text:p>955</text:p>
          </table:table-cell>
          <table:table-cell table:formula="of:=COM.MICROSOFT.STDEV.S([.B85:.B96])" office:value-type="float" office:value="77.0688397512643" calcext:value-type="float">
            <text:p>77,0688397513</text:p>
          </table:table-cell>
          <table:table-cell table:formula="of:=AVERAGE([.B85:.B96])" office:value-type="float" office:value="856.166666666667" calcext:value-type="float">
            <text:p>856,1666666667</text:p>
          </table:table-cell>
          <table:table-cell table:formula="of:=[.D96]-[.C96]" office:value-type="float" office:value="779.097826915402" calcext:value-type="float">
            <text:p>779,0978269154</text:p>
          </table:table-cell>
          <table:table-cell table:formula="of:=[.D96]-[.D84]" office:value-type="float" office:value="317.416666666667" calcext:value-type="float">
            <text:p>317,41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68" calcext:value-type="float">
            <text:p>968</text:p>
          </table:table-cell>
          <table:table-cell table:formula="of:=COM.MICROSOFT.STDEV.S([.B86:.B97])" office:value-type="float" office:value="64.1645611618354" calcext:value-type="float">
            <text:p>64,1645611618</text:p>
          </table:table-cell>
          <table:table-cell table:formula="of:=AVERAGE([.B86:.B97])" office:value-type="float" office:value="879" calcext:value-type="float">
            <text:p>879</text:p>
          </table:table-cell>
          <table:table-cell table:formula="of:=[.D97]-[.C97]" office:value-type="float" office:value="814.835438838165" calcext:value-type="float">
            <text:p>814,8354388382</text:p>
          </table:table-cell>
          <table:table-cell table:formula="of:=[.D97]-[.D85]" office:value-type="float" office:value="320.25" calcext:value-type="float">
            <text:p>320,2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6" calcext:value-type="float">
            <text:p>976</text:p>
          </table:table-cell>
          <table:table-cell table:formula="of:=COM.MICROSOFT.STDEV.S([.B87:.B98])" office:value-type="float" office:value="57.9348510803037" calcext:value-type="float">
            <text:p>57,9348510803</text:p>
          </table:table-cell>
          <table:table-cell table:formula="of:=AVERAGE([.B87:.B98])" office:value-type="float" office:value="896.916666666667" calcext:value-type="float">
            <text:p>896,9166666667</text:p>
          </table:table-cell>
          <table:table-cell table:formula="of:=[.D98]-[.C98]" office:value-type="float" office:value="838.981815586363" calcext:value-type="float">
            <text:p>838,9818155864</text:p>
          </table:table-cell>
          <table:table-cell table:formula="of:=[.D98]-[.D86]" office:value-type="float" office:value="314.083333333333" calcext:value-type="float">
            <text:p>314,08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88:.B99])" office:value-type="float" office:value="54.513273335005" calcext:value-type="float">
            <text:p>54,513273335</text:p>
          </table:table-cell>
          <table:table-cell table:formula="of:=AVERAGE([.B88:.B99])" office:value-type="float" office:value="914.333333333333" calcext:value-type="float">
            <text:p>914,3333333333</text:p>
          </table:table-cell>
          <table:table-cell table:formula="of:=[.D99]-[.C99]" office:value-type="float" office:value="859.820059998328" calcext:value-type="float">
            <text:p>859,8200599983</text:p>
          </table:table-cell>
          <table:table-cell table:formula="of:=[.D99]-[.D87]" office:value-type="float" office:value="305.25" calcext:value-type="float">
            <text:p>305,2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89:.B100])" office:value-type="float" office:value="48.9646594881235" calcext:value-type="float">
            <text:p>48,9646594881</text:p>
          </table:table-cell>
          <table:table-cell table:formula="of:=AVERAGE([.B89:.B100])" office:value-type="float" office:value="930.083333333333" calcext:value-type="float">
            <text:p>930,0833333333</text:p>
          </table:table-cell>
          <table:table-cell table:formula="of:=[.D100]-[.C100]" office:value-type="float" office:value="881.11867384521" calcext:value-type="float">
            <text:p>881,1186738452</text:p>
          </table:table-cell>
          <table:table-cell table:formula="of:=[.D100]-[.D88]" office:value-type="float" office:value="293.666666666667" calcext:value-type="float">
            <text:p>293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90:.B101])" office:value-type="float" office:value="45.8822603865788" calcext:value-type="float">
            <text:p>45,8822603866</text:p>
          </table:table-cell>
          <table:table-cell table:formula="of:=AVERAGE([.B90:.B101])" office:value-type="float" office:value="942.5" calcext:value-type="float">
            <text:p>942,5</text:p>
          </table:table-cell>
          <table:table-cell table:formula="of:=[.D101]-[.C101]" office:value-type="float" office:value="896.617739613421" calcext:value-type="float">
            <text:p>896,6177396134</text:p>
          </table:table-cell>
          <table:table-cell table:formula="of:=[.D101]-[.D89]"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91:.B102])" office:value-type="float" office:value="43.2801830220742" calcext:value-type="float">
            <text:p>43,2801830221</text:p>
          </table:table-cell>
          <table:table-cell table:formula="of:=AVERAGE([.B91:.B102])" office:value-type="float" office:value="952.916666666667" calcext:value-type="float">
            <text:p>952,9166666667</text:p>
          </table:table-cell>
          <table:table-cell table:formula="of:=[.D102]-[.C102]" office:value-type="float" office:value="909.636483644592" calcext:value-type="float">
            <text:p>909,6364836446</text:p>
          </table:table-cell>
          <table:table-cell table:formula="of:=[.D102]-[.D90]" office:value-type="float" office:value="254.333333333333" calcext:value-type="float">
            <text:p>254,3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92:.B103])" office:value-type="float" office:value="40.4497443524903" calcext:value-type="float">
            <text:p>40,4497443525</text:p>
          </table:table-cell>
          <table:table-cell table:formula="of:=AVERAGE([.B92:.B103])" office:value-type="float" office:value="962" calcext:value-type="float">
            <text:p>962</text:p>
          </table:table-cell>
          <table:table-cell table:formula="of:=[.D103]-[.C103]" office:value-type="float" office:value="921.55025564751" calcext:value-type="float">
            <text:p>921,5502556475</text:p>
          </table:table-cell>
          <table:table-cell table:formula="of:=[.D103]-[.D91]" office:value-type="float" office:value="236.583333333333" calcext:value-type="float">
            <text:p>236,58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93:.B104])" office:value-type="float" office:value="36.6366268131009" calcext:value-type="float">
            <text:p>36,6366268131</text:p>
          </table:table-cell>
          <table:table-cell table:formula="of:=AVERAGE([.B93:.B104])" office:value-type="float" office:value="970.333333333333" calcext:value-type="float">
            <text:p>970,3333333333</text:p>
          </table:table-cell>
          <table:table-cell table:formula="of:=[.D104]-[.C104]" office:value-type="float" office:value="933.696706520233" calcext:value-type="float">
            <text:p>933,6967065202</text:p>
          </table:table-cell>
          <table:table-cell table:formula="of:=[.D104]-[.D92]" office:value-type="float" office:value="218.583333333333" calcext:value-type="float">
            <text:p>218,58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4:.B105])" office:value-type="float" office:value="47.8919237829967" calcext:value-type="float">
            <text:p>47,891923783</text:p>
          </table:table-cell>
          <table:table-cell table:formula="of:=AVERAGE([.B94:.B105])" office:value-type="float" office:value="986" calcext:value-type="float">
            <text:p>986</text:p>
          </table:table-cell>
          <table:table-cell table:formula="of:=[.D105]-[.C105]" office:value-type="float" office:value="938.108076217003" calcext:value-type="float">
            <text:p>938,108076217</text:p>
          </table:table-cell>
          <table:table-cell table:formula="of:=[.D105]-[.D93]"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5:.B106])" office:value-type="float" office:value="52.3615056384676" calcext:value-type="float">
            <text:p>52,3615056385</text:p>
          </table:table-cell>
          <table:table-cell table:formula="of:=AVERAGE([.B95:.B106])" office:value-type="float" office:value="1001.5" calcext:value-type="float">
            <text:p>1001,5</text:p>
          </table:table-cell>
          <table:table-cell table:formula="of:=[.D106]-[.C106]" office:value-type="float" office:value="949.138494361532" calcext:value-type="float">
            <text:p>949,1384943615</text:p>
          </table:table-cell>
          <table:table-cell table:formula="of:=[.D106]-[.D94]" office:value-type="float" office:value="195.333333333333" calcext:value-type="float">
            <text:p>195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6:.B107])" office:value-type="float" office:value="52.5053388338806" calcext:value-type="float">
            <text:p>52,5053388339</text:p>
          </table:table-cell>
          <table:table-cell table:formula="of:=AVERAGE([.B96:.B107])" office:value-type="float" office:value="1016.58333333333" calcext:value-type="float">
            <text:p>1016,5833333333</text:p>
          </table:table-cell>
          <table:table-cell table:formula="of:=[.D107]-[.C107]" office:value-type="float" office:value="964.077994499453" calcext:value-type="float">
            <text:p>964,0779944995</text:p>
          </table:table-cell>
          <table:table-cell table:formula="of:=[.D107]-[.D95]" office:value-type="float" office:value="183.583333333333" calcext:value-type="float">
            <text:p>183,58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7:.B108])" office:value-type="float" office:value="53.7152988759565" calcext:value-type="float">
            <text:p>53,715298876</text:p>
          </table:table-cell>
          <table:table-cell table:formula="of:=AVERAGE([.B97:.B108])" office:value-type="float" office:value="1028.66666666667" calcext:value-type="float">
            <text:p>1028,6666666667</text:p>
          </table:table-cell>
          <table:table-cell table:formula="of:=[.D108]-[.C108]" office:value-type="float" office:value="974.95136779071" calcext:value-type="float">
            <text:p>974,9513677907</text:p>
          </table:table-cell>
          <table:table-cell table:formula="of:=[.D108]-[.D96]" office:value-type="float" office:value="172.5" calcext:value-type="float">
            <text:p>172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8:.B109])" office:value-type="float" office:value="53.6780526224018" calcext:value-type="float">
            <text:p>53,6780526224</text:p>
          </table:table-cell>
          <table:table-cell table:formula="of:=AVERAGE([.B98:.B109])" office:value-type="float" office:value="1039.66666666667" calcext:value-type="float">
            <text:p>1039,6666666667</text:p>
          </table:table-cell>
          <table:table-cell table:formula="of:=[.D109]-[.C109]" office:value-type="float" office:value="985.988614044265" calcext:value-type="float">
            <text:p>985,9886140443</text:p>
          </table:table-cell>
          <table:table-cell table:formula="of:=[.D109]-[.D97]" office:value-type="float" office:value="160.666666666667" calcext:value-type="float">
            <text:p>160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99:.B110])" office:value-type="float" office:value="52.2232967867094" calcext:value-type="float">
            <text:p>52,2232967867</text:p>
          </table:table-cell>
          <table:table-cell table:formula="of:=AVERAGE([.B99:.B110])" office:value-type="float" office:value="1050" calcext:value-type="float">
            <text:p>1050</text:p>
          </table:table-cell>
          <table:table-cell table:formula="of:=[.D110]-[.C110]" office:value-type="float" office:value="997.776703213291" calcext:value-type="float">
            <text:p>997,7767032133</text:p>
          </table:table-cell>
          <table:table-cell table:formula="of:=[.D110]-[.D98]" office:value-type="float" office:value="153.083333333333" calcext:value-type="float">
            <text:p>153,08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0:.B111])" office:value-type="float" office:value="51.4928650544437" calcext:value-type="float">
            <text:p>51,4928650544</text:p>
          </table:table-cell>
          <table:table-cell table:formula="of:=AVERAGE([.B100:.B111])" office:value-type="float" office:value="1058.33333333333" calcext:value-type="float">
            <text:p>1058,3333333333</text:p>
          </table:table-cell>
          <table:table-cell table:formula="of:=[.D111]-[.C111]" office:value-type="float" office:value="1006.84046827889" calcext:value-type="float">
            <text:p>1006,8404682789</text:p>
          </table:table-cell>
          <table:table-cell table:formula="of:=[.D111]-[.D99]"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1:.B112])" office:value-type="float" office:value="49.2365963917331" calcext:value-type="float">
            <text:p>49,2365963917</text:p>
          </table:table-cell>
          <table:table-cell table:formula="of:=AVERAGE([.B101:.B112])" office:value-type="float" office:value="1066.66666666667" calcext:value-type="float">
            <text:p>1066,6666666667</text:p>
          </table:table-cell>
          <table:table-cell table:formula="of:=[.D112]-[.C112]" office:value-type="float" office:value="1017.43007027493" calcext:value-type="float">
            <text:p>1017,4300702749</text:p>
          </table:table-cell>
          <table:table-cell table:formula="of:=[.D112]-[.D100]" office:value-type="float" office:value="136.583333333333" calcext:value-type="float">
            <text:p>136,5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2:.B113])" office:value-type="float" office:value="45.2267016866645" calcext:value-type="float">
            <text:p>45,2267016867</text:p>
          </table:table-cell>
          <table:table-cell table:formula="of:=AVERAGE([.B102:.B113])" office:value-type="float" office:value="1075" calcext:value-type="float">
            <text:p>1075</text:p>
          </table:table-cell>
          <table:table-cell table:formula="of:=[.D113]-[.C113]" office:value-type="float" office:value="1029.77329831334" calcext:value-type="float">
            <text:p>1029,7732983133</text:p>
          </table:table-cell>
          <table:table-cell table:formula="of:=[.D113]-[.D101]" office:value-type="float" office:value="132.5" calcext:value-type="float">
            <text:p>132,5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3:.B114])" office:value-type="float" office:value="38.9249472080762" calcext:value-type="float">
            <text:p>38,9249472081</text:p>
          </table:table-cell>
          <table:table-cell table:formula="of:=AVERAGE([.B103:.B114])" office:value-type="float" office:value="1083.33333333333" calcext:value-type="float">
            <text:p>1083,3333333333</text:p>
          </table:table-cell>
          <table:table-cell table:formula="of:=[.D114]-[.C114]" office:value-type="float" office:value="1044.40838612526" calcext:value-type="float">
            <text:p>1044,4083861253</text:p>
          </table:table-cell>
          <table:table-cell table:formula="of:=[.D114]-[.D102]" office:value-type="float" office:value="130.416666666667" calcext:value-type="float">
            <text:p>130,41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4:.B115])" office:value-type="float" office:value="28.8675134594813" calcext:value-type="float">
            <text:p>28,8675134595</text:p>
          </table:table-cell>
          <table:table-cell table:formula="of:=AVERAGE([.B104:.B115])" office:value-type="float" office:value="1091.66666666667" calcext:value-type="float">
            <text:p>1091,6666666667</text:p>
          </table:table-cell>
          <table:table-cell table:formula="of:=[.D115]-[.C115]" office:value-type="float" office:value="1062.79915320719" calcext:value-type="float">
            <text:p>1062,7991532072</text:p>
          </table:table-cell>
          <table:table-cell table:formula="of:=[.D115]-[.D103]" office:value-type="float" office:value="129.666666666667" calcext:value-type="float">
            <text:p>129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5:.B116])" office:value-type="float" office:value="0" calcext:value-type="float">
            <text:p>0</text:p>
          </table:table-cell>
          <table:table-cell table:formula="of:=AVERAGE([.B105:.B116])" office:value-type="float" office:value="1100" calcext:value-type="float">
            <text:p>1100</text:p>
          </table:table-cell>
          <table:table-cell table:formula="of:=[.D116]-[.C116]" office:value-type="float" office:value="1100" calcext:value-type="float">
            <text:p>1100</text:p>
          </table:table-cell>
          <table:table-cell table:formula="of:=[.D116]-[.D104]" office:value-type="float" office:value="129.666666666667" calcext:value-type="float">
            <text:p>129,66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6:.B117])" office:value-type="float" office:value="0" calcext:value-type="float">
            <text:p>0</text:p>
          </table:table-cell>
          <table:table-cell table:formula="of:=AVERAGE([.B106:.B117])" office:value-type="float" office:value="1100" calcext:value-type="float">
            <text:p>1100</text:p>
          </table:table-cell>
          <table:table-cell table:formula="of:=[.D117]-[.C117]" office:value-type="float" office:value="1100" calcext:value-type="float">
            <text:p>1100</text:p>
          </table:table-cell>
          <table:table-cell table:formula="of:=[.D117]-[.D105]"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7:.B118])" office:value-type="float" office:value="0" calcext:value-type="float">
            <text:p>0</text:p>
          </table:table-cell>
          <table:table-cell table:formula="of:=AVERAGE([.B107:.B118])" office:value-type="float" office:value="1100" calcext:value-type="float">
            <text:p>1100</text:p>
          </table:table-cell>
          <table:table-cell table:formula="of:=[.D118]-[.C118]" office:value-type="float" office:value="1100" calcext:value-type="float">
            <text:p>1100</text:p>
          </table:table-cell>
          <table:table-cell table:formula="of:=[.D118]-[.D106]" office:value-type="float" office:value="98.5" calcext:value-type="float">
            <text:p>98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8:.B119])" office:value-type="float" office:value="0" calcext:value-type="float">
            <text:p>0</text:p>
          </table:table-cell>
          <table:table-cell table:formula="of:=AVERAGE([.B108:.B119])" office:value-type="float" office:value="1100" calcext:value-type="float">
            <text:p>1100</text:p>
          </table:table-cell>
          <table:table-cell table:formula="of:=[.D119]-[.C119]" office:value-type="float" office:value="1100" calcext:value-type="float">
            <text:p>1100</text:p>
          </table:table-cell>
          <table:table-cell table:formula="of:=[.D119]-[.D107]" office:value-type="float" office:value="83.4166666666666" calcext:value-type="float">
            <text:p>83,41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09:.B120])" office:value-type="float" office:value="0" calcext:value-type="float">
            <text:p>0</text:p>
          </table:table-cell>
          <table:table-cell table:formula="of:=AVERAGE([.B109:.B120])" office:value-type="float" office:value="1100" calcext:value-type="float">
            <text:p>1100</text:p>
          </table:table-cell>
          <table:table-cell table:formula="of:=[.D120]-[.C120]" office:value-type="float" office:value="1100" calcext:value-type="float">
            <text:p>1100</text:p>
          </table:table-cell>
          <table:table-cell table:formula="of:=[.D120]-[.D108]" office:value-type="float" office:value="71.3333333333333" calcext:value-type="float">
            <text:p>71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0:.B121])" office:value-type="float" office:value="0" calcext:value-type="float">
            <text:p>0</text:p>
          </table:table-cell>
          <table:table-cell table:formula="of:=AVERAGE([.B110:.B121])" office:value-type="float" office:value="1100" calcext:value-type="float">
            <text:p>1100</text:p>
          </table:table-cell>
          <table:table-cell table:formula="of:=[.D121]-[.C121]" office:value-type="float" office:value="1100" calcext:value-type="float">
            <text:p>1100</text:p>
          </table:table-cell>
          <table:table-cell table:formula="of:=[.D121]-[.D109]" office:value-type="float" office:value="60.3333333333333" calcext:value-type="float">
            <text:p>60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1:.B122])" office:value-type="float" office:value="0" calcext:value-type="float">
            <text:p>0</text:p>
          </table:table-cell>
          <table:table-cell table:formula="of:=AVERAGE([.B111:.B122])" office:value-type="float" office:value="1100" calcext:value-type="float">
            <text:p>1100</text:p>
          </table:table-cell>
          <table:table-cell table:formula="of:=[.D122]-[.C122]" office:value-type="float" office:value="1100" calcext:value-type="float">
            <text:p>1100</text:p>
          </table:table-cell>
          <table:table-cell table:formula="of:=[.D122]-[.D110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2:.B123])" office:value-type="float" office:value="0" calcext:value-type="float">
            <text:p>0</text:p>
          </table:table-cell>
          <table:table-cell table:formula="of:=AVERAGE([.B112:.B123])" office:value-type="float" office:value="1100" calcext:value-type="float">
            <text:p>1100</text:p>
          </table:table-cell>
          <table:table-cell table:formula="of:=[.D123]-[.C123]" office:value-type="float" office:value="1100" calcext:value-type="float">
            <text:p>1100</text:p>
          </table:table-cell>
          <table:table-cell table:formula="of:=[.D123]-[.D111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3:.B124])" office:value-type="float" office:value="0" calcext:value-type="float">
            <text:p>0</text:p>
          </table:table-cell>
          <table:table-cell table:formula="of:=AVERAGE([.B113:.B124])" office:value-type="float" office:value="1100" calcext:value-type="float">
            <text:p>1100</text:p>
          </table:table-cell>
          <table:table-cell table:formula="of:=[.D124]-[.C124]" office:value-type="float" office:value="1100" calcext:value-type="float">
            <text:p>1100</text:p>
          </table:table-cell>
          <table:table-cell table:formula="of:=[.D124]-[.D112]" office:value-type="float" office:value="33.3333333333333" calcext:value-type="float">
            <text:p>33,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4:.B125])" office:value-type="float" office:value="0" calcext:value-type="float">
            <text:p>0</text:p>
          </table:table-cell>
          <table:table-cell table:formula="of:=AVERAGE([.B114:.B125])" office:value-type="float" office:value="1100" calcext:value-type="float">
            <text:p>1100</text:p>
          </table:table-cell>
          <table:table-cell table:formula="of:=[.D125]-[.C125]" office:value-type="float" office:value="1100" calcext:value-type="float">
            <text:p>1100</text:p>
          </table:table-cell>
          <table:table-cell table:formula="of:=[.D125]-[.D113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5:.B126])" office:value-type="float" office:value="0" calcext:value-type="float">
            <text:p>0</text:p>
          </table:table-cell>
          <table:table-cell table:formula="of:=AVERAGE([.B115:.B126])" office:value-type="float" office:value="1100" calcext:value-type="float">
            <text:p>1100</text:p>
          </table:table-cell>
          <table:table-cell table:formula="of:=[.D126]-[.C126]" office:value-type="float" office:value="1100" calcext:value-type="float">
            <text:p>1100</text:p>
          </table:table-cell>
          <table:table-cell table:formula="of:=[.D126]-[.D114]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6:.B127])" office:value-type="float" office:value="0" calcext:value-type="float">
            <text:p>0</text:p>
          </table:table-cell>
          <table:table-cell table:formula="of:=AVERAGE([.B116:.B127])" office:value-type="float" office:value="1100" calcext:value-type="float">
            <text:p>1100</text:p>
          </table:table-cell>
          <table:table-cell table:formula="of:=[.D127]-[.C127]" office:value-type="float" office:value="1100" calcext:value-type="float">
            <text:p>1100</text:p>
          </table:table-cell>
          <table:table-cell table:formula="of:=[.D127]-[.D115]" office:value-type="float" office:value="8.33333333333326" calcext:value-type="float">
            <text:p>8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7:.B128])" office:value-type="float" office:value="0" calcext:value-type="float">
            <text:p>0</text:p>
          </table:table-cell>
          <table:table-cell table:formula="of:=AVERAGE([.B117:.B128])" office:value-type="float" office:value="1100" calcext:value-type="float">
            <text:p>1100</text:p>
          </table:table-cell>
          <table:table-cell table:formula="of:=[.D128]-[.C128]" office:value-type="float" office:value="1100" calcext:value-type="float">
            <text:p>1100</text:p>
          </table:table-cell>
          <table:table-cell table:formula="of:=[.D128]-[.D1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8:.B129])" office:value-type="float" office:value="0" calcext:value-type="float">
            <text:p>0</text:p>
          </table:table-cell>
          <table:table-cell table:formula="of:=AVERAGE([.B118:.B129])" office:value-type="float" office:value="1100" calcext:value-type="float">
            <text:p>1100</text:p>
          </table:table-cell>
          <table:table-cell table:formula="of:=[.D129]-[.C129]" office:value-type="float" office:value="1100" calcext:value-type="float">
            <text:p>1100</text:p>
          </table:table-cell>
          <table:table-cell table:formula="of:=[.D129]-[.D1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19:.B130])" office:value-type="float" office:value="0" calcext:value-type="float">
            <text:p>0</text:p>
          </table:table-cell>
          <table:table-cell table:formula="of:=AVERAGE([.B119:.B130])" office:value-type="float" office:value="1100" calcext:value-type="float">
            <text:p>1100</text:p>
          </table:table-cell>
          <table:table-cell table:formula="of:=[.D130]-[.C130]" office:value-type="float" office:value="1100" calcext:value-type="float">
            <text:p>1100</text:p>
          </table:table-cell>
          <table:table-cell table:formula="of:=[.D130]-[.D1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100" calcext:value-type="float">
            <text:p>1100</text:p>
          </table:table-cell>
          <table:table-cell table:formula="of:=COM.MICROSOFT.STDEV.S([.B120:.B131])" office:value-type="float" office:value="0" calcext:value-type="float">
            <text:p>0</text:p>
          </table:table-cell>
          <table:table-cell table:formula="of:=AVERAGE([.B120:.B131])" office:value-type="float" office:value="1100" calcext:value-type="float">
            <text:p>1100</text:p>
          </table:table-cell>
          <table:table-cell table:formula="of:=[.D131]-[.C131]" office:value-type="float" office:value="1100" calcext:value-type="float">
            <text:p>1100</text:p>
          </table:table-cell>
          <table:table-cell table:formula="of:=[.D131]-[.D1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1:.B132])" office:value-type="float" office:value="28.8675134594813" calcext:value-type="float">
            <text:p>28,8675134595</text:p>
          </table:table-cell>
          <table:table-cell table:formula="of:=AVERAGE([.B121:.B132])" office:value-type="float" office:value="1108.33333333333" calcext:value-type="float">
            <text:p>1108,3333333333</text:p>
          </table:table-cell>
          <table:table-cell table:formula="of:=[.D132]-[.C132]" office:value-type="float" office:value="1079.46581987385" calcext:value-type="float">
            <text:p>1079,4658198739</text:p>
          </table:table-cell>
          <table:table-cell table:formula="of:=[.D132]-[.D120]" office:value-type="float" office:value="8.33333333333326" calcext:value-type="float">
            <text:p>8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2:.B133])" office:value-type="float" office:value="38.9249472080761" calcext:value-type="float">
            <text:p>38,9249472081</text:p>
          </table:table-cell>
          <table:table-cell table:formula="of:=AVERAGE([.B122:.B133])" office:value-type="float" office:value="1116.66666666667" calcext:value-type="float">
            <text:p>1116,6666666667</text:p>
          </table:table-cell>
          <table:table-cell table:formula="of:=[.D133]-[.C133]" office:value-type="float" office:value="1077.74171945859" calcext:value-type="float">
            <text:p>1077,7417194586</text:p>
          </table:table-cell>
          <table:table-cell table:formula="of:=[.D133]-[.D121]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3:.B134])" office:value-type="float" office:value="45.2267016866645" calcext:value-type="float">
            <text:p>45,2267016867</text:p>
          </table:table-cell>
          <table:table-cell table:formula="of:=AVERAGE([.B123:.B134])" office:value-type="float" office:value="1125" calcext:value-type="float">
            <text:p>1125</text:p>
          </table:table-cell>
          <table:table-cell table:formula="of:=[.D134]-[.C134]" office:value-type="float" office:value="1079.77329831334" calcext:value-type="float">
            <text:p>1079,7732983133</text:p>
          </table:table-cell>
          <table:table-cell table:formula="of:=[.D134]-[.D122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4:.B135])" office:value-type="float" office:value="49.2365963917331" calcext:value-type="float">
            <text:p>49,2365963917</text:p>
          </table:table-cell>
          <table:table-cell table:formula="of:=AVERAGE([.B124:.B135])" office:value-type="float" office:value="1133.33333333333" calcext:value-type="float">
            <text:p>1133,3333333333</text:p>
          </table:table-cell>
          <table:table-cell table:formula="of:=[.D135]-[.C135]" office:value-type="float" office:value="1084.0967369416" calcext:value-type="float">
            <text:p>1084,0967369416</text:p>
          </table:table-cell>
          <table:table-cell table:formula="of:=[.D135]-[.D123]" office:value-type="float" office:value="33.3333333333333" calcext:value-type="float">
            <text:p>3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5:.B136])" office:value-type="float" office:value="51.4928650544437" calcext:value-type="float">
            <text:p>51,4928650544</text:p>
          </table:table-cell>
          <table:table-cell table:formula="of:=AVERAGE([.B125:.B136])" office:value-type="float" office:value="1141.66666666667" calcext:value-type="float">
            <text:p>1141,6666666667</text:p>
          </table:table-cell>
          <table:table-cell table:formula="of:=[.D136]-[.C136]" office:value-type="float" office:value="1090.17380161222" calcext:value-type="float">
            <text:p>1090,1738016122</text:p>
          </table:table-cell>
          <table:table-cell table:formula="of:=[.D136]-[.D124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6:.B137])" office:value-type="float" office:value="52.2232967867094" calcext:value-type="float">
            <text:p>52,2232967867</text:p>
          </table:table-cell>
          <table:table-cell table:formula="of:=AVERAGE([.B126:.B137])" office:value-type="float" office:value="1150" calcext:value-type="float">
            <text:p>1150</text:p>
          </table:table-cell>
          <table:table-cell table:formula="of:=[.D137]-[.C137]" office:value-type="float" office:value="1097.77670321329" calcext:value-type="float">
            <text:p>1097,7767032133</text:p>
          </table:table-cell>
          <table:table-cell table:formula="of:=[.D137]-[.D125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7:.B138])" office:value-type="float" office:value="51.4928650544437" calcext:value-type="float">
            <text:p>51,4928650544</text:p>
          </table:table-cell>
          <table:table-cell table:formula="of:=AVERAGE([.B127:.B138])" office:value-type="float" office:value="1158.33333333333" calcext:value-type="float">
            <text:p>1158,3333333333</text:p>
          </table:table-cell>
          <table:table-cell table:formula="of:=[.D138]-[.C138]" office:value-type="float" office:value="1106.84046827889" calcext:value-type="float">
            <text:p>1106,8404682789</text:p>
          </table:table-cell>
          <table:table-cell table:formula="of:=[.D138]-[.D126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8:.B139])" office:value-type="float" office:value="49.2365963917331" calcext:value-type="float">
            <text:p>49,2365963917</text:p>
          </table:table-cell>
          <table:table-cell table:formula="of:=AVERAGE([.B128:.B139])" office:value-type="float" office:value="1166.66666666667" calcext:value-type="float">
            <text:p>1166,6666666667</text:p>
          </table:table-cell>
          <table:table-cell table:formula="of:=[.D139]-[.C139]" office:value-type="float" office:value="1117.43007027493" calcext:value-type="float">
            <text:p>1117,4300702749</text:p>
          </table:table-cell>
          <table:table-cell table:formula="of:=[.D139]-[.D127]" office:value-type="float" office:value="66.6666666666667" calcext:value-type="float">
            <text:p>66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29:.B140])" office:value-type="float" office:value="45.2267016866645" calcext:value-type="float">
            <text:p>45,2267016867</text:p>
          </table:table-cell>
          <table:table-cell table:formula="of:=AVERAGE([.B129:.B140])" office:value-type="float" office:value="1175" calcext:value-type="float">
            <text:p>1175</text:p>
          </table:table-cell>
          <table:table-cell table:formula="of:=[.D140]-[.C140]" office:value-type="float" office:value="1129.77329831334" calcext:value-type="float">
            <text:p>1129,7732983133</text:p>
          </table:table-cell>
          <table:table-cell table:formula="of:=[.D140]-[.D12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0:.B141])" office:value-type="float" office:value="38.9249472080762" calcext:value-type="float">
            <text:p>38,9249472081</text:p>
          </table:table-cell>
          <table:table-cell table:formula="of:=AVERAGE([.B130:.B141])" office:value-type="float" office:value="1183.33333333333" calcext:value-type="float">
            <text:p>1183,3333333333</text:p>
          </table:table-cell>
          <table:table-cell table:formula="of:=[.D141]-[.C141]" office:value-type="float" office:value="1144.40838612526" calcext:value-type="float">
            <text:p>1144,4083861253</text:p>
          </table:table-cell>
          <table:table-cell table:formula="of:=[.D141]-[.D129]"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1:.B142])" office:value-type="float" office:value="28.8675134594813" calcext:value-type="float">
            <text:p>28,8675134595</text:p>
          </table:table-cell>
          <table:table-cell table:formula="of:=AVERAGE([.B131:.B142])" office:value-type="float" office:value="1191.66666666667" calcext:value-type="float">
            <text:p>1191,6666666667</text:p>
          </table:table-cell>
          <table:table-cell table:formula="of:=[.D142]-[.C142]" office:value-type="float" office:value="1162.79915320719" calcext:value-type="float">
            <text:p>1162,7991532072</text:p>
          </table:table-cell>
          <table:table-cell table:formula="of:=[.D142]-[.D130]" office:value-type="float" office:value="91.6666666666668" calcext:value-type="float">
            <text:p>91,666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2:.B143])" office:value-type="float" office:value="0" calcext:value-type="float">
            <text:p>0</text:p>
          </table:table-cell>
          <table:table-cell table:formula="of:=AVERAGE([.B132:.B143])" office:value-type="float" office:value="1200" calcext:value-type="float">
            <text:p>1200</text:p>
          </table:table-cell>
          <table:table-cell table:formula="of:=[.D143]-[.C143]" office:value-type="float" office:value="1200" calcext:value-type="float">
            <text:p>1200</text:p>
          </table:table-cell>
          <table:table-cell table:formula="of:=[.D143]-[.D131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3:.B144])" office:value-type="float" office:value="0" calcext:value-type="float">
            <text:p>0</text:p>
          </table:table-cell>
          <table:table-cell table:formula="of:=AVERAGE([.B133:.B144])" office:value-type="float" office:value="1200" calcext:value-type="float">
            <text:p>1200</text:p>
          </table:table-cell>
          <table:table-cell table:formula="of:=[.D144]-[.C144]" office:value-type="float" office:value="1200" calcext:value-type="float">
            <text:p>1200</text:p>
          </table:table-cell>
          <table:table-cell table:formula="of:=[.D144]-[.D132]" office:value-type="float" office:value="91.6666666666668" calcext:value-type="float">
            <text:p>91,666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4:.B145])" office:value-type="float" office:value="0" calcext:value-type="float">
            <text:p>0</text:p>
          </table:table-cell>
          <table:table-cell table:formula="of:=AVERAGE([.B134:.B145])" office:value-type="float" office:value="1200" calcext:value-type="float">
            <text:p>1200</text:p>
          </table:table-cell>
          <table:table-cell table:formula="of:=[.D145]-[.C145]" office:value-type="float" office:value="1200" calcext:value-type="float">
            <text:p>1200</text:p>
          </table:table-cell>
          <table:table-cell table:formula="of:=[.D145]-[.D133]"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5:.B146])" office:value-type="float" office:value="0" calcext:value-type="float">
            <text:p>0</text:p>
          </table:table-cell>
          <table:table-cell table:formula="of:=AVERAGE([.B135:.B146])" office:value-type="float" office:value="1200" calcext:value-type="float">
            <text:p>1200</text:p>
          </table:table-cell>
          <table:table-cell table:formula="of:=[.D146]-[.C146]" office:value-type="float" office:value="1200" calcext:value-type="float">
            <text:p>1200</text:p>
          </table:table-cell>
          <table:table-cell table:formula="of:=[.D146]-[.D134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6:.B147])" office:value-type="float" office:value="0" calcext:value-type="float">
            <text:p>0</text:p>
          </table:table-cell>
          <table:table-cell table:formula="of:=AVERAGE([.B136:.B147])" office:value-type="float" office:value="1200" calcext:value-type="float">
            <text:p>1200</text:p>
          </table:table-cell>
          <table:table-cell table:formula="of:=[.D147]-[.C147]" office:value-type="float" office:value="1200" calcext:value-type="float">
            <text:p>1200</text:p>
          </table:table-cell>
          <table:table-cell table:formula="of:=[.D147]-[.D135]" office:value-type="float" office:value="66.6666666666667" calcext:value-type="float">
            <text:p>66,666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7:.B148])" office:value-type="float" office:value="0" calcext:value-type="float">
            <text:p>0</text:p>
          </table:table-cell>
          <table:table-cell table:formula="of:=AVERAGE([.B137:.B148])" office:value-type="float" office:value="1200" calcext:value-type="float">
            <text:p>1200</text:p>
          </table:table-cell>
          <table:table-cell table:formula="of:=[.D148]-[.C148]" office:value-type="float" office:value="1200" calcext:value-type="float">
            <text:p>1200</text:p>
          </table:table-cell>
          <table:table-cell table:formula="of:=[.D148]-[.D136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8:.B149])" office:value-type="float" office:value="0" calcext:value-type="float">
            <text:p>0</text:p>
          </table:table-cell>
          <table:table-cell table:formula="of:=AVERAGE([.B138:.B149])" office:value-type="float" office:value="1200" calcext:value-type="float">
            <text:p>1200</text:p>
          </table:table-cell>
          <table:table-cell table:formula="of:=[.D149]-[.C149]" office:value-type="float" office:value="1200" calcext:value-type="float">
            <text:p>1200</text:p>
          </table:table-cell>
          <table:table-cell table:formula="of:=[.D149]-[.D137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200" calcext:value-type="float">
            <text:p>1200</text:p>
          </table:table-cell>
          <table:table-cell table:formula="of:=COM.MICROSOFT.STDEV.S([.B139:.B150])" office:value-type="float" office:value="0" calcext:value-type="float">
            <text:p>0</text:p>
          </table:table-cell>
          <table:table-cell table:formula="of:=AVERAGE([.B139:.B150])" office:value-type="float" office:value="1200" calcext:value-type="float">
            <text:p>1200</text:p>
          </table:table-cell>
          <table:table-cell table:formula="of:=[.D150]-[.C150]" office:value-type="float" office:value="1200" calcext:value-type="float">
            <text:p>1200</text:p>
          </table:table-cell>
          <table:table-cell table:formula="of:=[.D150]-[.D138]" office:value-type="float" office:value="41.6666666666667" calcext:value-type="float">
            <text:p>41,6666666667</text:p>
          </table:table-cell>
        </table:table-row>
        <table:table-row table:style-name="ro1">
          <table:table-cell table:style-name="Default" table:number-columns-repeated="2"/>
          <table:table-cell table:formula="of:=COM.MICROSOFT.STDEV.S([.B140:.B151])" office:value-type="float" office:value="0" calcext:value-type="float">
            <text:p>0</text:p>
          </table:table-cell>
          <table:table-cell table:formula="of:=AVERAGE([.B140:.B151])" office:value-type="float" office:value="1200" calcext:value-type="float">
            <text:p>1200</text:p>
          </table:table-cell>
          <table:table-cell table:formula="of:=[.D151]-[.C151]" office:value-type="float" office:value="1200" calcext:value-type="float">
            <text:p>1200</text:p>
          </table:table-cell>
          <table:table-cell table:formula="of:=[.D151]-[.D139]" office:value-type="float" office:value="33.3333333333333" calcext:value-type="float">
            <text:p>33,3333333333</text:p>
          </table:table-cell>
        </table:table-row>
      </table:table>
      <table:named-expressions>
        <table:named-range table:name="HTML_1" table:base-cell-address="$Ark1.$A$1" table:cell-range-address=".$A$2:.$B$150"/>
        <table:named-range table:name="HTML_all" table:base-cell-address="$Ark1.$A$1" table:cell-range-address=".$A$2:.$B$150"/>
        <table:named-range table:name="HTML_tables" table:base-cell-address="$Ark1.$A$1" table:cell-range-address=".$A$2:.$A$2"/>
      </table:named-expressions>
      <table:database-ranges>
        <table:database-range table:name="__Anonymous_Sheet_DB__0" table:target-range-address="Ark1.A2:Ark1.B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13:27:22.890765513</dc:date>
    <meta:editing-duration>PT3M13S</meta:editing-duration>
    <meta:editing-cycles>1</meta:editing-cycles>
    <meta:document-statistic meta:table-count="7" meta:cell-count="5737" meta:object-count="0"/>
    <meta:generator>LibreOffice/5.1.4.2$Linux_X86_64 LibreOffice_project/10m0$Build-2</meta:generator>
  </office:meta>
</office:document-meta>
</file>